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71in" fo:margin-left="0in" fo:margin-right="-0.0021in" table:align="margins" fo:keep-with-next="always"/>
    </style:style>
    <style:style style:name="Table4.A" style:family="table-column">
      <style:table-column-properties style:column-width="2.3083in" style:rel-column-width="21838*"/>
    </style:style>
    <style:style style:name="Table4.B" style:family="table-column">
      <style:table-column-properties style:column-width="2.2125in" style:rel-column-width="20931*"/>
    </style:style>
    <style:style style:name="Table4.C" style:family="table-column">
      <style:table-column-properties style:column-width="2.4063in" style:rel-column-width="22766*"/>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DejaVu Sans"/>
    </style:style>
    <style:style style:name="P2" style:family="paragraph" style:parent-style-name="Preformatted_20_Text">
      <style:paragraph-properties fo:text-align="center" style:justify-single-word="false"/>
      <style:text-properties style:font-name="DejaVu Sans" fo:font-size="26pt" style:font-size-asian="26pt" style:font-size-complex="26pt"/>
    </style:style>
    <style:style style:name="P3" style:family="paragraph" style:parent-style-name="Preformatted_20_Text">
      <style:text-properties style:font-name="DejaVu Sans" fo:font-size="12pt" style:font-size-asian="12pt" style:font-size-complex="12pt"/>
    </style:style>
    <style:style style:name="P4" style:family="paragraph" style:parent-style-name="Preformatted_20_Text">
      <style:paragraph-properties fo:break-before="page"/>
      <style:text-properties style:font-name="DejaVu Sans"/>
    </style:style>
    <style:style style:name="P5" style:family="paragraph" style:parent-style-name="Preformatted_20_Text">
      <style:paragraph-properties fo:break-before="page"/>
      <style:text-properties style:font-name="DejaVu Sans" fo:font-size="12pt" style:font-size-asian="12pt" style:font-size-complex="12pt"/>
    </style:style>
    <style:style style:name="P6" style:family="paragraph" style:parent-style-name="Contents_20_Heading">
      <loext:graphic-properties draw:fill="solid" draw:fill-color="#c0c0c0" draw:opacity="100%"/>
      <style:paragraph-properties fo:break-before="page" fo:background-color="#c0c0c0"/>
    </style:style>
    <style:style style:name="P7" style:family="paragraph" style:parent-style-name="Standard">
      <style:paragraph-properties fo:margin-left="0in" fo:margin-right="0in" fo:text-align="center" style:justify-single-word="false" fo:text-indent="0in" style:auto-text-indent="true"/>
      <style:text-properties style:font-name="DejaVu Sans" fo:font-size="11pt" style:font-size-asian="11pt" style:font-size-complex="11pt"/>
    </style:style>
    <style:style style:name="P8" style:family="paragraph" style:parent-style-name="Preformatted_20_Text">
      <style:paragraph-properties fo:margin-left="0in" fo:margin-right="0in" fo:text-indent="0in" style:auto-text-indent="true"/>
    </style:style>
    <style:style style:name="P9" style:family="paragraph" style:parent-style-name="Preformatted_20_Text">
      <style:paragraph-properties fo:margin-left="0in" fo:margin-right="0in" fo:text-indent="0in" style:auto-text-indent="true"/>
      <style:text-properties style:font-name="DejaVu Sans"/>
    </style:style>
    <style:style style:name="P10"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11" style:family="paragraph" style:parent-style-name="Preformatted_20_Text">
      <style:paragraph-properties fo:margin-left="0in" fo:margin-right="0in" fo:text-align="center" style:justify-single-word="false" fo:text-indent="0in" style:auto-text-indent="true"/>
      <style:text-properties style:font-name="DejaVu Sans" fo:font-size="11pt" style:font-size-asian="11pt" style:font-size-complex="11pt"/>
    </style:style>
    <style:style style:name="P12" style:family="paragraph" style:parent-style-name="Preformatted_20_Text">
      <style:paragraph-properties fo:margin-left="0in" fo:margin-right="0in" fo:text-indent="0in" style:auto-text-indent="true"/>
      <style:text-properties style:font-name="DejaVu Sans" fo:font-size="11pt" officeooo:paragraph-rsid="000d86a5" style:font-size-asian="11pt" style:font-size-complex="11pt"/>
    </style:style>
    <style:style style:name="P13" style:family="paragraph" style:parent-style-name="Preformatted_20_Text">
      <style:paragraph-properties fo:margin-left="0in" fo:margin-right="0in" fo:text-align="center" style:justify-single-word="false" fo:text-indent="0in" style:auto-text-indent="true"/>
      <style:text-properties style:font-name="DejaVu Sans" fo:font-size="11pt" style:font-name-asian="Courier New" style:font-size-asian="11pt" style:font-name-complex="Courier New" style:font-size-complex="11pt"/>
    </style:style>
    <style:style style:name="P14" style:family="paragraph" style:parent-style-name="Preformatted_20_Text">
      <style:paragraph-properties fo:margin-left="0in" fo:margin-right="0in" fo:text-indent="0in" style:auto-text-indent="true"/>
      <style:text-properties style:font-name="DejaVu Sans" fo:font-size="11pt" fo:font-weight="bold" style:font-size-asian="11pt" style:font-weight-asian="bold" style:font-size-complex="11pt" style:font-weight-complex="bold"/>
    </style:style>
    <style:style style:name="P15" style:family="paragraph" style:parent-style-name="Preformatted_20_Text">
      <style:paragraph-properties fo:margin-left="0in" fo:margin-right="0in" fo:text-indent="0in" style:auto-text-indent="true"/>
      <style:text-properties style:font-name="DejaVu Sans" fo:font-size="12pt" style:font-size-asian="12pt" style:font-size-complex="12pt"/>
    </style:style>
    <style:style style:name="P16" style:family="paragraph" style:parent-style-name="Preformatted_20_Text">
      <style:paragraph-properties fo:margin-left="0in" fo:margin-right="0in" fo:text-align="center" style:justify-single-word="false" fo:text-indent="0in" style:auto-text-indent="true"/>
      <style:text-properties style:font-name="DejaVu Sans" fo:font-size="12pt" style:font-name-asian="Courier New" style:font-size-asian="12pt" style:font-name-complex="Courier New" style:font-size-complex="12pt"/>
    </style:style>
    <style:style style:name="P17" style:family="paragraph" style:parent-style-name="Preformatted_20_Text">
      <style:paragraph-properties fo:margin-left="0in" fo:margin-right="0in" fo:text-indent="0in" style:auto-text-indent="true"/>
      <style:text-properties style:font-name="DejaVu Sans" fo:font-size="8pt" style:font-size-asian="8pt" style:font-size-complex="8pt"/>
    </style:style>
    <style:style style:name="P18" style:family="paragraph" style:parent-style-name="Preformatted_20_Text">
      <style:paragraph-properties fo:margin-left="0in" fo:margin-right="0in" fo:text-indent="0in" style:auto-text-indent="true"/>
      <style:text-properties style:font-name="Courier New" fo:font-size="11pt" style:font-size-asian="11pt" style:font-size-complex="11pt"/>
    </style:style>
    <style:style style:name="P19" style:family="paragraph" style:parent-style-name="Preformatted_20_Text">
      <style:paragraph-properties fo:margin-left="0in" fo:margin-right="0in" fo:text-indent="0in" style:auto-text-indent="true" fo:break-before="page"/>
      <style:text-properties style:font-name="DejaVu Sans" fo:font-size="12pt" style:font-size-asian="12pt" style:font-size-complex="12pt"/>
    </style:style>
    <style:style style:name="P20"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analysis">
      <style:text-properties fo:font-size="11pt" fo:background-color="#c0c0c0" style:font-size-asian="11pt" style:font-size-complex="11pt"/>
    </style:style>
    <style:style style:name="P25" style:family="paragraph" style:parent-style-name="caution">
      <style:text-properties fo:font-size="11pt" fo:background-color="#c0c0c0" style:font-size-asian="11pt" style:font-size-complex="11pt"/>
    </style:style>
    <style:style style:name="P26" style:family="paragraph" style:parent-style-name="Preformatted_20_Text" style:list-style-name="L2">
      <style:text-properties style:font-name="DejaVu Sans" fo:font-size="12pt" style:font-size-asian="12pt" style:font-size-complex="12pt"/>
    </style:style>
    <style:style style:name="P27" style:family="paragraph" style:parent-style-name="Preformatted_20_Text" style:list-style-name="L3">
      <style:text-properties style:font-name="DejaVu Sans" fo:font-size="12pt" style:font-size-asian="12pt" style:font-size-complex="12pt"/>
    </style:style>
    <style:style style:name="P28" style:family="paragraph" style:parent-style-name="Preformatted_20_Text" style:list-style-name="L4">
      <style:text-properties style:font-name="DejaVu Sans" fo:font-size="12pt" style:font-size-asian="12pt" style:font-size-complex="12pt"/>
    </style:style>
    <style:style style:name="P29" style:family="paragraph" style:parent-style-name="Preformatted_20_Text" style:list-style-name="L5">
      <style:text-properties style:font-name="DejaVu Sans" fo:font-size="12pt" style:font-size-asian="12pt" style:font-size-complex="12pt"/>
    </style:style>
    <style:style style:name="P30" style:family="paragraph" style:parent-style-name="Preformatted_20_Text" style:list-style-name="L6">
      <style:text-properties style:font-name="DejaVu Sans" fo:font-size="12pt" style:font-size-asian="12pt" style:font-size-complex="12pt"/>
    </style:style>
    <style:style style:name="P31" style:family="paragraph" style:parent-style-name="Preformatted_20_Text" style:list-style-name="L7">
      <style:text-properties style:font-name="DejaVu Sans" fo:font-size="12pt" style:font-size-asian="12pt" style:font-size-complex="12pt"/>
    </style:style>
    <style:style style:name="P32" style:family="paragraph" style:parent-style-name="Preformatted_20_Text" style:list-style-name="L8">
      <style:text-properties style:font-name="DejaVu Sans" fo:font-size="12pt" style:font-size-asian="12pt" style:font-size-complex="12pt"/>
    </style:style>
    <style:style style:name="P33" style:family="paragraph" style:parent-style-name="Preformatted_20_Text" style:list-style-name="L10">
      <style:text-properties style:font-name="DejaVu Sans" fo:font-size="12pt" style:font-size-asian="12pt" style:font-size-complex="12pt"/>
    </style:style>
    <style:style style:name="P34" style:family="paragraph" style:parent-style-name="Preformatted_20_Text" style:list-style-name="L11">
      <style:text-properties style:font-name="DejaVu Sans" fo:font-size="12pt" style:font-size-asian="12pt" style:font-size-complex="12pt"/>
    </style:style>
    <style:style style:name="P35" style:family="paragraph" style:parent-style-name="Preformatted_20_Text" style:list-style-name="L12">
      <style:text-properties style:font-name="DejaVu Sans" fo:font-size="12pt" style:font-size-asian="12pt" style:font-size-complex="12pt"/>
    </style:style>
    <style:style style:name="P36" style:family="paragraph" style:parent-style-name="Preformatted_20_Text" style:list-style-name="L13">
      <style:text-properties style:font-name="DejaVu Sans" fo:font-size="12pt" style:font-size-asian="12pt" style:font-size-complex="12pt"/>
    </style:style>
    <style:style style:name="P37" style:family="paragraph" style:parent-style-name="Preformatted_20_Text" style:list-style-name="L15">
      <style:text-properties style:font-name="DejaVu Sans" fo:font-size="11pt" style:font-size-asian="11pt" style:font-size-complex="11pt"/>
    </style:style>
    <style:style style:name="P38" style:family="paragraph" style:parent-style-name="Preformatted_20_Text" style:list-style-name="L16">
      <style:text-properties style:font-name="DejaVu Sans" fo:font-size="11pt" style:font-size-asian="11pt" style:font-size-complex="11pt"/>
    </style:style>
    <style:style style:name="P39" style:family="paragraph" style:parent-style-name="Preformatted_20_Text" style:list-style-name="L14">
      <style:text-properties style:font-name="DejaVu Sans" fo:font-size="11pt" style:font-size-asian="11pt" style:font-size-complex="11pt"/>
    </style:style>
    <style:style style:name="P40" style:family="paragraph" style:parent-style-name="Preformatted_20_Text" style:list-style-name="L17">
      <style:text-properties style:font-name="DejaVu Sans" fo:font-size="11pt" style:font-size-asian="11pt" style:font-size-complex="11pt"/>
    </style:style>
    <style:style style:name="P41" style:family="paragraph" style:parent-style-name="Preformatted_20_Text" style:list-style-name="L18">
      <style:text-properties style:font-name="DejaVu Sans" fo:font-size="11pt" style:font-size-asian="11pt" style:font-size-complex="11pt"/>
    </style:style>
    <style:style style:name="P42" style:family="paragraph" style:parent-style-name="Preformatted_20_Text" style:list-style-name="L19">
      <style:text-properties style:font-name="DejaVu Sans" fo:font-size="11pt" style:font-size-asian="11pt" style:font-size-complex="11pt"/>
    </style:style>
    <style:style style:name="P43" style:family="paragraph" style:parent-style-name="Preformatted_20_Text" style:list-style-name="L20">
      <style:text-properties style:font-name="DejaVu Sans" fo:font-size="11pt" style:font-size-asian="11pt" style:font-size-complex="11pt"/>
    </style:style>
    <style:style style:name="P44" style:family="paragraph" style:parent-style-name="Preformatted_20_Text" style:list-style-name="L21">
      <style:text-properties style:font-name="DejaVu Sans" fo:font-size="11pt" style:font-size-asian="11pt" style:font-size-complex="11pt"/>
    </style:style>
    <style:style style:name="P45" style:family="paragraph" style:parent-style-name="Preformatted_20_Text" style:list-style-name="L1">
      <style:paragraph-properties fo:margin-left="0in" fo:margin-right="0in" fo:text-indent="0in" style:auto-text-indent="true"/>
      <style:text-properties style:font-name="DejaVu Sans" fo:font-size="12pt" fo:font-weight="bold" style:font-size-asian="12pt" style:font-weight-asian="bold" style:font-size-complex="12pt" style:font-weight-complex="bold"/>
    </style:style>
    <style:style style:name="P46" style:family="paragraph" style:parent-style-name="Preformatted_20_Text" style:list-style-name="L9">
      <style:paragraph-properties fo:margin-left="0in" fo:margin-right="0in" fo:text-indent="0in" style:auto-text-indent="true"/>
      <style:text-properties style:font-name="DejaVu Sans" fo:font-size="12pt" fo:font-weight="bold" style:font-size-asian="12pt" style:font-weight-asian="bold" style:font-size-complex="12pt" style:font-weight-complex="bold"/>
    </style:style>
    <style:style style:name="P47" style:family="paragraph" style:parent-style-name="Preformatted_20_Text" style:list-style-name="L1">
      <style:paragraph-properties fo:margin-left="0in" fo:margin-right="0in" fo:text-indent="0in" style:auto-text-indent="true"/>
      <style:text-properties style:font-name="DejaVu Sans" fo:font-size="12pt" style:font-size-asian="12pt" style:font-size-complex="12pt"/>
    </style:style>
    <style:style style:name="P48" style:family="paragraph" style:parent-style-name="Preformatted_20_Text" style:list-style-name="L9">
      <style:paragraph-properties fo:margin-left="0in" fo:margin-right="0in" fo:text-indent="0in" style:auto-text-indent="true"/>
      <style:text-properties style:font-name="DejaVu Sans" fo:font-size="12pt" style:font-size-asian="12pt" style:font-size-complex="12pt"/>
    </style:style>
    <style:style style:name="P49" style:family="paragraph" style:parent-style-name="Preformatted_20_Text" style:list-style-name="L14">
      <style:paragraph-properties fo:margin-left="0in" fo:margin-right="0in" fo:text-indent="0in" style:auto-text-indent="true"/>
      <style:text-properties style:font-name="DejaVu Sans" fo:font-size="12pt" style:font-size-asian="12pt" style:font-size-complex="12pt"/>
    </style:style>
    <style:style style:name="P50" style:family="paragraph" style:parent-style-name="Preformatted_20_Text" style:list-style-name="L14">
      <style:paragraph-properties fo:margin-left="0in" fo:margin-right="0in" fo:text-indent="0in" style:auto-text-indent="true"/>
      <style:text-properties style:font-name="DejaVu Sans" fo:font-size="11pt" style:font-size-asian="11pt" style:font-size-complex="11pt"/>
    </style:style>
    <style:style style:name="P51" style:family="paragraph" style:parent-style-name="Preformatted_20_Text" style:list-style-name="L14">
      <style:paragraph-properties fo:margin-left="0in" fo:margin-right="0in" fo:text-indent="0in" style:auto-text-indent="true"/>
      <style:text-properties style:font-name="DejaVu Sans" fo:font-size="11pt" fo:font-weight="bold" style:font-size-asian="11pt" style:font-weight-asian="bold" style:font-size-complex="11pt" style:font-weight-complex="bold"/>
    </style:style>
    <style:style style:name="P52" style:family="paragraph" style:parent-style-name="Preformatted_20_Text" style:list-style-name="L12">
      <style:paragraph-properties fo:margin-left="0.4925in" fo:margin-right="0in" fo:text-indent="-0.25in" style:auto-text-indent="false"/>
      <style:text-properties style:font-name="DejaVu Sans" fo:font-size="12pt" style:font-size-asian="12pt" style:font-size-complex="12pt"/>
    </style:style>
    <style:style style:name="P53" style:family="paragraph" style:parent-style-name="Heading_20_2">
      <style:paragraph-properties fo:margin-left="0in" fo:margin-right="0in" fo:text-indent="0in" style:auto-text-indent="true"/>
    </style:style>
    <style:style style:name="P54" style:family="paragraph" style:parent-style-name="Heading_20_3">
      <style:paragraph-properties fo:margin-left="0in" fo:margin-right="0in" fo:text-indent="0in" style:auto-text-indent="true"/>
    </style:style>
    <style:style style:name="P55" style:family="paragraph" style:parent-style-name="Heading_20_3">
      <style:paragraph-properties fo:margin-left="0in" fo:margin-right="0in" fo:text-indent="0in" style:auto-text-indent="true"/>
      <style:text-properties style:font-name="DejaVu Sans" fo:font-size="12pt" style:font-size-asian="12pt" style:font-size-complex="12pt"/>
    </style:style>
    <style:style style:name="P56" style:family="paragraph" style:parent-style-name="code" style:list-style-name="L22"/>
    <style:style style:name="P57" style:family="paragraph" style:parent-style-name="Heading_20_1">
      <style:paragraph-properties fo:margin-left="0in" fo:margin-right="0in" fo:text-indent="0in" style:auto-text-indent="true"/>
    </style:style>
    <style:style style:name="P58" style:family="paragraph" style:parent-style-name="Heading_20_1">
      <style:paragraph-properties fo:margin-left="0in" fo:margin-right="0in" fo:text-indent="0in" style:auto-text-indent="true"/>
      <style:text-properties style:font-name="DejaVu Sans" fo:font-size="12pt" style:font-size-asian="12pt" style:font-size-complex="12pt"/>
    </style:style>
    <style:style style:name="P59" style:family="paragraph" style:parent-style-name="Heading_20_1">
      <style:paragraph-properties fo:margin-left="0in" fo:margin-right="0in" fo:text-indent="0in" style:auto-text-indent="true" fo:break-before="page"/>
    </style:style>
    <style:style style:name="P60" style:family="paragraph" style:parent-style-name="Heading_20_1">
      <style:paragraph-properties fo:break-before="page"/>
    </style:style>
    <style:style style:name="P61" style:family="paragraph" style:parent-style-name="Heading_20_5">
      <style:paragraph-properties fo:margin-left="0in" fo:margin-right="0in" fo:text-indent="0in" style:auto-text-indent="true"/>
      <style:text-properties style:font-name="DejaVu Sans" fo:font-size="11pt" style:font-size-asian="11pt" style:font-size-complex="11pt"/>
    </style:style>
    <style:style style:name="T1" style:family="text">
      <style:text-properties style:font-name-asian="Courier New" style:font-name-complex="Courier New"/>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style:font-name="DejaVu Sans" fo:font-size="12pt" style:font-size-asian="12pt" style:font-size-complex="12pt"/>
    </style:style>
    <style:style style:name="T5" style:family="text">
      <style:text-properties style:font-name="DejaVu Sans" fo:font-size="11pt" style:font-size-asian="11pt" style:font-size-complex="11pt"/>
    </style:style>
    <style:style style:name="T6" style:family="text">
      <style:text-properties fo:font-size="11pt" style:font-size-asian="11pt" style:font-size-complex="11pt"/>
    </style:style>
    <style:style style:name="T7" style:family="text">
      <style:text-properties fo:font-size="11pt" fo:background-color="#c0c0c0" loext:char-shading-value="0" style:font-size-asian="11pt" style:font-size-complex="11pt"/>
    </style:style>
    <style:style style:name="T8" style:family="text">
      <style:text-properties style:font-name="Arial"/>
    </style:style>
    <style:style style:name="T9" style:family="text">
      <style:text-properties fo:background-color="#c0c0c0"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text:span text:style-name="T2">A Beginner’s Guide to FreeBasic</text:span> </text:p>
      <text:p text:style-name="P2"/>
      <text:p text:style-name="P2"/>
      <text:p text:style-name="P2"/>
      <text:p text:style-name="P1"/>
      <text:p text:style-name="P1"/>
      <text:p text:style-name="P1"/>
      <text:p text:style-name="P4"/>
      <text:p text:style-name="P1"><text:s/><text:span text:style-name="T4">Copyright (c) Ebben Feagan and Richard Clark.</text:span></text:p>
      <text:p text:style-name="P3"><text:s/>Permission is granted to copy, distribute and/or modify this document <text:s/>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3"/>
      <text:p text:style-name="P3">The source code was compiled under version .17b of the FreeBasic compiler and tested under Windows 2000 Professional and Ubuntu Linux 6.06. Later compiler versions may require changes to the source code to compile successfully and results may differ under different operating systems. All source code is released under version 2 of the Gnu Public License (HTTP://www.gnu.org/copyleft/gpl.html). The source code is provided AS IS,WITHOUT ANY WARRANTY; without even the implied warranty of MERCHANTABILITY or Fitness FOR A PARTICULAR PURPOSE. </text:p>
      <text:p text:style-name="P3"/>
      <text:p text:style-name="P3">Microsoft Windows®, Visual Basic® and QuickBasic® are registered trademarks and are copyright © Microsoft Corporation. Ubuntu is a registered trademark of Canonical Limited. </text:p>
      <text:p text:style-name="P3"/>
      <text:p text:style-name="P3"/>
      <text:p text:style-name="P5"/>
      <text:p text:style-name="P15">To all the members of the FreeBasic community, especially the developers. </text:p>
      <text:p text:style-name="P15"/>
      <text:p text:style-name="P15"/>
      <text:p text:style-name="P15"/>
      <text:p text:style-name="P19"/>
      <text:h text:style-name="P55" text:outline-level="3"><text:span text:style-name="T2">Acknowledgments</text:span> </text:h>
      <text:p text:style-name="P15"/>
      <text:p text:style-name="P15">Writing a book is difficult business, especially a book on programming. It is impossible to know how to do everything in a particular language, and everyone learns something from the programming community. I have learned a multitude of things from the FreeBasic community and I want to send my thanks to all of those who have taken the time to post answers and examples to questions. </text:p>
      <text:p text:style-name="P15"/>
      <text:p text:style-name="P15">I would also like to say a big thanks to the developers of FreeBasic. Without your continual hard work in development, we wouldn’t have what I consider the premier OpenSource BASIC language for today. </text:p>
      <text:p text:style-name="P15"/>
      <text:p text:style-name="P15">The PDF version of this book was created Using Open Office 2.0.2,</text:p>
      <text:p text:style-name="P15">HTTP://www.openoffice.org/. </text:p>
      <text:p text:style-name="P15"/>
      <text:p text:style-name="P15"/>
      <text:p text:style-name="P19"/>
      <text:h text:style-name="P57" text:outline-level="1">About the Book </text:h>
      <text:p text:style-name="P15"/>
      <text:p text:style-name="P15">FBeginner is a concise, hands-on beginner’s guide to FreeBasic and is aimed at the novice programmer. The book assumes no prior programming knowledge. The goal of the book is to create a solid foundation in the basics of programming in FreeBasic that the programmer can build and expand upon. </text:p>
      <text:p text:style-name="P15"/>
      <text:p text:style-name="P15">FreeBasic is a cross-platform compiler, however this book concentrates on using FreeBasic under the 32-bit Microsoft Windows™ and GNU/Linux operating systems.</text:p>
      <text:p text:style-name="P15">However, other than the installation and setup portions of this book, most of the code should run under any of the supported platforms. </text:p>
      <text:p text:style-name="P15"/>
      <text:p text:style-name="P15">All of the source code presented in this book is original code, and can be downloaded from the Clark Productions website located at HTTP://rdc.ascii-world.com/ orhttp://freebasic.hmcsoft.org/. </text:p>
      <text:p text:style-name="P15"/>
      <text:p text:style-name="P15"/>
      <text:p text:style-name="P19"/>
      <text:h text:style-name="P57" text:outline-level="1">Conventions Used in the Book </text:h>
      <text:p text:style-name="P10">The various styles used in the book along with their meaning, are listed below. The basic paragraph format is the font you see here with each paragraph indented. </text:p>
      <text:p text:style-name="P10"/>
      <text:p text:style-name="P10">Information that is supplemental to the topic being discussed will be presented in the format below. </text:p>
      <text:p text:style-name="P10"/>
      <text:p text:style-name="supplemental">These colored boxes have additional, supplemental or historical information associated with the current topic being discussed. </text:p>
      <text:p text:style-name="P10"/>
      <text:p text:style-name="P10">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10"/>
      <text:p text:style-name="code">Option Explicit </text:p>
      <text:p text:style-name="code">Cls </text:p>
      <text:p text:style-name="code">Print "Hello World From FreeBasic!" </text:p>
      <text:p text:style-name="code">Sleep </text:p>
      <text:p text:style-name="code">End </text:p>
      <text:h text:style-name="P61" text:outline-level="5">Listing 1: helloworld.bas </text:h>
      <text:p text:style-name="P10">Following each listing is an analysis paragraph which explains how the program works It is marked by the word <text:tab/>Analysis: in bold with a fixed font. Even though many of the keywords you will see may have not be discussed in detail in the text, seeing these keywords in action will help you become familiar with the vocabulary of FreeBasic. </text:p>
      <text:p text:style-name="P10"/>
      <text:p text:style-name="analysis"><text:tab/>Analysis: This will mark the beginning of an analysis section. The code will be discussed using the line numbers referenced in the listing. You do not type the numbers in the editor. </text:p>
      <text:p text:style-name="P10"/>
      <text:p text:style-name="P10">The output of a program is listed in a fixed font and enclosed in a gray box as shown below. This output is given so you can compare the results to see if you have entered the program correctly. </text:p>
      <text:p text:style-name="P10"/>
      <text:p text:style-name="output">Hello World from FreeBasic! </text:p>
      <text:h text:style-name="Heading_20_5" text:outline-level="5">Output 1: program.bas </text:h>
      <text:p text:style-name="P15"><text:span text:style-name="T8">A potential problem is shown with a Caution paragraph. It is formatted similarly to</text:span> the Analysis paragraph. </text:p>
      <text:p text:style-name="P15"/>
      <text:p text:style-name="analysis">Caution This style will alert you to potential problems and offer some remedies or <text:soft-page-break/>tips to avoid them. </text:p>
      <text:p text:style-name="P19"/>
      <text:p text:style-name="P15">If we look at the fact, we shall find that the great inventions of the age are not, with us at least, always produced in universities. </text:p>
      <text:p text:style-name="P15"/>
      <text:p text:style-name="P15">Charles Babbage </text:p>
      <text:p text:style-name="P15"/>
      <text:p text:style-name="P15"/>
      <text:h text:style-name="P58" text:outline-level="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21">Acknowledgments <text:tab/>4</text:p>
          <text:p text:style-name="P22">About the Book <text:tab/>5</text:p>
          <text:p text:style-name="P22">Conventions Used in the Book <text:tab/>6</text:p>
          <text:p text:style-name="P22">Chapter 1 A Brief Introduction to FreeBASIC <text:tab/>11</text:p>
          <text:p text:style-name="P23">Differences from QuickBASIC <text:tab/>11</text:p>
          <text:p text:style-name="P23">Key Features of FreeBASIC <text:tab/>11</text:p>
          <text:p text:style-name="P22">Chapter 2 Numeric Data Types <text:tab/>14</text:p>
          <text:p text:style-name="P23">Signed Versus Unsigned Data Types <text:tab/>14</text:p>
          <text:p text:style-name="P23">The Floating Point Data Type <text:tab/>15</text:p>
          <text:p text:style-name="P23">Pointer Data Types <text:tab/>15</text:p>
          <text:p text:style-name="P23">Numeric Variables <text:tab/>15</text:p>
          <text:p text:style-name="P23">The Dim Statement <text:tab/>16</text:p>
          <text:p text:style-name="P23">Shared Variables <text:tab/>16</text:p>
          <text:p text:style-name="P23">Static Variables <text:tab/>17</text:p>
          <text:p text:style-name="P23">Common Variables <text:tab/>18</text:p>
          <text:p text:style-name="P23">Extern and Import Variables <text:tab/>18</text:p>
          <text:p text:style-name="P23">Data Type Suffixes <text:tab/>18</text:p>
          <text:p text:style-name="P23">Changing The Default Data Type <text:tab/>19</text:p>
          <text:p text:style-name="P23">Using Different Number Formats <text:tab/>20</text:p>
          <text:p text:style-name="P21">Hexadecimal Numbers <text:tab/>20</text:p>
          <text:p text:style-name="P21">Binary Numbers <text:tab/>20</text:p>
          <text:p text:style-name="P21">Octal Numbers <text:tab/>20</text:p>
          <text:p text:style-name="P21">Exponential Numbers <text:tab/>21</text:p>
          <text:p text:style-name="P23">Which Data Type To Use? <text:tab/>21</text:p>
          <text:p text:style-name="P23">Option Explicit <text:tab/>21</text:p>
          <text:p text:style-name="P23">A Note about Option Explicit <text:tab/>23</text:p>
          <text:p text:style-name="P23">A Look Ahead <text:tab/>23</text:p>
          <text:p text:style-name="P23">Excercises <text:tab/>24</text:p>
          <text:p text:style-name="P22">Chapter 3 Converting Numeric Data Types <text:tab/>25</text:p>
          <text:p text:style-name="P23">Implicit Data Conversion <text:tab/>25</text:p>
          <text:p text:style-name="P23">Explicit Data Conversion <text:tab/>28</text:p>
          <text:p text:style-name="P21">Numeric Data Conversion Functions <text:tab/>28</text:p>
          <text:p text:style-name="P21">Using Conversion Functions in Macros <text:tab/>31</text:p>
          <text:p text:style-name="P23">A Look Ahead <text:tab/>36</text:p>
          <text:p text:style-name="P23">Exercises <text:tab/>36</text:p>
          <text:p text:style-name="P22">Chapter 4 Introduction to the C Runtime Library <text:tab/>37</text:p>
          <text:p text:style-name="P23">The #Include Directive <text:tab/>37</text:p>
          <text:p text:style-name="P23">The Declaration Statement <text:tab/>39</text:p>
          <text:p text:style-name="P23">Runtime Conversion Functions <text:tab/>41</text:p>
          <text:p text:style-name="P23">The AddressOf Operator @ <text:tab/>41</text:p>
          <text:p text:style-name="P23">Testing the Runtime Conversion Functions <text:tab/>44</text:p>
          <text:p text:style-name="P23">A Look Ahead <text:tab/>46</text:p>
          <text:p text:style-name="P23">Exercises <text:tab/>46</text:p>
          <text:p text:style-name="P22">Chapter 5 Arithmetic Operators <text:tab/>47</text:p>
          <text:p text:style-name="P23"><text:soft-page-break/>Arithmetic Operators <text:tab/>47</text:p>
          <text:p text:style-name="P23">Shortcut Arithmetic Operators <text:tab/>52</text:p>
          <text:p text:style-name="P23">Binary Number System <text:tab/>52</text:p>
          <text:p text:style-name="P23">The Sign Bit <text:tab/>53</text:p>
          <text:p text:style-name="P23">A Look Ahead <text:tab/>55</text:p>
          <text:p text:style-name="P22">Chapter 6 Bitwise Operators <text:tab/>56</text:p>
          <text:p text:style-name="P23">The AND Operator <text:tab/>58</text:p>
          <text:p text:style-name="P23">The OR Operator <text:tab/>60</text:p>
          <text:p text:style-name="P22">Chapter 7 Mathematical Functions <text:tab/>71</text:p>
          <text:p text:style-name="P22">Chapter 8 Pointer Data Type <text:tab/>82</text:p>
          <text:p text:style-name="P23">Pointers and Memory <text:tab/>82</text:p>
          <text:p text:style-name="P23">Typed and Untyped Pointers <text:tab/>84</text:p>
          <text:p text:style-name="P23">Pointer Operators <text:tab/>85</text:p>
          <text:p text:style-name="P23">Memory Functions <text:tab/>85</text:p>
          <text:p text:style-name="P23">Pointer Arithmetic and Pointer Indexing <text:tab/>87</text:p>
          <text:p text:style-name="P23">Pointer Functions <text:tab/>90</text:p>
          <text:p text:style-name="P23">Subroutine and Function Pointers <text:tab/>91</text:p>
          <text:p text:style-name="P23">Creating a Callback Function <text:tab/>92</text:p>
          <text:p text:style-name="P23">Pointer to Pointer <text:tab/>98</text:p>
          <text:p text:style-name="P23">A Look Ahead <text:tab/>101</text:p>
          <text:p text:style-name="Contents_20_1">Chapter 9 String Data Types <text:tab/>102</text:p>
          <text:p text:style-name="P23">Dynamic Strings <text:tab/>103</text:p>
          <text:p text:style-name="P23">Fixed Length Strings <text:tab/>105</text:p>
          <text:p text:style-name="P23">Zstrings <text:tab/>106</text:p>
          <text:p text:style-name="P23">Wstrings <text:tab/>110</text:p>
          <text:p text:style-name="P23">String Functions <text:tab/>110</text:p>
          <text:p text:style-name="P23">Len Versus Sizeof <text:tab/>112</text:p>
          <text:p text:style-name="P23">Using String Functions with Zstring Pointers <text:tab/>114</text:p>
          <text:p text:style-name="P23">The MK* and CV* String Functions <text:tab/>116</text:p>
          <text:p text:style-name="P23">Numeric String Conversion Functions <text:tab/>120</text:p>
          <text:p text:style-name="P23">Wide String Functions <text:tab/>121</text:p>
          <text:p text:style-name="P23">String Operators <text:tab/>122</text:p>
          <text:p text:style-name="P23">CRT Character and String Functions <text:tab/>122</text:p>
          <text:p text:style-name="P21">Character Functions <text:tab/>122</text:p>
          <text:p text:style-name="P21">Strtok Function <text:tab/>127</text:p>
          <text:p text:style-name="P23">A Look Ahead <text:tab/>130</text:p>
          <text:p text:style-name="P22">Chapter 10 Composite Data Types <text:tab/>131</text:p>
          <text:p text:style-name="P22">Chapter 11 Symbolic Constants <text:tab/>172</text:p>
          <text:p text:style-name="P22">Chapter 12 Arrays <text:tab/>176</text:p>
          <text:p text:style-name="P22">Chapter 13 Date and Time Functions <text:tab/>208</text:p>
          <text:p text:style-name="P22">Chapter 14 The Format Function <text:tab/>229</text:p>
          <text:p text:style-name="P22">Chapter 15 Console Programming <text:tab/>236</text:p>
          <text:p text:style-name="P22">Chapter 16 Control Structures <text:tab/>259</text:p>
          <text:p text:style-name="P22">Appendix A: GNU Free Documentation License<text:tab/>274</text:p>
        </text:index-body>
      </text:table-of-content>
      <text:h text:style-name="P59" text:outline-level="1">Chapter 1 A Brief Introduction to FreeBASIC </text:h>
      <text:p text:style-name="P15"/>
      <text:p text:style-name="P15">FreeBASIC is a 32-bit BASIC compiler that outputs native code for Microsoft Windows, Linux and DOS via DJGPP. FreeBASIC is also Open Source, which means anyone may freely view and edit the source to suit their needs. Quickbasic Compatibility is FreeBASIC's call to fame, for it is the most compatible compiler available. </text:p>
      <text:h text:style-name="P53" text:outline-level="2">Differences from QuickBASIC </text:h>
      <text:list xml:id="list2540141085" text:style-name="L1">
        <text:list-item>
          <text:p text:style-name="P45">Default (DEF###) type of not explicitly declared variables </text:p>
        </text:list-item>
      </text:list>
      <text:list xml:id="list1776745285" text:style-name="L2">
        <text:list-item>
          <text:p text:style-name="P26">FreeBASIC: INTEGER </text:p>
        </text:list-item>
        <text:list-item>
          <text:p text:style-name="P26">QuickBASIC: Single </text:p>
        </text:list-item>
      </text:list>
      <text:list xml:id="list163405865520597" text:continue-list="list2540141085" text:style-name="L1">
        <text:list-item>
          <text:p text:style-name="P45">INTEGER's size </text:p>
        </text:list-item>
      </text:list>
      <text:list xml:id="list1009166421" text:style-name="L3">
        <text:list-item>
          <text:p text:style-name="P27">FreeBASIC: 32-bit, use SHORT type for 16-bit integers </text:p>
        </text:list-item>
        <text:list-item>
          <text:p text:style-name="P27">QuickBASIC: 16-bit </text:p>
        </text:list-item>
      </text:list>
      <text:list xml:id="list163403910547688" text:continue-list="list163405865520597" text:style-name="L1">
        <text:list-item>
          <text:p text:style-name="P47"><text:span text:style-name="T2">Function calling</text:span> </text:p>
        </text:list-item>
      </text:list>
      <text:list xml:id="list3624475007" text:style-name="L4">
        <text:list-item>
          <text:p text:style-name="P28">FreeBASIC: All functions must have been declared, even with CALL. </text:p>
        </text:list-item>
        <text:list-item>
          <text:p text:style-name="P28">QuickBASIC: With CALL it is possible to invoke prototype-less functions. </text:p>
        </text:list-item>
      </text:list>
      <text:list xml:id="list163405314229773" text:continue-list="list163403910547688" text:style-name="L1">
        <text:list-item>
          <text:p text:style-name="P45">Arrays not declared </text:p>
        </text:list-item>
      </text:list>
      <text:list xml:id="list2986155835" text:style-name="L5">
        <text:list-item>
          <text:p text:style-name="P29">FreeBASIC: All functions must be explicitly declared. </text:p>
        </text:list-item>
        <text:list-item>
          <text:p text:style-name="P29">QuickBASIC: Arrays are automagically created with up to 10 indexes. </text:p>
        </text:list-item>
      </text:list>
      <text:list xml:id="list163404190578913" text:continue-list="list163405314229773" text:style-name="L1">
        <text:list-item>
          <text:p text:style-name="P45">Variables with the same names as keywords </text:p>
        </text:list-item>
      </text:list>
      <text:list xml:id="list4250723553" text:style-name="L6">
        <text:list-item>
          <text:p text:style-name="P30">FreeBASIC: Not allowed, even with suffixes. </text:p>
        </text:list-item>
        <text:list-item>
          <text:p text:style-name="P30">QuickBASIC: Allowed if no suffix is used (IE, dim LEFT as integer). </text:p>
        </text:list-item>
      </text:list>
      <text:list xml:id="list163404693961362" text:continue-list="list163404190578913" text:style-name="L1">
        <text:list-item>
          <text:p text:style-name="P45">Alignment / Padding of TYPE fields </text:p>
        </text:list-item>
      </text:list>
      <text:list xml:id="list2661822216" text:style-name="L7">
        <text:list-item>
          <text:p text:style-name="P31">FreeBASIC: Same as in C, use FIELD=constant to change. </text:p>
        </text:list-item>
        <text:list-item>
          <text:p text:style-name="P31">QuickBASIC: Never done. </text:p>
        </text:list-item>
      </text:list>
      <text:list xml:id="list163404817816003" text:continue-list="list163404693961362" text:style-name="L1">
        <text:list-item>
          <text:p text:style-name="P45">Fixed-Length strings </text:p>
        </text:list-item>
      </text:list>
      <text:list xml:id="list1941100912" text:style-name="L8">
        <text:list-item>
          <text:p text:style-name="P32">FreeBASIC: Real length is the given len plus one (null char), even on Type fields Strings are filled with nulls, so strings can't contain null characters. </text:p>
        </text:list-item>
        <text:list-item>
          <text:p text:style-name="P32">QuickBASIC: Strings are filled with white spaces </text:p>
        </text:list-item>
      </text:list>
      <text:h text:style-name="P53" text:outline-level="2">Key Features of FreeBASIC </text:h>
      <text:list xml:id="list1541790487" text:style-name="L9">
        <text:list-item>
          <text:p text:style-name="P48"><text:span text:style-name="T2">Built-in Graphics library</text:span> </text:p>
        </text:list-item>
      </text:list>
      <text:list xml:id="list3939177959" text:style-name="L10">
        <text:list-item>
          <text:p text:style-name="P33">Completely compatible with old QB Graphics commands, but it builds on this to offer much more. </text:p>
        </text:list-item>
        <text:list-item>
          <text:p text:style-name="P33">Support for high resolutions and any color depth, and any number of off screen pages. </text:p>
        </text:list-item>
        <text:list-item>
          <text:p text:style-name="P33">All drawing functions can operate on screen as well as on off screen surfaces(GET/PUT buffers) of any size. </text:p>
        </text:list-item>
        <text:list-item>
          <text:p text:style-name="P33">Advanced sprites handling, with clipping, transparency, alpha and custom blending. </text:p>
        </text:list-item>
        <text:list-item>
          <text:p text:style-name="P33">Direct access to screen memory. </text:p>
        </text:list-item>
        <text:list-item>
          <text:p text:style-name="P33"><text:soft-page-break/>BMP loading/saving capabilities. </text:p>
        </text:list-item>
        <text:list-item>
          <text:p text:style-name="P33">OpenGL support: init an OpenGL mode with a single command, then use GL instructions directly. </text:p>
        </text:list-item>
        <text:list-item>
          <text:p text:style-name="P33">Keyboard, mouse and joystick handling functions. </text:p>
        </text:list-item>
        <text:list-item>
          <text:p text:style-name="P33">The Graphics library is fast: MMX optimized routines are used if MMX is available. </text:p>
        </text:list-item>
        <text:list-item>
          <text:p text:style-name="P33">Small footprint: when using Graphics commands, your EXEs will grow in size by a minimum of 30/40K only. </text:p>
        </text:list-item>
        <text:list-item>
          <text:p text:style-name="P33">Stand-aloness: generated EXEs will depend only upon system libs, no external libraries required. </text:p>
        </text:list-item>
        <text:list-item>
          <text:p text:style-name="P33">As all of FB, also gfxlib is completely multi platform: underneath it uses DirectX or GDI (if DX is not available) under Win32, direct VGA/ModeX/VESA access under DOS, or raw Xlib under Linux. </text:p>
        </text:list-item>
      </text:list>
      <text:list xml:id="list163404734623534" text:continue-list="list1541790487" text:style-name="L9">
        <text:list-item>
          <text:p text:style-name="P46">Create OBJ's, LIB's, DLL's, and console or GUI EXE's </text:p>
        </text:list-item>
      </text:list>
      <text:list xml:id="list4227331513" text:style-name="L11">
        <text:list-item>
          <text:p text:style-name="P34">You are in no way locked to an IDE or editor of any kind. </text:p>
        </text:list-item>
        <text:list-item>
          <text:p text:style-name="P34">You can create static and dynamic libraries adding just one command-line option (-lib or -dll). </text:p>
        </text:list-item>
      </text:list>
      <text:list xml:id="list163404419114700" text:continue-list="list163404734623534" text:style-name="L9">
        <text:list-item>
          <text:p text:style-name="P48"><text:span text:style-name="T2">Debugging support</text:span> </text:p>
        </text:list-item>
      </text:list>
      <text:list xml:id="list140058472" text:style-name="L12">
        <text:list-item>
          <text:p text:style-name="P52">Full debugging support with GDB (the GNU debugger) or Insight (the GDBGUI front end) </text:p>
        </text:list-item>
        <text:list-item>
          <text:p text:style-name="P52">Array bounds checking (only enabled by the -exx command-line option) </text:p>
        </text:list-item>
        <text:list-item>
          <text:p text:style-name="P35">Null pointers checking (same as above) </text:p>
        </text:list-item>
      </text:list>
      <text:list xml:id="list163405165917346" text:continue-list="list163404419114700" text:style-name="L9">
        <text:list-item>
          <text:p text:style-name="P48"><text:span text:style-name="T2">Function overloading</text:span> </text:p>
        </text:list-item>
      </text:list>
      <text:list xml:id="list2926300403" text:style-name="L13">
        <text:list-item>
          <text:p text:style-name="P36">DECLARE SUB Test OVERLOAD (a AS DOUBLE) </text:p>
        </text:list-item>
        <text:list-item>
          <text:p text:style-name="P36">DECLARE SUB Test (a AS SINGLE) </text:p>
        </text:list-item>
        <text:list-item>
          <text:p text:style-name="P36">DECLARE SUB Test (a AS INTEGER, b AS INTEGER = 1234) </text:p>
        </text:list-item>
        <text:list-item>
          <text:p text:style-name="P36">DECLARE SUB Test (a AS BYTE, b AS SHORT) </text:p>
        </text:list-item>
      </text:list>
      <text:list xml:id="list3899671370" text:style-name="L14">
        <text:list-item>
          <text:p text:style-name="P50"><text:span text:style-name="T2">Inline Assembly</text:span> </text:p>
        </text:list-item>
      </text:list>
      <text:list xml:id="list327786480" text:style-name="L15">
        <text:list-item>
          <text:p text:style-name="P37">Intel syntax. </text:p>
        </text:list-item>
        <text:list-item>
          <text:p text:style-name="P37">Reference variables directly by name with no "trick code" needed. </text:p>
        </text:list-item>
      </text:list>
      <text:list xml:id="list163404580526928" text:continue-list="list3899671370" text:style-name="L14">
        <text:list-item>
          <text:p text:style-name="P50"><text:span text:style-name="T2">Most of the known C libraries can be used directly, without wrappers</text:span> </text:p>
        </text:list-item>
      </text:list>
      <text:list xml:id="list181714099" text:style-name="L16">
        <text:list-item>
          <text:p text:style-name="P38">GTK+ 2.0: cross-platform GUI Toolkit (over 1MB of headers, including support for Glade, libart and glGtk) </text:p>
        </text:list-item>
        <text:list-item>
          <text:p text:style-name="P38">libxml and libxslt: defacto standard XML and XSL libraries </text:p>
        </text:list-item>
        <text:list-item>
          <text:p text:style-name="P38">GSL - GNU Scientific library: complex numbers, vectors and matrices, FFT linear algebra, statistics, sorting, differential equations, and a dozen other sub-libraries with mathematical routines </text:p>
        </text:list-item>
        <text:list-item>
          <text:p text:style-name="P38">GMP - GNU Multiple Precision Arithmetic Library: known as the fastest bignum library </text:p>
        </text:list-item>
        <text:list-item>
          <text:p text:style-name="P38">SDL - Simple Direct Media Layer: multimedia library for audio, user input, 3Dand 2D gfx (including the sub-libraries such as SDL_Net, SDL_TTF, etc) </text:p>
        </text:list-item>
        <text:list-item>
          <text:p text:style-name="P38">OpenGL: portable library for developing interactive 2D and 3D graphics games and applications (including support for frameworks such as GLUT and GLFW) </text:p>
        </text:list-item>
        <text:list-item>
          <text:p text:style-name="P38">Allegro: game programming library (graphics, sounds, player input, etc) </text:p>
        </text:list-item>
        <text:list-item>
          <text:p text:style-name="P38">GD, DevIL, FreeImage, GRX and other graphic-related libraries </text:p>
        </text:list-item>
        <text:list-item>
          <text:p text:style-name="P38">OpenAL, Fmod, BASS: 2D and 3D sound systems, including support for mod,</text:p>
        </text:list-item>
        <text:list-item>
          <text:p text:style-name="P38">mp3, ogg, etc </text:p>
        </text:list-item>
        <text:list-item>
          <text:p text:style-name="P38">ODE and Newton - dynamics engines: libraries for simulating rigid body dynamics </text:p>
        </text:list-item>
        <text:list-item>
          <text:p text:style-name="P38"><text:soft-page-break/>CGI-util and Fast CGI: web development </text:p>
        </text:list-item>
        <text:list-item>
          <text:p text:style-name="P38">DirectX and the Windows API - the most complete headers set between the Basic compilers available, including support for the Unicode functions </text:p>
        </text:list-item>
        <text:list-item>
          <text:p text:style-name="P38">DispHelper - COM IDispatch interfaces made easy </text:p>
        </text:list-item>
        <text:list-item>
          <text:p text:style-name="P38">And many more! </text:p>
        </text:list-item>
      </text:list>
      <text:list xml:id="list163404315278846" text:continue-list="list163404580526928" text:style-name="L14">
        <text:list-item>
          <text:p text:style-name="P51">Support for numeric (integer or floating-point) and strings types </text:p>
        </text:list-item>
        <text:list-item>
          <text:p text:style-name="P39">DECLARE SUB Test(a AS DOUBLE = 12.345, BYVAL b AS BYTE = 255, BYVAL sAS STRING = "abc") </text:p>
        </text:list-item>
        <text:list-item>
          <text:p text:style-name="P50"><text:span text:style-name="T2">Unicode support</text:span> </text:p>
        </text:list-item>
      </text:list>
      <text:list xml:id="list2801307602" text:style-name="L17">
        <text:list-item>
          <text:p text:style-name="P40">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40">Literal strings can be typed in the original non-latin alphabet, just use an text-editor that supports some of the Unicode formats listed above. </text:p>
        </text:list-item>
        <text:list-item>
          <text:p text:style-name="P40">The WSTRING type holds wide-characters, all string functions (like LEFT,TRIM, etc) will work with wide-strings too. </text:p>
        </text:list-item>
      </text:list>
      <text:list xml:id="list163404684114446" text:continue-list="list163404315278846" text:style-name="L14">
        <text:list-item>
          <text:p text:style-name="P50"><text:span text:style-name="T2">Unlimited number of symbols</text:span> </text:p>
        </text:list-item>
      </text:list>
      <text:list xml:id="list76663293" text:style-name="L18">
        <text:list-item>
          <text:p text:style-name="P41">Being a 32-bit application, FreeBASIC can compile source code files up to 2GB long. </text:p>
        </text:list-item>
        <text:list-item>
          <text:p text:style-name="P41">The number of symbols (variables, constants, et cetera) is only limited by the total memory available during compile time. You can, for example, include OpenGL, SDL, BASS, and GTK simultaneously in your source code. </text:p>
        </text:list-item>
      </text:list>
      <text:list xml:id="list163405662359669" text:continue-list="list163404684114446" text:style-name="L14">
        <text:list-header>
          <text:p text:style-name="P49"/>
        </text:list-header>
      </text:list>
      <text:h text:style-name="P59" text:outline-level="1">Chapter 2 Numeric Data Types </text:h>
      <text:p text:style-name="P15"/>
      <text:p text:style-name="P10">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10"/>
      <text:p text:style-name="P15"><text:span text:style-name="T6">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16">Numeric Data </text:p>
          </table:table-cell>
          <table:table-cell table:style-name="Table4.A1" office:value-type="string">
            <text:p text:style-name="P16">Types Size</text:p>
          </table:table-cell>
          <table:table-cell table:style-name="Table4.C1" office:value-type="string">
            <text:p text:style-name="P16">Limits </text:p>
          </table:table-cell>
        </table:table-row>
        <table:table-row>
          <table:table-cell table:style-name="Table4.A12" office:value-type="string">
            <text:p text:style-name="P13">Byte </text:p>
          </table:table-cell>
          <table:table-cell table:style-name="Table4.B12" office:value-type="string">
            <text:p text:style-name="P13">8-bit signed, 1 byte</text:p>
          </table:table-cell>
          <table:table-cell table:style-name="Table4.C12" office:value-type="string">
            <text:p text:style-name="P13">-128 to 127</text:p>
          </table:table-cell>
        </table:table-row>
        <table:table-row>
          <table:table-cell table:style-name="Table4.A12" office:value-type="string">
            <text:p text:style-name="P11">Double </text:p>
            <text:p text:style-name="P13"/>
          </table:table-cell>
          <table:table-cell table:style-name="Table4.B12" office:value-type="string">
            <text:p text:style-name="P13">64-bit, floating point, 8bytes </text:p>
          </table:table-cell>
          <table:table-cell table:style-name="Table4.C12" office:value-type="string">
            <text:p text:style-name="P13">-2.2E-308 to +1.7E+308 </text:p>
          </table:table-cell>
        </table:table-row>
        <table:table-row>
          <table:table-cell table:style-name="Table4.A12" office:value-type="string">
            <text:p text:style-name="P11">Integer <text:s/></text:p>
          </table:table-cell>
          <table:table-cell table:style-name="Table4.B12" office:value-type="string">
            <text:p text:style-name="P13">(Long) 32-bit, signed, 4 bytes</text:p>
          </table:table-cell>
          <table:table-cell table:style-name="Table4.C12" office:value-type="string">
            <text:p text:style-name="P7">-2,147,483,648 to </text:p>
            <text:p text:style-name="P13">2,147,483,647 </text:p>
          </table:table-cell>
        </table:table-row>
        <table:table-row>
          <table:table-cell table:style-name="Table4.A12" office:value-type="string">
            <text:p text:style-name="P11">LongInt</text:p>
          </table:table-cell>
          <table:table-cell table:style-name="Table4.B12" office:value-type="string">
            <text:p text:style-name="P13"><text:s/>64-bit, signed, 8 bytes </text:p>
          </table:table-cell>
          <table:table-cell table:style-name="Table4.C12" office:value-type="string">
            <text:p text:style-name="P7">-9,223,372,036,854 775, 808</text:p>
            <text:p text:style-name="P11">to </text:p>
            <text:p text:style-name="P11">9,223,<text:span text:style-name="T1">372,036,854,775,807 </text:span></text:p>
          </table:table-cell>
        </table:table-row>
        <table:table-row>
          <table:table-cell table:style-name="Table4.A12" office:value-type="string">
            <text:p text:style-name="P13">Short 16-bit, </text:p>
          </table:table-cell>
          <table:table-cell table:style-name="Table4.B12" office:value-type="string">
            <text:p text:style-name="P13">signed, 2 bytes </text:p>
          </table:table-cell>
          <table:table-cell table:style-name="Table4.C12" office:value-type="string">
            <text:p text:style-name="P13">-32,768 to 32,767 </text:p>
          </table:table-cell>
        </table:table-row>
        <table:table-row>
          <table:table-cell table:style-name="Table4.A12" office:value-type="string">
            <text:p text:style-name="P11">Single </text:p>
          </table:table-cell>
          <table:table-cell table:style-name="Table4.B12" office:value-type="string">
            <text:p text:style-name="P13">32-bit, floating point, 4bytes </text:p>
          </table:table-cell>
          <table:table-cell table:style-name="Table4.C12" office:value-type="string">
            <text:p text:style-name="P13">1.1 E-38 to 3.43 E+38 </text:p>
          </table:table-cell>
        </table:table-row>
        <table:table-row>
          <table:table-cell table:style-name="Table4.A12" office:value-type="string">
            <text:p text:style-name="P13">UByte <text:s/></text:p>
          </table:table-cell>
          <table:table-cell table:style-name="Table4.B12" office:value-type="string">
            <text:p text:style-name="P13">8-bit, unsigned, 1 byte</text:p>
          </table:table-cell>
          <table:table-cell table:style-name="Table4.C12" office:value-type="string">
            <text:p text:style-name="P13">0 to 255 </text:p>
          </table:table-cell>
        </table:table-row>
        <table:table-row>
          <table:table-cell table:style-name="Table4.A12" office:value-type="string">
            <text:p text:style-name="P13">UInteger </text:p>
          </table:table-cell>
          <table:table-cell table:style-name="Table4.B12" office:value-type="string">
            <text:p text:style-name="P13">32-bit, unsigned , 4 bytes </text:p>
          </table:table-cell>
          <table:table-cell table:style-name="Table4.C12" office:value-type="string">
            <text:p text:style-name="P13">0 to 4,294,967,295</text:p>
          </table:table-cell>
        </table:table-row>
        <table:table-row>
          <table:table-cell table:style-name="Table4.A12" office:value-type="string">
            <text:p text:style-name="P11">ULongInt </text:p>
          </table:table-cell>
          <table:table-cell table:style-name="Table4.B12" office:value-type="string">
            <text:p text:style-name="P13">64-bit, unsigned, 8 bytes </text:p>
          </table:table-cell>
          <table:table-cell table:style-name="Table4.C12" office:value-type="string">
            <text:p text:style-name="P7">0 to 18,446,744,073,709,551,61 <text:span text:style-name="T1">5 </text:span></text:p>
          </table:table-cell>
        </table:table-row>
        <table:table-row>
          <table:table-cell table:style-name="Table4.A12" office:value-type="string">
            <text:p text:style-name="P13">Ushort </text:p>
          </table:table-cell>
          <table:table-cell table:style-name="Table4.B12" office:value-type="string">
            <text:p text:style-name="P13">16-bit, unsigned, 2 bytes</text:p>
          </table:table-cell>
          <table:table-cell table:style-name="Table4.C12" office:value-type="string">
            <text:p text:style-name="P13">0 to 65365 </text:p>
          </table:table-cell>
        </table:table-row>
        <table:table-row>
          <table:table-cell table:style-name="Table4.A12" office:value-type="string">
            <text:p text:style-name="P11">Pointer </text:p>
          </table:table-cell>
          <table:table-cell table:style-name="Table4.B12" office:value-type="string">
            <text:p text:style-name="P13">32-bit, memory address, 4bytes </text:p>
          </table:table-cell>
          <table:table-cell table:style-name="Table4.C12" office:value-type="string">
            <text:p text:style-name="P11">Must be initialized at <text:span text:style-name="T1">runtime</text:span></text:p>
          </table:table-cell>
        </table:table-row>
      </table:table>
      <text:p text:style-name="P8">Table 2.1: FreeBasic Numeric Data Types<text:span text:style-name="T5"> </text:span></text:p>
      <text:h text:style-name="P53" text:outline-level="2"><text:soft-page-break/>Signed Versus Unsigned Data Types </text:h>
      <text:p text:style-name="P10">Signed data types, as the name implies, can be negative, zero or positive. <text:s/>Unsigned types can only be zero or positive, which give them a greater positive range <text:span text:style-name="T3">than their </text:span>signed counterparts. If your data will never be negative, using the unsigned data types will allow you to store larger numbers in the same size variable. </text:p>
      <text:p text:style-name="P10"/>
      <text:h text:style-name="P53" text:outline-level="2">The Floating Point Data Type </text:h>
      <text:p text:style-name="P10">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53" text:outline-level="2">Pointer Data Types </text:h>
      <text:p text:style-name="P10">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P53" text:outline-level="2">Numeric Variables </text:h>
      <text:p text:style-name="P10">The numeric data types define what numbers you can work with in your program, but you must create variables to actually hold the numbers. A variable is a name composed of letters, numbers or the underscore character such as MyInteger, orMyInteger2. There are rules for variable naming though, that you must keep in mind. </text:p>
      <text:p text:style-name="P10"/>
      <text:list xml:id="list2229601934" text:style-name="L19">
        <text:list-item>
          <text:p text:style-name="P42">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42"/>
        </text:list-item>
        <text:list-item>
          <text:p text:style-name="P42">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42"/>
        </text:list-item>
        <text:list-item>
          <text:p text:style-name="P42">Numbers can be used in a variable name, but cannot be the first character. MyVar1 is legal, but 1MyVar will generate a compiler error. </text:p>
          <text:p text:style-name="P42"/>
        </text:list-item>
      </text:list>
      <text:p text:style-name="P10">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10"><text:soft-page-break/></text:p>
      <text:p text:style-name="P20"/>
      <text:p text:style-name="supplemental">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supplemental">The moth is now on display at the Smithsonian. <text:note text:id="ftn1" text:note-class="footnote"><text:note-citation>1</text:note-citation><text:note-body><text:p text:style-name="P17">See WhatIs.com Definitions: http://whatis.techtarget.com/sDefinition/0,290660,sid9_gci211714,00.html </text:p></text:note-body></text:note></text:p>
      <text:p text:style-name="P10"/>
      <text:h text:style-name="P53" text:outline-level="2">The Dim Statement </text:h>
      <text:p text:style-name="P10"/>
      <text:p text:style-name="P10">The second, and preferred method is to explicitly declare variables in your program using the Dim statement. The Dim statement instructs the compiler to set aside some memory for a variable of a particular data type. For example, the statement Dim </text:p>
      <text:p text:style-name="P10">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10"/>
      <text:list xml:id="list3853911262" text:style-name="L20">
        <text:list-item>
          <text:p text:style-name="P43">Dim myVar As Integer. This will create a single integer-type variable. </text:p>
        </text:list-item>
        <text:list-item>
          <text:p text:style-name="P43">Dim As Integer myVar, myVar2. This will create two integer-type variables. </text:p>
        </text:list-item>
        <text:list-item>
          <text:p text:style-name="P43">Dim myVar As Double, myVar2 As Integer. This will create a double-type variable and an integer-type variable. </text:p>
        </text:list-item>
        <text:list-item>
          <text:p text:style-name="P43">Dim myVar as Integer = 5. This will create an integer-type variable and set the value of the variable to 5. </text:p>
        </text:list-item>
        <text:list-item>
          <text:p text:style-name="P43">Dim myVar As Double = 5.5, myVar2 As Integer = 5. This will create a double-type variable and set the value to 5.5, and an integer-type variable and set the value to 5. </text:p>
        </text:list-item>
        <text:list-item>
          <text:p text:style-name="P43">Dim Shared as Integer myInt. This will create a shared (global)variable myInt accessible anywhere within your program. </text:p>
        </text:list-item>
      </text:list>
      <text:list xml:id="list3846653648" text:style-name="L21">
        <text:list-header>
          <text:p text:style-name="P44"/>
        </text:list-header>
      </text:list>
      <text:p text:style-name="analysis"><text:span text:style-name="T9">Caution</text:span> Dim myVar, myVar2 As Double. This may look like it creates two double-type variables, however myVar will not be defined and will result in compilation errors Use rule 2 if you want to create multiple variables of the same type. </text:p>
      <text:h text:style-name="P53" text:outline-level="2">Shared Variables </text:h>
      <text:p text:style-name="P10">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you can access a particular variable within a program. There are different levels of scopeand each are discussed in detail later in this book. </text:p>
      <text:p text:style-name="P10"/>
      <text:p text:style-name="supplemental">The number of variables in your program (as well as the program itself) is limited onlyby your available memory, up to 2 gigabytes. </text:p>
      <text:h text:style-name="P53" text:outline-level="2"><text:soft-page-break/>Static Variables </text:h>
      <text:p text:style-name="P10"/>
      <text:p text:style-name="P10">Static variables are used within subroutines and functions and retain their values between calls to the subroutine or functions. The following program demonstrates using astatic variable as a counter within a subroutine. </text:p>
      <text:p text:style-name="P10"/>
      <text:list xml:id="list1973643050" text:style-name="L22">
        <text:list-item>
          <text:p text:style-name="P56">sub StaticSub()</text:p>
        </text:list-item>
        <text:list-item>
          <text:p text:style-name="P56">Dimension a static variable</text:p>
        </text:list-item>
        <text:list-item>
          <text:p text:style-name="P56"><text:tab/>Static cnt As Integer4</text:p>
        </text:list-item>
        <text:list-item>
          <text:p text:style-name="P56"/>
        </text:list-item>
        <text:list-item>
          <text:p text:style-name="P56"><text:tab/>'Increment the count6</text:p>
        </text:list-item>
        <text:list-item>
          <text:p text:style-name="P56"><text:tab/>cnt += 17</text:p>
        </text:list-item>
        <text:list-item>
          <text:p text:style-name="P56"><text:tab/>Print "In StaticSub";cnt;" time(s)."</text:p>
        </text:list-item>
        <text:list-item>
          <text:p text:style-name="P56"/>
        </text:list-item>
        <text:list-item>
          <text:p text:style-name="P56">END Sub</text:p>
        </text:list-item>
        <text:list-item>
          <text:p text:style-name="P56"/>
        </text:list-item>
        <text:list-item>
          <text:p text:style-name="P56">'Dimension working variable</text:p>
        </text:list-item>
        <text:list-item>
          <text:p text:style-name="P56"/>
        </text:list-item>
        <text:list-item>
          <text:p text:style-name="P56">DIM i As Integer</text:p>
        </text:list-item>
        <text:list-item>
          <text:p text:style-name="P56"/>
        </text:list-item>
        <text:list-item>
          <text:p text:style-name="P56">'Call sub 10 times</text:p>
        </text:list-item>
        <text:list-item>
          <text:p text:style-name="P56"/>
        </text:list-item>
        <text:list-item>
          <text:p text:style-name="P56">FOR i = 1 To 1015</text:p>
        </text:list-item>
        <text:list-item>
          <text:p text:style-name="P56"><text:tab/>StaticSub</text:p>
        </text:list-item>
        <text:list-item>
          <text:p text:style-name="P56"/>
        </text:list-item>
        <text:list-item>
          <text:p text:style-name="P56">NEXT</text:p>
        </text:list-item>
        <text:list-item>
          <text:p text:style-name="P56"/>
        </text:list-item>
        <text:list-item>
          <text:p text:style-name="P56">SLEEP</text:p>
        </text:list-item>
        <text:list-item>
          <text:p text:style-name="P56"/>
        </text:list-item>
        <text:list-item>
          <text:p text:style-name="P56">END</text:p>
        </text:list-item>
      </text:list>
      <text:p text:style-name="P10">Listing 2.1: static.bas </text:p>
      <text:p text:style-name="P10"/>
      <text:p text:style-name="P10"><text:tab/>Analysis: In line 1 the subroutine StaticSub is defined. A subroutine is code that is </text:p>
      <text:p text:style-name="P10">executed only when called by the subroutine name which, in this case, is StaticSub. Line3 dimensions a static variable cnt, which is incremented when the subroutine is called in </text:p>
      <text:p text:style-name="P10">line 6. Line 7 prints out the current value of cnt to the console screen. </text:p>
      <text:p text:style-name="P10"/>
      <text:p text:style-name="P10">In line 10 a working varible that will be used in the For-Next is declared. Lines 14through 16 define the For-Next loop which will call StaticSub 10 times. Line 18 waits for akey press and line 19 ends the program. </text:p>
      <text:p text:style-name="P10"/>
      <text:p text:style-name="P10">Running the program in FBIde, you should get the following output. </text:p>
      <text:p text:style-name="P10"/>
      <text:p text:style-name="P10">In StaticSub 1 time(s). </text:p>
      <text:p text:style-name="P10">In StaticSub 2 time(s). </text:p>
      <text:p text:style-name="P10">In StaticSub 3 time(s). </text:p>
      <text:p text:style-name="P10">In StaticSub 4 time(s). </text:p>
      <text:p text:style-name="P10"><text:soft-page-break/>In StaticSub 5 time(s). </text:p>
      <text:p text:style-name="P10">In StaticSub 6 time(s). </text:p>
      <text:p text:style-name="P10">In StaticSub 7 time(s). </text:p>
      <text:p text:style-name="P10">In StaticSub 8 time(s). </text:p>
      <text:p text:style-name="P10">In StaticSub 9 time(s). </text:p>
      <text:p text:style-name="P10">In StaticSub 10 time(s). </text:p>
      <text:p text:style-name="P10"/>
      <text:p text:style-name="P10"/>
      <text:p text:style-name="P10">Output 2.1: Output of static.bas </text:p>
      <text:p text:style-name="P10"/>
      <text:p text:style-name="P10">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10">their values and are static by default. </text:p>
      <text:p text:style-name="P10"/>
      <text:h text:style-name="P53" text:outline-level="2">Common Variables </text:h>
      <text:p text:style-name="P10"/>
      <text:p text:style-name="P10">Variables declared as Common can be shared between multiple code modules, that is between multiple bas files in the same program. Common variables will be discussed in detail later in this book. </text:p>
      <text:p text:style-name="P10"/>
      <text:h text:style-name="P53" text:outline-level="2">Extern and Import Variables </text:h>
      <text:p text:style-name="P10"/>
      <text:p text:style-name="P10">Extern and Import are used when creating DLL's and like Common, are designed to share variables in different modules. Extern and Import will be discussed in detail in the chapter on creating DLLs with FreeBasic. </text:p>
      <text:p text:style-name="P10"/>
      <text:h text:style-name="P53" text:outline-level="2">Data Type Suffixes </text:h>
      <text:p text:style-name="P10"/>
      <text:p text:style-name="P10">You can use QuickBasic style data type suffixes in FreeBasic, although this feature was implemented mainly to support QuickBasic legacy code and is only available when compiling with the “-lang qb” or “-lang deprecated” compiler options. Table 3.2 lists the data type suffixes. </text:p>
      <text:p text:style-name="P10"/>
      <text:p text:style-name="P10">Data Type Suffix </text:p>
      <text:p text:style-name="P10">Byte b </text:p>
      <text:p text:style-name="P10">Short s </text:p>
      <text:p text:style-name="P10">Integer % </text:p>
      <text:p text:style-name="P10">Long &amp;, l </text:p>
      <text:p text:style-name="P10">Ulong ul </text:p>
      <text:p text:style-name="P10">LongInt ll </text:p>
      <text:p text:style-name="P10">UlongInt ull </text:p>
      <text:p text:style-name="P10">Single ! </text:p>
      <text:p text:style-name="P10">Double # </text:p>
      <text:p text:style-name="P10">String $ </text:p>
      <text:p text:style-name="P10"><text:soft-page-break/></text:p>
      <text:p text:style-name="P10">Table 2.2: Supported Data Type Suffixes </text:p>
      <text:p text:style-name="P10"/>
      <text:p text:style-name="P10"/>
      <text:h text:style-name="P53" text:outline-level="2">Changing The Default Data Type </text:h>
      <text:p text:style-name="P10"/>
      <text:p text:style-name="P10">As already mentioned, the default data type for an undeclared variable is an integer. The default data type can be changed for a range of variables by using one of the DEF statements. Table 3.3 lists all the DEF statements available in FreeBasic. </text:p>
      <text:p text:style-name="P10"/>
      <table:table table:name="Table1" table:style-name="Table1">
        <table:table-column table:style-name="Table1.A"/>
        <table:table-column table:style-name="Table1.B"/>
        <table:table-row>
          <table:table-cell table:style-name="Table1.A1" office:value-type="string">
            <text:p text:style-name="Table_20_Heading">Statement </text:p>
          </table:table-cell>
          <table:table-cell table:style-name="Table1.B1" office:value-type="string">
            <text:p text:style-name="Table_20_Heading">Comment </text:p>
          </table:table-cell>
        </table:table-row>
        <table:table-row>
          <table:table-cell table:style-name="Table1.A2" office:value-type="string">
            <text:p text:style-name="P10">DEF BYTE a-b </text:p>
          </table:table-cell>
          <table:table-cell table:style-name="Table1.B2" office:value-type="string">
            <text:p text:style-name="P10">Sets the default data type to byte for undeclared variables starting with letter range. </text:p>
          </table:table-cell>
        </table:table-row>
        <table:table-row>
          <table:table-cell table:style-name="Table1.A2" office:value-type="string">
            <text:p text:style-name="P10">DEF DBL a-b </text:p>
          </table:table-cell>
          <table:table-cell table:style-name="Table1.B2" office:value-type="string">
            <text:p text:style-name="P12">Sets the default data type to double for undeclared variables starting with letter range. </text:p>
          </table:table-cell>
        </table:table-row>
        <table:table-row>
          <table:table-cell table:style-name="Table1.A2" office:value-type="string">
            <text:p text:style-name="P10">DEF INT a-b</text:p>
          </table:table-cell>
          <table:table-cell table:style-name="Table1.B2" office:value-type="string">
            <text:p text:style-name="P10"><text:s/>Sets the default data type to integer for undeclared variables starting with letter range. </text:p>
          </table:table-cell>
        </table:table-row>
        <table:table-row>
          <table:table-cell table:style-name="Table1.A2" office:value-type="string">
            <text:p text:style-name="P10">DEF LNG a-b </text:p>
          </table:table-cell>
          <table:table-cell table:style-name="Table1.B2" office:value-type="string">
            <text:p text:style-name="P10">Sets the default data type to long for undeclared variables starting with letter range. </text:p>
          </table:table-cell>
        </table:table-row>
        <table:table-row>
          <table:table-cell table:style-name="Table1.A2" office:value-type="string">
            <text:p text:style-name="P12">DEF LNGINT a-b </text:p>
          </table:table-cell>
          <table:table-cell table:style-name="Table1.B2" office:value-type="string">
            <text:p text:style-name="P10">Sets the default data type to longint for undeclared variables starting with letter range. </text:p>
          </table:table-cell>
        </table:table-row>
        <table:table-row>
          <table:table-cell table:style-name="Table1.A2" office:value-type="string">
            <text:p text:style-name="P12">DEF SHORT a-b </text:p>
          </table:table-cell>
          <table:table-cell table:style-name="Table1.B2" office:value-type="string">
            <text:p text:style-name="P10">Sets the default data type to short for undeclared variables starting with letter range. </text:p>
          </table:table-cell>
        </table:table-row>
        <table:table-row>
          <table:table-cell table:style-name="Table1.A2" office:value-type="string">
            <text:p text:style-name="P10">DEF SNG a-b </text:p>
          </table:table-cell>
          <table:table-cell table:style-name="Table1.B2" office:value-type="string">
            <text:p text:style-name="P10">Sets the default data type to single for undeclared variables starting with letter range. </text:p>
          </table:table-cell>
        </table:table-row>
        <table:table-row>
          <table:table-cell table:style-name="Table1.A2" office:value-type="string">
            <text:p text:style-name="P10">DEF STR a-b </text:p>
          </table:table-cell>
          <table:table-cell table:style-name="Table1.B2" office:value-type="string">
            <text:p text:style-name="P10">Sets the default data type to string for undeclared variables starting with letter range. </text:p>
          </table:table-cell>
        </table:table-row>
        <table:table-row>
          <table:table-cell table:style-name="Table1.A2" office:value-type="string">
            <text:p text:style-name="P10">DEF UBYTE a-b </text:p>
          </table:table-cell>
          <table:table-cell table:style-name="Table1.B2" office:value-type="string">
            <text:p text:style-name="P10">Sets the default data type to ubyte for undeclared variables starting with letter range. </text:p>
          </table:table-cell>
        </table:table-row>
        <table:table-row>
          <table:table-cell table:style-name="Table1.A2" office:value-type="string">
            <text:p text:style-name="P10">DEF UINT a-b </text:p>
          </table:table-cell>
          <table:table-cell table:style-name="Table1.B2" office:value-type="string">
            <text:p text:style-name="P10">Sets the default data type to uinteger for undeclared variables starting with letter range. </text:p>
          </table:table-cell>
        </table:table-row>
        <table:table-row>
          <table:table-cell table:style-name="Table1.A2" office:value-type="string">
            <text:p text:style-name="P10">DEF ULNGINT a-b </text:p>
          </table:table-cell>
          <table:table-cell table:style-name="Table1.B2" office:value-type="string">
            <text:p text:style-name="P10">Sets the default data type to ulongint for undeclared variables starting with letter <text:soft-page-break/>range. </text:p>
          </table:table-cell>
        </table:table-row>
        <table:table-row>
          <table:table-cell table:style-name="Table1.A2" office:value-type="string">
            <text:p text:style-name="P10">DEF USHORT a-b </text:p>
          </table:table-cell>
          <table:table-cell table:style-name="Table1.B2" office:value-type="string">
            <text:p text:style-name="P10">Sets the default data type to ushort for undeclared variables starting with letter range. </text:p>
          </table:table-cell>
        </table:table-row>
      </table:table>
      <text:p text:style-name="P10"/>
      <text:p text:style-name="P10">Table 2.3: FreeBasic DEF Statements </text:p>
      <text:p text:style-name="P10"/>
      <text:p text:style-name="P10"/>
      <text:p text:style-name="P10">The DEF statement will affect all variables that start with a letter in the given range. So if you add DEFDBL m-n to your program, any variable starting with m or n, will default to a double-type. All other variables that start with different numbers will default to an integer-type. A Dim statement will override any DEF statement, so if you declare an integer variable starting with m, it will be an integer, even though the DEFDBL is in effect. </text:p>
      <text:p text:style-name="P10"/>
      <text:h text:style-name="P53" text:outline-level="2">Using Different Number Formats </text:h>
      <text:p text:style-name="P10"/>
      <text:p text:style-name="P10">Besides decimal numbers, FreeBasic is able to recognize numbers in hexadecimal,</text:p>
      <text:p text:style-name="P10">binary and octal formats. Table 3.4 lists the number base and format to use. </text:p>
      <text:p text:style-name="P10"/>
      <text:p text:style-name="P10">Number Base Format </text:p>
      <text:p text:style-name="P10">Decimal myVar = 254 </text:p>
      <text:p text:style-name="P10">Hexadecimal myVar = &amp;HFE </text:p>
      <text:p text:style-name="P10">Binary myVar = &amp;B11111110 </text:p>
      <text:p text:style-name="P10">Octal myVar = &amp;O376 </text:p>
      <text:p text:style-name="P10">Exponential Numbers myVar = 243E10 </text:p>
      <text:p text:style-name="P10"/>
      <text:p text:style-name="P10">Table 2.4: Format of Number Bases </text:p>
      <text:p text:style-name="P10"/>
      <text:h text:style-name="P54" text:outline-level="3">Hexadecimal Numbers </text:h>
      <text:p text:style-name="P10"/>
      <text:p text:style-name="P10">Hexadecimal is a base 16 numbering scheme and have digits in the range of 0 to F.</text:p>
      <text:p text:style-name="P10">Hexadecimal numbers are commonly used as constant values in the Windows API and many third party libraries as it is a compact way to represent a large value. To indicate a hexadecimal number, use the &amp;H prefix. </text:p>
      <text:p text:style-name="P10"/>
      <text:h text:style-name="P54" text:outline-level="3">Binary Numbers </text:h>
      <text:p text:style-name="P10"/>
      <text:p text:style-name="P10">Binary is a base 2 numbering scheme and have digits in the range of 0 and 1.</text:p>
      <text:p text:style-name="P10">Binary is the language of the computer. Although we can enter numbers and letters into the computer, it all must be translated into binary before the computer can understand it. To indicate a binary number, use the &amp;B prefix. </text:p>
      <text:p text:style-name="P10"/>
      <text:h text:style-name="P54" text:outline-level="3"><text:soft-page-break/>Octal Numbers </text:h>
      <text:p text:style-name="P10"/>
      <text:p text:style-name="P10">Octal is a base eight numbering scheme and have digits in the range of 0 to 7.</text:p>
      <text:p text:style-name="P10">Octal numbers were very popular in early computer systems, but aren’t used much today except in some specialized applications. To indicate an octal number, use the &amp;O prefix. </text:p>
      <text:p text:style-name="P10"/>
      <text:h text:style-name="P54" text:outline-level="3">Exponential Numbers </text:h>
      <text:p text:style-name="P10"/>
      <text:p text:style-name="P10">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h text:style-name="P53" text:outline-level="2">Which Data Type To Use? </text:h>
      <text:p text:style-name="P10"/>
      <text:p text:style-name="P10">There are a number of different data types available, so how do you choose the right data type for any given application? The rule of thumb is to use the largest data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10"/>
      <text:p text:style-name="P10">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10">and does so more efficiently, even though you are “wasting” 3 bytes of memory by using an integer for an ASCII code. </text:p>
      <text:p text:style-name="P10"/>
      <text:p text:style-name="P10">In most cases an integer is a good general-purpose choice for integer data. The range is quite large, it handles both negative and positive numbers and you benefit from using the computer’s natural data type. For floating point data, a double is a good choice since, like the integer, it has a good range of values and better precision than a single.</text:p>
      <text:p text:style-name="P10">For large integer data you should use a uinteger for positive data or a longint for large negative and positive numbers. These are only suggestions; what data type you end up using will be dictated by the needs of your program. </text:p>
      <text:p text:style-name="P10"/>
      <text:p text:style-name="P10">These “rules of thumb” apply to single variable declarations where a few wasted bytes are not critical. However, as you will see in the chapter on arrays, choosing the rightsized data type is critical in large arrays where a few wasted bytes can add up to a large amount of wasted memory. </text:p>
      <text:p text:style-name="P10"/>
      <text:h text:style-name="P53" text:outline-level="2"><text:soft-page-break/>Option Explicit </text:h>
      <text:p text:style-name="P10"/>
      <text:p text:style-name="P10">You may notice when looking at other people's source code, the compiler directive Option Explicit has been used at the top of each program. A compiler directive is code that instructs the compiler to do something. In the case of Option Explicit, it instructs the compiler to make sure that any variable being used has been properly Dim’ed. Although you can write a program without using Option Explicit and explicitly Dim’ing each variable, you run the risk of introducing nasty, hard-to-find bugs as the following short program illustrates. </text:p>
      <text:p text:style-name="P10"/>
      <text:list xml:id="list4155218791" text:style-name="Numbering_20_1">
        <text:list-item>
          <text:p text:style-name="Numbering_20_1">Dim myInteger as Integer </text:p>
        </text:list-item>
        <text:list-item>
          <text:p text:style-name="Numbering_20_1">'set myInteger to a value </text:p>
        </text:list-item>
        <text:list-item>
          <text:p text:style-name="Numbering_20_1">myInteger = 5 </text:p>
        </text:list-item>
        <text:list-item>
          <text:p text:style-name="Numbering_20_1">'Oops we misspelled the variable name </text:p>
        </text:list-item>
        <text:list-item>
          <text:p text:style-name="Numbering_20_1">Print "The output of myInteger is";myIntger </text:p>
        </text:list-item>
        <text:list-item>
          <text:p text:style-name="Numbering_20_1">'wait for a key press </text:p>
        </text:list-item>
        <text:list-item>
          <text:p text:style-name="Numbering_20_1">Sleep </text:p>
        </text:list-item>
        <text:list-item>
          <text:p text:style-name="Numbering_20_1">End </text:p>
        </text:list-item>
      </text:list>
      <text:p text:style-name="P10"/>
      <text:p text:style-name="P10"/>
      <text:p text:style-name="P10">Listing 2.2: nooptionexplicit.bas </text:p>
      <text:p text:style-name="P10"/>
      <text:p text:style-name="P10"/>
      <text:list xml:id="list163404335131185" text:continue-numbering="true" text:style-name="Numbering_20_1">
        <text:list-item>
          <text:p text:style-name="Numbering_20_1"><text:tab/>Analysis: In line 1 myInteger is being declared to the compiler. The compiler will use this declaration to allocate space for the variable. In line 3 the variable is being initialized to a value, in this case 3. The Print statement in line 5 will print out the result to the console screen. Sleep, listed in line 7, will wait for a key press and the End keyword in line 8 will end the program. The End statement isn't mandatory at the end of a program but should be used especially if you want to return an exit code to the operating <text:span text:style-name="T5">system. </text:span></text:p>
        </text:list-item>
      </text:list>
      <text:p text:style-name="P10"/>
      <text:p text:style-name="P10">After typing this program into FBIde and running the program, you should see the following output. </text:p>
      <text:p text:style-name="P10"/>
      <text:p text:style-name="output">The output of myInteger is 0 </text:p>
      <text:p text:style-name="P10"/>
      <text:p text:style-name="P10"/>
      <text:h text:style-name="Heading_20_5" text:outline-level="5">Output 2.2: nooptionexplicit.bas </text:h>
      <text:p text:style-name="P10"/>
      <text:p text:style-name="P10">The output should be 5, but as you can see, the result isn’t what was expected or wanted. Since Option Explicit wasn’t used in the program, the compiler created a new variable when it encountered the misspelled variable name, myIntger, in the print statement. If this was large and complicated program, you can see how difficult it would be to track this error down and fix it. </text:p>
      <text:p text:style-name="P10"><text:soft-page-break/></text:p>
      <text:p text:style-name="P10">Now, add Option Explicit at the top of the program and run it again. You should seethe following error message in the results pane of FBIde. </text:p>
      <text:p text:style-name="P10"/>
      <text:p text:style-name="P10">Variable not declared, found: 'myIntger' </text:p>
      <text:p text:style-name="P10"/>
      <text:p text:style-name="P10"/>
      <text:p text:style-name="P10">Print "The output of myInteger is";myIntger</text:p>
      <text:p text:style-name="P10"/>
      <text:p text:style-name="P10"/>
      <text:p text:style-name="P10"><text:s/>^ </text:p>
      <text:p text:style-name="P10"/>
      <text:p text:style-name="P10"/>
      <text:p text:style-name="P10">Output 2.3: Modified nooptionexplicit.bas </text:p>
      <text:p text:style-name="P10"/>
      <text:p text:style-name="P10">Here the compiler detected the misspelled variable name and informed us of the problem. You should always use Option Explicit in your programs. A few seconds of extra typing will save you hours of frustration. </text:p>
      <text:p text:style-name="P10"/>
      <text:h text:style-name="P53" text:outline-level="2">A Note about Option Explicit </text:h>
      <text:p text:style-name="P10"/>
      <text:p text:style-name="P10">Recent versions of the FreeBASIC compiler do not allow OPTION commands including OPTION EXPLICIT. From now on OPTION EXPLICIT is implied and your programs will behave as if you used OPTION EXPLICIT. It is a good rule of thumb to always implicitly declare your variables, so get in the habit now. To compile a source file that uses OPTION EXPLICIT, either use “-lang deprecated” or remove the OPTION EXPLICIT line from the source file. </text:p>
      <text:p text:style-name="P10"/>
      <text:h text:style-name="P53" text:outline-level="2">A Look Ahead </text:h>
      <text:p text:style-name="P10"/>
      <text:p text:style-name="P10">When working with numeric data, there are times when it becomes necessary to convert one data type to another. FreeBasic offers two conversion methods, implicit and explicit, which you will see in the next chapter. </text:p>
      <text:p text:style-name="P20"/>
      <text:h text:style-name="P53" text:outline-level="2">Excercises </text:h>
      <text:p text:style-name="P10"/>
      <text:p text:style-name="P10">1) What data type would be the best to store the number 196? </text:p>
      <text:p text:style-name="P10">2) What data type would be the best to store the number 2.134? </text:p>
      <text:p text:style-name="P10">3) What data type is the best for general usage on 32-bit systems? </text:p>
      <text:p text:style-name="P10">4) What is the difference between signed and unsigned data types? </text:p>
      <text:p text:style-name="P10">5) What prefix would you use to designate a binary number? </text:p>
      <text:p text:style-name="P10">6) What prefix would you use to designate a hexadecimal number? </text:p>
      <text:p text:style-name="P10">7) What Alphabetic letters are allowed in a hexadecimal number? </text:p>
      <text:p text:style-name="P10">8) What would the hexadecimal number 1AF be in decimal form? </text:p>
      <text:p text:style-name="P10"/>
      <text:p text:style-name="P10"/>
      <text:h text:style-name="P59" text:outline-level="1">Chapter 3 Converting Numeric Data Types </text:h>
      <text:p text:style-name="P10"/>
      <text:p text:style-name="P10">When you work with numbers there will come a time when you will need to convert a variable from one data type to another data type. In FreeBasic there are two types of data conversion. Implicit, where the compiler will automatically convert the data types during an assignment or calculation, and explicit using one of the predefined conversion functions. </text:p>
      <text:p text:style-name="P10"/>
      <text:h text:style-name="P53" text:outline-level="2">Implicit Data Conversion </text:h>
      <text:p text:style-name="P10"/>
      <text:p text:style-name="P10">Implicit data conversion occurs either through an assignment statement, or as the result of a calculation. Where implicit data conversion can cause a problem is in the loss of precision that can result when converting a large data type to a smaller data type.</text:p>
      <text:p text:style-name="P10">While implicit data conversion eases the programming process somewhat, you want to make sure that the results you are getting are what you expect. You should always check the result of an implicit conversion to make sure the range of values being converted is in the expected range. </text:p>
      <text:p text:style-name="P10"/>
      <text:p text:style-name="P10">The following short program illustrates the conversion that takes place during an assignment statement. </text:p>
      <text:p text:style-name="P10"/>
      <text:p text:style-name="P10">1 </text:p>
      <text:p text:style-name="P10">Dim As Double my Dbl </text:p>
      <text:p text:style-name="P10">2 </text:p>
      <text:p text:style-name="P10">Dim As Integer myInt </text:p>
      <text:p text:style-name="P10">3 </text:p>
      <text:p text:style-name="P10">'Set my Dbl to a float value </text:p>
      <text:p text:style-name="P10">4 </text:p>
      <text:p text:style-name="P10">my Dbl = 5.56 </text:p>
      <text:p text:style-name="P10">5 </text:p>
      <text:p text:style-name="P10">'Assign myInt the float, will be converted to int </text:p>
      <text:p text:style-name="P10">6 </text:p>
      <text:p text:style-name="P10">myInt = my Dbl </text:p>
      <text:p text:style-name="P10">7 </text:p>
      <text:p text:style-name="P10">Print "myInt ="; myInt </text:p>
      <text:p text:style-name="P10">8 </text:p>
      <text:p text:style-name="P10">Sleep </text:p>
      <text:p text:style-name="P10">9 </text:p>
      <text:p text:style-name="P10">End </text:p>
      <text:p text:style-name="P10">10 </text:p>
      <text:p text:style-name="P10"/>
      <text:p text:style-name="P10"/>
      <text:p text:style-name="P10">Listing 3.1: assignations </text:p>
      <text:p text:style-name="P10"/>
      <text:p text:style-name="P10"><text:tab/>Analysis: In lines 1 and 2 two variable are being declared, my Dbl, a double-teletypewriter and myInt, an integer-type variable. Line 3 is a comment which, as you can see,</text:p>
      <text:p text:style-name="P10"><text:soft-page-break/>starts with the ' (single quote) character. In line 4 the double-type variable is being initialized to the floating-point value 5.56. In line 6 the double is being assigned to an integer variable, invoking the implicit conversion. In line 7 the Print displays the result on the console window. In line 8 the program waits for a key press with the Sleep statement and in line 9 the End statement is used to end the program. </text:p>
      <text:p text:style-name="P10"/>
      <text:p text:style-name="P10">Running the program will result in the following output. </text:p>
      <text:p text:style-name="P10"/>
      <text:p text:style-name="P10">myInt = 6 </text:p>
      <text:p text:style-name="P10"/>
      <text:p text:style-name="P10"/>
      <text:p text:style-name="P10">Output 3.1: assignations </text:p>
      <text:p text:style-name="P10"/>
      <text:p text:style-name="P10"/>
      <text:p text:style-name="P10">In the program, the value of my Dbl which is a double-type variable, was set to</text:p>
      <text:p text:style-name="P10"/>
      <text:p text:style-name="P10">5.56. When myInt was assigned this float value, the compiler converted the value to an integer, and then rounded it up to 6. Maybe you were just looking for the whole number portion of 5? In this case, your result would be incorrect, although you may not know until later in the program. This type of subtle bug is another one of those problems that are hard to track down and fix. </text:p>
      <text:p text:style-name="P10">Caution Even if the compiler is producing the correct result, there is no guarantee that future versions of the compiler will. It may be necessary to change the behavior of the compiler to add features or fix a bug, and you may find yourself with a program that suddenly quits working. </text:p>
      <text:p text:style-name="P10"/>
      <text:p text:style-name="P10">The next little program illustrates the implicit conversion that takes place during a calculation. In this example, the two integer operands are converted to double-types during the division calculation. </text:p>
      <text:p text:style-name="P10"/>
      <text:p text:style-name="P10">1 </text:p>
      <text:p text:style-name="P10">Dim As Double my Dbl </text:p>
      <text:p text:style-name="P10">2 </text:p>
      <text:p text:style-name="P10">Dim As Integer myInt1, myInt2 </text:p>
      <text:p text:style-name="P10">3 </text:p>
      <text:p text:style-name="P10">'Assign values to myInt1, myInt2 </text:p>
      <text:p text:style-name="P10">4 </text:p>
      <text:p text:style-name="P10">myInt1 = 5 </text:p>
      <text:p text:style-name="P10">5 </text:p>
      <text:p text:style-name="P10">myInt2 = 3 </text:p>
      <text:p text:style-name="P10">6 </text:p>
      <text:p text:style-name="P10">my Dbl = myInt1 / myInt2 </text:p>
      <text:p text:style-name="P10">7 </text:p>
      <text:p text:style-name="P10">Print "my Dbl ="; my Dbl </text:p>
      <text:p text:style-name="P10">8 </text:p>
      <text:p text:style-name="P10">Sleep </text:p>
      <text:p text:style-name="P10">9 </text:p>
      <text:p text:style-name="P10">End </text:p>
      <text:p text:style-name="P10">10 </text:p>
      <text:p text:style-name="P10"/>
      <text:p text:style-name="P10"><text:soft-page-break/></text:p>
      <text:p text:style-name="P10">Listing 3.2: calcconv.bas </text:p>
      <text:p text:style-name="P10"/>
      <text:p text:style-name="P10"><text:tab/>Analysis: Line 1 and 2 in the program are the alternate Dim statement formats. You can use this format to declare multiple variables of the same type. In line 4 and 5, the variables are initialized. In line 6 the / character is the division operator. The result of the division operation will be implicitly converted to a double-type in the assignment statement. Line 7 prints the newly converted value to the screen and in lines 8 and 9, the program will wait for a key press and then end. </text:p>
      <text:p text:style-name="P10"/>
      <text:p text:style-name="P10">Running the program produces the following output. </text:p>
      <text:p text:style-name="P10"/>
      <text:p text:style-name="P10">my Dbl = 1.66666666666667 </text:p>
      <text:p text:style-name="P10"/>
      <text:p text:style-name="P10"/>
      <text:p text:style-name="P10">Output 3.2: calconv.bas </text:p>
      <text:p text:style-name="P10"/>
      <text:p text:style-name="P10">The result is as expected since the double-type has a greater precision than the integer-type. However, consider this program and its output, which demonstrates the implicit rounding during calculations. </text:p>
      <text:p text:style-name="P10"/>
      <text:p text:style-name="P10">1 </text:p>
      <text:p text:style-name="P10">Dim As Double myDbl1, myDbl2 </text:p>
      <text:p text:style-name="P10">2 </text:p>
      <text:p text:style-name="P10">Dim As Integer myInt </text:p>
      <text:p text:style-name="P10">3 </text:p>
      <text:p text:style-name="P10">'Assign values to myInt1, myInt2 </text:p>
      <text:p text:style-name="P10">4 </text:p>
      <text:p text:style-name="P10">myDbl1 = 5.6 </text:p>
      <text:p text:style-name="P10">5 </text:p>
      <text:p text:style-name="P10">myDbl2 = 3.1 </text:p>
      <text:p text:style-name="P10">6 </text:p>
      <text:p text:style-name="P10">myInt = myDbl1 / myDbl2 </text:p>
      <text:p text:style-name="P10">7 </text:p>
      <text:p text:style-name="P10">Print "myInt ="; myInt </text:p>
      <text:p text:style-name="P10">8 </text:p>
      <text:p text:style-name="P10">Sleep </text:p>
      <text:p text:style-name="P10">9 </text:p>
      <text:p text:style-name="P10">End </text:p>
      <text:p text:style-name="P10">10 </text:p>
      <text:p text:style-name="P10"/>
      <text:p text:style-name="P10"/>
      <text:p text:style-name="P10">Listing 3.3: calcconv2.bas </text:p>
      <text:p text:style-name="P10"/>
      <text:p text:style-name="P10"><text:tab/>Analysis: This program is similar to the program in Listing 4.2 except the conversion process is from two double-type variables to an integer. Lines 1 and 2 declare the working variables. Lines 4 and 5 set the values of the two double-type variables. Inline 6 the double-type division result is implicitly converted to an integer, resulting in precision loss. Line 7 prints the result to the console window and lines 8 and 9 wait for akey press and end the program. </text:p>
      <text:p text:style-name="P10"><text:soft-page-break/></text:p>
      <text:p text:style-name="P10">The output of the program: </text:p>
      <text:p text:style-name="P10"/>
      <text:p text:style-name="P10">myInt = 2 </text:p>
      <text:p text:style-name="P10"/>
      <text:p text:style-name="P10"/>
      <text:p text:style-name="P10">Output 3.3: calconv2.bas </text:p>
      <text:p text:style-name="P10"/>
      <text:p text:style-name="P10">In this example, the two double-type variables were converted to integers and then the division operation was performed. Since 5.6 was rounded up to 6 during the conversion, the result is 2 rather than 1. This may not be a problem, but you should be aware that these types of conversions occur when working with mixed precision types. </text:p>
      <text:p text:style-name="P10"/>
      <text:h text:style-name="P53" text:outline-level="2">Explicit Data Conversion </text:h>
      <text:p text:style-name="P10"/>
      <text:p text:style-name="P10">There is an alternative to implicit data conversion, explicit data conversion whereyou use one of FreeBasic’s built-in conversion functions. Since these functions are designed for conversion, they return consistent results and are unlikely to change even if the implicit rules of the compiler change. Even though it is more work, it is always safer to explicitly convert data to the needed data type before carrying out operations on that data. </text:p>
      <text:p text:style-name="P10"/>
      <text:h text:style-name="P54" text:outline-level="3">Numeric Data Conversion Functions </text:h>
      <text:p text:style-name="P10"/>
      <text:p text:style-name="P10">Table 4.1 lists all the conversion functions. Keep in mind that these functions do not check for overflow, so be sure that the value passed to these functions is in the expected range. </text:p>
      <text:p text:style-name="P10"/>
      <text:p text:style-name="P10"/>
      <text:p text:style-name="P10">Function Syntax Purpose Comment </text:p>
      <text:p text:style-name="P10">Cast B = Cast(datatype,</text:p>
      <text:p text:style-name="P10">expression) </text:p>
      <text:p text:style-name="P10">Convert </text:p>
      <text:p text:style-name="P10">expression to data-type listed. </text:p>
      <text:p text:style-name="P10">Datatype is any of the available FreeBasic data-</text:p>
      <text:p text:style-name="P10">types. Expression is a numeric value, variable or </text:p>
      <text:p text:style-name="P10">expression. </text:p>
      <text:p text:style-name="P10">CByte B = </text:p>
      <text:p text:style-name="P10">CByte(expression) </text:p>
      <text:p text:style-name="P10">Convert </text:p>
      <text:p text:style-name="P10">expression to byte. </text:p>
      <text:p text:style-name="P10">Expression must be in the range –128 to 127. </text:p>
      <text:p text:style-name="P10">CDbl B = CDbl(expression) Convert </text:p>
      <text:p text:style-name="P10">expression to double. </text:p>
      <text:p text:style-name="P10">Expression must be in the range of -2.2E-308 to+1.7E+308. </text:p>
      <text:p text:style-name="P10">Cint B = Cint(expression) Convert </text:p>
      <text:p text:style-name="P10">expression to integer. </text:p>
      <text:p text:style-name="P10"><text:soft-page-break/>Expression must be in the range of –2,147,483,648 to2,147,483,647. </text:p>
      <text:p text:style-name="P10">CLng B = CLng(expression) Convert </text:p>
      <text:p text:style-name="P10">expression to long. Long is an alias for integer. </text:p>
      <text:p text:style-name="P10">Expression must be in the range of –2,147,483,648 to2,147,483,647. </text:p>
      <text:p text:style-name="P10">ClngInt B = </text:p>
      <text:p text:style-name="P10">ClngInt(expression) </text:p>
      <text:p text:style-name="P10">Convert </text:p>
      <text:p text:style-name="P10">expression to long. int. </text:p>
      <text:p text:style-name="P10">Expression must be in the range of –</text:p>
      <text:p text:style-name="P10">9,223,372,036,854,775,808 </text:p>
      <text:p text:style-name="P10">to </text:p>
      <text:p text:style-name="P10">9,223,372,036,854,775,807 </text:p>
      <text:p text:style-name="P10">CShort B = </text:p>
      <text:p text:style-name="P10">CShort(expression) </text:p>
      <text:p text:style-name="P10">Convert </text:p>
      <text:p text:style-name="P10">expression to short. </text:p>
      <text:p text:style-name="P10">Expression must be in the range of -32768 to 32767. </text:p>
      <text:p text:style-name="P10">CUByte B = </text:p>
      <text:p text:style-name="P10">CUByte(expression) </text:p>
      <text:p text:style-name="P10">Convert </text:p>
      <text:p text:style-name="P10">expression to unsigned byte. </text:p>
      <text:p text:style-name="P10">Expression must be in the range of 0 to 255. </text:p>
      <text:p text:style-name="P10">CUInt B = CUInt(expression) Convert </text:p>
      <text:p text:style-name="P10">expression to unsigned integer. </text:p>
      <text:p text:style-name="P10">Expression must be in the range of 0 to 4,294,967,296. </text:p>
      <text:p text:style-name="P10">CULngInt B = </text:p>
      <text:p text:style-name="P10">CULngInt(expression) </text:p>
      <text:p text:style-name="P10">Convert </text:p>
      <text:p text:style-name="P10">expression to long. unsigned integer. </text:p>
      <text:p text:style-name="P10">Expression must be in the range of 0 to18,446,744,073,709,551,615 </text:p>
      <text:p text:style-name="P10">. </text:p>
      <text:p text:style-name="P10">CUShort B = </text:p>
      <text:p text:style-name="P10">CUShort(expression) </text:p>
      <text:p text:style-name="P10">Convert </text:p>
      <text:p text:style-name="P10">expression to unsigned short. </text:p>
      <text:p text:style-name="P10">Expression must be in the range of 0 to 65535. </text:p>
      <text:p text:style-name="P10">CSng B = SCng(expression) Convert </text:p>
      <text:p text:style-name="P10">expression to single. </text:p>
      <text:p text:style-name="P10">Expression must be in the range of 1.1 E-38 to 3.43E+38. </text:p>
      <text:p text:style-name="P10"/>
      <text:p text:style-name="P10">Table 3.1: FreeBasic Conversion Functions </text:p>
      <text:p text:style-name="P10"/>
      <text:p text:style-name="P10"/>
      <text:p text:style-name="P10">When examining conversion functions it is important to understand how the function rounds with both negative and positive numbers. The FreeBasic conversion functions. round numbers up, making positive number more positive and negative numbers more negative. The following program illustrates the rounding with Cast and Cint, as well as demonstrating that the conversion functions will work with expressions as well as numbers. </text:p>
      <text:p text:style-name="P10"/>
      <text:p text:style-name="P10"><text:soft-page-break/>1 Dim as Double myDouble1, myDouble2, myDouble3 </text:p>
      <text:p text:style-name="P10">2 Dim as Integer myInt </text:p>
      <text:p text:style-name="P10">3 </text:p>
      <text:p text:style-name="P10">4'Set variable ranges </text:p>
      <text:p text:style-name="P10">5myDouble1 = 143.5 </text:p>
      <text:p text:style-name="P10">6myDouble3 = 143.4 </text:p>
      <text:p text:style-name="P10">7myDouble2 = 143.5 </text:p>
      <text:p text:style-name="P10">8myInt = 12 </text:p>
      <text:p text:style-name="P10">9</text:p>
      <text:p text:style-name="P10">10'Show cast in action </text:p>
      <text:p text:style-name="P10">12Print "** Cast **" </text:p>
      <text:p text:style-name="P10">13Print "Double1 ";myDouble1;" cast to integer ";Cast(Integer, myDouble1) </text:p>
      <text:p text:style-name="P10">14Print "Double2 ";myDouble2;" cast to integer ";Cast(Integer, myDouble2) </text:p>
      <text:p text:style-name="P10">15Print "Double3 ";myDouble3;" cast to integer ";Cast(Integer, myDouble3) </text:p>
      <text:p text:style-name="P10">16Print "Expression ";myDouble1;" + ";myInt;" cast to double "; </text:p>
      <text:p text:style-name="P10">17Print Cast(Double, myDouble1 + myInt) </text:p>
      <text:p text:style-name="P10">18Print </text:p>
      <text:p text:style-name="P10">19 </text:p>
      <text:p text:style-name="P10">20'Show cint in action </text:p>
      <text:p text:style-name="P10">21Print "** CInt **" </text:p>
      <text:p text:style-name="P10">22Print "Double1 ";myDouble1;" cint to integer ";CInt(myDouble1) </text:p>
      <text:p text:style-name="P10">23Print "Double2 ";myDouble2;" cast to integer ";CInt(myDouble2) </text:p>
      <text:p text:style-name="P10">24Print "Double3 ";myDouble3;" cast to integer ";CInt(myDouble3) </text:p>
      <text:p text:style-name="P10">25Print "Expression ";myDouble1;" + ";myInt;" cast to integer ";CInt(myDouble1 + myInt) </text:p>
      <text:p text:style-name="P10">26Print "Expression ";myDouble2;" + ";myInt;" cast to integer ";CInt(myDouble2 + myInt) </text:p>
      <text:p text:style-name="P10">27Print </text:p>
      <text:p text:style-name="P10">28 </text:p>
      <text:p text:style-name="P10">29Sleep </text:p>
      <text:p text:style-name="P10">30 End </text:p>
      <text:p text:style-name="P10">31 </text:p>
      <text:p text:style-name="P10">32 </text:p>
      <text:p text:style-name="P10"/>
      <text:p text:style-name="P10"/>
      <text:p text:style-name="P10">Listing 3.4: convert.bas </text:p>
      <text:p text:style-name="P10"/>
      <text:p text:style-name="P10"><text:tab/>Analysis: This program demonstrates the built-in FreeBasic conversion functions.</text:p>
      <text:p text:style-name="P10">Lines 1 and 2 declare the working variables using the alternate format of the Dim. Two tables of information are printed to the console in line 12 to 18 and lines 21 to 27. In lines13 to 16, the result of the Cast function is printed directly to the screen, as is the Cint function in lines 22 to 26. Normally the values would be saved in another variable to be used in the program. Line 16 ends with a semi-colon. This instructs the compiler not to </text:p>
      <text:p text:style-name="P10"/>
      <text:p text:style-name="P10"/>
      <text:p text:style-name="P10">print a carriage return after the print statement, so that when the value of Cast is printed in line 17, the value will appear on the same line as the data printed in line 16. The program is closed in the usual way using Sleep and End. </text:p>
      <text:p text:style-name="P10"/>
      <text:p text:style-name="P10">Running the program will produce the output shown below. </text:p>
      <text:p text:style-name="P10"><text:soft-page-break/></text:p>
      <text:p text:style-name="P10">** Cast ** </text:p>
      <text:p text:style-name="P10">Double1 143.5 cast to integer 144 </text:p>
      <text:p text:style-name="P10">Double2 143.5 </text:p>
      <text:p text:style-name="P10">cast to integer 144 </text:p>
      <text:p text:style-name="P10">Double3 143.4 cast to integer 143 </text:p>
      <text:p text:style-name="P10">Expression 143.5 + 12 cast to double 155.5 </text:p>
      <text:p text:style-name="P10"/>
      <text:p text:style-name="P10"/>
      <text:p text:style-name="P10">** CInt ** </text:p>
      <text:p text:style-name="P10">Double1 143.5 cint to integer 144 </text:p>
      <text:p text:style-name="P10">Double2 143.5 </text:p>
      <text:p text:style-name="P10">cast to integer 144 </text:p>
      <text:p text:style-name="P10">Double3 143.4 cast to integer 143 </text:p>
      <text:p text:style-name="P10">Expression 143.5 + 12 cast to integer 156 </text:p>
      <text:p text:style-name="P10">Expression 143.5 </text:p>
      <text:p text:style-name="P10">+ 12 cast to integer –132 </text:p>
      <text:p text:style-name="P10"/>
      <text:p text:style-name="P10"/>
      <text:p text:style-name="P10">Output 3.4: convert.bas </text:p>
      <text:p text:style-name="P10"/>
      <text:p text:style-name="P10">As you can see from the program, you can use both numbers and expressions in the conversion functions. Keep in mind that if you pass an expression to a conversion function, the evaluated expression must not exceed the limit of the target data type, or an overflow will occur. Looking at the output you can see that the rounding for middle values is up or greater in magnitude. 143.5 rounds up, making the resulting number more positive and –143.5, more negative. </text:p>
      <text:p text:style-name="P10"/>
      <text:h text:style-name="P54" text:outline-level="3">Using Conversion Functions in Macros </text:h>
      <text:p text:style-name="P10"/>
      <text:p text:style-name="P10">One area where the conversion functions listed in Table 4.1 are useful is in the </text:p>
      <text:p text:style-name="P10">creation of macros. A macro is a small piece of executable code that the compiler inserts into the program at designated areas. Macros are defined using the #Define compiler directive. #Define has the format #Define name </text:p>
      <text:p text:style-name="P10">symbol. When the compiler encounters </text:p>
      <text:p text:style-name="P10">name within the program code, it is replaced with symbol. </text:p>
      <text:p text:style-name="P10"/>
      <text:p text:style-name="P10">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P10"/>
      <text:p text:style-name="P10"/>
      <text:p text:style-name="P10">'Macro created by v1ctor </text:p>
      <text:p text:style-name="P10">#define MAKDWORD(x,y) (cint(x) shl 16 or cint(y)) </text:p>
      <text:p text:style-name="P10"/>
      <text:p text:style-name="P10"/>
      <text:p text:style-name="P10">Dim myInt As Uinteger </text:p>
      <text:p text:style-name="P10"><text:soft-page-break/>Dim As Integer i, cnt </text:p>
      <text:p text:style-name="P10"/>
      <text:p text:style-name="P10"/>
      <text:p text:style-name="P10">'Store row 5 column 5 in a single uinteger </text:p>
      <text:p text:style-name="P10">myInt = MAKDWORD(5, 5) </text:p>
      <text:p text:style-name="P10"/>
      <text:p text:style-name="P10"/>
      <text:p text:style-name="P10">'Set the width and height of the console window </text:p>
      <text:p text:style-name="P10">Width 80, 25 </text:p>
      <text:p text:style-name="P10">'Print column headers </text:p>
      <text:p text:style-name="P10">cnt = 1 </text:p>
      <text:p text:style-name="P10">For i = 1 To 80</text:p>
      <text:p text:style-name="P10"/>
      <text:p text:style-name="P10"/>
      <text:p text:style-name="P10"><text:s/>'Print columns as 12345678901... </text:p>
      <text:p text:style-name="P10">If cnt = 10 Then</text:p>
      <text:p text:style-name="P10"/>
      <text:p text:style-name="P10"/>
      <text:p text:style-name="P10"><text:s/>cnt = 0 </text:p>
      <text:p text:style-name="P10">End If </text:p>
      <text:p text:style-name="P10">Locate 1, i </text:p>
      <text:p text:style-name="P10">'Convert to string so we don't get leading space </text:p>
      <text:p text:style-name="P10">Print Str(cnt) </text:p>
      <text:p text:style-name="P10">'Increment our counter </text:p>
      <text:p text:style-name="P10">cnt += 1 </text:p>
      <text:p text:style-name="P10"/>
      <text:p text:style-name="P10"/>
      <text:p text:style-name="P10">Next </text:p>
      <text:p text:style-name="P10">'Print row headers </text:p>
      <text:p text:style-name="P10">cnt = 2 </text:p>
      <text:p text:style-name="P10">For i = 2 To 25</text:p>
      <text:p text:style-name="P10"/>
      <text:p text:style-name="P10"/>
      <text:p text:style-name="P10"><text:s/>'Row numbers will be like col numbers </text:p>
      <text:p text:style-name="P10">If cnt = 10 Then</text:p>
      <text:p text:style-name="P10"/>
      <text:p text:style-name="P10"/>
      <text:p text:style-name="P10"><text:s/>cnt = 0 </text:p>
      <text:p text:style-name="P10">End If </text:p>
      <text:p text:style-name="P10">Locate i, 1 </text:p>
      <text:p text:style-name="P10">'Convert to string so we don't get leading space </text:p>
      <text:p text:style-name="P10">'We need the semicolon </text:p>
      <text:p text:style-name="P10">so a line feed isn't printed </text:p>
      <text:p text:style-name="P10">'on line 25 which would scroll screen. </text:p>
      <text:p text:style-name="P10">Print Str(cnt); </text:p>
      <text:p text:style-name="P10">'Increment our counter </text:p>
      <text:p text:style-name="P10">cnt += 1 </text:p>
      <text:p text:style-name="P10"/>
      <text:p text:style-name="P10"/>
      <text:p text:style-name="P10">Next </text:p>
      <text:p text:style-name="P10"><text:soft-page-break/></text:p>
      <text:p text:style-name="P10"/>
      <text:p text:style-name="P10">'Print out string on saved location </text:p>
      <text:p text:style-name="P10">Locate Hiword(myInt), Loword(myInt) </text:p>
      <text:p text:style-name="P10">Print "We stored the screen location in a single uinteger!" </text:p>
      <text:p text:style-name="P10"/>
      <text:p text:style-name="P10"/>
      <text:p text:style-name="P10">45 </text:p>
      <text:p text:style-name="P10">Sleep </text:p>
      <text:p text:style-name="P10">46 </text:p>
      <text:p text:style-name="P10">End </text:p>
      <text:p text:style-name="P10">47 </text:p>
      <text:p text:style-name="P10">48 </text:p>
      <text:p text:style-name="P10"/>
      <text:p text:style-name="P10"/>
      <text:p text:style-name="P10">Listing 3.5: makdword.bas </text:p>
      <text:p text:style-name="P10"/>
      <text:p text:style-name="P10"><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P10">In line 8, the variable myInt is initialized with the macro previously defined. The macro stores the screen locations, row 5 and column 5 in the high and low word of the integer variable. </text:p>
      <text:p text:style-name="P10"/>
      <text:p text:style-name="P10">In line 11 the Width statement is used to set the console screen to 80 columns and </text:p>
      <text:p text:style-name="P10">25 rows. The variable cnt, which will be used to print out the column and row headers, is set to 1. Lines 14 through 24 prints out the column headers using a For-Next loop. Line 19uses the Locate statement to set the cursor position and line 36 prints out the value. The numbers will range from 1 to 0 and then repeat. </text:p>
      <text:p text:style-name="P10"/>
      <text:p text:style-name="P10">In line 36 the Str function is used to convert the numeric value of cnt to a string so that the Print statement will not insert a leading space. Print inserts a leading space when printing numeric variables so they can accommodate a leading negative sign. Lines 26through 39 print out the row headers in the same fashion as the column headers. </text:p>
      <text:p text:style-name="P10"/>
      <text:p text:style-name="P10">In line 42 the two functions Hiword and Loword are used to retrieve the high and low bytes of the integer variable, which contain the row and column respectively. Line 45and 46 wait for a key press and end the program in the usual fashion. </text:p>
      <text:p text:style-name="P10"/>
      <text:p text:style-name="P10">The macro is defined in line 2 takes two parameters, x and y. The compiler will substitute MAKDWORD(x,y) with (cint(x) shl 16 or cint(y)) replacing x with the first </text:p>
      <text:p text:style-name="P10">number and y with the second number. Cint is used within the macro so that no matter </text:p>
      <text:p text:style-name="P10">what values are passed through x and y, the macro will always be working with integers.</text:p>
      <text:p text:style-name="P10">The operators or and shl will be discussed later in the book. </text:p>
      <text:p text:style-name="P10"/>
      <text:p text:style-name="P10">The Locate statement expects a row number and column number to position text on the screen. In line 42 we are using the two functions Hiword and Loword to return the high (most significant) and low (least significant) words of the integer myInt, which <text:soft-page-break/>contain the row and column numbers respectively. </text:p>
      <text:p text:style-name="P10"/>
      <text:p text:style-name="P10">Running the program will produce the following output. </text:p>
      <text:p text:style-name="P10"/>
      <text:p text:style-name="P10">12345678901234567890123456789012345678901234567890123456789012345678901234567890 </text:p>
      <text:p text:style-name="P10">2 </text:p>
      <text:p text:style-name="P10">3 </text:p>
      <text:p text:style-name="P10">4 </text:p>
      <text:p text:style-name="P10">5 We stored the screen location in a single uinteger! </text:p>
      <text:p text:style-name="P10">6</text:p>
      <text:p text:style-name="P10">Output 3.5: makdword.bas </text:p>
      <text:p text:style-name="P10"/>
      <text:p text:style-name="P10">#Define is fully explored in the chapter on symbolic constants later in the book. </text:p>
      <text:p text:style-name="P10"/>
      <text:p text:style-name="P10"/>
      <text:p text:style-name="P10">Decimal Rounding Functions </text:p>
      <text:p text:style-name="P10"/>
      <text:p text:style-name="P10">FreeBasic has two built-in rounding functions for use with decimal numbers. Table</text:p>
      <text:p text:style-name="P10"/>
      <text:p text:style-name="P10">4.2 lists the functions along with their explanations. </text:p>
      <text:p text:style-name="P10">Function Syntax Comment </text:p>
      <text:p text:style-name="P10">Int B = Int(expression) Returns an integer value less than or equal to the input. </text:p>
      <text:p text:style-name="P10">Fix B = Fix(expression) Returns the integer part of the input. </text:p>
      <text:p text:style-name="P10"/>
      <text:p text:style-name="P10">Table 3.2: FreeBasic Rounding Functions </text:p>
      <text:p text:style-name="P10"/>
      <text:p text:style-name="P10">As with the other conversion functions, this should be tested with both negative and positive numbers to see how the function behaves. The program intfix.bas listed below illustrates the results returned by the functions as well as their use with calculations. </text:p>
      <text:p text:style-name="P10"/>
      <text:p text:style-name="P10">1 </text:p>
      <text:p text:style-name="P10">'Create some double variables </text:p>
      <text:p text:style-name="P10">2 </text:p>
      <text:p text:style-name="P10">Dim As Double myDouble1 = 5.5, </text:p>
      <text:p text:style-name="P10">myDouble2 = 5.9 </text:p>
      <text:p text:style-name="P10">3 </text:p>
      <text:p text:style-name="P10">'Show rounding on negative and positive values </text:p>
      <text:p text:style-name="P10">4 </text:p>
      <text:p text:style-name="P10">Print "Doubles:", myDouble1, myDouble2 </text:p>
      <text:p text:style-name="P10">5 </text:p>
      <text:p text:style-name="P10">Print "Int:", Int(myDouble1), Int(myDouble2) </text:p>
      <text:p text:style-name="P10">6 </text:p>
      <text:p text:style-name="P10">Print "Fix:", Fix(myDouble1), Fix(myDouble2) </text:p>
      <text:p text:style-name="P10">7 </text:p>
      <text:p text:style-name="P10">Print </text:p>
      <text:p text:style-name="P10">8 </text:p>
      <text:p text:style-name="P10">'Try some calculation expressions </text:p>
      <text:p text:style-name="P10">9 </text:p>
      <text:p text:style-name="P10">myDouble1 = 15.78 </text:p>
      <text:p text:style-name="P10"><text:soft-page-break/>10 </text:p>
      <text:p text:style-name="P10">myDouble2 = 22.12 </text:p>
      <text:p text:style-name="P10">11 </text:p>
      <text:p text:style-name="P10">Print "Expression:",myDouble1;" +";myDouble2;" = "; Str(myDouble1 + myDouble2) </text:p>
      <text:p text:style-name="P10"/>
      <text:p text:style-name="P10"/>
      <text:p text:style-name="P10"/>
      <text:p text:style-name="P10">12 </text:p>
      <text:p text:style-name="P10">Print "Int:", Int(myDouble1 + myDouble2) </text:p>
      <text:p text:style-name="P10">13 </text:p>
      <text:p text:style-name="P10">Print "Fix:", Fix(myDouble1 + myDouble2) </text:p>
      <text:p text:style-name="P10">14 </text:p>
      <text:p text:style-name="P10">15 </text:p>
      <text:p text:style-name="P10">'Wait for key press </text:p>
      <text:p text:style-name="P10">16 </text:p>
      <text:p text:style-name="P10">Sleep </text:p>
      <text:p text:style-name="P10">17 </text:p>
      <text:p text:style-name="P10">End </text:p>
      <text:p text:style-name="P10">18 </text:p>
      <text:p text:style-name="P10"/>
      <text:p text:style-name="P10"/>
      <text:p text:style-name="P10">Listing 3.6: intfix.bas </text:p>
      <text:p text:style-name="P10"/>
      <text:p text:style-name="P10"><text:tab/>Analysis: Line 2 uses the alternative syntax for Dim to declare and initialize the working variables. Line 4 through 6 display the results of the conversion functions using 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P10">Lines 17 and 18 end the program in the usual way. </text:p>
      <text:p text:style-name="P10"/>
      <text:p text:style-name="P10">The result of running the program is shown in Output 4.6. </text:p>
      <text:p text:style-name="P10"/>
      <text:p text:style-name="P10">Doubles: 5.5 </text:p>
      <text:p text:style-name="P10">5.9 </text:p>
      <text:p text:style-name="P10">Int: 6 </text:p>
      <text:p text:style-name="P10">5 </text:p>
      <text:p text:style-name="P10">Fix: 5 </text:p>
      <text:p text:style-name="P10">5 </text:p>
      <text:p text:style-name="P10"/>
      <text:p text:style-name="P10"/>
      <text:p text:style-name="P10">Expression: 15.78 </text:p>
      <text:p text:style-name="P10">+ 22.12 = 6.34 </text:p>
      <text:p text:style-name="P10"/>
      <text:p text:style-name="P10"/>
      <text:p text:style-name="P10">Int: 6 </text:p>
      <text:p text:style-name="P10"/>
      <text:p text:style-name="P10"/>
      <text:p text:style-name="P10">Fix: 6 </text:p>
      <text:p text:style-name="P10"/>
      <text:p text:style-name="P10"/>
      <text:p text:style-name="P10"><text:soft-page-break/>Output 3.6: basinfuls </text:p>
      <text:p text:style-name="P10"/>
      <text:p text:style-name="P10">Notice that in the output Int returns a –6 for the input –5.5, since 6 is less than –</text:p>
      <text:p text:style-name="P10">5.5, and 5 for 5.9 since 5 is less than 6. Fix on the other hand truncates the decimal and </text:p>
      <text:p text:style-name="P10">returns the integer portion of the double. As you can see both functions will also work with an expression, in this myDouble1 + myDouble2. Which function you would use depends on what behavior you would need with negative numbers, as they both return similar results with positive numbers. </text:p>
      <text:p text:style-name="P10"/>
      <text:h text:style-name="P53" text:outline-level="2">A Look Ahead </text:h>
      <text:p text:style-name="P10"/>
      <text:p text:style-name="P10">In addition to the built-in conversion functions, there are a number of functions </text:p>
      <text:p text:style-name="P10">available in the C Runtime Library, which is the subject of the next chapter. </text:p>
      <text:p text:style-name="P10"/>
      <text:p text:style-name="P10"/>
      <text:h text:style-name="P53" text:outline-level="2">Exercises </text:h>
      <text:p text:style-name="P10"/>
      <text:p text:style-name="P10">1) How do you stop your program from printing a carriage return at the end of a line? </text:p>
      <text:p text:style-name="P10">2) What function would you use to convert an unknown value to a Double? </text:p>
      <text:p text:style-name="P10">3) What function would you use to convert an unknown value to an Integer? </text:p>
      <text:p text:style-name="P10">4) What would be the result of the equation 5 / 2 if assigned to an Integer? </text:p>
      <text:p text:style-name="P10">5) How do the functions Int() and Fix() differ in their results? </text:p>
      <text:p text:style-name="P10"/>
      <text:p text:style-name="P10"/>
      <text:h text:style-name="Heading_20_1" text:outline-level="1"/>
      <text:h text:style-name="P60" text:outline-level="1">Chapter 4 Introduction to the C Runtime Library </text:h>
      <text:p text:style-name="P10"/>
      <text:p text:style-name="P10">One of the original motivations for creating FreeBasic was to provide an easy to use </text:p>
      <text:p text:style-name="P10">wrapper for the C Runtime Library according to Andre Victor, the language creator.</text:p>
      <text:p text:style-name="P10">FreeBasic is as advanced as it is today because many of the functions are wrappers forth runtime functions, which simplified the creation of the language. </text:p>
      <text:p text:style-name="P10"/>
      <text:p text:style-name="P10">Since FreeBasic uses the C runtime library, you can use it as well in your programs,</text:p>
      <text:p text:style-name="P10">and there are a number of very useful conversion functions available. The function definitions are contained in the header file crt.bi, and you gain access to those functions by using the #Include directive. </text:p>
      <text:p text:style-name="P10"/>
      <text:p text:style-name="P10">Caution Not all the functions listed in the various bi files in the CRT folder </text:p>
      <text:p text:style-name="P10">have been implemented in FreeBasic. If you get an error similar to the following[path/filename].o:fake:(.text+0x16c): undefined reference to `rint', where path/filename is your program's path and filename, then the function you are trying to use is not supported.</text:p>
      <text:p text:style-name="P10">This is a linker error and indicates that the linker was not able to find the referenced </text:p>
      <text:p text:style-name="P10">function. There are also a number of functions and structures that will only work in Windows and some that are GNU Extensions and will only work on Linux. </text:p>
      <text:p text:style-name="P10"/>
      <text:h text:style-name="Heading_20_2" text:outline-level="2">The #Include Directive </text:h>
      <text:p text:style-name="P10"/>
      <text:p text:style-name="P10">The syntax for the #Include directive is #Include [Once] “filename.ext”. </text:p>
      <text:p text:style-name="P10">Remember that a compiler directive instructs the compiler to do something, and in this case, it instructs the compiler to include the file “filename.ext” when compiling. When the compiler reads this directive, it stops reading the current file and starts reading the included file. If the included file also has an #Include directive, then that file is read in as </text:p>
      <text:p text:style-name="P10">well. You can have up to 16 nested includes per program. To use the runtime conversion functions in your own program you would add #Include Once “crt.bi” at the top of </text:p>
      <text:p text:style-name="P10">your program. </text:p>
      <text:p text:style-name="P10"/>
      <text:p text:style-name="P10">The file extension bi stands for “basic include” and is usually declaration statements and/or subroutines and functions. The crt.bi file is located in the inc folder of </text:p>
      <text:p text:style-name="P10">your FreeBasic installation. If a bi file is not located in the folder where the program is being compiled, the compiler will look in the inc folder for the file. If it can’t find the file, it will issue an error. You can also include a path with the filename if you keep your include files in a common folder besides the inc folder. </text:p>
      <text:p text:style-name="P10"/>
      <text:p text:style-name="P10">If you look at the contents of crt.bi you see that the file simply includes other file sand references the library that contains the actual function code. </text:p>
      <text:p text:style-name="P10"/>
      <text:p text:style-name="P10">1 </text:p>
      <text:p text:style-name="P10">#ifndef __CRT_BI__ </text:p>
      <text:p text:style-name="P10">2 </text:p>
      <text:p text:style-name="P10">#define __CRT_BI__ </text:p>
      <text:p text:style-name="P10"><text:soft-page-break/>3 </text:p>
      <text:p text:style-name="P10">4 </text:p>
      <text:p text:style-name="P10">#ifdef __FB_WIN32__ </text:p>
      <text:p text:style-name="P10">5 </text:p>
      <text:p text:style-name="P10"># inclib "msvcrt" </text:p>
      <text:p text:style-name="P10">6 </text:p>
      <text:p text:style-name="P10">#endif </text:p>
      <text:p text:style-name="P10">7 </text:p>
      <text:p text:style-name="P10">8 </text:p>
      <text:p text:style-name="P10">#include once "CRT/string.bi" </text:p>
      <text:p text:style-name="P10"/>
      <text:p text:style-name="P10"/>
      <text:p text:style-name="P10">9 </text:p>
      <text:p text:style-name="P10">#include once "CRT/math.bi" </text:p>
      <text:p text:style-name="P10">10 </text:p>
      <text:p text:style-name="P10">#include once "CRT/time.bi" </text:p>
      <text:p text:style-name="P10">11 </text:p>
      <text:p text:style-name="P10">#include once "CRT/wchar.bi" </text:p>
      <text:p text:style-name="P10">12 </text:p>
      <text:p text:style-name="P10">#include once "CRT/stdlib.bi" </text:p>
      <text:p text:style-name="P10">13 </text:p>
      <text:p text:style-name="P10">#include once "CRT/stdio.bi" </text:p>
      <text:p text:style-name="P10">14 </text:p>
      <text:p text:style-name="P10">#include once "CRT/io.bi" </text:p>
      <text:p text:style-name="P10">15 </text:p>
      <text:p text:style-name="P10">#include once "CRT/errno.bi" </text:p>
      <text:p text:style-name="P10">16 </text:p>
      <text:p text:style-name="P10">17 </text:p>
      <text:p text:style-name="P10">#endif ' __CRT_BI__ </text:p>
      <text:p text:style-name="P10"/>
      <text:p text:style-name="P10"/>
      <text:p text:style-name="P10">Listing 4.1: crt.bi </text:p>
      <text:p text:style-name="P10"/>
      <text:p text:style-name="P10"><text:tab/>Analysis: Crt.bi contains a number of compiler directives, the statements that start with the # character to control the compilation process. In line the directive #ifndef means “if not defined”. If the symbol __CRT_BI__ has not already been defined, then line2 will define the symbol. The #ifdef directive in line 4 means “if defined”. If the compiler is running on a Win32 machine, the symbol __FB_WIN32__ will be defined which will include the library "msvcrt" on line 5 with the #inclib directive which means “include library”. The #endif on line 6 closes the opening #ifdef on line 4. Under Windows,</text:p>
      <text:p text:style-name="P10">FreeBasic uses the Microsoft Runtime which is contained in the dynamic link library (DLL)</text:p>
      <text:p text:style-name="P10">msvcrt.dll. </text:p>
      <text:p text:style-name="P10"/>
      <text:p text:style-name="P10">Line 8 through 15 include each of the individual declaration files that make up the C runtime library. The “#include once” directive ensures that the individual include files are only added once, even if another module includes them. The #endif on line 17 is used to close the #ifndef on line 1. </text:p>
      <text:p text:style-name="P10"/>
      <text:p text:style-name="P10">Notice that the #Include directive use the Once modifier which tells the compiler that <text:soft-page-break/>this file should only be loaded once, even if a subsequent file uses the same#Include. This is to prevent duplicate definition errors. It is always good practice to use the Once modifier in your own includes. </text:p>
      <text:p text:style-name="P10"/>
      <text:p text:style-name="P10">Notice that the different files being included are located in the inc/CRT folder. This is an example of setting the path for the #Include if they should be in a different folder.</text:p>
      <text:p text:style-name="P10">Many of the third-party library bi files are in their own sub folders, just to keep things a bit more organized. The conversion functions we will be examining in this chapter are contained the file CRT/math.bi. </text:p>
      <text:p text:style-name="P10"/>
      <text:p text:style-name="P10">The #Inclib directive above the include list tells the compiler what library contains the functions. Library files are compiled subroutines, functions and symbols that define the functionality of the library. Lib files located in the lib folder of your FreeBasic installation.</text:p>
      <text:p text:style-name="P10">They are usually named filename.a for static libraries and filename.dll.a for dynamic link libraries. If you look in the lib folder you will also see some filename.o files. Theseare object files. Object files contain pre-parsed code that can be linked to an executable file or to a library file. </text:p>
      <text:p text:style-name="P10"/>
      <text:p text:style-name="P10">Caution If you open one of the bi files in the inc folder, which you may need to do from time to time to see what parameters a function requires or to see the return type of </text:p>
      <text:p text:style-name="P10"/>
      <text:p text:style-name="P10">a function, be sure not to change anything in the file. You should always open the files in read-only mode if your editor provides that functionality. </text:p>
      <text:p text:style-name="P10"/>
      <text:h text:style-name="Heading_20_2" text:outline-level="2">The Declaration Statement </text:h>
      <text:p text:style-name="P10"/>
      <text:p text:style-name="P10">If you look at math.bi you will see a number of Declaration statements. A declaration statement is a function prototype that tells the compiler that there is a function definition somewhere in the program code, or in a library or an external dll. This forward reference is used so that the compiler won’t complain if the function or sub is called before it finds the actual code for the function. Once you understand how to interpret a declaration statement, you will be able to use any function in the run time library. </text:p>
      <text:p text:style-name="P10"/>
      <text:p text:style-name="P10">To understand the components of a declaration statement, here is the declaration statement for the ceil function in math.bi. The ceil function rounds a decimal value up to the nearest integer. That is, 1.5 would become 2. </text:p>
      <text:p text:style-name="P10"/>
      <text:p text:style-name="P10">Declare function ceil decline Alias "ceil" (byval as double) as double </text:p>
      <text:p text:style-name="P10"/>
      <text:p text:style-name="P10"/>
      <text:p text:style-name="P10">You can break this declare down into the following functional sections. </text:p>
      <text:p text:style-name="P10"/>
      <text:p text:style-name="P10">• </text:p>
      <text:p text:style-name="P10">Declare: This is the keyword for a declare statement. </text:p>
      <text:p text:style-name="P10">• </text:p>
      <text:p text:style-name="P10">Function: This can either be Function, to indicate that this procedure returns a value, or Sub, which indicates that the procedure does not return a value. </text:p>
      <text:p text:style-name="P10">• </text:p>
      <text:p text:style-name="P10"><text:soft-page-break/>Ceil: This is the name of the function and the name that you would use in your code. Do not use the name after Alias. </text:p>
      <text:p text:style-name="P10">• </text:p>
      <text:p text:style-name="P10">Cdecl: This is the function's method of passing arguments. When calling an </text:p>
      <text:p text:style-name="P10">external function, parameters must be pushed on the stack in the correct order so that the function can pop the parameters off the stack correctly. Cdecl stands for C Declare, and passes the arguments from right to left using the C convention of parameter passing. The Pascal calling convention pushes arguments from left tonight and is used when calling functions created in the Pascal language. The Stdcall calling convention pushes arguments from right to left and is used in Basic libraries and Windows API. </text:p>
      <text:p text:style-name="P10">• </text:p>
      <text:p text:style-name="P10">Alias: This is an alternate name that is used by the linker when your code is linked to other languages. You use an alias in case there is a function in the target language that has the same name as your function. </text:p>
      <text:p text:style-name="P10">• </text:p>
      <text:p text:style-name="P10">(): The values inside the parenthesis are the parameters that the function or sub expects. Ceil expects one parameter, a double-type value. If the function expects multiple parameters, then commas will separate them. A parameter can be any of the FreeBasic data types or a composite type. Many of the runtime functions require pointers to other data types or data structures. </text:p>
      <text:p text:style-name="P10">• </text:p>
      <text:p text:style-name="P10">By Val: The byval (by value) keyword indicates that the value being passed to the function is a copy of the data, and not the actual data itself. This is to prevent accidentally changing the actual data within a function. You can also use ByRef(by reference) which passes the address of the data to the function, and any changes in the parameter are reflected in the actual data. By Val is the default behavior in current versions of the compiler. </text:p>
      <text:p text:style-name="P10"/>
      <text:p text:style-name="P10">• </text:p>
      <text:p text:style-name="P10">As [data type]: The As keyword after the parameter list indicates the return type of the function. Subs do not have a return type so there isn’t an As clause after the parameter list. </text:p>
      <text:p text:style-name="P10">Notice that the ceil function returns a double and not an integer, even though the conversion function rounds off the decimal portion. This is to prevent integer overflow for very large numbers. Even though ceil, and the other runtime conversion functions return a double you can implicitly convert them to integers by simply assigning the return to an integer variable or using the Cast function. Be sure to use an integer data type with a large enough range for the result. </text:p>
      <text:p text:style-name="P10"/>
      <text:p text:style-name="P10">To use Ceil in your program you would write myDouble = Ceil(aDouble) or myInt = </text:p>
      <text:p text:style-name="P10">Ceil(aDouble). All declaration statements follow the same pattern as Ceil. </text:p>
      <text:p text:style-name="P10"/>
      <text:p text:style-name="P10">DLLs created with Visual Basic 6tm and below are COM objects and not standard DLLs. In order to use VB6 DLLs with FreeBasic you will need to create a COM interface to access the DLL functions. Creating a COM interface is a complicated topic and is beyond the scope of this book. </text:p>
      <text:p text:style-name="P10"/>
      <text:h text:style-name="Heading_20_2" text:outline-level="2"><text:soft-page-break/>Runtime Conversion Functions </text:h>
      <text:p text:style-name="P10"/>
      <text:p text:style-name="P10">Table 5.1 lists some of the more useful conversion routines contained within the </text:p>
      <text:p text:style-name="P10">runtime library along with he syntax and some comments about the function. </text:p>
      <text:p text:style-name="P10"/>
      <text:p text:style-name="P10">Function Syntax Comment </text:p>
      <text:p text:style-name="P10">Ceil B = Ceil(double-type expression) </text:p>
      <text:p text:style-name="P10">Ceil returns the nearest </text:p>
      <text:p text:style-name="P10">integer greater than expression. </text:p>
      <text:p text:style-name="P10">Floor B = Floor(double-type expression) </text:p>
      <text:p text:style-name="P10">Floor returns the nearest </text:p>
      <text:p text:style-name="P10">integer less than expression. </text:p>
      <text:p text:style-name="P10">Modf B = Modf(double-type expression, double-type pointer) </text:p>
      <text:p text:style-name="P10">Modf returns the fractions </text:p>
      <text:p text:style-name="P10">part of expression and the integer part of expression in the double-type pointer. The integer part of expression is rounded towards zero. </text:p>
      <text:p text:style-name="P10"/>
      <text:p text:style-name="P10">Table 4.1: Runtime Conversion Functions </text:p>
      <text:p text:style-name="P10"/>
      <text:p text:style-name="P10">It would require another book to examine all the functions in the runtime library. Thereunto functions presented in this book were selected because of their usefulness and to supplement FreeBasic’s built-in functions. </text:p>
      <text:p text:style-name="P10"/>
      <text:p text:style-name="P10">Modf deserves special mention. A function can only return a single value, the value defined in the As clause after the parameter list. This does not mean however that you cannot return more than one value from a function. Any additional values a function returns must be returned through the parameter list. One way to do this is to use thereby keyword on parameters. Any changes made to a byre parameter changes the actual data. However, you cannot use byre on external libraries, due to differences in </text:p>
      <text:p text:style-name="P10"/>
      <text:p text:style-name="P10"/>
      <text:p text:style-name="P10">calling procedures, so pointers are used instead. There are two ways to pass pointer data to a function; by explicitly declaring a pointer data type which you will see in the chapter on pointers, or by using the AddressOf operator which is explained here. </text:p>
      <text:p text:style-name="P10"/>
      <text:h text:style-name="Heading_20_2" text:outline-level="2">The AddressOf Operator @ </text:h>
      <text:p text:style-name="P10"/>
      <text:p text:style-name="P10">When the compiler creates a variable, it allocates a portion of memory equal to the size of the data type. For an integer it would allocate 4 bytes and for a double it would allocate 8 bytes. Each memory location has an address associated with it so that the CPU can move data into and out of the memory location. When the compiler allocates the memory, the operating system returns an address for the memory location so that the compiler can access that location. When you are working with variables you are actually working with an addressable memory location in the computer. You don't have to worry about the address since the compiler handles all those details for you; you can just use the variable in your program. </text:p>
      <text:p text:style-name="P10"/>
      <text:p text:style-name="P10">However, when you need to call a function like Modf that requires a pointer to <text:soft-page-break/>variable, then you need to know the address of the variable so you can pass it to the function. Why can't you just use the variable name, since it is an alias for the memory location? The answer is in the declaration of Modf shown in listing 5.3. </text:p>
      <text:p text:style-name="P10"/>
      <text:p text:style-name="P10">declare function modf decline alias "modf" (byval as double, byval as double ptr) as double </text:p>
      <text:p text:style-name="P10"/>
      <text:p text:style-name="P10"/>
      <text:p text:style-name="P10">Listing 4.2: Modf Declaration </text:p>
      <text:p text:style-name="P10"/>
      <text:p text:style-name="P10">Notice that the second parameter is defined as byval and the data type is a pointer(ptr) to a double-type variable. Remember that byval means “make a copy of the contents of the parameter and use it in the function.” If you were to simply use the variable name, you would be passing the contents of the memory location, whatever is in the variable,and not its address. </text:p>
      <text:p text:style-name="P10"/>
      <text:p text:style-name="P10">When you use a regular variable in your program, you are working with the actual data in the memory location associated with the variable. That is, a variable = data. If you define myInt as an integer and set it equal to 5, when you print myInt to the screen you will see 5. The pointer data type is unique in that what it contains isn't data, that is a value like 134, rather it contains the address of a memory location. A pointer = memory address. If you were to print a pointer to the screen you would see a number that doesn't make much sense, since what you are looking at isn't the data in the memory location,</text:p>
      <text:p text:style-name="P10">but the address of the data in memory. </text:p>
      <text:p text:style-name="P10"/>
      <text:p text:style-name="P10">When you first create a pointer, it doesn't point to anything. This is called a Null pointer. There are a number of ways to initialize the pointer, but one method is to use the Address Of operator. If you create a pointer variable such as myIntPtr you could initialize that pointer with code like myIntPtr = @myInt. The @ is the AddressOf operator, and this code snippet sets myIntPtr to the address of myInt. In other words, an initialized pointer variable and the AddressOf operator both return the same value, a memory address. </text:p>
      <text:p text:style-name="P10"/>
      <text:p text:style-name="P10">We can use this concept in the Modf function. Rather than creating a pointer variable, we can create a double-type variable and then use this variable with the Address Of operator for the return parameter. Remember that you were able to use expressions with the built-in numeric conversion functions. Using the AddressOf operator with a variable is an expression which will be evaluated and the result, the variable address, will be passed along to the function. </text:p>
      <text:p text:style-name="P10"/>
      <text:p text:style-name="P10"/>
      <text:p text:style-name="P10">The following short program illustrates this concept. </text:p>
      <text:p text:style-name="P10"/>
      <text:p text:style-name="P10"/>
      <text:p text:style-name="P10">1 </text:p>
      <text:p text:style-name="P10">2 </text:p>
      <text:p text:style-name="P10">3 </text:p>
      <text:p text:style-name="P10">4 </text:p>
      <text:p text:style-name="P10">5 </text:p>
      <text:p text:style-name="P10">6 </text:p>
      <text:p text:style-name="P10">7 </text:p>
      <text:p text:style-name="P10"><text:soft-page-break/>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
      <text:p text:style-name="P10"/>
      <text:p text:style-name="P10">'Need to include the runtime library </text:p>
      <text:p text:style-name="P10">#include "crt.bi" </text:p>
      <text:p text:style-name="P10"/>
      <text:p text:style-name="P10"/>
      <text:p text:style-name="P10">'Set up some variables </text:p>
      <text:p text:style-name="P10">Dim As Double myDouble, FracPart, IntPart </text:p>
      <text:p text:style-name="P10"/>
      <text:p text:style-name="P10"/>
      <text:p text:style-name="P10">'Set the value we want to convert </text:p>
      <text:p text:style-name="P10">myDouble = 12.56 </text:p>
      <text:p text:style-name="P10">'Call the function. Notice that we are using the addressof </text:p>
      <text:p text:style-name="P10">'operator @ on IntPart. </text:p>
      <text:p text:style-name="P10">FracPart = modf(myDouble, @IntPart) </text:p>
      <text:p text:style-name="P10">'Get the result. </text:p>
      <text:p text:style-name="P10">Print "myDouble = ";myDouble </text:p>
      <text:p text:style-name="P10">Print "Fractional part:";FracPart </text:p>
      <text:p text:style-name="P10">Print "Integer part:";IntPart </text:p>
      <text:p text:style-name="P10"/>
      <text:p text:style-name="P10"/>
      <text:p text:style-name="P10">Sleep </text:p>
      <text:p text:style-name="P10">End </text:p>
      <text:p text:style-name="P10"/>
      <text:p text:style-name="P10"/>
      <text:p text:style-name="P10">Listing 4.3: addressof.bas </text:p>
      <text:p text:style-name="P10"/>
      <text:p text:style-name="P10"><text:tab/>Analysis: In line 1 the crt.bi is included in this program so that all the supported functions will be available to the program. In line 5 all of the working variables are declared. In line 8, the variable to be operated on is set to a decimal value. The Modf function is called in line 11 using the AddressOf operator to retrieve the integer portion of the return value. The fractional portion of the return value is loaded into the FracPart variable. Line 13 through 15 print out the values returned from the function. The program is closed in the usual way in lines 17 and 18. </text:p>
      <text:p text:style-name="P10"/>
      <text:p text:style-name="P10">In line 5 we dimension the variables we will use: myDouble is the value we want to convert, FracPart is the value returned by the function and IntPart is the return value that <text:soft-page-break/>will be passed through the second parameter, the pointer. Notice in line 11 we are using the AddressOf operator in conjunction with our regular double-type variable. </text:p>
      <text:p text:style-name="P10"/>
      <text:p text:style-name="P10">Here is the output of the program. </text:p>
      <text:p text:style-name="P10"/>
      <text:p text:style-name="P10">myDouble = 12.56 </text:p>
      <text:p text:style-name="P10"/>
      <text:p text:style-name="P10"/>
      <text:p text:style-name="P10">Fractional part: 0.560000000000001 </text:p>
      <text:p text:style-name="P10"/>
      <text:p text:style-name="P10"/>
      <text:p text:style-name="P10">Integer part: 12 </text:p>
      <text:p text:style-name="P10"/>
      <text:p text:style-name="P10"/>
      <text:p text:style-name="P10">Output 4.1: addressof.bas </text:p>
      <text:p text:style-name="P10"/>
      <text:p text:style-name="P10">The return value of the function, .56, is the fractional part and the integer part 12,</text:p>
      <text:p text:style-name="P10">is the value returned through the parameter. The series of zeros ending in a 1 after the </text:p>
      <text:p text:style-name="P10"/>
      <text:p text:style-name="P10"/>
      <text:p text:style-name="P10">.56 is the result of the precision conversion you will get with a double value. Remember in the previous sections it was mentioned that double and single data types are prone to rounding errors. Here you see why this is true. </text:p>
      <text:p text:style-name="P10"/>
      <text:p text:style-name="P10">Caution When you are dealing with a pointer parameter, you must be sure to pass the correct data type to the parameter. In the case of Modf, it is expecting a double-type pointer which is 8 bytes. If you pass the incorrect pointer type to a function, it may not do anything at all, or it may try to write to 8 bytes of memory. If the function tries to write to more memory than has been allocated you will see the infamous General Protection Fault message and your program will be shut down. Always use the proper pointer type with pointer parameters. General Protection Fault is a Windows term and is equivalent to a Segmentation Fault on Linux. </text:p>
      <text:p text:style-name="P10"/>
      <text:h text:style-name="Heading_20_2" text:outline-level="2">Testing the Runtime Conversion Functions </text:h>
      <text:p text:style-name="P10"/>
      <text:p text:style-name="P10">As you did with the other conversion functions, you should test these functions with both positive and negative numbers to see how they behave. </text:p>
      <text:p text:style-name="P10"/>
      <text:p text:style-name="P10">1 </text:p>
      <text:p text:style-name="P10">'Need to include the runtime library </text:p>
      <text:p text:style-name="P10">2 </text:p>
      <text:p text:style-name="P10">#include "crt.bi" </text:p>
      <text:p text:style-name="P10">3 </text:p>
      <text:p text:style-name="P10">4 </text:p>
      <text:p text:style-name="P10">'Set up some variables </text:p>
      <text:p text:style-name="P10">5 </text:p>
      <text:p text:style-name="P10">Dim As Double myDouble = 12.56, myDouble2 = 12.56 </text:p>
      <text:p text:style-name="P10"><text:soft-page-break/>6 </text:p>
      <text:p text:style-name="P10">7 </text:p>
      <text:p text:style-name="P10">'Show the various conversion functions with </text:p>
      <text:p text:style-name="P10">8 </text:p>
      <text:p text:style-name="P10">'positive and negative numbers. </text:p>
      <text:p text:style-name="P10">9 </text:p>
      <text:p text:style-name="P10">Print "Ceil with";myDouble;" returns ";Ceil(myDouble) </text:p>
      <text:p text:style-name="P10">10 </text:p>
      <text:p text:style-name="P10">Print "Ceil with ";myDouble2;" returns ";Ceil(myDouble2) </text:p>
      <text:p text:style-name="P10">11 </text:p>
      <text:p text:style-name="P10">Print </text:p>
      <text:p text:style-name="P10">12 </text:p>
      <text:p text:style-name="P10">Print "Floor with";myDouble;" returns ";Floor(myDouble) </text:p>
      <text:p text:style-name="P10">13 </text:p>
      <text:p text:style-name="P10">Print "Floor with ";myDouble2;" returns ";Floor(myDouble2) </text:p>
      <text:p text:style-name="P10">14 </text:p>
      <text:p text:style-name="P10">Print </text:p>
      <text:p text:style-name="P10">15 </text:p>
      <text:p text:style-name="P10">16 </text:p>
      <text:p text:style-name="P10">'Wait for a key press </text:p>
      <text:p text:style-name="P10">17 </text:p>
      <text:p text:style-name="P10">Sleep </text:p>
      <text:p text:style-name="P10">18 </text:p>
      <text:p text:style-name="P10">End </text:p>
      <text:p text:style-name="P10">19 </text:p>
      <text:p text:style-name="P10">20 </text:p>
      <text:p text:style-name="P10"/>
      <text:p text:style-name="P10"/>
      <text:p text:style-name="P10">Listing 4.4: crtfunc.bas </text:p>
      <text:p text:style-name="P10"/>
      <text:p text:style-name="P10"><text:tab/>Analysis: Since these are C runtime functions, the crt.bi is included in line 2. Line 5 </text:p>
      <text:p text:style-name="P10">shows the declaration of the working variables in the program, once again using the alternate Dim syntax. Lines 9 through 14 print out the return values of the functions with both positive and negative numbers. Lines 17 and 18 close the program. </text:p>
      <text:p text:style-name="P10"/>
      <text:p text:style-name="P10"/>
      <text:p text:style-name="P10">Line 2 in the program includes the crt.bi which is required for using any of the run time functions. In line 5 the two working double-type variables are dimensioned and initialized. As you can see, calling the runtime functions is exactly the same as calling any of the FreeBasic built-in functions. Running the program will produce the following </text:p>
      <text:p text:style-name="P10">output. </text:p>
      <text:p text:style-name="P10"/>
      <text:p text:style-name="P10">Ceil with 12.56 returns 13 </text:p>
      <text:p text:style-name="P10"/>
      <text:p text:style-name="P10"/>
      <text:p text:style-name="P10">Ceil with 12.56 </text:p>
      <text:p text:style-name="P10">returns 12 </text:p>
      <text:p text:style-name="P10"/>
      <text:p text:style-name="P10"/>
      <text:p text:style-name="P10">Floor with 12.56 returns 12 </text:p>
      <text:p text:style-name="P10"><text:soft-page-break/></text:p>
      <text:p text:style-name="P10"/>
      <text:p text:style-name="P10">Floor with 12.56 </text:p>
      <text:p text:style-name="P10">returns 13 </text:p>
      <text:p text:style-name="P10"/>
      <text:p text:style-name="P10"/>
      <text:p text:style-name="P10">Output 4.2: crtfunc.bas </text:p>
      <text:p text:style-name="P10"/>
      <text:p text:style-name="P10">As you can see in the output, Ceil returns the nearest integer greater than the value. 13 is greater than 12 and -12 is less negative than -12.56. Floor does just the opposite; it returns the nearest integer less than the value. 12 is less than 12.56 and -13is more negative than -12.56. </text:p>
      <text:p text:style-name="P10"/>
      <text:h text:style-name="Heading_20_2" text:outline-level="2">A Look Ahead </text:h>
      <text:p text:style-name="P10"/>
      <text:p text:style-name="P10">Normally when you use numbers in your program, you are going to do some sort of calculation with them. In the next chapter you will see FreeBasic's arithmetic operators,</text:p>
      <text:p text:style-name="P10">learn about operator precedence and explore the bits that make up a number. </text:p>
      <text:p text:style-name="P10"/>
      <text:p text:style-name="P10"/>
      <text:h text:style-name="Heading_20_2" text:outline-level="2">Exercises </text:h>
      <text:p text:style-name="P10"/>
      <text:p text:style-name="P10">1) What is the extension of files that normally contain function declarations for libraries? </text:p>
      <text:p text:style-name="P10">2) What is the difference between the Ceil() and Floor() functions in the C run time library? </text:p>
      <text:p text:style-name="P10">3) What compiler directive is used to add additional files before compilation? </text:p>
      <text:p text:style-name="P10">4) What is a common cause of a Segmentation Fault or General Protection Fault? </text:p>
      <text:p text:style-name="P10"/>
      <text:h text:style-name="Heading_20_1" text:outline-level="1"/>
      <text:h text:style-name="P60" text:outline-level="1">Chapter 5 Arithmetic Operators </text:h>
      <text:p text:style-name="P10"/>
      <text:h text:style-name="Heading_20_2" text:outline-level="2">Arithmetic Operators </text:h>
      <text:p text:style-name="P10"/>
      <text:p text:style-name="P10">The Table 6.1 lists all the arithmetic operators in FreeBasic. In the table below, the operators will work on two or more expressions, where expression is a number, variable or another expression. The square brackets in the syntax column indicate optional additional expressions. </text:p>
      <text:p text:style-name="P10"/>
      <text:p text:style-name="P10">Function Syntax Comment </text:p>
      <text:p text:style-name="P10">+ (Addition) B = expression +</text:p>
      <text:p text:style-name="P10">expression [ + expression…] </text:p>
      <text:p text:style-name="P10">Returns the sum of two or </text:p>
      <text:p text:style-name="P10">more expressions.</text:p>
      <text:p text:style-name="P10">Expression can be a number, variable or another </text:p>
      <text:p text:style-name="P10">expression. </text:p>
      <text:p text:style-name="P10">- (Subtraction) B = expression – expression[ - expression…] </text:p>
      <text:p text:style-name="P10">Returns the difference </text:p>
      <text:p text:style-name="P10">between two or more </text:p>
      <text:p text:style-name="P10">expressions. </text:p>
      <text:p text:style-name="P10">* (Multiplication) B = expression * expression[ * expression…] </text:p>
      <text:p text:style-name="P10">Returns the product of two or more expressions. </text:p>
      <text:p text:style-name="P10">/ (Division) B = expression / expression[ / expression…] </text:p>
      <text:p text:style-name="P10">Returns the division of two </text:p>
      <text:p text:style-name="P10">or more expression. The result implicitly converted to the target data type. That is,</text:p>
      <text:p text:style-name="P10">if B is an integer, the result will be rounded, if B is a </text:p>
      <text:p text:style-name="P10">double or single, the result will be a decimal number. </text:p>
      <text:p text:style-name="P10">Note: If the second </text:p>
      <text:p text:style-name="P10">expression evaluates to zero(0), then a runtime error will </text:p>
      <text:p text:style-name="P10">occur. </text:p>
      <text:p text:style-name="P10">\ (Integer Division) B = expression \ expression[ \ expression…] </text:p>
      <text:p text:style-name="P10">Returns the integer result of division of two or more </text:p>
      <text:p text:style-name="P10">expressions. The result is implicitly converted to an integer. </text:p>
      <text:p text:style-name="P10">Note: If the second </text:p>
      <text:p text:style-name="P10">expression evaluates to zero(0), then a runtime error will </text:p>
      <text:p text:style-name="P10">occur. </text:p>
      <text:p text:style-name="P10">^ (Exponentiation) B = expression^value Returns the result of raising expression to the power of value. That is 2^2 = 2*2. </text:p>
      <text:p text:style-name="P10">MOD (Modulo) B = expression MOD Returns the remainder of </text:p>
      <text:p text:style-name="P10"/>
      <text:p text:style-name="P10"/>
      <text:p text:style-name="P20"/>
      <text:p text:style-name="P10">Function Syntax Comment </text:p>
      <text:p text:style-name="P10">expression the implicit division of the expressions as an integer result. If expression is a decimal value, expression is rounded before the division. </text:p>
      <text:p text:style-name="P10">- (Negation) B = - expression Returns the negated valueof expression. This is the same as multiplying by –1. If expression is positive, B will negative. If expression is negative, B will positive. </text:p>
      <text:p text:style-name="P10">( ) (Parenthesis) B = expression operator </text:p>
      <text:p text:style-name="P10">( expression [operator expression [ (…]) </text:p>
      <text:p text:style-name="P10">Forces evaluation of </text:p>
      <text:p text:style-name="P10">expression. Parenthesis can be nested, but must be </text:p>
      <text:p text:style-name="P10">closed properly or a compile error will occur. </text:p>
      <text:p text:style-name="P10"/>
      <text:p text:style-name="P10">Table 5.1: Arithmetic Operators </text:p>
      <text:p text:style-name="P10"/>
      <text:p text:style-name="P10">You should be familiar with most of these operators from math class. Integer division is used when you are not concerned about the remainder of the division process.</text:p>
      <text:p text:style-name="P10">The Mod operator has several uses including executing some code only at certain times,</text:p>
      <text:p text:style-name="P10">and for creating wrap-around functions such as are likely to occur when a sprite reaches the edge of the screen and needs to wrap around to the other side. </text:p>
      <text:p text:style-name="P10"/>
      <text:p text:style-name="P10">When using these operators together in single statement, you must b aware of how FreeBasic evaluates the expression. For example, does 5 + 6 * 3 equal 33 or does it equal 23? FreeBasic evaluates expressions based on precedence rules, that is, rules that describe what gets evaluated when. Table 6.2 lists the precedence rules for the arithmetic operators. The order of precedence is the same order as the listing; that is the top row has the highest precedence, while lower rows have lower precedence. </text:p>
      <text:p text:style-name="P10"/>
      <text:p text:style-name="P10">Operator </text:p>
      <text:p text:style-name="P10">( ) (Parenthesis) </text:p>
      <text:p text:style-name="P10">^ (Exponentiation) </text:p>
      <text:p text:style-name="P10">- (Negation) </text:p>
      <text:p text:style-name="P10">*, / (Multiplication and division) </text:p>
      <text:p text:style-name="P10">\ (Integer division) </text:p>
      <text:p text:style-name="P10">MOD (Modulus) </text:p>
      <text:p text:style-name="P10">SHL, SHR (Shift bit left and shift bit right) </text:p>
      <text:p text:style-name="P10">+, - (Addition and subtraction) </text:p>
      <text:p text:style-name="P10"/>
      <text:p text:style-name="P10">Table 5.2: Precedence of Arithmetic Operators </text:p>
      <text:p text:style-name="P10"/>
      <text:p text:style-name="P10"/>
      <text:p text:style-name="P10">The SHL and SHR operators will be discussed in the next section, Bitwise Operators. They are included here to show where they fall in the precedence rules. </text:p>
      <text:p text:style-name="P10"/>
      <text:p text:style-name="P10">Looking at the table and the equation 5 + 6 * 3 you can see that this will evaluate to 23 not 33, since multiplication has a higher precedence then addition. The compiler will read the expression from left to right, pushing values onto an internal stack until it can resolve part or all of the equation. For this equation 5 will be read and pushed, then the + operator will be read and pushed onto the stack. Since the + operator requires two <text:soft-page-break/>operands, the compiler will read the next element of the expression which will be the *</text:p>
      <text:p text:style-name="P10">operator. This operator also requires two operands, so * will be pushed onto the stack and the 3 will be read. Since * takes priority over +, the 6 and 3 will be multiplied, and that value will be stored on the stack. At this point there is a 5, + and 18 on the stack. Since there is only one operator left and two operands, the 5 and 18 will be added together to make 23, which will be returned as the result of the expression. </text:p>
      <text:p text:style-name="P10"/>
      <text:p text:style-name="P10">If you wanted to make sure that 5 + 6 gets evaluated first, then you would use parenthesis to force the evaluation. You would write the parenthesized expression as (5 +</text:p>
      <text:p text:style-name="P10">6) * 3. Since the parenthesis have the highest precedence, the expression they contain will be evaluated before the multiplication. The evaluation process here is the same haste previous process. The ( is treated as an operator and is pushed onto the stack. The 5,</text:p>
      <text:p text:style-name="P10">+, and 6 are read followed by the ). The ) signals the end of the parenthesis operation, soothe 5 and 6 are added together and pushed onto the stack. The * is read along with the 3.</text:p>
      <text:p text:style-name="P10">The stack at this point contains an 11, * and 3. The 11 and 3 are multiplied together and33 is returned as the result of the evaluation. </text:p>
      <text:p text:style-name="P10"/>
      <text:p text:style-name="P10">You can also embed parenthesis within parenthesis. Each time the compiler encounters a (, it begins a new parenthesis operation. When it encounters a ), the last ( is used to evaluate the items contained within the ( and ) and that result is either placed on the stack for further evaluation or returned as a result. Each ( must be match to a ) or a compiler error will occur. </text:p>
      <text:p text:style-name="P10"/>
      <text:p text:style-name="P10">The following program demonstrates both implicit evaluation and force devaluation. </text:p>
      <text:p text:style-name="P10"/>
      <text:p text:style-name="P10">1 </text:p>
      <text:p text:style-name="P10">Option Explicit </text:p>
      <text:p text:style-name="P10">2 </text:p>
      <text:p text:style-name="P10">3 </text:p>
      <text:p text:style-name="P10">Dim As Integer myInt </text:p>
      <text:p text:style-name="P10">4 </text:p>
      <text:p text:style-name="P10">5 </text:p>
      <text:p text:style-name="P10">'Let compiler evaluate expression according to precedence </text:p>
      <text:p text:style-name="P10">6 </text:p>
      <text:p text:style-name="P10">myInt = 5 + 6 * 3 </text:p>
      <text:p text:style-name="P10">7 </text:p>
      <text:p text:style-name="P10">Print "Expression 5 + 6 * 3 = ";myInt </text:p>
      <text:p text:style-name="P10">8 </text:p>
      <text:p text:style-name="P10">9 </text:p>
      <text:p text:style-name="P10">'Force evaluation </text:p>
      <text:p text:style-name="P10">10 </text:p>
      <text:p text:style-name="P10">myInt = (5 + 6) * 3 </text:p>
      <text:p text:style-name="P10">11 </text:p>
      <text:p text:style-name="P10">Print "Expression (5 + 6) * 3 = ";myInt </text:p>
      <text:p text:style-name="P10">12 </text:p>
      <text:p text:style-name="P10">13 </text:p>
      <text:p text:style-name="P10">'Wait for key press </text:p>
      <text:p text:style-name="P10">14 </text:p>
      <text:p text:style-name="P10"><text:soft-page-break/>Sleep </text:p>
      <text:p text:style-name="P10">15 </text:p>
      <text:p text:style-name="P10">End </text:p>
      <text:p text:style-name="P10"/>
      <text:p text:style-name="P10"/>
      <text:p text:style-name="P10">Listing 5.1: precedence.bas </text:p>
      <text:p text:style-name="P10"/>
      <text:p text:style-name="P10"/>
      <text:p text:style-name="P10"><text:tab/>Analysis: As always we open the program with Option Explicit in line 1 and declarethe working variables in line 3. In line 6 the compiler evaluates the math expressionaccording to precedence rules and stores the result in myInt, which is printed to theconsole window in line 7. In line 10, parenthesis are used to force the evaluation of theexpression which is printed to the console screen in line 11. Lines 14 and 15 close theprogram in the usual way. </text:p>
      <text:p text:style-name="P10"/>
      <text:p text:style-name="P10">As you can see from the output below, using parenthesis allows you to control theevaluation of the expression. </text:p>
      <text:p text:style-name="P10"/>
      <text:p text:style-name="P10">Expression 5 + 6 * 3 = 23 </text:p>
      <text:p text:style-name="P10">Expression (5 + 6) * 3 = 33 </text:p>
      <text:p text:style-name="P10"/>
      <text:p text:style-name="P10"/>
      <text:p text:style-name="P10">Output 5.1: precedence.bas </text:p>
      <text:p text:style-name="P10"/>
      <text:p text:style-name="P10">What about the case where tow operators are used that have the sameprecedence level? How does FreeBasic evaluate the expression? To find out, run thefollowing program. </text:p>
      <text:p text:style-name="P10"/>
      <text:p text:style-name="P10">1 </text:p>
      <text:p text:style-name="P10">Option Explicit </text:p>
      <text:p text:style-name="P10">2 </text:p>
      <text:p text:style-name="P10">3 </text:p>
      <text:p text:style-name="P10">Dim As Integer myInt </text:p>
      <text:p text:style-name="P10">4 </text:p>
      <text:p text:style-name="P10">5 </text:p>
      <text:p text:style-name="P10">'Expression 1 </text:p>
      <text:p text:style-name="P10">6 </text:p>
      <text:p text:style-name="P10">myInt = 3 + 5 4 </text:p>
      <text:p text:style-name="P10">7 </text:p>
      <text:p text:style-name="P10">8 </text:p>
      <text:p text:style-name="P10">Print "Expression 1: 3 + 5 4 </text:p>
      <text:p text:style-name="P10">is";myInt </text:p>
      <text:p text:style-name="P10">9 </text:p>
      <text:p text:style-name="P10">10 </text:p>
      <text:p text:style-name="P10">'Expression 2 </text:p>
      <text:p text:style-name="P10">11 </text:p>
      <text:p text:style-name="P10">myInt = 3 5 </text:p>
      <text:p text:style-name="P10">+ 4 </text:p>
      <text:p text:style-name="P10">12 </text:p>
      <text:p text:style-name="P10">13 </text:p>
      <text:p text:style-name="P10"><text:soft-page-break/>Print "Expression 2: 3 5 </text:p>
      <text:p text:style-name="P10">+ 4 is";myInt </text:p>
      <text:p text:style-name="P10">14 </text:p>
      <text:p text:style-name="P10">15 </text:p>
      <text:p text:style-name="P10">'Expression 3 </text:p>
      <text:p text:style-name="P10">16 </text:p>
      <text:p text:style-name="P10">myInt = 6 * 2 / 3 </text:p>
      <text:p text:style-name="P10">17 </text:p>
      <text:p text:style-name="P10">18 </text:p>
      <text:p text:style-name="P10">Print "Expression 3: 6 * 2 / 3 is";myInt </text:p>
      <text:p text:style-name="P10">19 </text:p>
      <text:p text:style-name="P10">20 </text:p>
      <text:p text:style-name="P10">'Expression 4 </text:p>
      <text:p text:style-name="P10">21 </text:p>
      <text:p text:style-name="P10">myInt = 6 / 2 * 3 </text:p>
      <text:p text:style-name="P10">22 </text:p>
      <text:p text:style-name="P10">23 </text:p>
      <text:p text:style-name="P10">Print "Expression 4: 6 / 2 * 3 is";myInt </text:p>
      <text:p text:style-name="P10">24 </text:p>
      <text:p text:style-name="P10">25 </text:p>
      <text:p text:style-name="P10"/>
      <text:p text:style-name="P10"/>
      <text:p text:style-name="P10"/>
      <text:p text:style-name="P10">26 </text:p>
      <text:p text:style-name="P10">Sleep </text:p>
      <text:p text:style-name="P10">27 </text:p>
      <text:p text:style-name="P10">End </text:p>
      <text:p text:style-name="P10"/>
      <text:p text:style-name="P10"/>
      <text:p text:style-name="P10">Listing 5.2: sameprecedence.bas </text:p>
      <text:p text:style-name="P10"/>
      <text:p text:style-name="P10"><text:tab/>Analysis: In line 3 the working variable myInt is declared, since the program usesthe Option Explicit directive in line 1. In line 6 the expression has the + operator first andthe – second, while in line 11 the order has been reversed to test the evaluation order. </text:p>
      <text:p text:style-name="P10">The results are printed in lines 8 and 13. Line 16 and 21 use the * and / operators on thesame manner to test the order of evaluation and the results are printed in lines 18 and</text:p>
      <text:p text:style-name="P10"/>
      <text:p text:style-name="P10">23. </text:p>
      <text:p text:style-name="P10">Running the program produces the following result. </text:p>
      <text:p text:style-name="P10"/>
      <text:p text:style-name="P10">Expression 1: 3 + 5 4 </text:p>
      <text:p text:style-name="P10">is 4 </text:p>
      <text:p text:style-name="P10"/>
      <text:p text:style-name="P10"/>
      <text:p text:style-name="P10">Expression 2: 3 5 </text:p>
      <text:p text:style-name="P10">+ 4 is 2 </text:p>
      <text:p text:style-name="P10"><text:soft-page-break/></text:p>
      <text:p text:style-name="P10"/>
      <text:p text:style-name="P10">Expression 3: 6 * 2 / 3 is 4 </text:p>
      <text:p text:style-name="P10"/>
      <text:p text:style-name="P10"/>
      <text:p text:style-name="P10">Expression 4: 6 / 2 * 3 is 9 </text:p>
      <text:p text:style-name="P10"/>
      <text:p text:style-name="P10"/>
      <text:p text:style-name="P10">Output 5.2: Output of sameprecedence.bas </text:p>
      <text:p text:style-name="P10"/>
      <text:p text:style-name="P10">As you can see from the output each expression has been evaluated from left toright. In expression 1, 3 + 5 is 8 and subtracting 4 equals 4. In expression 2, 3 – 5 isequal to -2, and adding 4 equals 2. In expression 3, 6 * 2 is 12 and divide that by 3 andyou get 4. In expression 4, 6 /2 is 3 and multiplies by 3 results in 9. The program showsthat operators that have the same precedence level are evaluated from left to right. </text:p>
      <text:p text:style-name="P10"/>
      <text:p text:style-name="P10">This is the case where parenthesis are very helpful in ensuring that the evaluationorder is according to your program needs. When in doubt, always use parenthesis toensure that the result is what you want in your program. </text:p>
      <text:p text:style-name="P10"/>
      <text:h text:style-name="Heading_20_2" text:outline-level="2">Shortcut Arithmetic Operators </text:h>
      <text:p text:style-name="P10"/>
      <text:p text:style-name="P10">FreeBasic has a number of shortcut arithmetic operators similar to those found inthe C programming language. These operators have the same precedence as their singlecounterparts. The following table lists the shortcut operators. </text:p>
      <text:p text:style-name="P10"/>
      <text:p text:style-name="P10">Operator Syntax Comment </text:p>
      <text:p text:style-name="P10">+= B += expression Add B to expression andassign to B. </text:p>
      <text:p text:style-name="P10">-= B -= expression Subtract B to expressionand assign to B. </text:p>
      <text:p text:style-name="P10">*= B *= expression Multiply B to expression andassign to B. </text:p>
      <text:p text:style-name="P10">/= B /= expression Divide B by expression and </text:p>
      <text:p text:style-name="P10"/>
      <text:p text:style-name="P10"/>
      <text:p text:style-name="P10">Operator Syntax Comment </text:p>
      <text:p text:style-name="P10">assign to B. </text:p>
      <text:p text:style-name="P10">\= B \= expression Integer divide B byexpression and assign to B. </text:p>
      <text:p text:style-name="P10"/>
      <text:p text:style-name="P10">Table 5.3: Shortcut Arithmetic Operators </text:p>
      <text:p text:style-name="P10"/>
      <text:p text:style-name="P10">Using these operators will cut down on the typing you have to do, especially forstatements such as a = a + 1, which can be written as a += 1. </text:p>
      <text:p text:style-name="P10"/>
      <text:p text:style-name="P10"/>
      <text:h text:style-name="Heading_20_2" text:outline-level="2">Binary Number System </text:h>
      <text:p text:style-name="P10"/>
      <text:p text:style-name="P10">Computers use the binary, or base 2, numbering system to represent data. Base 2digits are the numbers 0 and 1. A single binary 1 or 0 is called a bit. Four bits is called <text:soft-page-break/>anybble. Two nybbles, or 8 bits is called a byte and 2 bytes make up a word. The size of adata type determines how many bits are available to represent a particular number. A </text:p>
      <text:p text:style-name="P10">byte has 8 bits, a short has 16 bits, an integer has 32 bits and a longint has 64 bits. </text:p>
      <text:p text:style-name="P10"/>
      <text:p text:style-name="P10">You will notice that each data type is double the size of the previous data type.</text:p>
      <text:p text:style-name="P10">This is because the binary system uses powers of 2 to represent data. 20 is 1. 21 is 2. 22 is </text:p>
      <text:p text:style-name="P10"/>
      <text:p text:style-name="P10">4. 23 is 8. 24 is 16, and so on. To find the value of a binary number, you start from theright, which is position 0 and add the power of twos going left if there is a 1 in the bitposition. If a nybble is 1101, then the right-most position is 20, the next position left is </text:p>
      <text:p text:style-name="P10">skipped since it has a zero, followed by 22 and finally 23. Resolving the power terms givesyou 1 + 4 + 8 which equals 13. The value ranges for the different data types is a directresult of the number of bits in each data type. </text:p>
      <text:p text:style-name="P10">Being able to manipulate individual bits, bytes and words has a number of uses.</text:p>
      <text:p text:style-name="P10">For example, the messaging system of the Windows API use integers to store both the idof a control and event the control received, as the following code snippet shows. </text:p>
      <text:p text:style-name="P10"/>
      <text:p text:style-name="P10">1 </text:p>
      <text:p text:style-name="P10">Case WM_COMMAND2 </text:p>
      <text:p text:style-name="P10">wmId = Loword( wParam )</text:p>
      <text:p text:style-name="P10">3 </text:p>
      <text:p text:style-name="P10">wmEvent = Hiword( wParam ) </text:p>
      <text:p text:style-name="P10"/>
      <text:p text:style-name="P10"/>
      <text:p text:style-name="P10">Listing 5.3: Snippet from Windows Message Loop </text:p>
      <text:p text:style-name="P10"/>
      <text:p text:style-name="P10">In this snippet the id of the control is stored in the low word of wParam, and theevent number is stored in the high word. Since a word is 2 bytes or 16 bits, you can store65535 ids in a single word, using an unsigned data type, or 32767 ids for a signed datatype. This is a very efficient way to manage data in your program. </text:p>
      <text:p text:style-name="P10"/>
      <text:h text:style-name="Heading_20_2" text:outline-level="2">The Sign Bit </text:h>
      <text:p text:style-name="P10"/>
      <text:p text:style-name="P10">The sign bit, the leftmost bit, is used by the computer to determine if a signed datatype is negative or positive using the Two's Complement form of notation. To represent anegative number, the positive value of the number is negated, that is all the 1's arechanged to 0 and the 0's are changed to 1's, and 1 is added to that result. For example,</text:p>
      <text:p text:style-name="P10">binary 5 is 0000 0101. Negating all the bits results in 1111 1010. Adding 1 results in 11111011. Since the leftmost bit is 1, this is a negative number. </text:p>
      <text:p text:style-name="P10"/>
      <text:p text:style-name="P10"/>
      <text:p text:style-name="P10">We can confirm this by using the power of 2 notation which results in the following:</text:p>
      <text:p text:style-name="P10">-128 (27) + 64 (26) + 32 (25) + 16 (24) + 8 (23) + 0 + 2 (21) + 1 (20) = - 5. Remember, ifa bit is zero, we add zero to the total. The following program shows the binaryrepresentation of both positive 5 and negative five. </text:p>
      <text:p text:style-name="P10"/>
      <text:p text:style-name="P10"><text:soft-page-break/></text:p>
      <text:p text:style-name="P10"/>
      <text:p text:style-name="P10">Option Explicit </text:p>
      <text:p text:style-name="P10"/>
      <text:p text:style-name="P10"/>
      <text:p text:style-name="P10">Dim As Byte myByte </text:p>
      <text:p text:style-name="P10">Dim As String myBits </text:p>
      <text:p text:style-name="P10"/>
      <text:p text:style-name="P10"/>
      <text:p text:style-name="P10">myByte = 5 </text:p>
      <text:p text:style-name="P10">'Get the binary form of number </text:p>
      <text:p text:style-name="P10">myBits = Bin(myByte) </text:p>
      <text:p text:style-name="P10">'Append some leading zeros so print line up </text:p>
      <text:p text:style-name="P10">myBits = String(8 Len(</text:p>
      <text:p text:style-name="P10">myBits), "0") &amp; myBits </text:p>
      <text:p text:style-name="P10">'Print out nybbles with a space between so is is easier to read </text:p>
      <text:p text:style-name="P10">Print "myByte =";myByte;" which is binary "; </text:p>
      <text:p text:style-name="P10">Print Mid(myBits, 1, 4) &amp; " " &amp; Mid(myBits, 5, 4) </text:p>
      <text:p text:style-name="P10"/>
      <text:p text:style-name="P10"/>
      <text:p text:style-name="P10">myByte = 5 </text:p>
      <text:p text:style-name="P10">'Get the binary form of number </text:p>
      <text:p text:style-name="P10">myBits = Bin(myByte) </text:p>
      <text:p text:style-name="P10">'Append some leading zeros so print line up </text:p>
      <text:p text:style-name="P10">myBits = String(8 Len(</text:p>
      <text:p text:style-name="P10">myBits), "0") &amp; myBits </text:p>
      <text:p text:style-name="P10">'Print out nybbles with a space between so is is easier to read </text:p>
      <text:p text:style-name="P10">Print "myByte =";myByte;" which is binary "; </text:p>
      <text:p text:style-name="P10">Print Mid(myBits, 1, 4) &amp; " " &amp; Mid(myBits, 5, 4) </text:p>
      <text:p text:style-name="P10"/>
      <text:p text:style-name="P10"/>
      <text:p text:style-name="P10">Sleep </text:p>
      <text:p text:style-name="P10">End </text:p>
      <text:p text:style-name="P10"/>
      <text:p text:style-name="P10"/>
      <text:p text:style-name="P10">Listing 5.4: signbit.bas </text:p>
      <text:p text:style-name="P10"/>
      <text:p text:style-name="P10"><text:tab/>Analysis: Lines 3 and 4 declare the working variables, a byte that will represent theactual number and a string that will represent the binary value. In line 6 the myByte isset to 5. In line 8 the Bin function is used to return a string that represents the binaryvalue of 5. Since Bin does not return any leading 0's, the String function is used to padthe string to a full 8 bits for display purposes. </text:p>
      <text:p text:style-name="P10"/>
      <text:p text:style-name="P10">The first parameter of the String function is the number of characters to add andthe second parameter is the character to use to pad the string. Since a byte is 8 bitslong, subtracting the length of myBits from 8 will give the number of 0's to add to thestring, if the length of myBits is less than 8. In line 12 the numeric value of myByte isprinted, which is 5. A semi-colon is added to the end of print statement so that Print willnot print out a carriage return. </text:p>
      <text:p text:style-name="P10"/>
      <text:p text:style-name="P10"><text:soft-page-break/>In line 13 the binary string is printed in two groups of four, that is each nybble, tomake the display easier to read. The Mid function used in line 13 returns a portion of a </text:p>
      <text:p text:style-name="P10"/>
      <text:p text:style-name="P10"/>
      <text:p text:style-name="P10">string. The first parameter of the Mid function is the string, the second is the startposition and the third parameter is the number of characters to copy. The first Midreturns the first four characters, which is appended to a space using the &amp; operator,</text:p>
      <text:p text:style-name="P10">which in turn is appended to the last four characters. </text:p>
      <text:p text:style-name="P10"/>
      <text:p text:style-name="P10">Line 15 sets myByte to -5 and lines 17 through 22 format the output and display itto the screen. The program is ended in the usual manner. </text:p>
      <text:p text:style-name="P10"/>
      <text:p text:style-name="P10">When you run the program the following output is displayed. </text:p>
      <text:p text:style-name="P10"/>
      <text:p text:style-name="P10">myByte = 5 which is binary 0000 0101 </text:p>
      <text:p text:style-name="P10"/>
      <text:p text:style-name="P10"/>
      <text:p text:style-name="P10">myByte =5 </text:p>
      <text:p text:style-name="P10">which is binary 1111 1011 </text:p>
      <text:p text:style-name="P10"/>
      <text:p text:style-name="P10"/>
      <text:p text:style-name="P10">Output 5.3: Output of signbit.bas </text:p>
      <text:p text:style-name="P10"/>
      <text:p text:style-name="P10">You can see that the output for -5 matches the Two's Complement form. We canconfirm this by negating 1111 1011 which results in 0000 0100 and adding 1 whichresults in 0000 0101, or positive 5. </text:p>
      <text:p text:style-name="P10"/>
      <text:p text:style-name="P10">Why is this important? Signed data types have a smaller range of values thanunsigned data types because a bit is being used to represent the sign of the number. Ifyou are needing to store a large number of data values, such as ids, in a byte or integer,</text:p>
      <text:p text:style-name="P10">the number of possible values you can store depends on whether it is signed orunsigned. If the number of values needed exceed the range of a signed data type, thenuse an unsigned data type. </text:p>
      <text:p text:style-name="P10"/>
      <text:h text:style-name="Heading_20_2" text:outline-level="2">A Look Ahead </text:h>
      <text:p text:style-name="P10"/>
      <text:p text:style-name="P10">There are times when you need to manipulate individual bits and bytes of avariable. FreeBasic has a rich set of bitwise operators and macros that you will see in thenext chapter. </text:p>
      <text:p text:style-name="P10"/>
      <text:h text:style-name="Heading_20_1" text:outline-level="1"/>
      <text:h text:style-name="P60" text:outline-level="1">Chapter 6 Bitwise Operators </text:h>
      <text:p text:style-name="P10"/>
      <text:p text:style-name="P10">FreeBasic includes a number of operators that manipulate the bits of a number.</text:p>
      <text:p text:style-name="P10">The following table lists the bitwise operators in order of their precedence. That is, thefirst row has the highest precedence while lower rows have lower precedence. </text:p>
      <text:p text:style-name="P10"/>
      <text:p text:style-name="P10">Operator Syntax Truth Table Comments </text:p>
      <text:p text:style-name="P10">Not (Bitwise negation) B = NOT expression NOT 0 = 1 </text:p>
      <text:p text:style-name="P10">NOT 1 = 0 </text:p>
      <text:p text:style-name="P10">Inverts operand bit;</text:p>
      <text:p text:style-name="P10">turns a 1 into 0 and a 0 </text:p>
      <text:p text:style-name="P10">into 1. </text:p>
      <text:p text:style-name="P10">And (Bitwiseconjunction) </text:p>
      <text:p text:style-name="P10">B = expression ANDexpression </text:p>
      <text:p text:style-name="P10">0 AND 0 = 0 </text:p>
      <text:p text:style-name="P10">1 AND 0 = 0 </text:p>
      <text:p text:style-name="P10">0 AND 1 = 0 </text:p>
      <text:p text:style-name="P10">1 AND 1 = 1 </text:p>
      <text:p text:style-name="P10">Result bit is 1 only ifboth operand bits are 1. </text:p>
      <text:p text:style-name="P10">Or (Bitwisedisjunction) </text:p>
      <text:p text:style-name="P10">B = expression ORexpression </text:p>
      <text:p text:style-name="P10">0 OR 0 = 0 </text:p>
      <text:p text:style-name="P10">1 OR 0 = 1 </text:p>
      <text:p text:style-name="P10">0 OR 1 = 1 </text:p>
      <text:p text:style-name="P10">1 OR 1 = 1 </text:p>
      <text:p text:style-name="P10">Result bit is 1 if either </text:p>
      <text:p text:style-name="P10">or both operand bits is1. </text:p>
      <text:p text:style-name="P10">Xor (Bitwiseexclusion) </text:p>
      <text:p text:style-name="P10">B = expression XORexpression </text:p>
      <text:p text:style-name="P10">0 XOR 0 = 0 </text:p>
      <text:p text:style-name="P10">1 XOR 0 = 1 </text:p>
      <text:p text:style-name="P10">0 XOR 1 = 1 </text:p>
      <text:p text:style-name="P10">1 XOR 1 = 0 </text:p>
      <text:p text:style-name="P10">Result bit is 1 if operandbits are different. </text:p>
      <text:p text:style-name="P10">Eqv (Bitwiseequivalence) </text:p>
      <text:p text:style-name="P10">B = expression EQVexpression </text:p>
      <text:p text:style-name="P10">0 EQV 0 = 1 </text:p>
      <text:p text:style-name="P10">1 EQV 0 = 0 </text:p>
      <text:p text:style-name="P10">0 EQV 1 = 0 </text:p>
      <text:p text:style-name="P10">1 EQV 1 = 1 </text:p>
      <text:p text:style-name="P10">Result bit is 1 if both </text:p>
      <text:p text:style-name="P10">operand bits are 0 or 1. </text:p>
      <text:p text:style-name="P10">Imp (Bitwiseimplication) </text:p>
      <text:p text:style-name="P10">B = expression IMPexpression </text:p>
      <text:p text:style-name="P10">0 IMP 0 = 1 </text:p>
      <text:p text:style-name="P10">1 IMP 0 = 0 </text:p>
      <text:p text:style-name="P10">0 IMP 1 = 1 </text:p>
      <text:p text:style-name="P10">1 IMP 1 = 1 </text:p>
      <text:p text:style-name="P10"><text:soft-page-break/>Result bit is 0 if first bit </text:p>
      <text:p text:style-name="P10">is 1 and second bit is 0, </text:p>
      <text:p text:style-name="P10">otherwise result is 1. </text:p>
      <text:p text:style-name="P10"/>
      <text:p text:style-name="P10">Table 6.1: Bitwise Operators </text:p>
      <text:p text:style-name="P10"/>
      <text:p text:style-name="P10">The truth table column indicates the operation on the individual bits. The order ofthe bits are not important except for the IMP operator which tests the bits of the secondoperand using the bits from the first operand. </text:p>
      <text:p text:style-name="P10"/>
      <text:p text:style-name="P10">The NOT Operator </text:p>
      <text:p text:style-name="P10"/>
      <text:p text:style-name="P10">You saw the NOT operator at work in the two's complement section. The followingprogram performs the same two's complement operation. </text:p>
      <text:p text:style-name="P10"/>
      <text:p text:style-name="P10">1 </text:p>
      <text:p text:style-name="P10">Option Explicit </text:p>
      <text:p text:style-name="P10">2 </text:p>
      <text:p text:style-name="P10">3 </text:p>
      <text:p text:style-name="P10">Dim As Byte myByte = 5 </text:p>
      <text:p text:style-name="P10">4 </text:p>
      <text:p text:style-name="P10">5 </text:p>
      <text:p text:style-name="P10">'5 in decimal and binary </text:p>
      <text:p text:style-name="P10">6 </text:p>
      <text:p text:style-name="P10">Print "myByte:";myByte," Binary: ";Bin(myByte) </text:p>
      <text:p text:style-name="P10"/>
      <text:p text:style-name="P10"/>
      <text:p text:style-name="P10"/>
      <text:p text:style-name="P10">7 </text:p>
      <text:p text:style-name="P10">'Apply NOT operator </text:p>
      <text:p text:style-name="P10">8 </text:p>
      <text:p text:style-name="P10">myByte = Not myByte </text:p>
      <text:p text:style-name="P10">9 </text:p>
      <text:p text:style-name="P10">'Value after NOT operation </text:p>
      <text:p text:style-name="P10">10 </text:p>
      <text:p text:style-name="P10">Print "NOT myByte: ";myByte," Binary: ";Bin(myByte) </text:p>
      <text:p text:style-name="P10">11 </text:p>
      <text:p text:style-name="P10">'Add 1 after NOT operation </text:p>
      <text:p text:style-name="P10">12 </text:p>
      <text:p text:style-name="P10">myByte = myByte + 1 </text:p>
      <text:p text:style-name="P10">13 </text:p>
      <text:p text:style-name="P10">'Print result = 5 </text:p>
      <text:p text:style-name="P10">in decimal and binary </text:p>
      <text:p text:style-name="P10">14 </text:p>
      <text:p text:style-name="P10">Print "myByte + 1: ";myByte," Binary: ";Bin(myByte) </text:p>
      <text:p text:style-name="P10">15 </text:p>
      <text:p text:style-name="P10">16 </text:p>
      <text:p text:style-name="P10">Sleep </text:p>
      <text:p text:style-name="P10">17 </text:p>
      <text:p text:style-name="P10">End </text:p>
      <text:p text:style-name="P10"><text:soft-page-break/></text:p>
      <text:p text:style-name="P10"/>
      <text:p text:style-name="P10">Listing 6.1: not.bas </text:p>
      <text:p text:style-name="P10"/>
      <text:p text:style-name="P10"><text:tab/>Analysis: In line 3 the working variable myByte is declared and initialized using thealternate format of the Dim statement. Line 6 prints out the value of myByte in bothdecimal and binary. In line 8 the NOT operator is used to negate all the bits in the integer.</text:p>
      <text:p text:style-name="P10">The result of the operation is printed to the console window in line 10. In line 12, 1 isadded to the result as required by the two's complement method. The result of thisoperation id printed in line 14. The program is closed in the usual way. </text:p>
      <text:p text:style-name="P10"/>
      <text:p text:style-name="P10">When the program is run, you should see the following output. </text:p>
      <text:p text:style-name="P10"/>
      <text:p text:style-name="P10">myByte: 5 Binary: 101 </text:p>
      <text:p text:style-name="P10"/>
      <text:p text:style-name="P10"/>
      <text:p text:style-name="P10">NOT myByte: 6 </text:p>
      <text:p text:style-name="P10">Binary: 11111010 </text:p>
      <text:p text:style-name="P10"/>
      <text:p text:style-name="P10"/>
      <text:p text:style-name="P10">myByte + 1: 5 </text:p>
      <text:p text:style-name="P10">Binary: 11111011 </text:p>
      <text:p text:style-name="P10"/>
      <text:p text:style-name="P10"/>
      <text:p text:style-name="P10">Output 6.1: Output of not.bas</text:p>
      <text:p text:style-name="P10"/>
      <text:p text:style-name="P10"><text:s/>As you can see from the output, the final result of the program is -5 after applyingthe twos complement method to myByte. The 1 in the leftmost position indicates that thenumber is negative. Bin doesn't add the leading zeros in the first output line, but thethree digits shown are the rightmost three digits. </text:p>
      <text:p text:style-name="P10"/>
      <text:h text:style-name="Heading_20_2" text:outline-level="2">The AND Operator </text:h>
      <text:p text:style-name="P10"/>
      <text:p text:style-name="P10">The AND operator can be used to test if an individual bit is 1 or 0 by using a maskvalue to test for the bit position as the following program illustrates. </text:p>
      <text:p text:style-name="P10"/>
      <text:p text:style-name="P10">1 </text:p>
      <text:p text:style-name="P10">Option Explicit </text:p>
      <text:p text:style-name="P10">2 </text:p>
      <text:p text:style-name="P10">3 </text:p>
      <text:p text:style-name="P10">'Declare working variable and mask value </text:p>
      <text:p text:style-name="P10">4 </text:p>
      <text:p text:style-name="P10">'The mask will test the 3rd bit position, i.e. 4 </text:p>
      <text:p text:style-name="P10">5 </text:p>
      <text:p text:style-name="P10">Dim As Byte myByte = 5, Mask = 4 </text:p>
      <text:p text:style-name="P10">6 </text:p>
      <text:p text:style-name="P10"/>
      <text:p text:style-name="P10"><text:soft-page-break/></text:p>
      <text:p text:style-name="P10"/>
      <text:p text:style-name="P10"/>
      <text:p text:style-name="P10"/>
      <text:p text:style-name="P10">'Print decimal and binary values </text:p>
      <text:p text:style-name="P10">Print "Testing 3rd bit position (from right)" </text:p>
      <text:p text:style-name="P10">Print "myByte:";myByte," Binary: ";Bin(myByte) </text:p>
      <text:p text:style-name="P10">Print "Mask: ";Mask," Binary: ";Bin(Mask) </text:p>
      <text:p text:style-name="P10"/>
      <text:p text:style-name="P10"/>
      <text:p text:style-name="P10">'Check to see if 3rd bit is set </text:p>
      <text:p text:style-name="P10">If (myByte And Mask) = 4 Then </text:p>
      <text:p text:style-name="P10">Print "3rd bit is 1" </text:p>
      <text:p text:style-name="P10">Else</text:p>
      <text:p text:style-name="P10"/>
      <text:p text:style-name="P10"/>
      <text:p text:style-name="P10"><text:s/>Print "3rd bit is 0" </text:p>
      <text:p text:style-name="P10">End If </text:p>
      <text:p text:style-name="P10">Print </text:p>
      <text:p text:style-name="P10"/>
      <text:p text:style-name="P10"/>
      <text:p text:style-name="P10">'The mask will test the 2nd bit position, i.e. 2 </text:p>
      <text:p text:style-name="P10">Mask = 2 </text:p>
      <text:p text:style-name="P10">'Print decimal and binary values </text:p>
      <text:p text:style-name="P10">Print "Testing 2nd bit position (from right)" </text:p>
      <text:p text:style-name="P10">Print "myByte:";myByte," Binary: ";Bin(myByte) </text:p>
      <text:p text:style-name="P10">Print "Mask: ";Mask," Binary: ";Bin(Mask) </text:p>
      <text:p text:style-name="P10"/>
      <text:p text:style-name="P10"/>
      <text:p text:style-name="P10">'Check to see if 2nd bit is set </text:p>
      <text:p text:style-name="P10">If (myByte And Mask) = 4 Then </text:p>
      <text:p text:style-name="P10">Print "2nd bit is 1" </text:p>
      <text:p text:style-name="P10">Else </text:p>
      <text:p text:style-name="P10">Print "2nd bit is 0" </text:p>
      <text:p text:style-name="P10">End If </text:p>
      <text:p text:style-name="P10"/>
      <text:p text:style-name="P10"/>
      <text:p text:style-name="P10">Sleep </text:p>
      <text:p text:style-name="P10">End </text:p>
      <text:p text:style-name="P10"/>
      <text:p text:style-name="P10"/>
      <text:p text:style-name="P10">Listing 6.2: and.bas </text:p>
      <text:p text:style-name="P10"/>
      <text:p text:style-name="P10"><text:tab/>Analysis: In line 5 the working variables are declared and initialized. The firstsection of the program is testing for the third bit position of myByte, which is bit 22, or </text:p>
      <text:p text:style-name="P10">decimal 4. Lines 8 through 10 print out the heading, decimal and binary values for thevariables. The If statement in line 13 uses the AND operator to test for a 1 in the 3rd bit </text:p>
      <text:p text:style-name="P10">position, and since binary 5 contains a one in this position, the program will execute <text:soft-page-break/>thecode immediately following the Then keyword. </text:p>
      <text:p text:style-name="P10"/>
      <text:p text:style-name="P10">Line 21 sets the mask value to 2 to test for a 1 in the second bit position, which is </text:p>
      <text:p text:style-name="P10">21 or 2. Line 23 through 25 print out the header, decimal and binary values of thevariables. :ine 28 uses the AND operator to test for a 1, and since binary 5 has a 0 in thisposition, the program will execute the code immediately following hr Else keyword. </text:p>
      <text:p text:style-name="P10"/>
      <text:p text:style-name="P10">Running the program produces the following output. </text:p>
      <text:p text:style-name="P10"/>
      <text:p text:style-name="P10"/>
      <text:p text:style-name="P10"/>
      <text:p text:style-name="P10">Testing 3rd bit position (from right) </text:p>
      <text:p text:style-name="P10">myByte: 5 Binary: 101 </text:p>
      <text:p text:style-name="P10">Mask: 4 Binary: 100 </text:p>
      <text:p text:style-name="P10">3rd bit is 1 </text:p>
      <text:p text:style-name="P10"/>
      <text:p text:style-name="P10"/>
      <text:p text:style-name="P10">Testing 2nd bit position (from right) </text:p>
      <text:p text:style-name="P10">myByte: 5 Binary: 101 </text:p>
      <text:p text:style-name="P10">Mask: 2 Binary: 10 </text:p>
      <text:p text:style-name="P10">2nd bit is 0 </text:p>
      <text:p text:style-name="P10"/>
      <text:p text:style-name="P10"/>
      <text:p text:style-name="P10">Listing 6.3: Output of and.bas </text:p>
      <text:p text:style-name="P10"/>
      <text:p text:style-name="P10">Looking at the binary values you can see how the bits line up and how the ANDoperator can test for individual bits. 5 in binary has a bit set in the 20 (1) and 22 (4) </text:p>
      <text:p text:style-name="P10">position. Setting the mask value to 4 sets bit position 22 to 1 and all other bit positions to </text:p>
      <text:p text:style-name="P10"/>
      <text:p text:style-name="P10">0. The expression (myByte And Mask) will return an integer value that will contain theAND values of the two operands. Since the mask has zeros in every position except forthe 22 position, all of the other bits will be masked out, that is 0, returning a 4. Since thereturn value of 4 matches the target value 4, the code following the Then clause isexecuted. </text:p>
      <text:p text:style-name="P10">The second portion of the program test for the 21 position of myByte. Since thisposition contains a 0 in myByte, the value returned from the expression (myByte And </text:p>
      <text:p text:style-name="P10">Mask) does not match the target value, so the code following the Else clause if executed. </text:p>
      <text:p text:style-name="P10"/>
      <text:h text:style-name="Heading_20_2" text:outline-level="2">The OR Operator </text:h>
      <text:p text:style-name="P10"/>
      <text:p text:style-name="P10">You can use the OR operator to set multiple values in a single variable. TheWindows API uses this technique to set flags for objects such as the styles of a window.</text:p>
      <text:p text:style-name="P10">The following program illustrates this concept. </text:p>
      <text:p text:style-name="P10"/>
      <text:p text:style-name="P10">1 </text:p>
      <text:p text:style-name="P10">Option Explicit </text:p>
      <text:p text:style-name="P10"><text:soft-page-break/>2 </text:p>
      <text:p text:style-name="P10">3 </text:p>
      <text:p text:style-name="P10">'Declare working variable </text:p>
      <text:p text:style-name="P10">4 </text:p>
      <text:p text:style-name="P10">Dim As Byte myByte, Mask </text:p>
      <text:p text:style-name="P10">5 </text:p>
      <text:p text:style-name="P10">6 </text:p>
      <text:p text:style-name="P10">'Set the flags in the byte </text:p>
      <text:p text:style-name="P10">7 </text:p>
      <text:p text:style-name="P10">myByte = 2 </text:p>
      <text:p text:style-name="P10">8 </text:p>
      <text:p text:style-name="P10">myByte = myByte Or 4 </text:p>
      <text:p text:style-name="P10">9 </text:p>
      <text:p text:style-name="P10">'Print decimal and binary values </text:p>
      <text:p text:style-name="P10">10 </text:p>
      <text:p text:style-name="P10">Print "myByte set to 2 and 4" </text:p>
      <text:p text:style-name="P10">11 </text:p>
      <text:p text:style-name="P10">Print "myByte:";myByte," Binary: ";Bin(myByte) </text:p>
      <text:p text:style-name="P10">12 </text:p>
      <text:p text:style-name="P10">Print </text:p>
      <text:p text:style-name="P10">13 </text:p>
      <text:p text:style-name="P10">'Set the mask to 2 </text:p>
      <text:p text:style-name="P10">14 </text:p>
      <text:p text:style-name="P10">mask = 2 </text:p>
      <text:p text:style-name="P10">15 </text:p>
      <text:p text:style-name="P10">Print "Testing for 2" </text:p>
      <text:p text:style-name="P10">16 </text:p>
      <text:p text:style-name="P10">'Check for 2 value </text:p>
      <text:p text:style-name="P10"/>
      <text:p text:style-name="P10"/>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32 </text:p>
      <text:p text:style-name="P10">33 </text:p>
      <text:p text:style-name="P10">34 </text:p>
      <text:p text:style-name="P10">35 </text:p>
      <text:p text:style-name="P10">36 </text:p>
      <text:p text:style-name="P10"><text:soft-page-break/>37 </text:p>
      <text:p text:style-name="P10">38 </text:p>
      <text:p text:style-name="P10">39 </text:p>
      <text:p text:style-name="P10">40 </text:p>
      <text:p text:style-name="P10">41 </text:p>
      <text:p text:style-name="P10">42 </text:p>
      <text:p text:style-name="P10">43 </text:p>
      <text:p text:style-name="P10">44 </text:p>
      <text:p text:style-name="P10"/>
      <text:p text:style-name="P10"/>
      <text:p text:style-name="P10">If (myByte And Mask) = 2 Then </text:p>
      <text:p text:style-name="P10">Print "myByte contains 2" </text:p>
      <text:p text:style-name="P10">Else</text:p>
      <text:p text:style-name="P10"/>
      <text:p text:style-name="P10"/>
      <text:p text:style-name="P10"><text:s/>Print "myByte doesn't contains 2" </text:p>
      <text:p text:style-name="P10">End If </text:p>
      <text:p text:style-name="P10">Print </text:p>
      <text:p text:style-name="P10">'Set the mask value to 4 </text:p>
      <text:p text:style-name="P10">Mask = 4 </text:p>
      <text:p text:style-name="P10">'Print decimal and binary values </text:p>
      <text:p text:style-name="P10">Print "Testing for 4" </text:p>
      <text:p text:style-name="P10">If (myByte And Mask) = 4 Then</text:p>
      <text:p text:style-name="P10"/>
      <text:p text:style-name="P10"/>
      <text:p text:style-name="P10"><text:s/>Print "myByte contains 4" </text:p>
      <text:p text:style-name="P10">Else</text:p>
      <text:p text:style-name="P10"/>
      <text:p text:style-name="P10"/>
      <text:p text:style-name="P10"><text:s/>Print "myByte doesn't contain 4" </text:p>
      <text:p text:style-name="P10">End If </text:p>
      <text:p text:style-name="P10">Print </text:p>
      <text:p text:style-name="P10">'Set the mask value to 8 </text:p>
      <text:p text:style-name="P10">Mask = 8 </text:p>
      <text:p text:style-name="P10">'Print decimal and binary values </text:p>
      <text:p text:style-name="P10">Print "Testing for 8" </text:p>
      <text:p text:style-name="P10">If (myByte And Mask) = 8 Then</text:p>
      <text:p text:style-name="P10"/>
      <text:p text:style-name="P10"/>
      <text:p text:style-name="P10"><text:s/>Print "myByte contains 8" </text:p>
      <text:p text:style-name="P10">Else </text:p>
      <text:p text:style-name="P10">Print "myByte doesn't contain 8" </text:p>
      <text:p text:style-name="P10">End If </text:p>
      <text:p text:style-name="P10"/>
      <text:p text:style-name="P10"/>
      <text:p text:style-name="P10">Sleep </text:p>
      <text:p text:style-name="P10">End </text:p>
      <text:p text:style-name="P10"/>
      <text:p text:style-name="P10"/>
      <text:p text:style-name="P10">Listing 6.4: or.bas </text:p>
      <text:p text:style-name="P10"><text:soft-page-break/></text:p>
      <text:p text:style-name="P10"><text:tab/>Analysis: Line 4 declares the working variables. In line 7, myByte is set to 2 and inline 8, that value is combined with 4 using the OR operator. Lines 10 and 11 print out thedecimal and binary values of myByte. In line 14, the mask is set to 2 and in lines 18through 22 the AND operator is used to test for 2 in myByte. Since myByte contains a 2,</text:p>
      <text:p text:style-name="P10">the program will execute the code immediately following the Then clause. Lines 24through 31 use the same procedure to test for the value of 4. Since myByte contains a 4,</text:p>
      <text:p text:style-name="P10">the program will print out the text “myByte contains a 4”. In lines 34 through 41, myByteis tested for 8, which is does not contains so the code in line 40 will be executed. </text:p>
      <text:p text:style-name="P10"/>
      <text:p text:style-name="P10">When you run the program, you should get the following output. </text:p>
      <text:p text:style-name="P10"/>
      <text:p text:style-name="P10"/>
      <text:p text:style-name="P10"/>
      <text:p text:style-name="P10">myByte set to 2 and 4 </text:p>
      <text:p text:style-name="P10"/>
      <text:p text:style-name="P10"/>
      <text:p text:style-name="P10">myByte: 6 Binary: 110 </text:p>
      <text:p text:style-name="P10"/>
      <text:p text:style-name="P10"/>
      <text:p text:style-name="P10">Testing for 2 </text:p>
      <text:p text:style-name="P10"/>
      <text:p text:style-name="P10"/>
      <text:p text:style-name="P10">myByte contains 2 </text:p>
      <text:p text:style-name="P10"/>
      <text:p text:style-name="P10"/>
      <text:p text:style-name="P10">Testing for 4 </text:p>
      <text:p text:style-name="P10"/>
      <text:p text:style-name="P10"/>
      <text:p text:style-name="P10">myByte contains 4 </text:p>
      <text:p text:style-name="P10"/>
      <text:p text:style-name="P10"/>
      <text:p text:style-name="P10">Testing for 8 </text:p>
      <text:p text:style-name="P10"/>
      <text:p text:style-name="P10"/>
      <text:p text:style-name="P10">myByte doesn't contain 8 </text:p>
      <text:p text:style-name="P10"/>
      <text:p text:style-name="P10"/>
      <text:p text:style-name="P10">Output 6.2: Output of or.bas </text:p>
      <text:p text:style-name="P10"/>
      <text:p text:style-name="P10">As you can see from the output, you can pack multiple values into a singlevariable. The number of values a variable can contain depends on the size of data typeand the range of values. Using the OR and AND combination is a technique that you willfind in wide-spread use, especially in third-party libraries, as it provides an efficient wayto pass multiple data items using a single variable. </text:p>
      <text:p text:style-name="P10"/>
      <text:p text:style-name="P10">The XOR Operator </text:p>
      <text:p text:style-name="P10"/>
      <text:p text:style-name="P10"><text:soft-page-break/>One of the more useful aspects of the XOR operator is to flip bits between twostates. XORing a value with 0 will return the original value, and XORing with a 1 returnsthe opposite value. Suppose that you start with a 1 bit and XOR with a 0 bit. Since thetwo inputs are different you will get a 1. If the start value is 0 and you XOR with a 0, thenboth values are the same and you will get a 0. In both cases the output is the same asthe input. If you start with a 1 and XOR with a 1, you will get a 0 since both inputs are thesame. If you start with a 0 and XOR with a 1, you will get a 1 since the inputs aredifferent. Here the inputs have been flipped to the opposite values. You can use thistechnique with a mask value, XORing once to get a new value, and then XORing againwith the same mask to get the original value. </text:p>
      <text:p text:style-name="P10"/>
      <text:p text:style-name="P10">One use of this technique is to display a sprite on the screen using XOR and thenerasing the sprite by using another XOR at the same location. The first XOR combines thebits of the background with the sprite bits to display the image. Another XOR in the samelocation flips the bits back to their original state, once again showing the background andeffectively erasing the sprite image. </text:p>
      <text:p text:style-name="P10"/>
      <text:p text:style-name="P10">XOR can also be used to swap the values of two variables as demonstrated in thefollowing program. </text:p>
      <text:p text:style-name="P10"/>
      <text:p text:style-name="P10">1 </text:p>
      <text:p text:style-name="P10">Option Explicit </text:p>
      <text:p text:style-name="P10">2 </text:p>
      <text:p text:style-name="P10">3 </text:p>
      <text:p text:style-name="P10">Dim As Integer myInt1 = 5, myInt2 = 10 </text:p>
      <text:p text:style-name="P10">4 </text:p>
      <text:p text:style-name="P10">5 </text:p>
      <text:p text:style-name="P10">Print "myInt1 = ";myInt1;" myInt2 = ";myInt2 </text:p>
      <text:p text:style-name="P10">6 </text:p>
      <text:p text:style-name="P10">Print "Swapping values..." </text:p>
      <text:p text:style-name="P10"/>
      <text:p text:style-name="P10"/>
      <text:p text:style-name="P10">7 </text:p>
      <text:p text:style-name="P10">myInt1 = myInt1 Xor myInt2 </text:p>
      <text:p text:style-name="P10">8 </text:p>
      <text:p text:style-name="P10">myInt2 = myInt1 Xor myInt2 </text:p>
      <text:p text:style-name="P10">9 </text:p>
      <text:p text:style-name="P10">myInt1 = myInt1 Xor myInt2 </text:p>
      <text:p text:style-name="P10">10 </text:p>
      <text:p text:style-name="P10">Print "myInt1 = ";myInt1;" myInt2 = ";myInt2 </text:p>
      <text:p text:style-name="P10">11 </text:p>
      <text:p text:style-name="P10">12 </text:p>
      <text:p text:style-name="P10">Sleep </text:p>
      <text:p text:style-name="P10">13 </text:p>
      <text:p text:style-name="P10">End </text:p>
      <text:p text:style-name="P10"/>
      <text:p text:style-name="P10"/>
      <text:p text:style-name="P10">Listing 6.5: xor.bas </text:p>
      <text:p text:style-name="P10"/>
      <text:p text:style-name="P10"><text:tab/>Analysis: In line 3 the working variables are declared and initialized. Line 5 <text:soft-page-break/>printsout the initial variable values. Lines 7 through 9 carry out the XOR operation. In line 7,</text:p>
      <text:p text:style-name="P10">MyInt1 is XORed with myInt2 to get an intermediate value which is stored in myInt1. Inline 8, the XOR operation returns the original value of myInt1 which is stored in myInt2.</text:p>
      <text:p text:style-name="P10">The third XOR operation in line 9 then returns the value of myInt2 from the intermediatevalue that was stored in myInt1 in line 7. Line 10 prints out the swapped values and theprogram is then closed in the usual way. </text:p>
      <text:p text:style-name="P10"/>
      <text:p text:style-name="P10">Running the program produces the following output. </text:p>
      <text:p text:style-name="P10"/>
      <text:p text:style-name="P10">myInt1 = 5 myInt2 = 10 </text:p>
      <text:p text:style-name="P10"/>
      <text:p text:style-name="P10"/>
      <text:p text:style-name="P10">Swapping values... </text:p>
      <text:p text:style-name="P10"/>
      <text:p text:style-name="P10"/>
      <text:p text:style-name="P10">myInt1 = 10 myInt2 = 5 </text:p>
      <text:p text:style-name="P10"/>
      <text:p text:style-name="P10"/>
      <text:p text:style-name="P10">Output 6.3: Output of xor.bas </text:p>
      <text:p text:style-name="P10"/>
      <text:p text:style-name="P10">As you can see the program was able to swap the two values without using atemporary variable because the XOR operator is able to flip the bits between two distinct </text:p>
      <text:p text:style-name="P10">states. </text:p>
      <text:p text:style-name="P10"/>
      <text:p text:style-name="P10">The EQV Operator </text:p>
      <text:p text:style-name="P10"/>
      <text:p text:style-name="P10">The EQV operator isn't used much as a bitwise operator, but it can be used to seeif two expressions are equivalent as the following program demonstrates. </text:p>
      <text:p text:style-name="P10"/>
      <text:p text:style-name="P18">Option Explicit</text:p>
      <text:p text:style-name="P18">#define False 0</text:p>
      <text:p text:style-name="P18">#define True NOT False</text:p>
      <text:p text:style-name="P18">Dim As Integer myInt1 = 4, myInt2 = 2</text:p>
      <text:p text:style-name="P18">Print "myInt1 = ";myInt1;" myInt2 = ";myInt2</text:p>
      <text:p text:style-name="P18">Print</text:p>
      <text:p text:style-name="P18">'Both statements are true so are equivalent.</text:p>
      <text:p text:style-name="P18">PRINT "Statement (myInt1 &lt; 5) eqv (myInt2 &gt; 1) ";</text:p>
      <text:p text:style-name="P18">If (myInt1 &lt; 5) Eqv (myInt2 &gt; 1) = True Then</text:p>
      <text:p text:style-name="P18"><text:tab/>Print "is equivalent."</text:p>
      <text:p text:style-name="P18">Else</text:p>
      <text:p text:style-name="P18"><text:tab/>Print "is not equivalent."</text:p>
      <text:p text:style-name="P18">End If</text:p>
      <text:p text:style-name="P18">Print</text:p>
      <text:p text:style-name="P18">'Both statements are false so are equivalent.</text:p>
      <text:p text:style-name="P18">Print "Statement (myInt1 &gt; 5) eqv (myInt2 &lt; 1) ";</text:p>
      <text:p text:style-name="P18">If (myInt1 &gt; 5) Eqv (myInt2 &lt; 1) = True Then</text:p>
      <text:p text:style-name="P18"><text:tab/>Print "is equivalent."</text:p>
      <text:p text:style-name="P18">Else</text:p>
      <text:p text:style-name="P18"><text:tab/>Print "is not equivalent."</text:p>
      <text:p text:style-name="P18"><text:soft-page-break/>End If</text:p>
      <text:p text:style-name="P18">Print</text:p>
      <text:p text:style-name="P18">'One is true, the other false so statement</text:p>
      <text:p text:style-name="P18">'is not equivalent.</text:p>
      <text:p text:style-name="P18">Print "Statement (myInt1 &gt; 5) eqv (myInt2 &lt; 1) ";</text:p>
      <text:p text:style-name="P18">If (myInt1 &gt; 3) Eqv (myInt2 &lt; 1) = True Then</text:p>
      <text:p text:style-name="P18"><text:tab/>Print "is equivalent."</text:p>
      <text:p text:style-name="P18">Else</text:p>
      <text:p text:style-name="P18"><text:tab/>Print "is not equivalent."</text:p>
      <text:p text:style-name="P18">End If</text:p>
      <text:p text:style-name="P18">SLEEP</text:p>
      <text:p text:style-name="P18">End</text:p>
      <text:p text:style-name="P10"/>
      <text:p text:style-name="P10"/>
      <text:p text:style-name="P10">Listing 6.6: eqv.bas </text:p>
      <text:p text:style-name="P10"/>
      <text:p text:style-name="P10"><text:tab/>Analysis: In lines 3 and 4, the values False and True are defined. FreeBasic uses -1 </text:p>
      <text:p text:style-name="P10">to indicate a True result from a logical operation such as that performed when executingan If statement. Since False is defined as 0, NOT False flips all the bits to 1, including thesign bit, making -1. </text:p>
      <text:p text:style-name="P10"/>
      <text:p text:style-name="P10">In line 6 the working variables are declared and initialized. Lines 12 through 18 testthe first expression. The If statement in line 13 will execute the first expression, (myInt1&lt; 5). Since 4 &lt; 5 this will return True. The EQV operator has lower precedence then(myInt2 &gt; 1), so this will be evaluated, and since 2 &gt; 1 then will also return true. Thisleaves -1 EQV -1 to be evaluated. Since -1 is equivalent to -1, the whole statement isTrue. In line 22, both of the expressions are False. 0 EQV 0 is True, so this statement isalso True and will print out the affirmative. In line 32, the first expression is True while thesecond is False. Since -1 is not equivalent to 0, this statement will evaluate to False andthe negative will be printed. </text:p>
      <text:p text:style-name="P10"/>
      <text:p text:style-name="P10">When the program is run, you will see the following output. </text:p>
      <text:p text:style-name="P10"/>
      <text:p text:style-name="P10"/>
      <text:p text:style-name="P10"/>
      <text:p text:style-name="P10">myInt1 = 4 myInt2 = 2 </text:p>
      <text:p text:style-name="P10"/>
      <text:p text:style-name="P10"/>
      <text:p text:style-name="P10">Statement (myInt1 &lt; 5) eqv (myInt2 &gt; 1) is equivalent. </text:p>
      <text:p text:style-name="P10"/>
      <text:p text:style-name="P10"/>
      <text:p text:style-name="P10">Statement (myInt1 &gt; 5) eqv (myInt2 &lt; 1) is equivalent. </text:p>
      <text:p text:style-name="P10"/>
      <text:p text:style-name="P10"/>
      <text:p text:style-name="P10">Statement (myInt1 &gt; 5) eqv (myInt2 &lt; 1) is not equivalent. </text:p>
      <text:p text:style-name="P10"/>
      <text:p text:style-name="P10"/>
      <text:p text:style-name="P10">Listing 6.7: Output of eqv.bas </text:p>
      <text:p text:style-name="P10"/>
      <text:p text:style-name="P10">It is important to realize that you are not testing to see if the expressions are Trueor <text:soft-page-break/>False. You are only testing to see if the expressions are equivalent to each other. To putit another way, you are testing to see if two assertions are equivalent to each other. Forexample, suppose you have two characters in a game and you want to attack with bothcharacters, if they are at equivalent strength. You could build an expression similar to theone in the listing and take action based on the equivalence of the two characters. </text:p>
      <text:p text:style-name="P10"/>
      <text:p text:style-name="P10">The IMP Operator </text:p>
      <text:p text:style-name="P10"/>
      <text:p text:style-name="P10">Like the EQV operator, IMP is rarely used as a bitwise operator. It is used in logicprogramming to test whether assertion A implies assertion B. Looking at the truth tablewe can see that a True assertion implies a True conclusion so True and True is also True. ATrue assertion however cannot imply a False conclusion so True and False is False. A Falsepremise can imply any conclusion so False with any conclusion is always True. Unless youare building an expert system or natural language interface, you will probably never needto use this operator. </text:p>
      <text:p text:style-name="P10"/>
      <text:p text:style-name="P10">Caution Exercise caution when using bitwise operators with arithmetic operators,</text:p>
      <text:p text:style-name="P10">as the result may not be what you expect. When used in logical expressions, such as inan If statement, make sure the bitwise operators operate on either the True or Falsevalues of complete expressions to avoid evaluation problems. </text:p>
      <text:p text:style-name="P10"/>
      <text:p text:style-name="P10">Shortcut Bitwise Operators </text:p>
      <text:p text:style-name="P10"/>
      <text:p text:style-name="P10">The bitwise operators, like the arithmetic operators, can be written in shorthandform. The following table lists the shortcut versions of the bitwise operators. </text:p>
      <text:p text:style-name="P10"/>
      <text:p text:style-name="P10">Operator Syntax Comment </text:p>
      <text:p text:style-name="P10">And= B And= C This is the same as B = B </text:p>
      <text:p text:style-name="P10">And C. </text:p>
      <text:p text:style-name="P10">Or= B Or= C This is the same as B = B Or </text:p>
      <text:p text:style-name="P10">C. </text:p>
      <text:p text:style-name="P10">Xor= B Xor= C This is the same as B = B </text:p>
      <text:p text:style-name="P10">Xor C. </text:p>
      <text:p text:style-name="P10">Eqv= B Eqv = C This is the same as B = B </text:p>
      <text:p text:style-name="P10">Eqv C. </text:p>
      <text:p text:style-name="P10"/>
      <text:p text:style-name="P10">Operator Syntax Comment </text:p>
      <text:p text:style-name="P10">Imp= B Imp= C This is the same as B = B </text:p>
      <text:p text:style-name="P10">Imp C. </text:p>
      <text:p text:style-name="P10"/>
      <text:p text:style-name="P10">Table 6.2: Shortcut Bitwise Operators </text:p>
      <text:p text:style-name="P10"/>
      <text:p text:style-name="P10">The SHL and SHR Operators </text:p>
      <text:p text:style-name="P10"/>
      <text:p text:style-name="P10">SHL stands for shift left and SHR stands for shift right. As the names imply, theseoperators shift the bits of a byte or integer-type variable either left or right. The followingtable shows the syntax diagram of both operators. </text:p>
      <text:p text:style-name="P10"/>
      <text:p text:style-name="P10">Operator Syntax Comments </text:p>
      <text:p text:style-name="P10">SHL (Shift bits left) B = variable SHL </text:p>
      <text:p text:style-name="P10"><text:soft-page-break/>number </text:p>
      <text:p text:style-name="P10">Shifts the bits of variable left number of </text:p>
      <text:p text:style-name="P10">places. </text:p>
      <text:p text:style-name="P10">SHR (Shift bits right) B = variable SHR </text:p>
      <text:p text:style-name="P10">number </text:p>
      <text:p text:style-name="P10">Shifts the bits of variable right number ofplaces. </text:p>
      <text:p text:style-name="P10"/>
      <text:p text:style-name="P10">Table 6.3: SHL and SHR Operators </text:p>
      <text:p text:style-name="P10"/>
      <text:p text:style-name="P10">Shifting left is the same as multiplying by 2 and shifting right is the same asdividing by 2. You can see this by looking at the binary representation of a number. Takethe byte value of 1 which is 0000 0001. The 1 is in the 20 position. 20 equals 1. Shifting </text:p>
      <text:p text:style-name="P10">the bit left, makes 0000 0010, putting the 1 bit in the 21 position, which evaluates to 2.</text:p>
      <text:p text:style-name="P10">This is the same as 1*2. Shifting left again puts the bit at the 22 position, 0000 0100which evaluates to 4, or 2 *2. Shifting the bit right puts the 1 back in the 21 position,</text:p>
      <text:p text:style-name="P10">0000 0010, which evaluates to 2, or 4/2. Shifting right again puts the 1 bit in the 20 </text:p>
      <text:p text:style-name="P10">position, 0000 0001, which is 1 or 2/2. </text:p>
      <text:p text:style-name="P10"/>
      <text:p text:style-name="P10">The shift operation can be used as a replacement for multiplication or division ifyou are working with powers of 2, but it is primarily used to pack data items intovariables, or to retrieve data items from variables. You saw this demonstrated in the </text:p>
      <text:p text:style-name="P10">MAKDWORD macro which was defined as #define MAKDWORD(x,y) (cint(x) shl 16 or </text:p>
      <text:p text:style-name="P10">cint(y)). </text:p>
      <text:p text:style-name="P10"/>
      <text:p text:style-name="P10">In this macro, the value of x is converted to an integer, and then shifted left 16 bitsinto the high word. An integer is 4 bytes and can be represented as 00000000 00000000 </text:p>
      <text:p text:style-name="P10">00000000 00000001 . Shifting 16 bits left makes 00000000 00000001 00000000 </text:p>
      <text:p text:style-name="P10">00000000. Remember that a word is two bytes, so the 1 has been shifted to the highword of the integer. You can then use the Hiword function to retrieve this value. </text:p>
      <text:p text:style-name="P10"/>
      <text:p text:style-name="P10">The following program shows the SHL and SHR operators. </text:p>
      <text:p text:style-name="P10"/>
      <text:p text:style-name="P10">1 </text:p>
      <text:p text:style-name="P10">Option Explicit </text:p>
      <text:p text:style-name="P10">2 </text:p>
      <text:p text:style-name="P10">3 </text:p>
      <text:p text:style-name="P10">Dim As Uinteger myInt = 1, i </text:p>
      <text:p text:style-name="P10">4 </text:p>
      <text:p text:style-name="P10">5 </text:p>
      <text:p text:style-name="P10">'Multiply by powers of 2 </text:p>
      <text:p text:style-name="P10">6 </text:p>
      <text:p text:style-name="P10">Print "Shifting left..." </text:p>
      <text:p text:style-name="P10"/>
      <text:p text:style-name="P10"/>
      <text:p text:style-name="P10"/>
      <text:p text:style-name="P10">7 </text:p>
      <text:p text:style-name="P10">Print "myInt = ";myInt </text:p>
      <text:p text:style-name="P10">8 </text:p>
      <text:p text:style-name="P10"><text:soft-page-break/>For i = 1 To 89 </text:p>
      <text:p text:style-name="P10">myInt = myInt Shl 110 </text:p>
      <text:p text:style-name="P10">Print "myInt = ";myInt </text:p>
      <text:p text:style-name="P10">11 </text:p>
      <text:p text:style-name="P10">Next </text:p>
      <text:p text:style-name="P10">12 </text:p>
      <text:p text:style-name="P10">Print </text:p>
      <text:p text:style-name="P10">13 </text:p>
      <text:p text:style-name="P10">'Divide by powers of 2 </text:p>
      <text:p text:style-name="P10">14 </text:p>
      <text:p text:style-name="P10">Print "Shifting right..." </text:p>
      <text:p text:style-name="P10">15 </text:p>
      <text:p text:style-name="P10">Print "myInt = ";myInt </text:p>
      <text:p text:style-name="P10">16 </text:p>
      <text:p text:style-name="P10">For i = 1 To 817 </text:p>
      <text:p text:style-name="P10">myInt = myInt Shr 118 </text:p>
      <text:p text:style-name="P10">Print "myInt = ";myInt </text:p>
      <text:p text:style-name="P10">19 </text:p>
      <text:p text:style-name="P10">Next </text:p>
      <text:p text:style-name="P10">20 </text:p>
      <text:p text:style-name="P10">21 </text:p>
      <text:p text:style-name="P10">Sleep </text:p>
      <text:p text:style-name="P10">22 </text:p>
      <text:p text:style-name="P10">End </text:p>
      <text:p text:style-name="P10"/>
      <text:p text:style-name="P10"/>
      <text:p text:style-name="P10">Listing 6.8: shlr.bas </text:p>
      <text:p text:style-name="P10"/>
      <text:p text:style-name="P10"><text:tab/>Analysis: Line declares the working variables, myInt which will be he value that isshifted, and i for use in the For-Next loop. Line 8 through 11 shift myInt left 16 times, 1 bitposition each time, and prints the result. Line 15 through 19 then shift the variable right16 times and prints the result. The program is closed in the usual way. </text:p>
      <text:p text:style-name="P10"/>
      <text:p text:style-name="P10">Running the program produces the following output. </text:p>
      <text:p text:style-name="P10"/>
      <text:p text:style-name="P10">Shifting left... </text:p>
      <text:p text:style-name="P10">myInt = 1 </text:p>
      <text:p text:style-name="P10">myInt = 2 </text:p>
      <text:p text:style-name="P10">myInt = 4 </text:p>
      <text:p text:style-name="P10">myInt = 8 </text:p>
      <text:p text:style-name="P10">myInt = 16 </text:p>
      <text:p text:style-name="P10">myInt = 32 </text:p>
      <text:p text:style-name="P10">myInt = 64 </text:p>
      <text:p text:style-name="P10">myInt = 128 </text:p>
      <text:p text:style-name="P10">myInt = 256 </text:p>
      <text:p text:style-name="P10"/>
      <text:p text:style-name="P10"/>
      <text:p text:style-name="P10">Shifting right... </text:p>
      <text:p text:style-name="P10">myInt = 256 </text:p>
      <text:p text:style-name="P10">myInt = 128 </text:p>
      <text:p text:style-name="P10"><text:soft-page-break/>myInt = 64 </text:p>
      <text:p text:style-name="P10">myInt = 32 </text:p>
      <text:p text:style-name="P10"/>
      <text:p text:style-name="P10"/>
      <text:p text:style-name="P10">myInt = 16 </text:p>
      <text:p text:style-name="P10">myInt = 8 </text:p>
      <text:p text:style-name="P10">myInt = 4 </text:p>
      <text:p text:style-name="P10">myInt = 2 </text:p>
      <text:p text:style-name="P10">myInt = 1 </text:p>
      <text:p text:style-name="P10"/>
      <text:p text:style-name="P10"/>
      <text:p text:style-name="P10">Output 6.4: Output of shlr.bas </text:p>
      <text:p text:style-name="P10"/>
      <text:p text:style-name="P10">As you can see from the output, shifting left multiplies the value by 2 and shiftingright divides the value by 2. </text:p>
      <text:p text:style-name="P10"/>
      <text:p text:style-name="P10">Bitwise Macros </text:p>
      <text:p text:style-name="P10"/>
      <text:p text:style-name="P10">FreeBasic has several built-in macros for retrieving and setting bit and byte datafrom a variable. The following tables lists the macros, the syntax and their definitions. </text:p>
      <text:p text:style-name="P10"/>
      <text:p text:style-name="P10">Macro Syntax Definition </text:p>
      <text:p text:style-name="P10">Hiword B = Hiword(variable) #define Hiword(x) (CUInt(x) shr 16) </text:p>
      <text:p text:style-name="P10">Loword B = Loword(variable) #define Loword(x) (CUInt(x) and 65535) </text:p>
      <text:p text:style-name="P10">Hibyte B = Hibyte(variable) #define Hibyte(x) ((CUint(x) and 65280)</text:p>
      <text:p text:style-name="P10">shr 8) </text:p>
      <text:p text:style-name="P10">Lobyte B = Lobyte(variable) #define Lobyte( x ) ( CUint( x ) and 255 ) </text:p>
      <text:p text:style-name="P10">Bit B = Bit( variable, bit_number) </text:p>
      <text:p text:style-name="P10">#define Bit( x, bit_number ) (((x) and (1shl (bit_number))) &gt; 0) </text:p>
      <text:p text:style-name="P10">Bitset B = Bitset(variable,</text:p>
      <text:p text:style-name="P10">bit_number) </text:p>
      <text:p text:style-name="P10">#define Bitset( x, bit_number ) ((x) or (1shl (bit_number))) </text:p>
      <text:p text:style-name="P10">Bitreset B = Bitreset(variable,</text:p>
      <text:p text:style-name="P10">bit_number) </text:p>
      <text:p text:style-name="P10">#define Bitreset( x, bit_number ) ((x) andnot (1 shl (bit_number))) </text:p>
      <text:p text:style-name="P10"/>
      <text:p text:style-name="P10">Table 6.4: Bitwise Macros </text:p>
      <text:p text:style-name="P10"/>
      <text:p text:style-name="P10">The Hiword macro returns the leftmost two bytes of an integer and the Lowordmacro returns the the rightmost two bytes. The Hibyte macro returns the leftmost eightbits of a an integer and the Lobyte returns the rightmost eight bits. </text:p>
      <text:p text:style-name="P10"/>
      <text:p text:style-name="P10">The Bit macro returns a -1 if a bit at position bit_number is a 1, otherwise it returnsa 0. The Bitset macro sets the bit at position bit_number to 1 and returns the number,</text:p>
      <text:p text:style-name="P10">and the Bitreset macro sets the bit at position bit_number to 0 and returns the number.</text:p>
      <text:p text:style-name="P10">The rightmost bit is bit 0 following the binary numbering scheme. </text:p>
      <text:p text:style-name="P10"/>
      <text:p text:style-name="P10">Caution Bitwise operators will only work correctly on byte and integer-type data. Asingle or double-type variable that is passed to a bitwise operator will be <text:soft-page-break/>implicitlyconverted to an integer, which may result in precision loss. </text:p>
      <text:p text:style-name="P10"/>
      <text:p text:style-name="P10"/>
      <text:p text:style-name="P10">These macros are useful when working with third party libraries such as theWindows API, where several pieces of information are stored in a single data type. </text:p>
      <text:p text:style-name="P10"/>
      <text:h text:style-name="Heading_20_2" text:outline-level="2">A Look Ahead </text:h>
      <text:p text:style-name="P10"/>
      <text:p text:style-name="P10">In addition to the arithmetic and bitwise operators, FreeBasic has a set ofmathematical functions which is the subject of the next chapter. </text:p>
      <text:p text:style-name="P10"/>
      <text:p text:style-name="P10"/>
      <text:h text:style-name="Heading_20_1" text:outline-level="1">Chapter 7 Mathematical Functions </text:h>
      <text:p text:style-name="P10"/>
      <text:p text:style-name="P10">FreeBasic has a number of mathematical functions which are listed in the following </text:p>
      <text:p text:style-name="P10"/>
      <text:p text:style-name="P10">table. </text:p>
      <text:p text:style-name="P10"/>
      <text:p text:style-name="P10">Function Syntax Comments </text:p>
      <text:p text:style-name="P10">ABS (Absolute Value) B = Abs(expression) Returns the unsigned value of expression.</text:p>
      <text:p text:style-name="P10">This is an overloaded function so </text:p>
      <text:p text:style-name="P10">expression can resolve to an integer,</text:p>
      <text:p text:style-name="P10">longint or double. </text:p>
      <text:p text:style-name="P10">ACOS (ArcCosine) B = </text:p>
      <text:p text:style-name="P10">Acos(expression) </text:p>
      <text:p text:style-name="P10">Returns the ArcCosine of a double-typeexpression in radians. Expression must bein the range of -1 to 1. </text:p>
      <text:p text:style-name="P10">ASIN (ArcSine) B = Asin(expression) Returns the ArcSine of a double-typeexpression in radians. Expression must bein the range of -1 to 1. </text:p>
      <text:p text:style-name="P10">ATAN2 (ArcTangent ofRatio) </text:p>
      <text:p text:style-name="P10">B = </text:p>
      <text:p text:style-name="P10">Atan2(expressionV,</text:p>
      <text:p text:style-name="P10">expressionH) </text:p>
      <text:p text:style-name="P10">Returns the ArcTangent of of ratio ofdouble-type expression1 / expression2 inradians. ExpressionV is the verticalcomponent and expressionH is thehorizontal component, where bothexpressions are double-type values. </text:p>
      <text:p text:style-name="P10">ATAN (ArcTangent) B = </text:p>
      <text:p text:style-name="P10">Atan(expression) </text:p>
      <text:p text:style-name="P10">Returns the ArcTangent of a double-typeexpression in radians. Expression must bein the range of -Pi/2 to Pi/2. </text:p>
      <text:p text:style-name="P10">COS (Cosine) B = Cos(expression) Returns the Cosine of a double-typeexpression in radians. Expression must bein the range of -1 to 1 and is the anglemeasured in radians. </text:p>
      <text:p text:style-name="P10">EXP (E Exponent) B = Exp(expression) Returns e (approx 2.716) raised to thepower of a double-type expression. </text:p>
      <text:p text:style-name="P10">LOG (Logarithm) B = Log(expression) Returns the natural Logarithm (base e) ofa double-type expression. </text:p>
      <text:p text:style-name="P10">SGN (Sign) B = Sgn(expression) Returns the sign of a double-typeexpression. If <text:soft-page-break/>expression is greater than 0then Sgn returns a 1. If expression is 0,</text:p>
      <text:p text:style-name="P10">then Sgn returns 0. If expression is lessthan 0, then Sgn return -1. </text:p>
      <text:p text:style-name="P10">SIN (Sine) B = Sin(expression) Returns the Sine of a double-typeexpression in radians. Expression must bein the range -1 to 1. </text:p>
      <text:p text:style-name="P10">SQR (Square Root) B = Sqr(expression) Returns the square root of a double-type </text:p>
      <text:p text:style-name="P10"/>
      <text:p text:style-name="P10"/>
      <text:p text:style-name="P10">Function Syntax Comments </text:p>
      <text:p text:style-name="P10">expression. Expression must be greaterthan or equal to 0. </text:p>
      <text:p text:style-name="P10">TAN (Tangent) B = Tan(expression) Returns the Tangent of a double-typeexpression in radians. Expression is theangle measured in radians. </text:p>
      <text:p text:style-name="P10"/>
      <text:p text:style-name="P10">Table 7.1: Mathematical Functions </text:p>
      <text:p text:style-name="P10"/>
      <text:h text:style-name="Heading_20_2" text:outline-level="2">Trigonometric Functions </text:h>
      <text:p text:style-name="P10"/>
      <text:p text:style-name="P10">All of the trigonometric functions return the measured angle in radians notdegrees. To convert degrees to radians you would use the formula radian = degree * PI /</text:p>
      <text:p text:style-name="P10"/>
      <text:p text:style-name="P10">180. To convert radians to degrees you would use the formula degree = radian * 180 / PI.</text:p>
      <text:p text:style-name="P10">PI is the ratio of the circumference of a circle to its diameter and can be calculated usingthe Atn function with the formula PI = 4 * Atn(1.0). The following short program convertsan angle in degrees to an angle in radians. </text:p>
      <text:p text:style-name="P10">1 </text:p>
      <text:p text:style-name="P10">Option Explicit </text:p>
      <text:p text:style-name="P10">2 </text:p>
      <text:p text:style-name="P10">3 </text:p>
      <text:p text:style-name="P10">'Calc the value of Pi </text:p>
      <text:p text:style-name="P10">4 </text:p>
      <text:p text:style-name="P10">Const Pi = 4 * Atn(1) </text:p>
      <text:p text:style-name="P10">5 </text:p>
      <text:p text:style-name="P10">6 </text:p>
      <text:p text:style-name="P10">Dim As Double deg, rad </text:p>
      <text:p text:style-name="P10">7 </text:p>
      <text:p text:style-name="P10">8 </text:p>
      <text:p text:style-name="P10">'Get the angle in degrees </text:p>
      <text:p text:style-name="P10">9 </text:p>
      <text:p text:style-name="P10">Input "Enter an angle in degrees";deg </text:p>
      <text:p text:style-name="P10">10 </text:p>
      <text:p text:style-name="P10">11 </text:p>
      <text:p text:style-name="P10">'Calculate the radian </text:p>
      <text:p text:style-name="P10">12 </text:p>
      <text:p text:style-name="P10">rad = deg * Pi / 180 </text:p>
      <text:p text:style-name="P10">13 </text:p>
      <text:p text:style-name="P10">14 </text:p>
      <text:p text:style-name="P10">'Print out the values </text:p>
      <text:p text:style-name="P10">15 </text:p>
      <text:p text:style-name="P10"><text:soft-page-break/>Print </text:p>
      <text:p text:style-name="P10">16 </text:p>
      <text:p text:style-name="P10">Print "Pi:";Pi </text:p>
      <text:p text:style-name="P10">17 </text:p>
      <text:p text:style-name="P10">Print "Degrees:";deg </text:p>
      <text:p text:style-name="P10">18 </text:p>
      <text:p text:style-name="P10">Print "Radians:";rad </text:p>
      <text:p text:style-name="P10">19 </text:p>
      <text:p text:style-name="P10">20 </text:p>
      <text:p text:style-name="P10">Sleep </text:p>
      <text:p text:style-name="P10">21 </text:p>
      <text:p text:style-name="P10">End </text:p>
      <text:p text:style-name="P10"/>
      <text:p text:style-name="P10"/>
      <text:p text:style-name="P10">Listing 7.1: degrad.bas </text:p>
      <text:p text:style-name="P10"/>
      <text:p text:style-name="P10"><text:tab/>Analysis: In line 4 a symbolic constant is declared for PI using the Atn function. Line </text:p>
      <text:p text:style-name="P10">6 declares the working variables. In line 9, the user inputs the degrees to convert toradians. Line 12 calculates the radian angle based on the conversion formula listedabove. Lines 15 through 18 print out the various values. The program is then ended inthe usual way. </text:p>
      <text:p text:style-name="P10"/>
      <text:p text:style-name="P10"/>
      <text:p text:style-name="P10">Running the program will produce the following output. </text:p>
      <text:p text:style-name="P10"/>
      <text:p text:style-name="P10">Enter an angle in degrees? 90 </text:p>
      <text:p text:style-name="P10"/>
      <text:p text:style-name="P10"/>
      <text:p text:style-name="P10">Pi: 3.14159265358979 </text:p>
      <text:p text:style-name="P10">Degrees: 90 </text:p>
      <text:p text:style-name="P10">Radians: 1.5707963267949 </text:p>
      <text:p text:style-name="P10"/>
      <text:p text:style-name="P10"/>
      <text:p text:style-name="P10">Output 7.1: Output of degrad.bas </text:p>
      <text:p text:style-name="P10"/>
      <text:p text:style-name="P10">There are a number of on-line tutorials that you can access to brush up on your trig. Aquick Google search on the term trigonometry brought up hundreds of sites that offerbasic to advanced tutorials on the various trig functions that FreeBasic supports. RandyKeeling has written two basic tutorials on trigonometry in the Community Tutorialssection of the FreeBasic wiki. At the time of this writing, the wiki was located athttp://www.freebasic.net/wiki/wikka.php?wakka=FBWiki. </text:p>
      <text:p text:style-name="P10"/>
      <text:h text:style-name="Heading_20_2" text:outline-level="2">Absolute Value and the Sgn Function </text:h>
      <text:p text:style-name="P10"/>
      <text:p text:style-name="P10">You would use the Abs function when you are interested in the absolute magnitudeof a number. The absolute value of a number is the distance that number is from zero on </text:p>
      <text:p text:style-name="P10">the real number line. 3 is three units from 0 so its absolute magnitude is 3. -3 is alsothree units from 0 so its absolute magnitude is also 3. </text:p>
      <text:p text:style-name="P10"><text:soft-page-break/></text:p>
      <text:p text:style-name="P10">The Sgn function, called the signum function in math, is related to the Abs functionsince you can express the absolute value of a number by using the Sgn function. Sgnreturns -1 for a negative number, 0 for 0 and 1 for a positive number. To calculate theabsolute value of a number you would use the formula |a| = a * Sgn(a), where thevertical lines indicate absolute value. If we replace a with -3 in the formula, you get |-3| =</text:p>
      <text:p text:style-name="P10">-3 * Sgn(-3), or |-3| = -3 * -1. Since multiplying a negative with a negative returns apositive, the result is |-3| = 3. Replacing a with 3, the formula would evaluate to |3| = 3 * </text:p>
      <text:p text:style-name="P10">1, or |3| = 3. </text:p>
      <text:p text:style-name="P10"/>
      <text:p text:style-name="P10">One use of the Sgn function in programming is determining the relative positionsof two points on the screen. If you have two points, A(5, 6,) and B(3, 4), where the firstnumber is the row and the second number is the column, you can determine the relativeposition by moving the origin to point A and looking at the sign of point B. The origin (0,0) of the screen is located in the upper left corner. To move the origin to point A you needto subtract 5 from the row and 6 from the column of each point giving A(0, 0) and B(-2,</text:p>
      <text:p text:style-name="P10">-2). You can now use the Sgn function on the row and column components of B. </text:p>
      <text:p text:style-name="P10"/>
      <text:p text:style-name="P10">. </text:p>
      <text:p text:style-name="P10">If Sgn(B.row) = -1, then the row is above A. </text:p>
      <text:p text:style-name="P10">. </text:p>
      <text:p text:style-name="P10">If Sgn(B.row) = 0, then the row is in the same row as A. </text:p>
      <text:p text:style-name="P10">. </text:p>
      <text:p text:style-name="P10">If Sgn(B.row) = 1 then the row is below A. </text:p>
      <text:p text:style-name="P10">. </text:p>
      <text:p text:style-name="P10">If Sgn(B.column) = -1 then the column is to the left of A. </text:p>
      <text:p text:style-name="P10">. </text:p>
      <text:p text:style-name="P10">If Sgn(B.column) = 0 then the column is in the same column as A. </text:p>
      <text:p text:style-name="P10">. </text:p>
      <text:p text:style-name="P10">If Sgn(B.column) = -1 then the column is to the right of A. </text:p>
      <text:p text:style-name="P10"/>
      <text:p text:style-name="P10">Since B is located at row -2 and column -2 after adjusting the origin, the Sgnfunction will return -1 for the row and -1 for the column. This puts point B above and tothe left of of point A. </text:p>
      <text:p text:style-name="P10"/>
      <text:p text:style-name="P10">Logarithms </text:p>
      <text:p text:style-name="P10"/>
      <text:p text:style-name="P10">Logarithmshave a wide range of uses in mathematics, physics and biology. Forexample, the decay rate of radioactive particles is logarithmic in nature. Logarithms are away of expressing exponentiation. For the following formula Ab = x can be expressed asLog(x) = b where the base of the log is a. The two most commonly used logarithms arethe natural log, which uses e (2.7182818284590452354...) as the base, and log base 10or the common log. The Log function in FreeBasic uses the natural log, but any log basecan be expressed by the formula logarithm = Log(number) / Log(base)2. </text:p>
      <text:p text:style-name="P10"/>
      <text:p text:style-name="P10">One property of logarithms is that they can be used to multiply or divide twonumbers together. This was a common use of logarithms before the invention ofcalculators. The <text:soft-page-break/>following program uses the logarithm method to multiply two numberstogether. </text:p>
      <text:p text:style-name="P10"/>
      <text:p text:style-name="P10">1 </text:p>
      <text:p text:style-name="P10">Option Explicit </text:p>
      <text:p text:style-name="P10">2 </text:p>
      <text:p text:style-name="P10">3 </text:p>
      <text:p text:style-name="P10">Const base10 = Log(10) </text:p>
      <text:p text:style-name="P10">4 </text:p>
      <text:p text:style-name="P10">5 </text:p>
      <text:p text:style-name="P10">Dim As Double l1, l2, lt, al </text:p>
      <text:p text:style-name="P10">6 </text:p>
      <text:p text:style-name="P10">7 </text:p>
      <text:p text:style-name="P10">'Calculate the log of 2.5 for base 10 </text:p>
      <text:p text:style-name="P10">8 </text:p>
      <text:p text:style-name="P10">l1 = Log(2.5) / base10 </text:p>
      <text:p text:style-name="P10">9 </text:p>
      <text:p text:style-name="P10">'Calculate the log of 5.6 for base 10 </text:p>
      <text:p text:style-name="P10">10 </text:p>
      <text:p text:style-name="P10">l2 = Log(5.6) / base10 </text:p>
      <text:p text:style-name="P10">11 </text:p>
      <text:p text:style-name="P10">12 </text:p>
      <text:p text:style-name="P10">'Add the logarithms </text:p>
      <text:p text:style-name="P10">13 </text:p>
      <text:p text:style-name="P10">lt = l1 + l2 </text:p>
      <text:p text:style-name="P10">14 </text:p>
      <text:p text:style-name="P10">15 </text:p>
      <text:p text:style-name="P10">'Get the antilog, which is our base (10) </text:p>
      <text:p text:style-name="P10">16 </text:p>
      <text:p text:style-name="P10">'raised to the sum of the log values </text:p>
      <text:p text:style-name="P10">17 </text:p>
      <text:p text:style-name="P10">al = 10^lt </text:p>
      <text:p text:style-name="P10">18 </text:p>
      <text:p text:style-name="P10">19 </text:p>
      <text:p text:style-name="P10">'Print results </text:p>
      <text:p text:style-name="P10">20 </text:p>
      <text:p text:style-name="P10">Print "2.5 * 5.6 = ";2.5 * 5.6 </text:p>
      <text:p text:style-name="P10">21 </text:p>
      <text:p text:style-name="P10">Print "Log method = ";al </text:p>
      <text:p text:style-name="P10">22 </text:p>
      <text:p text:style-name="P10">23 </text:p>
      <text:p text:style-name="P10">Sleep </text:p>
      <text:p text:style-name="P10">24 </text:p>
      <text:p text:style-name="P10">End </text:p>
      <text:p text:style-name="P10"/>
      <text:p text:style-name="P10"/>
      <text:p text:style-name="P10">Listing 7.2: log.bas </text:p>
      <text:p text:style-name="P10"/>
      <text:p text:style-name="P10">2For an explanation of the natural log and e see http://www.physics.uoguelph.ca/tutorials/LOG/logbase.html. </text:p>
      <text:p text:style-name="P10"/>
      <text:p text:style-name="P10"><text:soft-page-break/></text:p>
      <text:p text:style-name="P10"><text:tab/>Analysis: Line 3 defines a symbolic constant, base10, that will be the base of thelogarithm calculations. Using a constant in this manner reduces the number ofcalculations the program must perform. Instead of using two Log(10) function calls, onlyone is used in the constant definition. Line 5 declares the working variables, l1 an l2which are the two Logarithms of the numbers 2.5 and 5.6 and the sum of the logs, lt. alwill be the antilog value. </text:p>
      <text:p text:style-name="P10"/>
      <text:p text:style-name="P10">Lines 8 and 10 calculate the base 10 log of the two numbers. In line 13 thelogs are added together. Line 17 calculates the antilog, which is the base, in this case 10,</text:p>
      <text:p text:style-name="P10">raised to the power of the sum of the logs. Line 20 prints the result using themultiplication operator, and line 21 prints the result using the log method. </text:p>
      <text:p text:style-name="P10"/>
      <text:p text:style-name="P10">The program is closed in the usual way in lines 23 and 24. </text:p>
      <text:p text:style-name="P10"/>
      <text:p text:style-name="P10">Running the program produces the following result. </text:p>
      <text:p text:style-name="P10"/>
      <text:p text:style-name="P10">2.5 * 5.6 = 14 </text:p>
      <text:p text:style-name="P10">Log method = 14 </text:p>
      <text:p text:style-name="P10"/>
      <text:p text:style-name="P10"/>
      <text:p text:style-name="P10">Output 7.2: Output of log.bas </text:p>
      <text:p text:style-name="P10"/>
      <text:p text:style-name="P10">As you can see from the output, adding the logarithms of the two numbers andthen calculating the antilog of the sum produces the same result as multiplying the twonumbers. </text:p>
      <text:p text:style-name="P10"/>
      <text:h text:style-name="Heading_20_2" text:outline-level="2">The C Runtime Library Math Constants and Functions </text:h>
      <text:p text:style-name="P10"/>
      <text:p text:style-name="P10">The C Runtime Library (CRT) has a number of math constants and functions thatyou can use in your programs. To use these functions you would add the line #Include </text:p>
      <text:p text:style-name="P10">Once “crt.bi” to your program. The following table lists the math constants available in </text:p>
      <text:p text:style-name="P10"/>
      <text:p text:style-name="P10">math.bi. </text:p>
      <text:p text:style-name="P10"/>
      <text:h text:style-name="Heading_20_3" text:outline-level="3">CRT Math Constants </text:h>
      <text:p text:style-name="P10"/>
      <text:p text:style-name="P10">Constants </text:p>
      <text:p text:style-name="P10"/>
      <text:p text:style-name="P10">M_E </text:p>
      <text:p text:style-name="P10">M_LOG2E </text:p>
      <text:p text:style-name="P10">M_LOG10E </text:p>
      <text:p text:style-name="P10">M_LN2 </text:p>
      <text:p text:style-name="P10">M_LN10 </text:p>
      <text:p text:style-name="P10">M_PI </text:p>
      <text:p text:style-name="P10"/>
      <text:p text:style-name="P10"><text:soft-page-break/></text:p>
      <text:p text:style-name="P10">Value </text:p>
      <text:p text:style-name="P10"/>
      <text:p text:style-name="P10">2.7182818284590452354 </text:p>
      <text:p text:style-name="P10">1.4426950408889634074 </text:p>
      <text:p text:style-name="P10">0.43429448190325182765 </text:p>
      <text:p text:style-name="P10">0.69314718055994530942 </text:p>
      <text:p text:style-name="P10">2.30258509299404568402 </text:p>
      <text:p text:style-name="P10">3.14159265358979323846 </text:p>
      <text:p text:style-name="P10"/>
      <text:p text:style-name="P10">Comment </text:p>
      <text:p text:style-name="P10"/>
      <text:p text:style-name="P10"/>
      <text:p text:style-name="P10">The base of natural </text:p>
      <text:p text:style-name="P10">logarithms. </text:p>
      <text:p text:style-name="P10"/>
      <text:p text:style-name="P10">The logarithm to base 2 ofM_E. </text:p>
      <text:p text:style-name="P10"/>
      <text:p text:style-name="P10">The logarithm to base 10 ofM_E. </text:p>
      <text:p text:style-name="P10"/>
      <text:p text:style-name="P10">The natural logarithm of 2. </text:p>
      <text:p text:style-name="P10"/>
      <text:p text:style-name="P10"/>
      <text:p text:style-name="P10">The natural logarithm of 10. </text:p>
      <text:p text:style-name="P10"/>
      <text:p text:style-name="P10"/>
      <text:p text:style-name="P10">Pi, which is the ratio of a </text:p>
      <text:p text:style-name="P10"/>
      <text:p text:style-name="P10"/>
      <text:p text:style-name="P10"/>
      <text:p text:style-name="P10">Constants </text:p>
      <text:p text:style-name="P10"/>
      <text:p text:style-name="P10">M_PI_2 </text:p>
      <text:p text:style-name="P10">M_PI_4 </text:p>
      <text:p text:style-name="P10">M_1_PI </text:p>
      <text:p text:style-name="P10"/>
      <text:p text:style-name="P10">M_2_PI </text:p>
      <text:p text:style-name="P10"/>
      <text:p text:style-name="P10">M_2_SQRTPI </text:p>
      <text:p text:style-name="P10"/>
      <text:p text:style-name="P10"/>
      <text:p text:style-name="P10">M_SQRT2 </text:p>
      <text:p text:style-name="P10">M_SQRT1_2 </text:p>
      <text:p text:style-name="P10"/>
      <text:p text:style-name="P10"/>
      <text:p text:style-name="P10">Table 7.2: CRT Math Constants </text:p>
      <text:p text:style-name="P10"/>
      <text:p text:style-name="P10">Value </text:p>
      <text:p text:style-name="P10"/>
      <text:p text:style-name="P10"/>
      <text:p text:style-name="P10"><text:soft-page-break/>1.57079632679489661923 </text:p>
      <text:p text:style-name="P10">0.78539816339744830962 </text:p>
      <text:p text:style-name="P10">0.31830988618379067154 </text:p>
      <text:p text:style-name="P10"/>
      <text:p text:style-name="P10">0.63661977236758134308 </text:p>
      <text:p text:style-name="P10"/>
      <text:p text:style-name="P10">1.12837916709551257390 </text:p>
      <text:p text:style-name="P10"/>
      <text:p text:style-name="P10">1.41421356237309504880 </text:p>
      <text:p text:style-name="P10">0.70710678118654752440 </text:p>
      <text:p text:style-name="P10"/>
      <text:p text:style-name="P10">Comment </text:p>
      <text:p text:style-name="P10"/>
      <text:p text:style-name="P10"/>
      <text:p text:style-name="P10">circle's circumference to its </text:p>
      <text:p text:style-name="P10">diameter. </text:p>
      <text:p text:style-name="P10"/>
      <text:p text:style-name="P10">Pi divided by two. </text:p>
      <text:p text:style-name="P10"/>
      <text:p text:style-name="P10"/>
      <text:p text:style-name="P10">Pi divided by four. </text:p>
      <text:p text:style-name="P10"/>
      <text:p text:style-name="P10"/>
      <text:p text:style-name="P10">The reciprocal of pi, that is1/pi. </text:p>
      <text:p text:style-name="P10"/>
      <text:p text:style-name="P10">Two times the reciprocal ofpi. </text:p>
      <text:p text:style-name="P10"/>
      <text:p text:style-name="P10">Two times the reciprocal ofthe square root of pi. </text:p>
      <text:p text:style-name="P10"/>
      <text:p text:style-name="P10">The square root of two. </text:p>
      <text:p text:style-name="P10"/>
      <text:p text:style-name="P10"/>
      <text:p text:style-name="P10">The reciprocal of the squareroot of two which is also the </text:p>
      <text:p text:style-name="P10">square root of 1/2. </text:p>
      <text:p text:style-name="P10"/>
      <text:p text:style-name="P10">In the example programs the value of PI was calculated. However, as you can see,</text:p>
      <text:p text:style-name="P10">the value of PI is available in the CRT, so it is much more efficient to use the defined </text:p>
      <text:p text:style-name="P10">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P10"/>
      <text:p text:style-name="P10">The various versions of the PI constants are commonly used values in calculationsas are the versions of the square root of 2. The square root of 2, like PI, is an irrationalnumber and is the length of the hypotenuse of a right triangle with sides that have a unitlength of 1. The square root of 2 is related to PI with the formula sqrt(2)=2sin(PI/4). Thefollowing program displays both the calculated value of the square root of 2 and the CRTvalue for comparison. </text:p>
      <text:p text:style-name="P10"/>
      <text:p text:style-name="P10">1 </text:p>
      <text:p text:style-name="P10"><text:soft-page-break/>Option Explicit </text:p>
      <text:p text:style-name="P10">2 </text:p>
      <text:p text:style-name="P10">3 </text:p>
      <text:p text:style-name="P10">#Include Once "crt.bi" </text:p>
      <text:p text:style-name="P10">4 </text:p>
      <text:p text:style-name="P10">5 </text:p>
      <text:p text:style-name="P10">Dim As Double sqr2 </text:p>
      <text:p text:style-name="P10">6 </text:p>
      <text:p text:style-name="P10">7 </text:p>
      <text:p text:style-name="P10">sqr2 = 2 * Sin(M_PI/4) </text:p>
      <text:p text:style-name="P10">8 </text:p>
      <text:p text:style-name="P10">9 </text:p>
      <text:p text:style-name="P10">Print "Calculated Square root of 2:";sqr2 </text:p>
      <text:p text:style-name="P10">10 </text:p>
      <text:p text:style-name="P10">Print "CRT value:"; M_SQRT2 </text:p>
      <text:p text:style-name="P10">11 </text:p>
      <text:p text:style-name="P10">12 </text:p>
      <text:p text:style-name="P10">Sleep </text:p>
      <text:p text:style-name="P10"/>
      <text:p text:style-name="P10">13 </text:p>
      <text:p text:style-name="P10">End </text:p>
      <text:p text:style-name="P10"/>
      <text:p text:style-name="P10"/>
      <text:p text:style-name="P10">Listing 7.3: sr2.bas </text:p>
      <text:p text:style-name="P10"/>
      <text:p text:style-name="P10"><text:tab/>Analysis: Line 3 includes the CRT declaration file, crt.bi, which will enable the </text:p>
      <text:p text:style-name="P10">program to use the math constants and functions. The #Include Once directive ensures </text:p>
      <text:p text:style-name="P10">that the file is only included once in the program, even if other modules also include thefile. Line 5 declares the working variable which will hold the result of the calculation inLine 7. Line 9 and 10 displays the calculated value as well as the CRT defined value forcomparison. The program is closed in the usual way. </text:p>
      <text:p text:style-name="P10"/>
      <text:p text:style-name="P10">When you run the program you should see the following output. </text:p>
      <text:p text:style-name="P10"/>
      <text:p text:style-name="P10">Calculated Square root of 2: 1.41421356237309 </text:p>
      <text:p text:style-name="P10"/>
      <text:p text:style-name="P10"/>
      <text:p text:style-name="P10">CRT value: 1.4142135623731 </text:p>
      <text:p text:style-name="P10"/>
      <text:p text:style-name="P10"/>
      <text:p text:style-name="P10">Output 7.3: Output of sr2.bas </text:p>
      <text:p text:style-name="P10"/>
      <text:p text:style-name="P10">As you can see from the output, the calculated value has a slightly higher precisionthan the constant value, but the difference is too small to really matter in most cases. Tosave the compiler a calculation, and thereby speeding up your program, use the definedvalue in the CRT. </text:p>
      <text:p text:style-name="P10"/>
      <text:h text:style-name="Heading_20_3" text:outline-level="3"><text:soft-page-break/>Selected CRT Math Functions </text:h>
      <text:p text:style-name="P10"/>
      <text:p text:style-name="P10">There are a number of math functions declared in the CRT. Table 8.3 list three of </text:p>
      <text:p text:style-name="P10">the functions. </text:p>
      <text:p text:style-name="P10"/>
      <text:p text:style-name="P10">Function Syntax Comment </text:p>
      <text:p text:style-name="P10">Hypot B = Hypot(x as double, y asdouble) </text:p>
      <text:p text:style-name="P10">Hypot returns thehypotenuse of sides x and y. </text:p>
      <text:p text:style-name="P10">Log10 B = Log10(x as double) Log10 returns the base 10log of x. </text:p>
      <text:p text:style-name="P10">Pow B = Pow(base as double,</text:p>
      <text:p text:style-name="P10">power as double) </text:p>
      <text:p text:style-name="P10">Pow returns base raised to </text:p>
      <text:p text:style-name="P10">power. </text:p>
      <text:p text:style-name="P10"/>
      <text:p text:style-name="P10">Table 7.3: Selected CRT Math Functions </text:p>
      <text:p text:style-name="P10"/>
      <text:p text:style-name="P10">The log program in Listing 8.2 can be modified to use the CRT functions. </text:p>
      <text:p text:style-name="P10"/>
      <text:p text:style-name="P10">Option Explicit </text:p>
      <text:p text:style-name="P10">#Include Once "crt.bi" </text:p>
      <text:p text:style-name="P10">Dim As Double l1, l2, lt, al </text:p>
      <text:p text:style-name="P10">'Calculate the log of 2.5 for base 10 </text:p>
      <text:p text:style-name="P10">l1 = Log10(2.5) </text:p>
      <text:p text:style-name="P10">'Calculate the log of 5.6 for base 10 </text:p>
      <text:p text:style-name="P10">l2 = Log10(5.6) </text:p>
      <text:p text:style-name="P10">'Add the logarithms </text:p>
      <text:p text:style-name="P10">lt = l1 + l2 </text:p>
      <text:p text:style-name="P10">'Get the antilog, which is our base (10) </text:p>
      <text:p text:style-name="P10">'raised to the sum of the log values </text:p>
      <text:p text:style-name="P10">al = Pow(10, lt) </text:p>
      <text:p text:style-name="P10">'Print results </text:p>
      <text:p text:style-name="P10">Print "2.5 * 5.6 = ";2.5 * 5.6 </text:p>
      <text:p text:style-name="P10">Print "Log method = ";al </text:p>
      <text:p text:style-name="P10">Sleep </text:p>
      <text:p text:style-name="P10">End </text:p>
      <text:p text:style-name="P10"/>
      <text:p text:style-name="P10"/>
      <text:p text:style-name="P10">Listing 7.4: log2.bas </text:p>
      <text:p text:style-name="P10"/>
      <text:p text:style-name="P10"><text:tab/>Analysis: Line 3 includes the crt.bi declaration file so that the runtime functions will </text:p>
      <text:p text:style-name="P10">be available to the program. Line 5 declares the working variables as in the previousprogram. In lines 8 and 10, the previous calculation has been replaced with the CRTfunction log10. Line 13 adds the logarithms, which is the same as multiplying the twonumbers, and saves the result in the variable lt. In line 17 the Pow function is used rather </text:p>
      <text:p text:style-name="P10">than the exponentiation operator to calculate the antilog. Lines 20 and 21 print out theresults for comparison. The program is closed in the usual way. </text:p>
      <text:p text:style-name="P10"/>
      <text:p text:style-name="P10">When you run the program you will see that the output is the same as in theprevious <text:soft-page-break/>version. </text:p>
      <text:p text:style-name="P10"/>
      <text:p text:style-name="P10">2.5 * 5.6 = 14 </text:p>
      <text:p text:style-name="P10">Log method = 14 </text:p>
      <text:p text:style-name="P10"/>
      <text:p text:style-name="P10"/>
      <text:p text:style-name="P10">Output 7.4: Output of log2.bas </text:p>
      <text:p text:style-name="P10"/>
      <text:p text:style-name="P10">Using the CRT functions can make your program a bit more simple, and a bit lesserror prone. Since FreeBasic uses the Microsoft runtime library the functions are stableand reliable, and many include optimizations that make the functions perform better thanyou could achieve by hand coding. </text:p>
      <text:p text:style-name="P10"/>
      <text:h text:style-name="Heading_20_2" text:outline-level="2">A Look Ahead </text:h>
      <text:p text:style-name="P10"/>
      <text:p text:style-name="P10">In addition to the standard numeric variables, FreeBasic also has the pointer datatype, which is the subject of the next chapter. </text:p>
      <text:p text:style-name="P10"/>
      <text:p text:style-name="P10"/>
      <text:h text:style-name="Heading_20_1" text:outline-level="1"/>
      <text:h text:style-name="P60" text:outline-level="1">Chapter 8 Pointer Data Type </text:h>
      <text:p text:style-name="P10"/>
      <text:p text:style-name="P10">The pointer data type is unique among the FreeBasic numeric data types. Insteadof containing data, like the other numeric types, a pointer contains the memory addressof data. On a 32-bit system, the pointer data type is 4 bytes. FreeBasic uses pointers for anumber of functions such as ImageCreate, and pointers are used heavily in externallibraries such as the Windows API. Pointers are also quite fast, since the compiler candirectly access the memory location that a pointer points to. A proper understanding ofpointers is essential to effective programming in FreeBasic. </text:p>
      <text:p text:style-name="P10"/>
      <text:p text:style-name="P10">For many beginning programmers, pointers seem like a strange and mysteriousbeast. However, if you keep one rule in mind, you should not have any problems usingpointers in your program. The rule is very simple: a pointer contains an address, not data.</text:p>
      <text:p text:style-name="P10">If you keep this simple rule in mind, you should have no problems using pointers. </text:p>
      <text:p text:style-name="P10"/>
      <text:h text:style-name="Heading_20_2" text:outline-level="2">Pointers and Memory </text:h>
      <text:p text:style-name="P10"/>
      <text:p text:style-name="P10">You can think of the memory in your computer as a set of post office boxes (P.O.</text:p>
      <text:p text:style-name="P10">Box) at your local post office. When you go in to rent a P.O. Box, the clerk will give you anumber, such as 100. This is the address of your P.O. Box. You decide to write the numberdown an a slip of paper and put it in your wallet. The next day you go to the post officeand pull out the slip of paper. You locate box 100 and look inside the box and find a nicestack of junk mail. Of course, you want to toss the junk mail, but there isn't a trash canhandy, so you decide to just put the mail back in the box and toss it later. Working withpointers in FreeBasic is very similar to using a P.O. Box. </text:p>
      <text:p text:style-name="P10"/>
      <text:p text:style-name="P10">When you declare a pointer, it isn't pointing to anything which is analogous to theblank slip of paper. In order to use a pointer, it must be initialized to a memory address,</text:p>
      <text:p text:style-name="P10">which is the same as writing down the number 100 on the slip of paper. Once you havethe address, find the right P.O. Box, you can dereference the pointer, open the mail box,</text:p>
      <text:p text:style-name="P10">to add or retrieve data from the pointed-to memory location. As you can see there arethree basic steps to using pointers. </text:p>
      <text:p text:style-name="P10"/>
      <text:p text:style-name="P10">1. Declare a pointer variable. </text:p>
      <text:p text:style-name="P10">2. Initialize the pointer to a memory address. </text:p>
      <text:p text:style-name="P10">3. Dereference the pointer to manipulate the data at the pointed-to memory location. </text:p>
      <text:p text:style-name="P10">This isn't really any different than using a standard variable, and you use pointersin much the same way as standard variables. The only real difference between the two isthat in a standard variable, you can access the data directly, and with a pointer you mustdereference the pointer to interact with the data. The following program illustrates theabove steps. </text:p>
      <text:p text:style-name="P10"/>
      <text:p text:style-name="P10">1 </text:p>
      <text:p text:style-name="P10">Option Explicit </text:p>
      <text:p text:style-name="P10"/>
      <text:p text:style-name="P10"><text:soft-page-break/></text:p>
      <text:p text:style-name="P10">2 </text:p>
      <text:p text:style-name="P10"/>
      <text:p text:style-name="P10"/>
      <text:p text:style-name="P10">3 </text:p>
      <text:p text:style-name="P10">'Create a pointer doesn't </text:p>
      <text:p text:style-name="P10">point to anything. </text:p>
      <text:p text:style-name="P10"/>
      <text:p text:style-name="P10"/>
      <text:p text:style-name="P10">4 </text:p>
      <text:p text:style-name="P10">Dim myPointer As Integer Ptr </text:p>
      <text:p text:style-name="P10"/>
      <text:p text:style-name="P10"/>
      <text:p text:style-name="P10">5 </text:p>
      <text:p text:style-name="P10"/>
      <text:p text:style-name="P10"/>
      <text:p text:style-name="P10">6 </text:p>
      <text:p text:style-name="P10">'Initialize the pointer to point to 1 integer </text:p>
      <text:p text:style-name="P10"/>
      <text:p text:style-name="P10"/>
      <text:p text:style-name="P10">7 </text:p>
      <text:p text:style-name="P10">myPointer = Callocate(1, Sizeof(Integer)) </text:p>
      <text:p text:style-name="P10"/>
      <text:p text:style-name="P10"/>
      <text:p text:style-name="P10">8 </text:p>
      <text:p text:style-name="P10">'Print the address </text:p>
      <text:p text:style-name="P10">9 </text:p>
      <text:p text:style-name="P10">Print "Pointer address:";myPointer </text:p>
      <text:p text:style-name="P10">10 </text:p>
      <text:p text:style-name="P10">'Add some meaningful data </text:p>
      <text:p text:style-name="P10">11 </text:p>
      <text:p text:style-name="P10">*myPointer = 10 </text:p>
      <text:p text:style-name="P10">12 </text:p>
      <text:p text:style-name="P10">'Print the contentswill </text:p>
      <text:p text:style-name="P10">not be garbage </text:p>
      <text:p text:style-name="P10">13 </text:p>
      <text:p text:style-name="P10">Print "Memory location contains:";*myPointer </text:p>
      <text:p text:style-name="P10">14 </text:p>
      <text:p text:style-name="P10">'Deallocate the pointer </text:p>
      <text:p text:style-name="P10">15 </text:p>
      <text:p text:style-name="P10">Deallocate myPointer </text:p>
      <text:p text:style-name="P10">16 </text:p>
      <text:p text:style-name="P10">17 </text:p>
      <text:p text:style-name="P10">Sleep </text:p>
      <text:p text:style-name="P10">18 </text:p>
      <text:p text:style-name="P10">End </text:p>
      <text:p text:style-name="P10"/>
      <text:p text:style-name="P10"/>
      <text:p text:style-name="P10">Listing 8.1: basicpointer.bas </text:p>
      <text:p text:style-name="P10"/>
      <text:p text:style-name="P10"><text:soft-page-break/><text:tab/>Analysis: In line 4 a pointer to an integer is created. The pointer doesn't point to amemory location yet, and if you were to try and use this uninitialized pointer, you wouldgenerate an error. Line 7 uses the Callocate function to set aside memory equal to thesize of an integer, that is 4 bytes, and returns the starting address of the memorysegment. The second parameter passed to Callocate is the size of the memory unit toallocate. The first parameter is the number of units to allocate. In this program, one unitof size integer is being allocated. </text:p>
      <text:p text:style-name="P10"/>
      <text:p text:style-name="P10">Now that myPointer has been initialized, you can use it. Line 9 prints out contentsof myPointer which illustrates that the variable contains a memory address and not data.</text:p>
      <text:p text:style-name="P10">In line 11 data is added to the memory location using the indirection operator *. Theindirection operator tells the compiler you want to work with the data that myPointer ispointing to, rather than the memory address contained in the variable. Line 13 prints outthe contents of the memory location which is now 10. </text:p>
      <text:p text:style-name="P10"/>
      <text:p text:style-name="P10">In line 15, the memory allocated with Callocate is freed using the Deallocateprocedure. The program is closed in the usual way. </text:p>
      <text:p text:style-name="P10"/>
      <text:p text:style-name="P10">Running the program should produce a result similar to the following output. </text:p>
      <text:p text:style-name="P10"/>
      <text:p text:style-name="P10">Pointer address:3089536 </text:p>
      <text:p text:style-name="P10"/>
      <text:p text:style-name="P10"/>
      <text:p text:style-name="P10">Memory location contains: 10 </text:p>
      <text:p text:style-name="P10"/>
      <text:p text:style-name="P10"/>
      <text:p text:style-name="P10">Output 8.1: Output of basicpointer.bas </text:p>
      <text:p text:style-name="P10"/>
      <text:p text:style-name="P10">The address printed on your computer will probably be different, since theoperating system allocates the memory used by Callocate. </text:p>
      <text:p text:style-name="P10"/>
      <text:p text:style-name="P10">When your program terminates, all memory that was allocated in the program is freedand returned to the operating system. However, it is good practice to deallocatememory when it is no longer needed, even if it isn't strictly necessary when a programterminates. The better you manage your program's memory, the less chance ofproblems you will have when running the program on different computer configurations. </text:p>
      <text:p text:style-name="P10"/>
      <text:p text:style-name="P10"/>
      <text:h text:style-name="Heading_20_2" text:outline-level="2">Typed and Untyped Pointers </text:h>
      <text:p text:style-name="P10"/>
      <text:p text:style-name="P10">FreeBasic has two types of pointers, typed and untyped. The preceding programdeclared a typed pointer, Dim myPointer as Integer Ptr, which tells the compiler thatthis pointer will be used for integer data. Using typed pointers allows the compiler to dotype checking to make sure that you are not using the wrong type of data with thepointer, and simplifies pointer arithmetic. </text:p>
      <text:p text:style-name="P10"/>
      <text:p text:style-name="P10">Untyped pointers are declared using the Any keyword: Dim myPointer as Any </text:p>
      <text:p text:style-name="P10"><text:soft-page-break/>Ptr Untyped pointers have no type checking and default to size of byte. Untyped pointersare used in the C Runtime Library and many third party libraries, such as the Win32 API,</text:p>
      <text:p text:style-name="P10">to accommodate the void pointer type in C. You should use typed pointers so that thecompiler can check the pointer assignments, unless working with libraries that requirethe void pointer. </text:p>
      <text:p text:style-name="P10"/>
      <text:h text:style-name="Heading_20_2" text:outline-level="2">Pointer Operators </text:h>
      <text:p text:style-name="P10"/>
      <text:p text:style-name="P10">There are two pointer operators in FreeBasic; the indirection operator and theaddressof operator. </text:p>
      <text:p text:style-name="P10"/>
      <text:p text:style-name="P10">Operator Syntax Comment </text:p>
      <text:p text:style-name="P10">* (Indirection) </text:p>
      <text:p text:style-name="P10">[ ] (Index Access) </text:p>
      <text:p text:style-name="P10">B = *myPointer </text:p>
      <text:p text:style-name="P10">*myPointer = B </text:p>
      <text:p text:style-name="P10">B = myPointer[index] </text:p>
      <text:p text:style-name="P10">myPointer[index] = B </text:p>
      <text:p text:style-name="P10">You can access the data in a </text:p>
      <text:p text:style-name="P10">pointer memory location byeither using the indirectionoperator or using indexaccess. The index format </text:p>
      <text:p text:style-name="P10">uses the size of the data </text:p>
      <text:p text:style-name="P10">type to determine theproper indexing. </text:p>
      <text:p text:style-name="P10">@ (AddressOf) myPointer = @myVar </text:p>
      <text:p text:style-name="P10">myPointer = @mySub() </text:p>
      <text:p text:style-name="P10">myPointer = @myFunction() </text:p>
      <text:p text:style-name="P10">Returns the memoryaddress of a variable, </text:p>
      <text:p text:style-name="P10">subroutine or function. </text:p>
      <text:p text:style-name="P10"/>
      <text:p text:style-name="P10">Table 8.1: Pointer Operators </text:p>
      <text:p text:style-name="P10"/>
      <text:p text:style-name="P10">You will notice that the addressof operator not only returns the memory address ofa variable, but it can also return the address of a subroutine or function. You would use </text:p>
      <text:p text:style-name="P10">the address of a subroutine or function to create a callback function such as used in the </text:p>
      <text:p text:style-name="P10">CRT function qsort. Callback functions will discussed later in this chapter. </text:p>
      <text:p text:style-name="P10"/>
      <text:h text:style-name="Heading_20_2" text:outline-level="2">Memory Functions </text:h>
      <text:p text:style-name="P10"/>
      <text:p text:style-name="P10">FreeBasic has a number of memory allocation functions that are used withpointers, as shown in the following table. </text:p>
      <text:p text:style-name="P10"/>
      <text:p text:style-name="P10">Function Syntax Comment </text:p>
      <text:p text:style-name="P10">Allocate myPointer =</text:p>
      <text:p text:style-name="P10">Allocate(number_of_bytes) </text:p>
      <text:p text:style-name="P10">Allocates number_of_bytesand returns the memory </text:p>
      <text:p text:style-name="P10"><text:soft-page-break/></text:p>
      <text:p text:style-name="P10"/>
      <text:p text:style-name="P10">Function Syntax Comment </text:p>
      <text:p text:style-name="P10">address. If myPointer is 0,</text:p>
      <text:p text:style-name="P10">the memory could not beallocated. The allocated </text:p>
      <text:p text:style-name="P10">memory segment is notcleared and contains </text:p>
      <text:p text:style-name="P10">undefined data. </text:p>
      <text:p text:style-name="P10">Callocate myPointer =</text:p>
      <text:p text:style-name="P10">Callocate(number_of_elements, size_of_elements) </text:p>
      <text:p text:style-name="P10">Callocate allocates </text:p>
      <text:p text:style-name="P10">number_of_elements that </text:p>
      <text:p text:style-name="P10">have size_of_elements and </text:p>
      <text:p text:style-name="P10">returns the memoryaddress. If the memorycould not be allocated, </text:p>
      <text:p text:style-name="P10">Callocate will return 0. The </text:p>
      <text:p text:style-name="P10">memory segment allocatedis cleared. </text:p>
      <text:p text:style-name="P10">Deallocate Deallocate myPointer Frees the memory segmentpointed to by myPointer. </text:p>
      <text:p text:style-name="P10">Reallocate myPointer =</text:p>
      <text:p text:style-name="P10">Reallocate(pointer,</text:p>
      <text:p text:style-name="P10">number_of_bytes) </text:p>
      <text:p text:style-name="P10">Reallocate changes the sizeof a memory segmentcreated with Allocate or </text:p>
      <text:p text:style-name="P10">Callocate. If the new size is </text:p>
      <text:p text:style-name="P10">larger than the existingmemory segment, thecontents of the memorysegment remainedunchanged. If the new sizeis smaller, the contents of </text:p>
      <text:p text:style-name="P10">the memory segment aretruncated. If pointer is 0,</text:p>
      <text:p text:style-name="P10">Reallocate behaves just likeAllocate. A 0 is returned if </text:p>
      <text:p text:style-name="P10">the memory segmentcannot be changed. </text:p>
      <text:p text:style-name="P10"/>
      <text:p text:style-name="P10">Table 8.2: FreeBasic Memory Functions </text:p>
      <text:p text:style-name="P10"/>
      <text:p text:style-name="P10">These functions are useful for creating a number of dynamic structures such aslinked lists, ragged or dynamic arrays and buffers used with third party libraries. </text:p>
      <text:p text:style-name="P10"/>
      <text:p text:style-name="P10">When using the Allocate function you must specify the storage size based on thedata type using the equation number_of_elements * Sizeof(datatype). To allocate </text:p>
      <text:p text:style-name="P10">space for 10 integers your code would look like this: myPointer = Allocate(10 * </text:p>
      <text:p text:style-name="P10">Sizeof(Integer)). An integer is 4 bytes so allocating 10 integers will set aside 40 bytesof memory. Allocate does not clear the memory segment, so any data in the segment willbe random, meaningless data until it is initialized. </text:p>
      <text:p text:style-name="P10"/>
      <text:p text:style-name="P10">Callocate works in the same fashion, except that the calculation is done internally.</text:p>
      <text:p text:style-name="P10">To allocate the same 10 integers using Callocate your code would look like this: </text:p>
      <text:p text:style-name="P10">myPointer = Callocate(10, Sizeof(Integer)). Unlike Allocate, Callocate will clear </text:p>
      <text:p text:style-name="P10">the memory segment. </text:p>
      <text:p text:style-name="P10"/>
      <text:p text:style-name="P10"/>
      <text:p text:style-name="P10">Reallocate will change the size of an existing memory segment, making it larger orsmaller as needed. If the new segment is larger than the existing segment, then the datain the existing segment will be preserved. If the new segment is smaller than the existingsegment, the data in the existing segment will be truncated. Reallocate does not clearthe added memory or change any existing data. </text:p>
      <text:p text:style-name="P10"><text:soft-page-break/></text:p>
      <text:p text:style-name="P10">All of these functions will return a memory address if successful. If the functionscannot allocate the memory segment, then a NULL pointer (0) is returned. You shouldcheck the return value each time you use these functions to be sure that the memorysegment was successfully created. Trying to use a bad pointer will result in undesirablebehavior or system crashes. </text:p>
      <text:p text:style-name="P10"/>
      <text:p text:style-name="P10">There is no intrinsic method for determining the size of an allocation; you mustkeep track of this information yourself. </text:p>
      <text:p text:style-name="P10"/>
      <text:p text:style-name="P10">Caution Be careful not to use the same pointer variable to allocate two or morememory segments. Reusing a pointer without first deallocating the segment it points towill result in the memory segment being lost causing a memory leak. </text:p>
      <text:p text:style-name="P10"/>
      <text:h text:style-name="Heading_20_2" text:outline-level="2">Pointer Arithmetic and Pointer Indexing </text:h>
      <text:p text:style-name="P10"/>
      <text:p text:style-name="P10">When you create a memory segment using the allocation functions, you will need away to access the data contained within the segment. In FreeBasic there are twomethods for accessing data in the segment; using the indirection operator with pointerarithmetic, and pointer indexing. </text:p>
      <text:p text:style-name="P10"/>
      <text:p text:style-name="P10">Pointer arithmetic, as the name suggests, adds and subtracts values to a pointer toaccess individual elements within a memory segment. When you create a typed pointersuch as Dim myPointer as Integer ptr, the compiler knows that the data being usedwith this pointer is of size Integer or 4 bytes. The pointer, when initialized, points to thefirst element of the segment. You can express this as *(myPtr + 0). To access the secondelement, you need to add 1 to the pointer, which can be expressed as *(myPtr + 1).</text:p>
      <text:p text:style-name="P10">Since the compiler knows that the pointer is an Integer pointer, adding 1 to the pointerreference will actually increment the address contained in myPtr by 4, the size of anInteger. This is why using typed pointers is preferable over untyped pointers. Thecompiler does much of the work for you in accessing the data in the memory segment. </text:p>
      <text:p text:style-name="P10"/>
      <text:p text:style-name="P10">Notice that the construct is *(myPtr + 1) and not *myPtr + 1. The * operator hashigher precedence than +, so *myPtr + 1 will actually increment the contents myPtrpoints to, and not the pointer address. *myPtr will be evaluated first, which returns thecontents of the memory location and then +1 will be evaluated, adding 1 to the memorylocation. By wrapping myPtr + 1 within parenthesis, you force the compiler to evaluatemyPtr + 1 first, which increments the pointer address, and then the * is applied to returnthe contents of the new address. </text:p>
      <text:p text:style-name="P10"/>
      <text:p text:style-name="P10">Pointer indexing works the same way as pointer arithmetic, but the details arehandled by the compiler. *(myPtr + 1) is equivalent to myPtr[1]. Again, since thecompiler knows that myPtr is an integer pointer, it can calculate the correct memoryoffsets to return the proper values using the index. Which format you use if up to you, butmost programmers use the index method because of its simplicity. </text:p>
      <text:p text:style-name="P10"/>
      <text:p text:style-name="P10"><text:soft-page-break/>The following program shows both methods of accessing a memory segment. </text:p>
      <text:p text:style-name="P10"/>
      <text:p text:style-name="P10">Option Explicit </text:p>
      <text:p text:style-name="P10"/>
      <text:p text:style-name="P10"/>
      <text:p text:style-name="P10"/>
      <text:p text:style-name="P10">Dim myPtr As Integer Ptr </text:p>
      <text:p text:style-name="P10">Dim As Integer i </text:p>
      <text:p text:style-name="P10"/>
      <text:p text:style-name="P10"/>
      <text:p text:style-name="P10">'Try and allocate space for 10 integers </text:p>
      <text:p text:style-name="P10">myPtr = Callocate(10, Sizeof(Integer)) </text:p>
      <text:p text:style-name="P10"/>
      <text:p text:style-name="P10"/>
      <text:p text:style-name="P10">'Make sure the space was allocated </text:p>
      <text:p text:style-name="P10"/>
      <text:p text:style-name="P10"/>
      <text:p text:style-name="P10">If myPtr = 0 Then </text:p>
      <text:p text:style-name="P10">Print "Could not allocate space for buffer." </text:p>
      <text:p text:style-name="P10">End 1 </text:p>
      <text:p text:style-name="P10"/>
      <text:p text:style-name="P10"/>
      <text:p text:style-name="P10">End If </text:p>
      <text:p text:style-name="P10"/>
      <text:p text:style-name="P10"/>
      <text:p text:style-name="P10">'Load data into the buffer </text:p>
      <text:p text:style-name="P10">Print "Loading data, print data using *..." </text:p>
      <text:p text:style-name="P10">For i = 0 To 9</text:p>
      <text:p text:style-name="P10"/>
      <text:p text:style-name="P10"/>
      <text:p text:style-name="P10"><text:s/>*(myPtr + i) = i</text:p>
      <text:p text:style-name="P10"/>
      <text:p text:style-name="P10"/>
      <text:p text:style-name="P10"><text:s/>Print "Index:";i;" data:";*(myPtr + i) </text:p>
      <text:p text:style-name="P10">Next </text:p>
      <text:p text:style-name="P10">Print </text:p>
      <text:p text:style-name="P10"/>
      <text:p text:style-name="P10"/>
      <text:p text:style-name="P10">'Print data from buffer </text:p>
      <text:p text:style-name="P10">Print "Show data using indexing..." </text:p>
      <text:p text:style-name="P10">For i = 0 To 9</text:p>
      <text:p text:style-name="P10"/>
      <text:p text:style-name="P10"/>
      <text:p text:style-name="P10"><text:s/>Print "Index:";i;" data:";myPtr[i] </text:p>
      <text:p text:style-name="P10">Next </text:p>
      <text:p text:style-name="P10"/>
      <text:p text:style-name="P10"/>
      <text:p text:style-name="P10">'Free the memory </text:p>
      <text:p text:style-name="P10">Deallocate myPtr </text:p>
      <text:p text:style-name="P10"/>
      <text:p text:style-name="P10"><text:soft-page-break/></text:p>
      <text:p text:style-name="P10">Sleep </text:p>
      <text:p text:style-name="P10">End </text:p>
      <text:p text:style-name="P10"/>
      <text:p text:style-name="P10"/>
      <text:p text:style-name="P10">Listing 8.2: ptraccess.bas </text:p>
      <text:p text:style-name="P10"/>
      <text:p text:style-name="P10"><text:tab/>Analysis: In lines 3 and 4 the working variables are declared. Space for 10 integersis created in Line 7 using the Callocate function. Lines 10 through 13 check to make surethat the memory was allocated. If it wasn't, the program ends. The End 1 terminates theprogram with an exit code of 1. This is useful for instances where the program may berun from a batch file and you want to make sure the program ran successfully. You cancheck the exit code in the batch file and take the appropriate action. </text:p>
      <text:p text:style-name="P10"/>
      <text:p text:style-name="P10">Lines 17 through 20 load and print the memory segment with ten integers usingthe indirection operator and pointer arithmetic. Lines 25 through 27 print out the valuesusing the index method. Notice that the index method is much more compact and easierto read. In line 30 the buffer is deallocated, even though it isn't strictly necessary as theprogram is terminating. Deallocating memory is a good habit to get into, even when itmay not be strictly necessary. The program is closed in the usual way. </text:p>
      <text:p text:style-name="P10"/>
      <text:p text:style-name="P10"/>
      <text:p text:style-name="P10">When you run the program you should see the following output. </text:p>
      <text:p text:style-name="P10"/>
      <text:p text:style-name="P10">Loading data, print data using *... </text:p>
      <text:p text:style-name="P10">Index: 0 data: 0 </text:p>
      <text:p text:style-name="P10">Index: 1 data: 1 </text:p>
      <text:p text:style-name="P10">Index: 2 data: 2 </text:p>
      <text:p text:style-name="P10">Index: 3 data: 3 </text:p>
      <text:p text:style-name="P10">Index: 4 data: 4 </text:p>
      <text:p text:style-name="P10">Index: 5 data: 5 </text:p>
      <text:p text:style-name="P10">Index: 6 data: 6 </text:p>
      <text:p text:style-name="P10">Index: 7 data: 7 </text:p>
      <text:p text:style-name="P10">Index: 8 data: 8 </text:p>
      <text:p text:style-name="P10">Index: 9 data: 9 </text:p>
      <text:p text:style-name="P10"/>
      <text:p text:style-name="P10"/>
      <text:p text:style-name="P10">Show data using indexing... </text:p>
      <text:p text:style-name="P10">Index: 0 data: 0 </text:p>
      <text:p text:style-name="P10">Index: 1 data: 1 </text:p>
      <text:p text:style-name="P10">Index: 2 data: 2 </text:p>
      <text:p text:style-name="P10">Index: 3 data: 3 </text:p>
      <text:p text:style-name="P10">Index: 4 data: 4 </text:p>
      <text:p text:style-name="P10">Index: 5 data: 5 </text:p>
      <text:p text:style-name="P10">Index: 6 data: 6 </text:p>
      <text:p text:style-name="P10">Index: 7 data: 7 </text:p>
      <text:p text:style-name="P10">Index: 8 data: 8 </text:p>
      <text:p text:style-name="P10">Index: 9 data: 9 </text:p>
      <text:p text:style-name="P10"/>
      <text:p text:style-name="P10"/>
      <text:p text:style-name="P10"><text:soft-page-break/>Output 8.2: Output of ptraccess.bas </text:p>
      <text:p text:style-name="P10"/>
      <text:p text:style-name="P10">As you can see from the output, both formats produce the same results, but the</text:p>
      <text:p text:style-name="P10"/>
      <text:p text:style-name="P10">index method is a lot easier to read and understand, and less error-prone than the</text:p>
      <text:p text:style-name="P10"/>
      <text:p text:style-name="P10">indirection method. </text:p>
      <text:p text:style-name="P10"/>
      <text:h text:style-name="Heading_20_2" text:outline-level="2">Pointer Functions </text:h>
      <text:p text:style-name="P10"/>
      <text:p text:style-name="P10">Freebasic has a set of pointer functions to complement the pointer operators. Thefollowing table lists the pointer functions. </text:p>
      <text:p text:style-name="P10"/>
      <text:p text:style-name="P10">Function Syntax Comment </text:p>
      <text:p text:style-name="P10">Cptr myPtr = Cptr(data_type,</text:p>
      <text:p text:style-name="P10">expression) </text:p>
      <text:p text:style-name="P10">Converts expression to adata_type pointer.</text:p>
      <text:p text:style-name="P10">Expression can be another </text:p>
      <text:p text:style-name="P10"/>
      <text:p text:style-name="P10"/>
      <text:p text:style-name="P10">Function Syntax Comment </text:p>
      <text:p text:style-name="P10">pointer or an integer. </text:p>
      <text:p text:style-name="P10">Peek B = Peek(data_type,</text:p>
      <text:p text:style-name="P10">pointer) </text:p>
      <text:p text:style-name="P10">Peek returns the contents of </text:p>
      <text:p text:style-name="P10">memory location pointer toby pointer. Data_typespecifies the type ofexpected data. </text:p>
      <text:p text:style-name="P10">Poke Poke data_type, pointer,</text:p>
      <text:p text:style-name="P10">expression </text:p>
      <text:p text:style-name="P10">Puts the value of expressioninto the memory locationpointed to by pointer. Thedata_type specifies the typeof data being placed intothe memory location. </text:p>
      <text:p text:style-name="P10">Sadd myPtr =</text:p>
      <text:p text:style-name="P10">Sadd(string_variable) </text:p>
      <text:p text:style-name="P10">Returns the location in </text:p>
      <text:p text:style-name="P10">memory where the stringdata in a dynamic string islocated. </text:p>
      <text:p text:style-name="P10">Strptr myPtr =</text:p>
      <text:p text:style-name="P10">Strptr(string_variable) </text:p>
      <text:p text:style-name="P10">The same as Sadd. </text:p>
      <text:p text:style-name="P10">Procptr myPtr = Procptr(function) Returns the address of a </text:p>
      <text:p text:style-name="P10">function. This works the </text:p>
      <text:p text:style-name="P10">same way as the addressofoperator @. </text:p>
      <text:p text:style-name="P10">Varptr myPtr = Varptr(variable) This function works the </text:p>
      <text:p text:style-name="P10">same way as the addressofoperator @. </text:p>
      <text:p text:style-name="P10"/>
      <text:p text:style-name="P10">Table 8.3: Pointer Functions </text:p>
      <text:p text:style-name="P10"/>
      <text:p text:style-name="P10">The Sadd and Strptr functions will be discussed in the chapter on the string datatypes. The Peek and Poke functions have been added for the purposes of supportinglegacy code. Procptr and Varptr both work just like the address of operator, but <text:soft-page-break/>Proptronly works on subroutines and functions and Varptr only works on variables. Cptr is usefulfor casting an untyped pointer to a typed pointer, such as a return value from a thirdparty library. </text:p>
      <text:p text:style-name="P10"/>
      <text:h text:style-name="Heading_20_2" text:outline-level="2">Subroutine and Function Pointers </text:h>
      <text:p text:style-name="P10"/>
      <text:p text:style-name="P10">Subroutines and functions, like variables, reside in memory and have an addressassociated with their entry point. You can use these addresses to create events in yourprograms, to create pseudo-objects and are used in callback functions. You create a subor function pointer just like any other pointer except you declare your variable as apointer to a subroutine or function rather than as a pointer to a data type. Before using afunction pointer, it must be initialized to the address of a subroutine or function usingProcptr or @. Once initialized, you use the pointer in the same manner as calling theoriginal subroutine or function. The following program illustrates declaring an using afunction pointer. </text:p>
      <text:p text:style-name="P10"/>
      <text:p text:style-name="P10"/>
      <text:p text:style-name="P10"/>
      <text:p text:style-name="P10"/>
      <text:p text:style-name="P10">Option Explicit </text:p>
      <text:p text:style-name="P10"/>
      <text:p text:style-name="P10"/>
      <text:p text:style-name="P10">'Declare our function to be used with pointer </text:p>
      <text:p text:style-name="P10">Declare Function Power(number As Integer, pwr As Integer) As Integer </text:p>
      <text:p text:style-name="P10"/>
      <text:p text:style-name="P10"/>
      <text:p text:style-name="P10">'Dim a function pointer </text:p>
      <text:p text:style-name="P10">Dim FuncPtr As Function(x As Integer, y As Integer) As Integer </text:p>
      <text:p text:style-name="P10"/>
      <text:p text:style-name="P10"/>
      <text:p text:style-name="P10">'Get the address of the function </text:p>
      <text:p text:style-name="P10">FuncPtr = @Power </text:p>
      <text:p text:style-name="P10"/>
      <text:p text:style-name="P10"/>
      <text:p text:style-name="P10">'Use the function pointer </text:p>
      <text:p text:style-name="P10">Print "2 raised to the power of 4 is";FuncPtr(2, 4) </text:p>
      <text:p text:style-name="P10"/>
      <text:p text:style-name="P10"/>
      <text:p text:style-name="P10">Sleep </text:p>
      <text:p text:style-name="P10">End </text:p>
      <text:p text:style-name="P10"/>
      <text:p text:style-name="P10"/>
      <text:p text:style-name="P10">'Write the function that will be called </text:p>
      <text:p text:style-name="P10"/>
      <text:p text:style-name="P10"/>
      <text:p text:style-name="P10">Function Power(number As Integer, pwr As Integer) As Integer </text:p>
      <text:p text:style-name="P10">Return number^pwr </text:p>
      <text:p text:style-name="P10"/>
      <text:p text:style-name="P10"><text:soft-page-break/></text:p>
      <text:p text:style-name="P10">End Function </text:p>
      <text:p text:style-name="P10"/>
      <text:p text:style-name="P10"/>
      <text:p text:style-name="P10">Listing 8.3: funcptr.bas </text:p>
      <text:p text:style-name="P10"/>
      <text:p text:style-name="P10"><text:tab/>Analysis: Line 4 declares the function prototype that will be used with the functionpointer. Line 7 declares the function pointer using the the As Function syntax. Notice thatthe Dim statement does not use the Ptr keyword; the compiler knows that this will be afunction pointer since it is declared using the As Function method. When declaring afunction pointer, the parameter list must match the number and type of parameters ofthe pointed-to function, but as you can see, the names do not have to match. In fact, thepointer can be declared as Dim FuncPtr As Function(As Integer, As Integer) As </text:p>
      <text:p text:style-name="P10">Integer, without the parameter names. The only requirement is to make sure that thetype and number of parameters, and the return type, match the function declaration anddefinition. Line 10 initializes the function pointer to the address of the function using theaddress of operator @. You could use Procptr here as well. Line 13 uses the pointer tocall the function. The calling syntax is the same as using the function name: FuncPtr(2,4)</text:p>
      <text:p text:style-name="P10">is equivalent to Power(2, 4). Lines 15 and 16 close the program in the usual way. Lines 19through 21 define the actual Power function. </text:p>
      <text:p text:style-name="P10"/>
      <text:p text:style-name="P10">Running the program will produce the following result. </text:p>
      <text:p text:style-name="P10"/>
      <text:p text:style-name="P10">2 raised to the power of 4 is 16 </text:p>
      <text:p text:style-name="P10"/>
      <text:p text:style-name="P10"/>
      <text:p text:style-name="P10">Listing 8.4: Output of funcptr.bas </text:p>
      <text:p text:style-name="P10"/>
      <text:p text:style-name="P10"/>
      <text:p text:style-name="P10">While this example program may not seem to have any advantages over justcalling the function directly, you can use this method to call several functions using asingle function pointer. For example, if you were creating your own user interface, youcould implement events using a function pointer that called one of several differentsubroutines depending on the object receiving the event. The only requirement would bethat each subroutine must contain the same number and type of parameters. </text:p>
      <text:p text:style-name="P10"/>
      <text:h text:style-name="Heading_20_2" text:outline-level="2">Creating a Callback Function </text:h>
      <text:p text:style-name="P10"/>
      <text:p text:style-name="P10">One of the primary uses for function pointers is to create callback functions. Acallback function is a function that you have created in your program that is called by afunction or subroutine in an external library. Windows uses callback functions toenumerate through Window objects like fonts, printers and forms. The qsort, functioncontained within the C Runtime Library sorts the elements of an array using a callbackfunction to determine the sort order. The prototype for the qsort function is contained instdlib.bi: </text:p>
      <text:p text:style-name="P10"/>
      <text:p text:style-name="P10"><text:soft-page-break/>declare sub qsort cdecl alias "qsort" (byval as any ptr, byval as size_t, </text:p>
      <text:p text:style-name="P10">byval as size_t, byval as function cdecl(byval as any ptr, byval as any </text:p>
      <text:p text:style-name="P10">ptr) as integer) </text:p>
      <text:p text:style-name="P10"/>
      <text:p text:style-name="P10"/>
      <text:p text:style-name="P10">The following lists the parameter information for the qsort subroutine. </text:p>
      <text:p text:style-name="P10"/>
      <text:p text:style-name="P10">1. The first parameter is the address to the first element of the array. The easiest wayto pass this information to qsort is to append the address of operator to the firstelement index: @myArray(0). </text:p>
      <text:p text:style-name="P10">2. The second parameter is the number of elements in the array, that is the array </text:p>
      <text:p text:style-name="P10">count. </text:p>
      <text:p text:style-name="P10">3. The third parameter is the size of each element in bytes. For an array of integers,</text:p>
      <text:p text:style-name="P10">the element size would be 4 bytes. </text:p>
      <text:p text:style-name="P10">4. The fourth parameter is a function pointer to the user created compare function.</text:p>
      <text:p text:style-name="P10">The function must be declared using the Cdecl passing model, as shown in this </text:p>
      <text:p text:style-name="P10">parameter. </text:p>
      <text:p text:style-name="P10">Using this information, you can see how qsort works. By passing the address of thefirst element along with the count of elements, and the size of each element, qsort caniterate through the array using pointer arithmetic. Qsort will take two array elements,</text:p>
      <text:p text:style-name="P10">pass them to your user defined compare function and use the compare function's returnvalue to sort the array elements. It does this repeatedly until each array element is insorted order. The following program uses the qsort subroutine and a compare function tosort an array of integers. </text:p>
      <text:p text:style-name="P10"/>
      <text:p text:style-name="P10">1 </text:p>
      <text:p text:style-name="P10">Option Explicit </text:p>
      <text:p text:style-name="P10">2 </text:p>
      <text:p text:style-name="P10">3 </text:p>
      <text:p text:style-name="P10">#include "crt.bi" </text:p>
      <text:p text:style-name="P10">4 </text:p>
      <text:p text:style-name="P10">5 </text:p>
      <text:p text:style-name="P10">'Declare the compare function </text:p>
      <text:p text:style-name="P10">6 </text:p>
      <text:p text:style-name="P10">'This is defined in the same manner as the qsort declaration </text:p>
      <text:p text:style-name="P10">7 </text:p>
      <text:p text:style-name="P10">Declare Function QCompare Cdecl (Byval e1 As Any Ptr, Byval e2 As Any Ptr) _ </text:p>
      <text:p text:style-name="P10">8 </text:p>
      <text:p text:style-name="P10">As Integer </text:p>
      <text:p text:style-name="P10">9 </text:p>
      <text:p text:style-name="P10">10 </text:p>
      <text:p text:style-name="P10">'Dimension the array to sort </text:p>
      <text:p text:style-name="P10"/>
      <text:p text:style-name="P10"/>
      <text:p text:style-name="P10"/>
      <text:p text:style-name="P10">11 </text:p>
      <text:p text:style-name="P10">Dim myArray(10) As Integer </text:p>
      <text:p text:style-name="P10">12 </text:p>
      <text:p text:style-name="P10">Dim i As Integer </text:p>
      <text:p text:style-name="P10">13 </text:p>
      <text:p text:style-name="P10"><text:soft-page-break/>14 </text:p>
      <text:p text:style-name="P10">'Seed the random number generator </text:p>
      <text:p text:style-name="P10">15 </text:p>
      <text:p text:style-name="P10">Randomize Timer </text:p>
      <text:p text:style-name="P10">16 </text:p>
      <text:p text:style-name="P10">17 </text:p>
      <text:p text:style-name="P10">Print "Unsorted" </text:p>
      <text:p text:style-name="P10">18 </text:p>
      <text:p text:style-name="P10">'Load the array with some random numbers </text:p>
      <text:p text:style-name="P10">19 </text:p>
      <text:p text:style-name="P10">For i = 0 To 920 </text:p>
      <text:p text:style-name="P10">'Rnd returns a number between 0 and 1 </text:p>
      <text:p text:style-name="P10">21 </text:p>
      <text:p text:style-name="P10">'This converts the number to an integer22 </text:p>
      <text:p text:style-name="P10">myArray(i) = Int(Rnd * 20)</text:p>
      <text:p text:style-name="P10">23 </text:p>
      <text:p text:style-name="P10">'Print unsorted array24 </text:p>
      <text:p text:style-name="P10">Print "i = ";i;" value = ";myArray(i) </text:p>
      <text:p text:style-name="P10">25 </text:p>
      <text:p text:style-name="P10">Next </text:p>
      <text:p text:style-name="P10">26 </text:p>
      <text:p text:style-name="P10">Print </text:p>
      <text:p text:style-name="P10">27 </text:p>
      <text:p text:style-name="P10">28 </text:p>
      <text:p text:style-name="P10">'Call the qsort subroutine </text:p>
      <text:p text:style-name="P10">29 </text:p>
      <text:p text:style-name="P10">qsort @myArray(0), 10, Sizeof(Integer), @QCompare </text:p>
      <text:p text:style-name="P10">30 </text:p>
      <text:p text:style-name="P10">Print </text:p>
      <text:p text:style-name="P10">31 </text:p>
      <text:p text:style-name="P10">32 </text:p>
      <text:p text:style-name="P10">'Print sorted array. </text:p>
      <text:p text:style-name="P10">33 </text:p>
      <text:p text:style-name="P10">Print "Sorted" </text:p>
      <text:p text:style-name="P10">34 </text:p>
      <text:p text:style-name="P10">For i = 0 To 935 </text:p>
      <text:p text:style-name="P10">'Rnd returns a number between 0 and 1 to convert to integer36 </text:p>
      <text:p text:style-name="P10">Print "i = ";i;" value = ";myArray(i) </text:p>
      <text:p text:style-name="P10">37 </text:p>
      <text:p text:style-name="P10">Next </text:p>
      <text:p text:style-name="P10">38 </text:p>
      <text:p text:style-name="P10">39 </text:p>
      <text:p text:style-name="P10">Sleep </text:p>
      <text:p text:style-name="P10">40 </text:p>
      <text:p text:style-name="P10">End </text:p>
      <text:p text:style-name="P10">41 </text:p>
      <text:p text:style-name="P10">42 </text:p>
      <text:p text:style-name="P10">'The qsort function expects three numbers </text:p>
      <text:p text:style-name="P10">43 </text:p>
      <text:p text:style-name="P10">'from the compare function: </text:p>
      <text:p text:style-name="P10"><text:soft-page-break/>44 </text:p>
      <text:p text:style-name="P10">'1: </text:p>
      <text:p text:style-name="P10">if e1 is less than e2 </text:p>
      <text:p text:style-name="P10">45 </text:p>
      <text:p text:style-name="P10">'0: if e1 is equal to e2 </text:p>
      <text:p text:style-name="P10">46 </text:p>
      <text:p text:style-name="P10">'1: if e1 is greater than e2 </text:p>
      <text:p text:style-name="P10">47 </text:p>
      <text:p text:style-name="P10">Function QCompare Cdecl (Byval e1 As Any Ptr, _</text:p>
      <text:p text:style-name="P10">48 </text:p>
      <text:p text:style-name="P10">Byval e2 As Any Ptr) As Integer49 </text:p>
      <text:p text:style-name="P10">Dim As Integer el1, el250 </text:p>
      <text:p text:style-name="P10">Static cnt As Integer51 </text:p>
      <text:p text:style-name="P10">52 </text:p>
      <text:p text:style-name="P10">'Get the call count and items passed53 </text:p>
      <text:p text:style-name="P10">cnt += 154 </text:p>
      <text:p text:style-name="P10">'Get the values, must cast to integer ptr55 </text:p>
      <text:p text:style-name="P10">el1 = *(Cptr(Integer Ptr, e1)) </text:p>
      <text:p text:style-name="P10"/>
      <text:p text:style-name="P10"/>
      <text:p text:style-name="P10"/>
      <text:p text:style-name="P10">56 </text:p>
      <text:p text:style-name="P10">el2 = *(Cptr(Integer Ptr, e2))</text:p>
      <text:p text:style-name="P10">57 </text:p>
      <text:p text:style-name="P10">Print "Qsort called";cnt;" time(s) with";el1;" and";el2;"."</text:p>
      <text:p text:style-name="P10">58 </text:p>
      <text:p text:style-name="P10">'Compare the values59 </text:p>
      <text:p text:style-name="P10">If el1 &lt; el2 Then60 </text:p>
      <text:p text:style-name="P10">Return 161 </text:p>
      <text:p text:style-name="P10">Elseif el1 &gt; el2 Then62 </text:p>
      <text:p text:style-name="P10">Return 163 </text:p>
      <text:p text:style-name="P10">Else64 </text:p>
      <text:p text:style-name="P10">Return 065 </text:p>
      <text:p text:style-name="P10">End If </text:p>
      <text:p text:style-name="P10">66End Function </text:p>
      <text:p text:style-name="P10"/>
      <text:p text:style-name="P10"/>
      <text:p text:style-name="P10">Listing 8.5: qsort.bas </text:p>
      <text:p text:style-name="P10"/>
      <text:p text:style-name="P10"><text:tab/>Analysis: Line 3 includes the crt.bi file so that the qsort routine will be available inthe program. You need to include this file if you want to use any of the CRT functions.</text:p>
      <text:p text:style-name="P10">Line 7 declares the compare function. You will notice that it is declared as a Cdecl </text:p>
      <text:p text:style-name="P10">function, which matches the 4th parameter definition in the qsort declaration. Since qsortexpects to see either a -1, 0 or 1, the function's return type is an integer. The undercorescharacter _ at the end of line 7 is the line continuation character and tells the compilerthat the following line is actually a part of this line. In line 11 an array of integers isdimensioned. The array will have 10 elements, with indexes from 0 to 9. Line 12dimensions a working variable i, that will be used to load and display the array values. </text:p>
      <text:p text:style-name="P10"/>
      <text:p text:style-name="P10">Line 15 seeds the random number generator by using the value from the <text:soft-page-break/>Timerfunction. The Timer function returns the number of seconds, as a double-type value,</text:p>
      <text:p text:style-name="P10">since the computer was started. Lines 19 through 25 initializes the array with somerandom integers and displays them to the console screen. The code in line 22, Int(Rnd *</text:p>
      <text:p text:style-name="P10">20), uses the Rnd function which returns a double precision number between 0 and 1.</text:p>
      <text:p text:style-name="P10">That number is multiplied by twenty to produce a double-precision number between 0and 20 which is then converted to an integer value using the Int function. Since Intreturns the largest integer less than or equal to the input, the resulting random numberswill range from 0 to 19. In line 24 the value of the current array index is printed to theconsole screen. </text:p>
      <text:p text:style-name="P10"/>
      <text:p text:style-name="P10">In line 29 the qsort subroutine is called. Since the array indexes range from 0 to 9,</text:p>
      <text:p text:style-name="P10">the address of operator on the zero index in used for the first parameter. The array size is10, so that is used as the second parameter. The array is an integer array, soSizeof(Integer) is used to pass the array element size. The final parameter is the addressof the compare function which is passed to qsort using the address of operator. Lines 34through 37 print out the now sorted array. Lines 39 and 40 close the program in the usual </text:p>
      <text:p text:style-name="P10">way. </text:p>
      <text:p text:style-name="P10"/>
      <text:p text:style-name="P10">Lines 47 through 66 contain the compare function code. In line 47 the function isdefined just like the declare statement in line 7 using two Any Ptr parameters andreturning an integer. The Any Ptrs allow qsort to be able to sort any type of data,</text:p>
      <text:p text:style-name="P10">including composite types. Lines 49 and 50 delcare the function's working variables.</text:p>
      <text:p text:style-name="P10">Qsort will pass pointers to the functions, not the actual data, so two integers need to bedeclared so that the data that the pointers point to can be compared. The variable cnt isdefined as Static so that its value will be preserved between calls to the function. Cnt isused to keep track of how many calls to the function qsort will make as it sorts the array. </text:p>
      <text:p text:style-name="P10"/>
      <text:p text:style-name="P10"/>
      <text:p text:style-name="P20"/>
      <text:p text:style-name="P10">Lines 55 and 56 use the indirection operator to return the data from the passedpointers. Notice the Cptr is used to convert the Any Ptr parameters to Integer Ptrs beforeusing the indirection operator. Remember that the code inside the parenthesis will beexecuted before applying the indirection operator. Line 57 prints out the current callcount and the passed parameter values. </text:p>
      <text:p text:style-name="P10"/>
      <text:p text:style-name="P10">Line 59 through 65 compare the two values and return the appropriate indicatorvalue back to qsort. The Return statement, as expected, is used to set the function'sreturn value. The function is closed using the End Function keywords in line 66. </text:p>
      <text:p text:style-name="P10"/>
      <text:p text:style-name="P10">When you run the program you should something similar to the following. </text:p>
      <text:p text:style-name="P10"/>
      <text:p text:style-name="P10">Unsorted </text:p>
      <text:p text:style-name="P10">i = 0 value = 14 </text:p>
      <text:p text:style-name="P10">i = 1 value = 18 </text:p>
      <text:p text:style-name="P10">i = 2 value = 2 </text:p>
      <text:p text:style-name="P10">i = 3 value = 14 </text:p>
      <text:p text:style-name="P10">i = 4 value = 3 </text:p>
      <text:p text:style-name="P10">i = 5 value = 15 </text:p>
      <text:p text:style-name="P10">i = 6 value = 16 </text:p>
      <text:p text:style-name="P10">i = 7 value = 4 </text:p>
      <text:p text:style-name="P10">i = 8 value = 10 </text:p>
      <text:p text:style-name="P10">i = 9 value = 19 </text:p>
      <text:p text:style-name="P10"/>
      <text:p text:style-name="P10"/>
      <text:p text:style-name="P10">Qsort called 1 time(s) with 18 and 15. </text:p>
      <text:p text:style-name="P10">Qsort called 2 time(s) with 19 and 15. </text:p>
      <text:p text:style-name="P10">Qsort called 3 time(s) with 10 and 15. </text:p>
      <text:p text:style-name="P10">Qsort called 4 time(s) with 2 and 15. </text:p>
      <text:p text:style-name="P10">Qsort called 5 time(s) with 14 and 15. </text:p>
      <text:p text:style-name="P10">Qsort called 6 time(s) with 3 and 15. </text:p>
      <text:p text:style-name="P10">Qsort called 7 time(s) with 14 and 15. </text:p>
      <text:p text:style-name="P10">Qsort called 8 time(s) with 16 and 15. </text:p>
      <text:p text:style-name="P10">Qsort called 9 time(s) with 4 and 15. </text:p>
      <text:p text:style-name="P10">Qsort called 10 time(s) with 16 and 15. </text:p>
      <text:p text:style-name="P10">Qsort called 11 time(s) with 4 and 15. </text:p>
      <text:p text:style-name="P10">Qsort called 12 time(s) with 18 and 16. </text:p>
      <text:p text:style-name="P10">Qsort called 13 time(s) with 19 and 18. </text:p>
      <text:p text:style-name="P10">Qsort called 14 time(s) with 18 and 16. </text:p>
      <text:p text:style-name="P10">Qsort called 15 time(s) with 10 and 4. </text:p>
      <text:p text:style-name="P10">Qsort called 16 time(s) with 2 and 10. </text:p>
      <text:p text:style-name="P10">Qsort called 17 time(s) with 14 and 10. </text:p>
      <text:p text:style-name="P10"/>
      <text:p text:style-name="P10"/>
      <text:p text:style-name="P10"/>
      <text:p text:style-name="P10">Qsort called 18 time(s) with 3 and 14. </text:p>
      <text:p text:style-name="P10">Qsort called 19 time(s) with 14 and 14. </text:p>
      <text:p text:style-name="P10">Qsort called 20 time(s) with 10 and 4. </text:p>
      <text:p text:style-name="P10">Qsort called 21 time(s) with 2 and 10. </text:p>
      <text:p text:style-name="P10"><text:soft-page-break/>Qsort called 22 time(s) with 14 and 10. </text:p>
      <text:p text:style-name="P10">Qsort called 23 time(s) with 3 and 14. </text:p>
      <text:p text:style-name="P10">Qsort called 24 time(s) with 10 and 4. </text:p>
      <text:p text:style-name="P10">Qsort called 25 time(s) with 2 and 10. </text:p>
      <text:p text:style-name="P10">Qsort called 26 time(s) with 3 and 10. </text:p>
      <text:p text:style-name="P10">Qsort called 27 time(s) with 3 and 4. </text:p>
      <text:p text:style-name="P10">Qsort called 28 time(s) with 2 and 4. </text:p>
      <text:p text:style-name="P10">Qsort called 29 time(s) with 3 and 2. </text:p>
      <text:p text:style-name="P10"/>
      <text:p text:style-name="P10"/>
      <text:p text:style-name="P10">Sorted </text:p>
      <text:p text:style-name="P10">i = 0 value = 2 </text:p>
      <text:p text:style-name="P10">i = 1 value = 3 </text:p>
      <text:p text:style-name="P10">i = 2 value = 4 </text:p>
      <text:p text:style-name="P10">i = 3 value = 10 </text:p>
      <text:p text:style-name="P10">i = 4 value = 14 </text:p>
      <text:p text:style-name="P10">i = 5 value = 14 </text:p>
      <text:p text:style-name="P10">i = 6 value = 15 </text:p>
      <text:p text:style-name="P10">i = 7 value = 16 </text:p>
      <text:p text:style-name="P10">i = 8 value = 18 </text:p>
      <text:p text:style-name="P10">i = 9 value = 19 </text:p>
      <text:p text:style-name="P10"/>
      <text:p text:style-name="P10"/>
      <text:p text:style-name="P10">Output 8.3: Output of qsort.bas </text:p>
      <text:p text:style-name="P10"/>
      <text:p text:style-name="P10">The first group of numbers show the unsorted array. The middle group of numbersshow the number of times the compare function is called along with the values beingsorted. The last group of numbers show the sorted array. Even though qsort is calledquite a number of times even on this small array, the routine is extremely fast since ituses pointers to sort the values in the array. </text:p>
      <text:p text:style-name="P10"/>
      <text:h text:style-name="Heading_20_2" text:outline-level="2">Pointer to Pointer </text:h>
      <text:p text:style-name="P10"/>
      <text:p text:style-name="P10">In FreeBasic you can create a pointer to any of the supported data types, includingthe pointer data type. A pointer to a pointer is useful in situations where you need toreturn a pointer to a function or in creating specialized data structures such as linked-listsand ragged arrays. A pointer to a pointer is called multi-level indirection. </text:p>
      <text:p text:style-name="P10"/>
      <text:p text:style-name="P10">Caution You can have as many levels of indirection as needed, but anythingbeyond two levels is rarely useful and difficult to manage. </text:p>
      <text:p text:style-name="P10"/>
      <text:p text:style-name="P10"/>
      <text:p text:style-name="P10">One application of a pointer to pointer is the creation of memory arrays. Thefollowing program demonstrates the creation, manipulation and freeing of a memory </text:p>
      <text:p text:style-name="P10">array. </text:p>
      <text:p text:style-name="P10"/>
      <text:p text:style-name="P10">1 </text:p>
      <text:p text:style-name="P10">Option Explicit </text:p>
      <text:p text:style-name="P10"><text:soft-page-break/>2 </text:p>
      <text:p text:style-name="P10">3 </text:p>
      <text:p text:style-name="P10">'Declare a pointer to an int pointer </text:p>
      <text:p text:style-name="P10">4 </text:p>
      <text:p text:style-name="P10">Dim myMemArray As Integer Ptr Ptr </text:p>
      <text:p text:style-name="P10">Dim As Integer i, j </text:p>
      <text:p text:style-name="P10">6 </text:p>
      <text:p text:style-name="P10">7 </text:p>
      <text:p text:style-name="P10">'Create 10 rows of integer pointers </text:p>
      <text:p text:style-name="P10">8 </text:p>
      <text:p text:style-name="P10">myMemArray = Callocate(10, Sizeof(Integer Ptr)) </text:p>
      <text:p text:style-name="P10">9 </text:p>
      <text:p text:style-name="P10">'Add 10 columns of integers to each row </text:p>
      <text:p text:style-name="P10">11 </text:p>
      <text:p text:style-name="P10">For i = 0 To 912 </text:p>
      <text:p text:style-name="P10">myMemArray[i] = Callocate(10, Sizeof(Integer)) </text:p>
      <text:p text:style-name="P10">13 </text:p>
      <text:p text:style-name="P10">Next </text:p>
      <text:p text:style-name="P10">14 </text:p>
      <text:p text:style-name="P10">'Add some data to the memory segment </text:p>
      <text:p text:style-name="P10">16 </text:p>
      <text:p text:style-name="P10">For i = 0 To 917 </text:p>
      <text:p text:style-name="P10">For j = 0 To 918 </text:p>
      <text:p text:style-name="P10">myMemArray[i][j] = Int(Rnd * 10)</text:p>
      <text:p text:style-name="P10">19 </text:p>
      <text:p text:style-name="P10">Next </text:p>
      <text:p text:style-name="P10">Next </text:p>
      <text:p text:style-name="P10">21 </text:p>
      <text:p text:style-name="P10">22 </text:p>
      <text:p text:style-name="P10">'Print out data </text:p>
      <text:p text:style-name="P10">23 </text:p>
      <text:p text:style-name="P10">For i = 0 To 924 </text:p>
      <text:p text:style-name="P10">For j = 0 To 9 </text:p>
      <text:p text:style-name="P10">Print "i,j = ";i;",";j;" Mem Array =";myMemArray[i][j]</text:p>
      <text:p text:style-name="P10">26 </text:p>
      <text:p text:style-name="P10">Next </text:p>
      <text:p text:style-name="P10">27 </text:p>
      <text:p text:style-name="P10">Next </text:p>
      <text:p text:style-name="P10">28 </text:p>
      <text:p text:style-name="P10">29 </text:p>
      <text:p text:style-name="P10">'Free memory segment </text:p>
      <text:p text:style-name="P10">For i = 0 To 931 </text:p>
      <text:p text:style-name="P10">Deallocate myMemArray[i] </text:p>
      <text:p text:style-name="P10">32 </text:p>
      <text:p text:style-name="P10">Next </text:p>
      <text:p text:style-name="P10">33 </text:p>
      <text:p text:style-name="P10">'Free the pointer to pointer </text:p>
      <text:p text:style-name="P10">34 </text:p>
      <text:p text:style-name="P10">Deallocate myMemArray </text:p>
      <text:p text:style-name="P10">36 </text:p>
      <text:p text:style-name="P10"><text:soft-page-break/>Sleep </text:p>
      <text:p text:style-name="P10">37 </text:p>
      <text:p text:style-name="P10">End </text:p>
      <text:p text:style-name="P10"/>
      <text:p text:style-name="P10"/>
      <text:p text:style-name="P10">Listing 8.6: memarray.bas </text:p>
      <text:p text:style-name="P10"/>
      <text:p text:style-name="P10"><text:tab/>Analysis: Line 4 dimensions a pointer to an integer pointer, myMemArray, whichwill simulate a two dimensional array, with myMemArray pointing to a list of integer </text:p>
      <text:p text:style-name="P10"/>
      <text:p text:style-name="P10"/>
      <text:p text:style-name="P10">pointers. This list of pointers will comprise the “rows” of the array. Line 5 just declaressome working variables that are used in the For-Next loops later in the program.</text:p>
      <text:p text:style-name="P10"/>
      <text:p text:style-name="P10"><text:s/>Line 8 creates the rows of the array by allocating a memory segment that willcontain 4 integer pointers, which are initialized in lines 11 through 13. Remember thatthe index method of accessing a pointer automatically does the pointer arithmetic foryou. The code in lines 11 through 13 iterates through the memory segment created inline 8 and initializes the memory segment with pointers to memory segments that willcontain integers. In other words, you have a pointer that is pointing to a list of pointers.</text:p>
      <text:p text:style-name="P10">These newly created memory segments are the columns for each row. Each column indexwill be a pointer to a memory location containing an integer. </text:p>
      <text:p text:style-name="P10"/>
      <text:p text:style-name="P10">Lines 16 through 20 add some random numbers to the memory array. Notice thatby using the indexing method you can access the memory array just like a normal array. ipoints to the row (the list of pointers) and j points to the individual columns within thatrow which contain the integer data. The same method is used in lines 23 through 27 toprint out the array values. </text:p>
      <text:p text:style-name="P10"/>
      <text:p text:style-name="P10">Lines 30 through 32 free the individual rows of memory that were created in line 8. It isimportant that each row be freed before freeing myMemArray. If you were to just freemyMemArray, the rows would still be in memory, but unaccessible, causing a memoryleak. Once all the rows have been freed, myMemArray can be freed in line 34. Since theprogram is terminating, Deallocating the memory is not strictly required in this instance,</text:p>
      <text:p text:style-name="P10">but if you needed to reuse the memory, then you must Deallocate in the methoddescribed, otherwise you will get a memory leak while the program is running. Lines 36and 37 close the program in the usual way. </text:p>
      <text:p text:style-name="P10"/>
      <text:p text:style-name="P10">Running the program should produce a result similar to the following. </text:p>
      <text:p text:style-name="P10"/>
      <text:p text:style-name="P10">i,j = 0, 1 Mem Array = 5 </text:p>
      <text:p text:style-name="P10">i,j = 0, 2 Mem Array = 1 </text:p>
      <text:p text:style-name="P10">i,j = 0, 3 Mem Array = 8 </text:p>
      <text:p text:style-name="P10">i,j = 0, 4 Mem Array = 5 </text:p>
      <text:p text:style-name="P10">i,j = 1, 0 Mem Array = 4 </text:p>
      <text:p text:style-name="P10">i,j = 1, 1 Mem Array = 3 </text:p>
      <text:p text:style-name="P10">i,j = 1, 2 Mem Array = 8 </text:p>
      <text:p text:style-name="P10">i,j = 1, 3 Mem Array = 8 </text:p>
      <text:p text:style-name="P10">i,j = 1, 4 Mem Array = 7 </text:p>
      <text:p text:style-name="P10"><text:soft-page-break/>i,j = 2, 0 Mem Array = 1 </text:p>
      <text:p text:style-name="P10">i,j = 2, 1 Mem Array = 8 </text:p>
      <text:p text:style-name="P10">i,j = 2, 2 Mem Array = 7 </text:p>
      <text:p text:style-name="P10">i,j = 2, 3 Mem Array = 5 </text:p>
      <text:p text:style-name="P10">i,j = 2, 4 Mem Array = 3 </text:p>
      <text:p text:style-name="P10">i,j = 3, 0 Mem Array = 0 </text:p>
      <text:p text:style-name="P10">i,j = 3, 1 Mem Array = 0 </text:p>
      <text:p text:style-name="P10">i,j = 3, 2 Mem Array = 3 </text:p>
      <text:p text:style-name="P10"/>
      <text:p text:style-name="P10"/>
      <text:p text:style-name="P10"/>
      <text:p text:style-name="P10">i,j = 3, 3 Mem Array = 1 </text:p>
      <text:p text:style-name="P10">i,j = 3, 4 Mem Array = 1 </text:p>
      <text:p text:style-name="P10">i,j = 4, 0 Mem Array = 9 </text:p>
      <text:p text:style-name="P10">i,j = 4, 1 Mem Array = 4 </text:p>
      <text:p text:style-name="P10">i,j = 4, 2 Mem Array = 1 </text:p>
      <text:p text:style-name="P10">i,j = 4, 3 Mem Array = 0 </text:p>
      <text:p text:style-name="P10">i,j = 4, 4 Mem Array = 0 </text:p>
      <text:p text:style-name="P10"/>
      <text:p text:style-name="P10"/>
      <text:p text:style-name="P10">Output 8.4: Output of memarray.bas </text:p>
      <text:p text:style-name="P10"/>
      <text:p text:style-name="P10">As you can see from the output, the memory array behaves exactly like apredefined array. This structure is useful for adding dynamic arrays to type definitions,</text:p>
      <text:p text:style-name="P10">which normally cannot hold a dynamic array. You will see this in more detail in thechapter on composite types. </text:p>
      <text:p text:style-name="P10"/>
      <text:p text:style-name="P10">One last note on this program. If you run the program more than once, you willnotice that the values in the array are always the same, even though the program isgenerating random numbers. This is because the program did not seed the randomnumber generator using the Randomize statement. To get different numbers for each run,</text:p>
      <text:p text:style-name="P10">add Randomize Timer before calling the Rnd function. </text:p>
      <text:p text:style-name="P10"/>
      <text:h text:style-name="Heading_20_2" text:outline-level="2">A Look Ahead </text:h>
      <text:p text:style-name="P10"/>
      <text:p text:style-name="P10">Pointers are an efficient and powerful data type, and you will be seeing more ofthem in this book, including the next chapter where you will explore the string data typesavailable in FreeBasic. </text:p>
      <text:p text:style-name="P10"/>
      <text:p text:style-name="P10"/>
      <text:h text:style-name="Heading_20_1" text:outline-level="1"/>
      <text:h text:style-name="P60" text:outline-level="1">Chapter 9 String Data Types </text:h>
      <text:p text:style-name="P10"/>
      <text:p text:style-name="P10">Strings are an essential part of programming, and proper manipulation of stringsis an essential skill for any programmer. You will need to use strings in virtually everyprogram you will write, from games to data entry programs. Strings are importantbecause humans use strings to communicate concepts and ideas. A menu in a gamecommunicates the various game options to the user. An address stored in a databasecommunicates the location of the person who lives at that address. Programs aresolutions to problems, and in most cases, must communicate that solution to the userthrough the use of strings. </text:p>
      <text:p text:style-name="P10"/>
      <text:p text:style-name="P10">Computers however, only understand numbers. The string “¡FreeBasic estáfresco!“ has no meaning to the computer. For the very first computers this did not mattermuch, since those early computers were just glorified calculators, albeit calculators thattook up a whole room. However it soon became evident to computer engineers that inorder for the computer to be a useful tool, it needed to be able to somehow recognizestring data, and be able to manipulate that string data. </text:p>
      <text:p text:style-name="P10"/>
      <text:p text:style-name="P10">Since computers only understand numbers, the solution was to convert alphanumeric </text:p>
      <text:p text:style-name="P10">characters to numbers via translation tables. The familiar ASCII code table is one </text:p>
      <text:p text:style-name="P10">such translation scheme that takes a set of alpha-numeric characters and converts themto numbers. The “A” character is encoded as decimal 65, the exclamation point asdecimal 33 and the number 1 is encoded as decimal 49. When you press any key on yourkeyboard, a scancode for that key is generated and stored in the computer as a number. </text:p>
      <text:p text:style-name="P10"/>
      <text:p text:style-name="P10">Humans group letters together to form words, and words to form sentences. Acertain arrangement of letters and words mean something according to the semanticrules the writer's language. When you read the string “FreeBasic is cool!” you understandthe meaning of the words if you can read the English language. The computer howeverdoesn't know what FreeBasic is and doesn't know what it means to be cool. When youread that something is “cool” you know that this is slang for great or excellent. All thecomputer can do is store the string in memory in a way that preserves the format of thestring so that a human reading the string will understand its meaning. </text:p>
      <text:p text:style-name="P10"/>
      <text:p text:style-name="P10">While computers have grown in both speed and capacity, the basic computingprocesses haven't changed since the 1950's. The next revolution in computing won't bequantum processors or holographic memory; it will be when computers can understandlanguage. </text:p>
      <text:p text:style-name="P10"/>
      <text:p text:style-name="P10">The solution to the storage problem was to simply store string data in memory as asequence of bytes, and terminate that sequence of bytes with a character 0. To put itanother way, a string in computer memory is an array of characters, terminated with acharacter 0 to signal the end of the string. Virtually all early programming languages, andmany modern ones, have no native String data type. A string in C is a Null (character 0)</text:p>
      <text:p text:style-name="P10">terminated array of Char, where Char can be interpreted as both a character and number.</text:p>
      <text:p text:style-name="P10">While this scheme accurately reflects the internal structure of a string in memory, it <text:soft-page-break/>ishard to work with and error prone, and doesn't reflect the way humans work with stringdata. A better solution to the problem was the creation of the native String data type. Theinternal structure of a string has not changed, it is still stored in memory as a sequence </text:p>
      <text:p text:style-name="P10"/>
      <text:p text:style-name="P10"/>
      <text:p text:style-name="P10">of bytes terminated by a Null character, but the programmer can interact with string datain a more natural, humanistic way. </text:p>
      <text:p text:style-name="P10"/>
      <text:p text:style-name="P10">FreeBasic has four intrinsic string data types, listed in the following table. </text:p>
      <text:p text:style-name="P10"/>
      <text:p text:style-name="P10">String Type Declaration Purpose </text:p>
      <text:p text:style-name="P10">Dynamic String Dim myString as String 8-bit string that isdynamically allocated andautomatically resized. </text:p>
      <text:p text:style-name="P10">Fixed Length String Dim myString as String *</text:p>
      <text:p text:style-name="P10">length </text:p>
      <text:p text:style-name="P10">8-bit, fixed-length string. </text:p>
      <text:p text:style-name="P10">Zstring Dim myString as Zstring *</text:p>
      <text:p text:style-name="P10">length </text:p>
      <text:p text:style-name="P10">Dim myString as Zstring Ptr </text:p>
      <text:p text:style-name="P10">8-bit, fixed-length, Nullterminated character string.</text:p>
      <text:p text:style-name="P10">A Zstring is a C-style string. </text:p>
      <text:p text:style-name="P10">Wstring Dim myString as Wstring *</text:p>
      <text:p text:style-name="P10">length </text:p>
      <text:p text:style-name="P10">Dim myString as Wstring Ptr </text:p>
      <text:p text:style-name="P10">16-bit, fixed-length, Nullterminated string used withUnicode functions. </text:p>
      <text:p text:style-name="P10"/>
      <text:p text:style-name="P10">Table 9.1: Intrinsic FreeBasic String Data Types </text:p>
      <text:p text:style-name="P10"/>
      <text:p text:style-name="P10">All FreeBasic strings can hold up to 2 GB of data, or up to the amount of memory </text:p>
      <text:p text:style-name="P10">on your computer. </text:p>
      <text:p text:style-name="P10"/>
      <text:h text:style-name="Heading_20_2" text:outline-level="2">Dynamic Strings </text:h>
      <text:p text:style-name="P10"/>
      <text:p text:style-name="P10">Dynamic strings are variable-length strings that the compiler automaticallyallocates and resizes as needed. Dynamic strings are actually structures stored inmemory, called a string descriptor, that contain a pointer to the string data, the length ofthe string data and the size of the string allocation. Dynamic strings are allocated in 36byte blocks, which reduces the amount of resizing that the compiler must do if the stringsize changes. The following program displays the internal string structure data for atypical dynamic string3. </text:p>
      <text:p text:style-name="P10"/>
      <text:p text:style-name="P10">1 </text:p>
      <text:p text:style-name="P10">Option Explicit </text:p>
      <text:p text:style-name="P10">2 </text:p>
      <text:p text:style-name="P10">3 </text:p>
      <text:p text:style-name="P10">'String descriptor </text:p>
      <text:p text:style-name="P10">4 </text:p>
      <text:p text:style-name="P10"><text:soft-page-break/>Type StringDesc5 </text:p>
      <text:p text:style-name="P10">strdata As Zstring Ptr6 </text:p>
      <text:p text:style-name="P10">length As Integer7 </text:p>
      <text:p text:style-name="P10">size As Integer </text:p>
      <text:p text:style-name="P10">8 </text:p>
      <text:p text:style-name="P10">End Type </text:p>
      <text:p text:style-name="P10">9 </text:p>
      <text:p text:style-name="P10">10 </text:p>
      <text:p text:style-name="P10">'Create a string </text:p>
      <text:p text:style-name="P10">11 </text:p>
      <text:p text:style-name="P10">Dim As String myString = "This is a dynamic string in FreeBasic!" </text:p>
      <text:p text:style-name="P10">12 </text:p>
      <text:p text:style-name="P10">'Dimension a pointer to the string descriptor </text:p>
      <text:p text:style-name="P10"/>
      <text:p text:style-name="P10"/>
      <text:p text:style-name="P10">3String descriptor code provided by FreeBasic forum member cha0s. </text:p>
      <text:p text:style-name="P10"/>
      <text:p text:style-name="P10"/>
      <text:p text:style-name="P10">13 </text:p>
      <text:p text:style-name="P10">Dim As StringDesc Ptr StringData = Cptr(stringdesc Ptr, @myString) </text:p>
      <text:p text:style-name="P10">14 </text:p>
      <text:p text:style-name="P10">15 </text:p>
      <text:p text:style-name="P10">'Print string descriptor data </text:p>
      <text:p text:style-name="P10">16 </text:p>
      <text:p text:style-name="P10">Print "Data: ";*(StringData&gt;</text:p>
      <text:p text:style-name="P10">strdata) </text:p>
      <text:p text:style-name="P10">17 </text:p>
      <text:p text:style-name="P10">Print "Length: ";StringData&gt;</text:p>
      <text:p text:style-name="P10">length </text:p>
      <text:p text:style-name="P10">18 </text:p>
      <text:p text:style-name="P10">Print "Size: ";StringData&gt;</text:p>
      <text:p text:style-name="P10">size </text:p>
      <text:p text:style-name="P10">19 </text:p>
      <text:p text:style-name="P10">20 </text:p>
      <text:p text:style-name="P10">Sleep </text:p>
      <text:p text:style-name="P10">21 </text:p>
      <text:p text:style-name="P10">End </text:p>
      <text:p text:style-name="P10"/>
      <text:p text:style-name="P10"/>
      <text:p text:style-name="P10">Listing 9.1: dynastring.bas </text:p>
      <text:p text:style-name="P10"/>
      <text:p text:style-name="P10"><text:tab/>Analysis: Lines 4 through 8 defines the string descriptor data type. The strdatafield is a pointer to a NULL terminated string in memory. The length fields contains thenumber of characters in the string. The size field indicates the length of the currentmemory-block allocation. Line 11 creates a dynamic string and initializes the value of thestring. Line 13 creates a pointer, StringData, that points to the string descriptor ofmyString. Notice that the address of operator is used to return the address of the stringdescriptor, which is then cast as a StringDesc Ptr using the Cptr function. </text:p>
      <text:p text:style-name="P10"/>
      <text:p text:style-name="P10">Lines 16 through 18 then print out the string descriptor data. The memberoperator, -<text:soft-page-break/>&gt;, is used with type definition pointers and is comparable to using *PtrName.</text:p>
      <text:p text:style-name="P10">The member operator will be discussed in the chapter on composite types. The programis closed in the usual way. </text:p>
      <text:p text:style-name="P10"/>
      <text:p text:style-name="P10">Running the program in FBIde will produce the following result. </text:p>
      <text:p text:style-name="P10"/>
      <text:p text:style-name="P10">Data: This is a dynamic string in FreeBasic! </text:p>
      <text:p text:style-name="P10"/>
      <text:p text:style-name="P10"/>
      <text:p text:style-name="P10">Length: 38 </text:p>
      <text:p text:style-name="P10"/>
      <text:p text:style-name="P10"/>
      <text:p text:style-name="P10">Size: 72 </text:p>
      <text:p text:style-name="P10"/>
      <text:p text:style-name="P10"/>
      <text:p text:style-name="P10">Output 9.1: Output of dynastring.bas </text:p>
      <text:p text:style-name="P10"/>
      <text:p text:style-name="P10">Dynamic strings use Zstrings strings internally so that you can pass a dynamicstring to a function that expects a Null terminated string and the function will workcorrectly. The Windows api, the C runtime library and most third-party libraries written inC expect a Null terminated string as a string parameter. </text:p>
      <text:p text:style-name="P10"/>
      <text:p text:style-name="P10">Caution In other versions of Basic, strings have been used to load and manipulatebinary data. If the binary data contains a Null character, this could cause problems withFreeBasic strings, since the Null character is used to terminate a string. While it ispossible to have an embedded Null in a dynamic string (since dynamic strings have astring descriptor), if you pass this data to a third party library function that is expecting aC-style string, the data will read only up to the Null character, resulting in data loss.</text:p>
      <text:p text:style-name="P10">Instead of using strings to read binary data, you should byte arrays instead. </text:p>
      <text:p text:style-name="P10"/>
      <text:p text:style-name="P10"/>
      <text:p text:style-name="P10">Since a dynamic string is actually a pointer to a string descriptor, you cannot usedynamic strings in type definitions that you are going to save to a file. You should use afixed length string instead. </text:p>
      <text:p text:style-name="P10"/>
      <text:h text:style-name="Heading_20_2" text:outline-level="2">Fixed Length Strings </text:h>
      <text:p text:style-name="P10"/>
      <text:p text:style-name="P10">Fixed length strings are defined using a length parameter, and can only holdstrings that are less than or equal to the defined size. Trying to initialize a fixed lengthstring with data that is longer than the defined size will result in the string beingtruncated to fit. </text:p>
      <text:p text:style-name="P10"/>
      <text:p text:style-name="P10">The following short program illustrates creating and using a fixed length string. </text:p>
      <text:p text:style-name="P10"/>
      <text:p text:style-name="P10">1 </text:p>
      <text:p text:style-name="P10">Option Explicit </text:p>
      <text:p text:style-name="P10">2 </text:p>
      <text:p text:style-name="P10">3 </text:p>
      <text:p text:style-name="P10"><text:soft-page-break/>'Define a fixed length string </text:p>
      <text:p text:style-name="P10">4 </text:p>
      <text:p text:style-name="P10">Dim myFString As String * 20 </text:p>
      <text:p text:style-name="P10">5 </text:p>
      <text:p text:style-name="P10">6 </text:p>
      <text:p text:style-name="P10">'Save some dat in the string </text:p>
      <text:p text:style-name="P10">7 </text:p>
      <text:p text:style-name="P10">myFString = "This should fit." </text:p>
      <text:p text:style-name="P10">8 </text:p>
      <text:p text:style-name="P10">Print myFString </text:p>
      <text:p text:style-name="P10">9 </text:p>
      <text:p text:style-name="P10">10 </text:p>
      <text:p text:style-name="P10">'This data will be truncated. </text:p>
      <text:p text:style-name="P10">11 </text:p>
      <text:p text:style-name="P10">myFString = "This string will be truncated." </text:p>
      <text:p text:style-name="P10">12 </text:p>
      <text:p text:style-name="P10">Print myFString </text:p>
      <text:p text:style-name="P10">13 </text:p>
      <text:p text:style-name="P10">14 </text:p>
      <text:p text:style-name="P10">Sleep </text:p>
      <text:p text:style-name="P10">15 </text:p>
      <text:p text:style-name="P10">End </text:p>
      <text:p text:style-name="P10"/>
      <text:p text:style-name="P10"/>
      <text:p text:style-name="P10">Listing 9.2: fixedstr.bas </text:p>
      <text:p text:style-name="P10"/>
      <text:p text:style-name="P10"><text:tab/>Analysis: Lines 4 defines a fixed length string that can hold up to 20 characters.</text:p>
      <text:p text:style-name="P10">Line 7 loads the variable with a string and line 8 prints the contents of the variable. Sincethe string "This should fit." is smaller than 20 characters, so the whole string will beprinted out. Line 11 tries to initialize the string with data that is longer than 20 charactersso the string will be truncated when it is printed out in line 12. </text:p>
      <text:p text:style-name="P10"/>
      <text:p text:style-name="P10">When you run the program you should see the following output. </text:p>
      <text:p text:style-name="P10"/>
      <text:p text:style-name="P10">This should fit. </text:p>
      <text:p text:style-name="P10"/>
      <text:p text:style-name="P10"/>
      <text:p text:style-name="P10">This string will be </text:p>
      <text:p text:style-name="P10"/>
      <text:p text:style-name="P10"/>
      <text:p text:style-name="P10">Output 9.2: Output of fixedstr.bas </text:p>
      <text:p text:style-name="P10"/>
      <text:p text:style-name="P10"/>
      <text:p text:style-name="P10">As you can see from the output, if a string is too long to fit in the variable, it will betruncated to fit. Fixed length strings are very useful when creating random access recordsusing type definitions. This technique is used in the chapter on file handling. </text:p>
      <text:p text:style-name="P10"/>
      <text:h text:style-name="Heading_20_2" text:outline-level="2"><text:soft-page-break/>Zstrings </text:h>
      <text:p text:style-name="P10"/>
      <text:p text:style-name="P10">Zstrings are Null terminated, C-style strings. The main purpose of a Zstring is tointerface with third-party libraries that expect a C-style strings, however they are usefuleven if you do not plan to pass them to third-party libraries. Zstrings can be defined justlike a fixed-length string, Dim myZstring as Zstring * 10, and FreeBasic will handle </text:p>
      <text:p text:style-name="P10">them just like fixed strings, automatically truncating data to fit the defined size. </text:p>
      <text:p text:style-name="P10"/>
      <text:p text:style-name="P10">Unlike fixed strings however, Zstrings can be dynamically managed by declaring aZstring pointer and using the associated memory functions. When using a dynamicallyallocated Zstring, you must be careful not to overwrite the the size of the string, as thiswill overwrite parts of memory not contained in the string and may cause the program oreven the operating system to crash. </text:p>
      <text:p text:style-name="P10"/>
      <text:p text:style-name="P10">When using either type of Zstring, FreeBasic will manage the terminating Nullcharacter for you, but the storage size of a Zstring will be 1 less than the defined sizesince the the Null character occupies the last character position. When calculating thesize of a Zstring be sure to add 1 to the value to account for the Null terminator. You mustalso not include the character 0 in any of your data, or the data will be truncated sinceFreeBasic will see the Null character as the end of the string. </text:p>
      <text:p text:style-name="P10"/>
      <text:p text:style-name="P10">The following program shows both uses of the Zstring data type. </text:p>
      <text:p text:style-name="P10"/>
      <text:p text:style-name="P10">1 </text:p>
      <text:p text:style-name="P10">Option Explicit </text:p>
      <text:p text:style-name="P10">2 </text:p>
      <text:p text:style-name="P10">3 </text:p>
      <text:p text:style-name="P10">'Declare a fixed length Zstring </text:p>
      <text:p text:style-name="P10">4 </text:p>
      <text:p text:style-name="P10">Dim myFixedZstring As Zstring * 20 + 1 </text:p>
      <text:p text:style-name="P10">5 </text:p>
      <text:p text:style-name="P10">'Declare a dynamic Zstring </text:p>
      <text:p text:style-name="P10">6 </text:p>
      <text:p text:style-name="P10">Dim myDynaZstring As Zstring Ptr </text:p>
      <text:p text:style-name="P10">7 </text:p>
      <text:p text:style-name="P10">8 </text:p>
      <text:p text:style-name="P10">'Load some data into the fixed zstring </text:p>
      <text:p text:style-name="P10">9 </text:p>
      <text:p text:style-name="P10">Print "123456789012345678901" </text:p>
      <text:p text:style-name="P10">10 </text:p>
      <text:p text:style-name="P10">myFixedZstring = "This should fit." </text:p>
      <text:p text:style-name="P10">11 </text:p>
      <text:p text:style-name="P10">Print myFixedZstring </text:p>
      <text:p text:style-name="P10">12 </text:p>
      <text:p text:style-name="P10">myFixedZstring = "This will be truncated." </text:p>
      <text:p text:style-name="P10">13 </text:p>
      <text:p text:style-name="P10">Print myFixedZstring </text:p>
      <text:p text:style-name="P10">14 </text:p>
      <text:p text:style-name="P10">15 </text:p>
      <text:p text:style-name="P10"><text:soft-page-break/>'Create a dynamic zstring </text:p>
      <text:p text:style-name="P10">16 </text:p>
      <text:p text:style-name="P10">Print "123456789012345678901" </text:p>
      <text:p text:style-name="P10">17 </text:p>
      <text:p text:style-name="P10">myDynaZstring = Callocate(20 + 1) </text:p>
      <text:p text:style-name="P10">18 </text:p>
      <text:p text:style-name="P10">*myDynaZstring = "Let's add some data." </text:p>
      <text:p text:style-name="P10">19 </text:p>
      <text:p text:style-name="P10">Print *myDynaZstring </text:p>
      <text:p text:style-name="P10">20 </text:p>
      <text:p text:style-name="P10">'Resize the string: 20 for current data + 5 for new </text:p>
      <text:p text:style-name="P10">21 </text:p>
      <text:p text:style-name="P10">'data + 1 for Null </text:p>
      <text:p text:style-name="P10">22 </text:p>
      <text:p text:style-name="P10">myDynaZstring = Reallocate(myDynaZstring, 20 + 5 + 1) </text:p>
      <text:p text:style-name="P10">23 </text:p>
      <text:p text:style-name="P10">Print "12345678901234567890123456" </text:p>
      <text:p text:style-name="P10"/>
      <text:p text:style-name="P10"/>
      <text:p text:style-name="P10"/>
      <text:p text:style-name="P10">24 </text:p>
      <text:p text:style-name="P10">*myDynaZstring = "Let's add some more data." </text:p>
      <text:p text:style-name="P10">25 </text:p>
      <text:p text:style-name="P10">Print myDynaZstring[0] </text:p>
      <text:p text:style-name="P10">26 </text:p>
      <text:p text:style-name="P10">27 </text:p>
      <text:p text:style-name="P10">'Deallocate the memory segment </text:p>
      <text:p text:style-name="P10">28 </text:p>
      <text:p text:style-name="P10">Deallocate myDynaZstring </text:p>
      <text:p text:style-name="P10">29 </text:p>
      <text:p text:style-name="P10">30 </text:p>
      <text:p text:style-name="P10">Sleep </text:p>
      <text:p text:style-name="P10">31 </text:p>
      <text:p text:style-name="P10">End </text:p>
      <text:p text:style-name="P10"/>
      <text:p text:style-name="P10"/>
      <text:p text:style-name="P10">Listing 9.3: zstring.bas </text:p>
      <text:p text:style-name="P10"/>
      <text:p text:style-name="P10"><text:tab/>Analysis: Line 4 declares a fixed length Zstring. Notice that the desired data lengthis 20 so 1 is added to to allocate space for the terminating Null character. Line 6 declaresa pointer to a Zstring that will be managed dynamically. Line 9 prints out a ruler tocompare the print statements in line 11 and 13. Line 10 initializes the Zstring with somedata that is small enough to fit in the declared size. Line 12 adds some data that is toolong to fit within the Zstring, which will be truncated to fit. </text:p>
      <text:p text:style-name="P10"/>
      <text:p text:style-name="P10">Line 16 prints another ruler for comparison with the dynamic Zstring data. Line 17Callocates enough space for a 20-byte string along with the terminating Null character.</text:p>
      <text:p text:style-name="P10">Since myDynaZstring is defined as a Zstring Ptr, the indirection operator is used toinitialize the variable data in line 18. Line 22 resizes the Zstring to hold 5 additionalcharacters plus the terminating Null using the Reallocate function. Another ruler <text:soft-page-break/>isprinted in line 23 to show the new size of the data loaded into the variable in line 24. Line25 uses the pointer index method to print out the contents of the variable. Line 28deallocates the allocated memory. </text:p>
      <text:p text:style-name="P10"/>
      <text:p text:style-name="P10">When you run this program you should get the following output. </text:p>
      <text:p text:style-name="P10"/>
      <text:p text:style-name="P10">123456789012345678901 </text:p>
      <text:p text:style-name="P10"/>
      <text:p text:style-name="P10"/>
      <text:p text:style-name="P10">This should fit. </text:p>
      <text:p text:style-name="P10"/>
      <text:p text:style-name="P10"/>
      <text:p text:style-name="P10">This will be truncat </text:p>
      <text:p text:style-name="P10"/>
      <text:p text:style-name="P10"/>
      <text:p text:style-name="P10">123456789012345678901 </text:p>
      <text:p text:style-name="P10"/>
      <text:p text:style-name="P10"/>
      <text:p text:style-name="P10">Let's add some data. </text:p>
      <text:p text:style-name="P10"/>
      <text:p text:style-name="P10"/>
      <text:p text:style-name="P10">12345678901234567890123456 </text:p>
      <text:p text:style-name="P10"/>
      <text:p text:style-name="P10"/>
      <text:p text:style-name="P10">Let's add some more data. </text:p>
      <text:p text:style-name="P10"/>
      <text:p text:style-name="P10"/>
      <text:p text:style-name="P10">Output 9.3: Output of zstring.bas </text:p>
      <text:p text:style-name="P10"/>
      <text:p text:style-name="P10">As you can see, the fixed length version of the Zstring data type behaves exactlylike the fixed string data type and the dynamic version behaves exactly like any otherpointer-based memory segment. Since there is no intrinsic method for determining thesize of a Zstring allocation, you must be careful not to over-run the buffer. The best wayto do this is to keep a current allocation size in a separate variable that can be referencedas needed. </text:p>
      <text:p text:style-name="P10"/>
      <text:p text:style-name="P10">You will notice in Line 25 of the listing that the pointer index method was used toprint the contents of the resized Zstring. What would the output be if you changed the </text:p>
      <text:p text:style-name="P10"/>
      <text:p text:style-name="P10"/>
      <text:p text:style-name="P10">index from 0 to 6? Remember that a pointer index behaves much like an array index, anda Zstring could be viewed as an array of characters. If you were to use 6 as the index, theoutput would be add some more data. The Print statement would start at character </text:p>
      <text:p text:style-name="P10">position 6 and print everything up to the terminating Null character. </text:p>
      <text:p text:style-name="P10"/>
      <text:p text:style-name="P10">You can directly assign a fixed length Zstring to a dynamic string. For a dynamicZstring, the pointer must be dereferenced by using * or the pointer index method. Keepin mind that the behavior of the indexing method is the same for assignments as it is forthe Print statement. </text:p>
      <text:p text:style-name="P10"/>
      <text:h text:style-name="Heading_20_2" text:outline-level="2"><text:soft-page-break/>Wstrings </text:h>
      <text:p text:style-name="P10"/>
      <text:p text:style-name="P10">Dynamic, fixed and Zstrings all use 1 byte per character. Wstrings, also called widestrings, use 2 bytes per character and is generally used in conjunction with Unicodestrings functions. Unicode is, strictly speaking, a character coding scheme designed toassociate a number for every character of every language used in the world today, aswell as some ancient languages that are of historical interest. In the context ofdeveloping an application, Unicode is used to internationalize a program so that the end-</text:p>
      <text:p text:style-name="P10">user can view the program in their native language. </text:p>
      <text:p text:style-name="P10"/>
      <text:p text:style-name="P10">Wstrings can be both fixed length and dynamic and are similar to Zstrings.</text:p>
      <text:p text:style-name="P10">Wstrings will be discussed in more detail in the chapter on Unicode. </text:p>
      <text:p text:style-name="P10"/>
      <text:h text:style-name="Heading_20_2" text:outline-level="2">String Functions </text:h>
      <text:p text:style-name="P10"/>
      <text:p text:style-name="P10">Creating and using strings in your application will often consist of manipulatingthose strings and FreeBasic has a rich set of string functions, which are listed in thefollowing table. </text:p>
      <text:p text:style-name="P10"/>
      <text:p text:style-name="P10">Function Syntax Comment </text:p>
      <text:p text:style-name="P10">Asc B = Asc(string) </text:p>
      <text:p text:style-name="P10">B = Asc(string, position) </text:p>
      <text:p text:style-name="P10">Returns the character code </text:p>
      <text:p text:style-name="P10">of the first character in a </text:p>
      <text:p text:style-name="P10">string as a uninteger, or thecharacter code of character </text:p>
      <text:p text:style-name="P10">at position. </text:p>
      <text:p text:style-name="P10">Bin B = Bin(number) </text:p>
      <text:p text:style-name="P10">B = Bin(number, digits) </text:p>
      <text:p text:style-name="P10">Returns the binary form ofnumber as a string. Canoptionally return onlynumber of digits. </text:p>
      <text:p text:style-name="P10">Chr B = Chr(code) </text:p>
      <text:p text:style-name="P10">B = Chr(code, code, ...) </text:p>
      <text:p text:style-name="P10">Returns the character </text:p>
      <text:p text:style-name="P10">represented by Ascii Code. Ifmultiple codes are passed toChr, the function will return </text:p>
      <text:p text:style-name="P10">a string of characters. </text:p>
      <text:p text:style-name="P10">Hex B = Hex(number) </text:p>
      <text:p text:style-name="P10">B = Hex(number, digits) </text:p>
      <text:p text:style-name="P10">Returns the hexadecimal </text:p>
      <text:p text:style-name="P10">form of number as a string.</text:p>
      <text:p text:style-name="P10">Can optionally return onlynumber of digits. </text:p>
      <text:p text:style-name="P10">Instr B = Instr(string, substring) </text:p>
      <text:p text:style-name="P10">B = Instr(start, string, </text:p>
      <text:p text:style-name="P10">Returns the position ofsubstring within string as an </text:p>
      <text:p text:style-name="P10"/>
      <text:p text:style-name="P10"/>
      <text:p text:style-name="P10">Function Syntax Comment </text:p>
      <text:p text:style-name="P10">substring) integer. Will accept anoptional start position. Ifsubstring is not found, 0 <text:soft-page-break/>isreturned. </text:p>
      <text:p text:style-name="P10">Lcase B = Lcase(string) Converts string to alllowercase. </text:p>
      <text:p text:style-name="P10">Left B = Left(string, number) Returns the leftmost number </text:p>
      <text:p text:style-name="P10">of characters from string. </text:p>
      <text:p text:style-name="P10">Len B = Len(string) </text:p>
      <text:p text:style-name="P10">B = Len(data_type) </text:p>
      <text:p text:style-name="P10">Returns the length of astring or the length of anumeric data type. </text:p>
      <text:p text:style-name="P10">Lset Lset(string_variable, string) Left justifies string withinstring varibale. </text:p>
      <text:p text:style-name="P10">Ltrim B = Ltrim(string) </text:p>
      <text:p text:style-name="P10">B = Ltrim(string, trimset) </text:p>
      <text:p text:style-name="P10">B = Ltrim(string, ANYtrimset) </text:p>
      <text:p text:style-name="P10">The first format will trim all </text:p>
      <text:p text:style-name="P10">spaces from left side ofstring. The second formatwill trim characters from left </text:p>
      <text:p text:style-name="P10">side of string if they exactlymatch trimset. The third </text:p>
      <text:p text:style-name="P10">format will trim characters </text:p>
      <text:p text:style-name="P10">from left side of string ifthey match any in trimset. </text:p>
      <text:p text:style-name="P10">Mid (Function) B = Mid(string, start) </text:p>
      <text:p text:style-name="P10">B = Mid(string, start, length) </text:p>
      <text:p text:style-name="P10">Returns a substring fromstring starting at start to theend of the string, or oflength. </text:p>
      <text:p text:style-name="P10">Mid (Statement) Mid(string, start) = B </text:p>
      <text:p text:style-name="P10">Mid(string, start, length) = B </text:p>
      <text:p text:style-name="P10">Copies contents of B intostring starting at start forlength. The currentcharacters in string arereplaced. If no length isgiven, all of B is inserted. </text:p>
      <text:p text:style-name="P10">Oct B = Oct(number) </text:p>
      <text:p text:style-name="P10">B = Oct(number, digits) </text:p>
      <text:p text:style-name="P10">Returns the octal form of </text:p>
      <text:p text:style-name="P10">number as a string. Canoptionally return onlynumber of digits. </text:p>
      <text:p text:style-name="P10">Right B = Right(string, number) Returns the rightmostnumber of characters from </text:p>
      <text:p text:style-name="P10">string. </text:p>
      <text:p text:style-name="P10">Rset Rset(string_variable, string) Right justifies string withinstring varibale. </text:p>
      <text:p text:style-name="P10">Rtrim B = Rtrim(string) </text:p>
      <text:p text:style-name="P10">B = Rtrim(string, trimset) </text:p>
      <text:p text:style-name="P10">B = Rtrim(string, ANYtrimset) </text:p>
      <text:p text:style-name="P10">The first format will trim all </text:p>
      <text:p text:style-name="P10">spaces from right side ofstring. The second formatwill trim characters from </text:p>
      <text:p text:style-name="P10">right side of string if they </text:p>
      <text:p text:style-name="P10"/>
      <text:p text:style-name="P10"/>
      <text:p text:style-name="P10">Function Syntax Comment </text:p>
      <text:p text:style-name="P10">exactly match trimset. Thethird format will trim </text:p>
      <text:p text:style-name="P10">characters from right side ofstring if they match any intrimset. </text:p>
      <text:p text:style-name="P10">Space B = Space(number) Returns a string withnumber of spaces. </text:p>
      <text:p text:style-name="P10">String B = String(number, code) </text:p>
      <text:p text:style-name="P10">B = String(number, string) </text:p>
      <text:p text:style-name="P10">String will return a stringwith number of characters </text:p>
      <text:p text:style-name="P10">that correspond to the asciicharacter code or the first </text:p>
      <text:p text:style-name="P10">character of string. </text:p>
      <text:p text:style-name="P10">Trim B = Trim(string) </text:p>
      <text:p text:style-name="P10">B = Trim(string, trimset) </text:p>
      <text:p text:style-name="P10">B = Trim(string, ANYtrimset) </text:p>
      <text:p text:style-name="P10"><text:soft-page-break/>The first format will trim all </text:p>
      <text:p text:style-name="P10">spaces from left and rightside of string. The secondformat will trim characters </text:p>
      <text:p text:style-name="P10">from left and right side ofstring if they exactly matchtrimset. The third format will </text:p>
      <text:p text:style-name="P10">trim characters from left </text:p>
      <text:p text:style-name="P10">and right side of string ifthey match any in trimset. </text:p>
      <text:p text:style-name="P10">Ucase B = Ucase(string) Converts string to all </text:p>
      <text:p text:style-name="P10">uppercase. </text:p>
      <text:p text:style-name="P10"/>
      <text:p text:style-name="P10">Table 9.2: FreeBasic String Functions </text:p>
      <text:p text:style-name="P10"/>
      <text:h text:style-name="Heading_20_2" text:outline-level="2">Len Versus Sizeof </text:h>
      <text:p text:style-name="P10"/>
      <text:p text:style-name="P10">For numeric data types, Len and Sizeof both return the size of the data type. Forstring data types, Len returns the length of the string data and Sizeof returns the datatype size. The following program illustrates the differences in the two functions. </text:p>
      <text:p text:style-name="P10"/>
      <text:p text:style-name="P10">1 </text:p>
      <text:p text:style-name="P10">Option Explicit </text:p>
      <text:p text:style-name="P10">2 </text:p>
      <text:p text:style-name="P10">3 </text:p>
      <text:p text:style-name="P10">'declare some string variables </text:p>
      <text:p text:style-name="P10">4 </text:p>
      <text:p text:style-name="P10">Dim myDynaString as String </text:p>
      <text:p text:style-name="P10">5 </text:p>
      <text:p text:style-name="P10">Dim myFixedString as String * 20 </text:p>
      <text:p text:style-name="P10">6 </text:p>
      <text:p text:style-name="P10">Dim myZString as ZString * 30 </text:p>
      <text:p text:style-name="P10">7 </text:p>
      <text:p text:style-name="P10">Dim myWString as WString * 30 </text:p>
      <text:p text:style-name="P10">8 </text:p>
      <text:p text:style-name="P10">9 </text:p>
      <text:p text:style-name="P10">'add some data </text:p>
      <text:p text:style-name="P10">10 </text:p>
      <text:p text:style-name="P10">myDynaString = "Hello World From FreeBasic!" </text:p>
      <text:p text:style-name="P10">11 </text:p>
      <text:p text:style-name="P10">myFixedString = "Hello World!" </text:p>
      <text:p text:style-name="P10">12 </text:p>
      <text:p text:style-name="P10">myZString = "Hello World From FreeBasic!" </text:p>
      <text:p text:style-name="P10">13 </text:p>
      <text:p text:style-name="P10">myWString = "Hello World From FreeBasic!" </text:p>
      <text:p text:style-name="P10"/>
      <text:p text:style-name="P10"/>
      <text:p text:style-name="P10">14 </text:p>
      <text:p text:style-name="P10">15 </text:p>
      <text:p text:style-name="P10">16 </text:p>
      <text:p text:style-name="P10">17 </text:p>
      <text:p text:style-name="P10">18 </text:p>
      <text:p text:style-name="P10">19 </text:p>
      <text:p text:style-name="P10"><text:soft-page-break/>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32 </text:p>
      <text:p text:style-name="P10">33 </text:p>
      <text:p text:style-name="P10">34 </text:p>
      <text:p text:style-name="P10">35 </text:p>
      <text:p text:style-name="P10">36 </text:p>
      <text:p text:style-name="P10"/>
      <text:p text:style-name="P10"/>
      <text:p text:style-name="P10">Print "Dynamic string: ";myDynaString </text:p>
      <text:p text:style-name="P10">Print "Fixed string: ";myFixedString </text:p>
      <text:p text:style-name="P10">Print "Zstring: ";myZString </text:p>
      <text:p text:style-name="P10">Print "Wstring: ";myWString </text:p>
      <text:p text:style-name="P10">Print </text:p>
      <text:p text:style-name="P10"/>
      <text:p text:style-name="P10"/>
      <text:p text:style-name="P10">'print out the lengths of strings </text:p>
      <text:p text:style-name="P10">Print "Length of Dynamic String is";Len(myDynaString);" byte(s)." </text:p>
      <text:p text:style-name="P10">Print "Length of Fixed String";Len(myFixedString);" byte(s)." </text:p>
      <text:p text:style-name="P10">Print "Length of ZString is";Len(myZString);" byte(s)." </text:p>
      <text:p text:style-name="P10">Print "Length of WString is";Len(myWString);" byte(s)." </text:p>
      <text:p text:style-name="P10">Print </text:p>
      <text:p text:style-name="P10"/>
      <text:p text:style-name="P10"/>
      <text:p text:style-name="P10">'print out the variable size </text:p>
      <text:p text:style-name="P10">Print "Size of Dynamic String is";SizeOf(myDynaString);" byte(s)." </text:p>
      <text:p text:style-name="P10">Print "Size of Fixed String";SizeOf(myFixedString);" byte(s)." </text:p>
      <text:p text:style-name="P10">Print "Size of ZString is";SizeOf(myZString);" byte(s)." </text:p>
      <text:p text:style-name="P10">Print "Size of WString is";SizeOf(myWString);" byte(s)." </text:p>
      <text:p text:style-name="P10"/>
      <text:p text:style-name="P10"/>
      <text:p text:style-name="P10">'wait for keypress </text:p>
      <text:p text:style-name="P10">Sleep </text:p>
      <text:p text:style-name="P10">End </text:p>
      <text:p text:style-name="P10"/>
      <text:p text:style-name="P10"/>
      <text:p text:style-name="P10">Listing 9.4: strtype.bas </text:p>
      <text:p text:style-name="P10"/>
      <text:p text:style-name="P10"><text:tab/>Analysis: Lines 4 through 7 dimension a string of each type. Lines 10 through 13initialize the string variables with some string data. Lines 15 through 18 print out <text:soft-page-break/>thestring data for reference. Lines 22 through 25 use the Len function to print out the lengthof the actual string data. Lines 29 through 32 use the Sizeof function to print out thelength of the data types. The program is closed in the usual manner. </text:p>
      <text:p text:style-name="P10"/>
      <text:p text:style-name="P10">Running the program should produce the following output. </text:p>
      <text:p text:style-name="P10"/>
      <text:p text:style-name="P10">Dynamic string: Hello World From FreeBasic! </text:p>
      <text:p text:style-name="P10">Fixed string: Hello World! </text:p>
      <text:p text:style-name="P10">Zstring: Hello World From FreeBasic! </text:p>
      <text:p text:style-name="P10">Wstring: Hello World From FreeBasic! </text:p>
      <text:p text:style-name="P10"/>
      <text:p text:style-name="P10"/>
      <text:p text:style-name="P10">Length of Dynamic String is 27 byte(s). </text:p>
      <text:p text:style-name="P10">Length of Fixed String 20 byte(s). </text:p>
      <text:p text:style-name="P10">Length of ZString is 27 byte(s). </text:p>
      <text:p text:style-name="P10">Length of WString is 27 byte(s). </text:p>
      <text:p text:style-name="P10"/>
      <text:p text:style-name="P10"/>
      <text:p text:style-name="P10">Size of Dynamic String is 12 byte(s). </text:p>
      <text:p text:style-name="P10"/>
      <text:p text:style-name="P10"/>
      <text:p text:style-name="P10">Size of Fixed String 21 byte(s). </text:p>
      <text:p text:style-name="P10"/>
      <text:p text:style-name="P10"/>
      <text:p text:style-name="P10">Size of ZString is 30 byte(s). </text:p>
      <text:p text:style-name="P10"/>
      <text:p text:style-name="P10"/>
      <text:p text:style-name="P10">Size of WString is 60 byte(s). </text:p>
      <text:p text:style-name="P10"/>
      <text:p text:style-name="P10"/>
      <text:p text:style-name="P10">Output 9.4: Output of stringtype.bas </text:p>
      <text:p text:style-name="P10"/>
      <text:p text:style-name="P10">As you can see from the output, Len and Sizeof return different values. The Lenfunction automatically dereferences the string variables and returns the length of theactual string, while the Sizeof function returns the length of the string variable itself. For adynamic string, Sizeof returns the length of the string descriptor. The string descriptorcontains a pointer to a Zstring (4 bytes), an integer containing the length of the string (4bytes) and an integer that contains the size of the current allocation (4 bytes) which totalto 12 bytes. For fixed length string and for Zstrings, Sizeof returns the dimensioned sizeof the variable. For a Wstring, the size is twice the dimensioned value because a Wstringuses 16-bit characters rather than 8-bit characters. The Sizeof function is useful for </text:p>
      <text:p text:style-name="P10">determining the allocation size of fixed length strings, fixed allocation Zstrings and fixedallocation Wstrings so that you do not inadvertently lose data by trying to initialize thevariable with more data than it can hold. Dynamic strings can contain variable lengthdata so Sizeof is rarely used with dynamic strings. </text:p>
      <text:p text:style-name="P10"/>
      <text:h text:style-name="Heading_20_2" text:outline-level="2"><text:soft-page-break/>Using String Functions with Zstring Pointers </text:h>
      <text:p text:style-name="P10"/>
      <text:p text:style-name="P10">There will be times when you will need to use a string function with a Zstringpointer. If you try to use the pointer with directly with a string function you will receive aType Mismatch error from the compiler. What you need to do is to dereference the pointerwhen passing the Zstring to a string function so that the function can access the stringdata directly. The following program illustrates this concept. </text:p>
      <text:p text:style-name="P10"/>
      <text:p text:style-name="P10">1 </text:p>
      <text:p text:style-name="P10">Option Explicit </text:p>
      <text:p text:style-name="P10">2 </text:p>
      <text:p text:style-name="P10">3 </text:p>
      <text:p text:style-name="P10">Dim myZstring As Zstring Ptr </text:p>
      <text:p text:style-name="P10">4 </text:p>
      <text:p text:style-name="P10">5 </text:p>
      <text:p text:style-name="P10">myZstring = Callocate(10, Sizeof(Byte)) </text:p>
      <text:p text:style-name="P10">6 </text:p>
      <text:p text:style-name="P10">*myZstring = "Hello FB!" </text:p>
      <text:p text:style-name="P10">7 </text:p>
      <text:p text:style-name="P10">8 </text:p>
      <text:p text:style-name="P10">Print "F is at position";Instr(*myZstring, "F") </text:p>
      <text:p text:style-name="P10">9 </text:p>
      <text:p text:style-name="P10">10 </text:p>
      <text:p text:style-name="P10">Deallocate myZstring </text:p>
      <text:p text:style-name="P10">11 </text:p>
      <text:p text:style-name="P10">12 </text:p>
      <text:p text:style-name="P10">Sleep </text:p>
      <text:p text:style-name="P10">13 </text:p>
      <text:p text:style-name="P10">End </text:p>
      <text:p text:style-name="P10"/>
      <text:p text:style-name="P10"/>
      <text:p text:style-name="P10">Listing 9.5: zstringfunc.bas </text:p>
      <text:p text:style-name="P10"/>
      <text:p text:style-name="P10"><text:tab/>Analysis: Line 3 dimensions a Zstring pointer, myZstring. Line 5 allocates somespace for the string data in line 6. Line 8 uses the Instr function to determine the position </text:p>
      <text:p text:style-name="P10"/>
      <text:p text:style-name="P10"/>
      <text:p text:style-name="P10">of the F character in the string and prints the position to the screen. Notice that thedereference operator is used inside the function with myZstring so that Instr has accessto the string data. Line 10 deallocates the memory assigned to the variable. The programis then closed in the usual way. </text:p>
      <text:p text:style-name="P10"/>
      <text:p text:style-name="P10">When you run the program you should see the following output. </text:p>
      <text:p text:style-name="P10"/>
      <text:p text:style-name="P10">F is at position 7 </text:p>
      <text:p text:style-name="P10"/>
      <text:p text:style-name="P10"/>
      <text:p text:style-name="P10">Output 9.5: Output of zstringfunc.bas </text:p>
      <text:p text:style-name="P10"><text:soft-page-break/></text:p>
      <text:p text:style-name="P10">This technique only applies to a Zstring pointer. A fixed length Zstring can bepassed directly to the string functions with no need to dereference the variable. </text:p>
      <text:p text:style-name="P10"/>
      <text:h text:style-name="Heading_20_2" text:outline-level="2">The MK* and CV* String Functions </text:h>
      <text:p text:style-name="P10"/>
      <text:p text:style-name="P10">There are times when you will want to save numeric data to a disk file, such aswhen you are creating your own database system. Saving numeric data as strings canbe problematic since the string representation of the data can vary. Once solution to thisproblem is to use the various MK* functions which convert the binary representation of anumber into a string, and CV* functions which convert the string back into a number. Theadvantage of using these functions is consistent numeric representation; an integer isconverted into a 4-byte string, a double is converted into an 8-byte string. This makessaving and reading binary data from the disk quite easy. The following table lists the MK*</text:p>
      <text:p text:style-name="P10">and CV* functions. </text:p>
      <text:p text:style-name="P10"/>
      <text:p text:style-name="P10">Function Syntax Comment </text:p>
      <text:p text:style-name="P10">Mkd B = Mkd(number) Converts a double-typenumber to a string withlength of 8 bytes. </text:p>
      <text:p text:style-name="P10">Mki B = Mki(number) Converts an integer-typenumber to a string withlength of 4 bytes. </text:p>
      <text:p text:style-name="P10">Mkl B = Mkl(number) Converts a long-typenumber to a string withlength of 4 bytes. </text:p>
      <text:p text:style-name="P10">Mklongint B = Mklongint Converts a longint-typenumber to a string withlength of 8 bytes. </text:p>
      <text:p text:style-name="P10">Mks B = Mks(number) Converts a single-typenumber to a string withlength of 4 bytes. </text:p>
      <text:p text:style-name="P10">Mkshort B = Mkshort Converts a short-typenumber to a string withlength of 2 bytes. </text:p>
      <text:p text:style-name="P10">Cvd B = Cvd(string) Converts an 8 byte string </text:p>
      <text:p text:style-name="P10"/>
      <text:p text:style-name="P10"/>
      <text:p text:style-name="P10">Function Syntax Comment </text:p>
      <text:p text:style-name="P10">created with Mkd into a </text:p>
      <text:p text:style-name="P10">double-type number. </text:p>
      <text:p text:style-name="P10">Cvi B = Cvi(string) Converts a 4 byte stringcreated with Mki into an </text:p>
      <text:p text:style-name="P10">integer-type number. </text:p>
      <text:p text:style-name="P10">Cvl B = Cvl(sring) Converts a 4 byte stringcreated with Mkl into an </text:p>
      <text:p text:style-name="P10">integer-type number. </text:p>
      <text:p text:style-name="P10">Cvlongint B = Cvlongint(string) Converts an 8 byte stringcreated with Mklongint intoa longint-type number. </text:p>
      <text:p text:style-name="P10">Cvs B = Cvs(string) Converts a 4 byte stringcreated with Mks into a </text:p>
      <text:p text:style-name="P10">single-type number. </text:p>
      <text:p text:style-name="P10">Cvshort B = Cvshort(string) Converts a 2 byte stringcreated with Mkshort into a </text:p>
      <text:p text:style-name="P10">short-type number. </text:p>
      <text:p text:style-name="P10"/>
      <text:p text:style-name="P10">Table 9.3: MK* and CV* String Conversion Functions </text:p>
      <text:p text:style-name="P10"/>
      <text:p text:style-name="P10">The following program shows how to use the functions. </text:p>
      <text:p text:style-name="P10"/>
      <text:p text:style-name="P10"><text:soft-page-break/>1 </text:p>
      <text:p text:style-name="P10">2 </text:p>
      <text:p text:style-name="P10">3 </text:p>
      <text:p text:style-name="P10">4 </text:p>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
      <text:p text:style-name="P10"/>
      <text:p text:style-name="P10">Option Explicit </text:p>
      <text:p text:style-name="P10"/>
      <text:p text:style-name="P10"/>
      <text:p text:style-name="P10">'Create some numeric variables </text:p>
      <text:p text:style-name="P10">Dim As Integer myInt, myIntC, i </text:p>
      <text:p text:style-name="P10">Dim As Double myDbl, myDblC </text:p>
      <text:p text:style-name="P10">'Create some string variables </text:p>
      <text:p text:style-name="P10">Dim As String mySInt, mySDbl </text:p>
      <text:p text:style-name="P10"/>
      <text:p text:style-name="P10"/>
      <text:p text:style-name="P10">'Load some data </text:p>
      <text:p text:style-name="P10">myInt = 10 </text:p>
      <text:p text:style-name="P10">myDbl = 254.56 </text:p>
      <text:p text:style-name="P10">Print "Integer: ";myInt </text:p>
      <text:p text:style-name="P10">Print "Double: ";myDbl </text:p>
      <text:p text:style-name="P10">Print </text:p>
      <text:p text:style-name="P10">'Convert to strings </text:p>
      <text:p text:style-name="P10">mySInt = Mki(myInt) </text:p>
      <text:p text:style-name="P10">mySDbl = Mkd(myDbl) </text:p>
      <text:p text:style-name="P10">Print </text:p>
      <text:p text:style-name="P10">'Print out values </text:p>
      <text:p text:style-name="P10">Print "Mki: "; </text:p>
      <text:p text:style-name="P10">For i = 1 To Len(mySInt)</text:p>
      <text:p text:style-name="P10"/>
      <text:p text:style-name="P10"/>
      <text:p text:style-name="P10"><text:s/>Print Asc(Mid(mySInt, i, 1));" "; </text:p>
      <text:p text:style-name="P10"><text:soft-page-break/></text:p>
      <text:p text:style-name="P10"/>
      <text:p text:style-name="P10"/>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32 </text:p>
      <text:p text:style-name="P10">33 </text:p>
      <text:p text:style-name="P10">34 </text:p>
      <text:p text:style-name="P10">35 </text:p>
      <text:p text:style-name="P10">36 </text:p>
      <text:p text:style-name="P10">37 </text:p>
      <text:p text:style-name="P10">38 </text:p>
      <text:p text:style-name="P10"/>
      <text:p text:style-name="P10"/>
      <text:p text:style-name="P10">Next </text:p>
      <text:p text:style-name="P10"/>
      <text:p text:style-name="P10"/>
      <text:p text:style-name="P10">Print </text:p>
      <text:p text:style-name="P10"/>
      <text:p text:style-name="P10"/>
      <text:p text:style-name="P10">Print "Mkd: "; </text:p>
      <text:p text:style-name="P10"/>
      <text:p text:style-name="P10"/>
      <text:p text:style-name="P10">For i = 1 To Len(mySDbl) </text:p>
      <text:p text:style-name="P10">Print Asc(Mid(mySDbl, i, 1));" "; </text:p>
      <text:p text:style-name="P10"/>
      <text:p text:style-name="P10"/>
      <text:p text:style-name="P10">Next </text:p>
      <text:p text:style-name="P10"/>
      <text:p text:style-name="P10"/>
      <text:p text:style-name="P10">Print </text:p>
      <text:p text:style-name="P10"/>
      <text:p text:style-name="P10"/>
      <text:p text:style-name="P10">'Convert back to numbers </text:p>
      <text:p text:style-name="P10"/>
      <text:p text:style-name="P10"/>
      <text:p text:style-name="P10">myIntC = Cvi(mySInt) </text:p>
      <text:p text:style-name="P10"/>
      <text:p text:style-name="P10"/>
      <text:p text:style-name="P10">myDblC = Cvd(mySDbl) </text:p>
      <text:p text:style-name="P10"/>
      <text:p text:style-name="P10"/>
      <text:p text:style-name="P10">Print </text:p>
      <text:p text:style-name="P10"><text:soft-page-break/></text:p>
      <text:p text:style-name="P10"/>
      <text:p text:style-name="P10">Print "Cvi: ";myIntC </text:p>
      <text:p text:style-name="P10"/>
      <text:p text:style-name="P10"/>
      <text:p text:style-name="P10">Print "Cvd: ";myDblC </text:p>
      <text:p text:style-name="P10"/>
      <text:p text:style-name="P10"/>
      <text:p text:style-name="P10">Sleep </text:p>
      <text:p text:style-name="P10">End </text:p>
      <text:p text:style-name="P10"/>
      <text:p text:style-name="P10"/>
      <text:p text:style-name="P10">Listing 9.6: mkcv.bas </text:p>
      <text:p text:style-name="P10"/>
      <text:p text:style-name="P10"><text:tab/>Analysis: Line 4 creates three integer-type variables, myInt which will contain theinitial integer value, myIntC which will contain the numeric value after the Cvi conversionand i which is a variable that will be used in the following For loop. Line 5 create twodouble-type variables, myDbl which will contain the initial double value and myDblCwhich will contain the Cvd conversion value. Line 7 creates two string variables, mySIntand mySDbl which will contain the Mki and Mkd string conversion values respectively. </text:p>
      <text:p text:style-name="P10"/>
      <text:p text:style-name="P10">Lines 10 and 11 set the initial values of the variables and lines 12 and 13 print outthose values for reference. Lines 16 and 17 convert the integer and double values tobinary string representations using the Mki and Mkd functions. Line 21 through 23 printout the ascii code values for the converted integer string. The Len function is used todetermine the length of the string, which in the case of the integer will be four bytes. Theascii codes are print rather than the characters since the string is a binary representationof the integer value and some of the characters will not be visible on the screen. Lines 26through 28 print out the character values for the converted double-type value. </text:p>
      <text:p text:style-name="P10"/>
      <text:p text:style-name="P10">Lines 31 and 32 convert the string representations back into numeric values whichare printed to the screen in lines 34 and 35. </text:p>
      <text:p text:style-name="P10"/>
      <text:p text:style-name="P10">When you run the program you should see the following output. </text:p>
      <text:p text:style-name="P10"/>
      <text:p text:style-name="P10">Integer: 10 </text:p>
      <text:p text:style-name="P10"/>
      <text:p text:style-name="P10"/>
      <text:p text:style-name="P10">Double: 254.56 </text:p>
      <text:p text:style-name="P10"/>
      <text:p text:style-name="P10"/>
      <text:p text:style-name="P10">Mki: 10 0 0 0 </text:p>
      <text:p text:style-name="P10"/>
      <text:p text:style-name="P10"/>
      <text:p text:style-name="P10">Mkd: 82 184 30 133 235 209 111 64 </text:p>
      <text:p text:style-name="P10"/>
      <text:p text:style-name="P10"/>
      <text:p text:style-name="P10"/>
      <text:p text:style-name="P10"><text:soft-page-break/>Cvi: 10 </text:p>
      <text:p text:style-name="P10"/>
      <text:p text:style-name="P10"/>
      <text:p text:style-name="P10">Cvd: 254.56 </text:p>
      <text:p text:style-name="P10"/>
      <text:p text:style-name="P10"/>
      <text:p text:style-name="P10">Output 9.6: Output of mkcv.bas </text:p>
      <text:p text:style-name="P10"/>
      <text:p text:style-name="P10">You can see from the output that the Mk* functions create an exact binaryrepresentation of the numeric values. Since the Mk* functions create strings that are thesame length as their numeric counterparts, you have a very consistent representation ofthe numbers. This makes these functions quite useful when creating variable lengthrecords that will be stored on the disk. </text:p>
      <text:p text:style-name="P10"/>
      <text:p text:style-name="P10">If your program requires fixed-length records, you can use a Type definition to createdisk records. This technique will be covered in the chapter on file handling. </text:p>
      <text:p text:style-name="P10"/>
      <text:h text:style-name="Heading_20_2" text:outline-level="2">Numeric String Conversion Functions </text:h>
      <text:p text:style-name="P10"/>
      <text:p text:style-name="P10">You find as you write programs that there are instances where you need to converta text string such as “124.5” into a number, and the number 124.5 into a string.</text:p>
      <text:p text:style-name="P10">FreeBasic has several conversion functions that can be used to accomplish these tasks. </text:p>
      <text:p text:style-name="P10"/>
      <text:p text:style-name="P10">Function Syntax Comment </text:p>
      <text:p text:style-name="P10">Format B = Format(number,</text:p>
      <text:p text:style-name="P10">format_string) </text:p>
      <text:p text:style-name="P10">Returns a formatted </text:p>
      <text:p text:style-name="P10">number. You must include </text:p>
      <text:p text:style-name="P10">"vbcompat.bi" in yourprogram to use thisfunction. </text:p>
      <text:p text:style-name="P10">Str B = Str(number) Converts a numeric </text:p>
      <text:p text:style-name="P10">expression to a stringrepresentation. That is, 145will become “145”. </text:p>
      <text:p text:style-name="P10">Val B = Val(string) Converts a string to adouble value. The Val </text:p>
      <text:p text:style-name="P10">functions will convert from </text:p>
      <text:p text:style-name="P10">left to right, ending at thefirst non-numeric character. </text:p>
      <text:p text:style-name="P10">Valint B = Valint(string) Converts a string to aninteger value. </text:p>
      <text:p text:style-name="P10">Vallng B = Vallng(string) Converts a string to a longinteger value. </text:p>
      <text:p text:style-name="P10">Valuint B = Valuint(string) Converts a string to aunsigned integer value. </text:p>
      <text:p text:style-name="P10">Valulong B = Valulong(string) Converts a string to anunsigned long integer value. </text:p>
      <text:p text:style-name="P10"/>
      <text:p text:style-name="P10">Table 9.4: Numeric String Functions </text:p>
      <text:p text:style-name="P10"/>
      <text:p text:style-name="P10"/>
      <text:p text:style-name="P10">These functions work just like the Mk* and Cv* functions, except that thesefunctions work with text representations of the numeric values rather than binaryrepresentations. A common usage of these functions is in reading text files that containtext numbers, such as ini files, and the text needs to be converted to a number, and then </text:p>
      <text:p text:style-name="P10">back to a string for output to the disk. They are also useful for getting input from <text:soft-page-break/>theuser, a technique you will see in the chapter on the console functions. </text:p>
      <text:p text:style-name="P10"/>
      <text:p text:style-name="P10">The Format function is a general purpose function that can format numbers, datesand time. A seperate chapter is devoted to using the Format function. </text:p>
      <text:p text:style-name="P10"/>
      <text:h text:style-name="Heading_20_2" text:outline-level="2">Wide String Functions </text:h>
      <text:p text:style-name="P10"/>
      <text:p text:style-name="P10">Since wide strings contain 16-bit characters, there are a few string functions thatwork specifically with wide strings. The functions listed in the following table behave inthe same manner as their 8-bit counterparts. </text:p>
      <text:p text:style-name="P10"/>
      <text:p text:style-name="P10">Function Syntax Comment </text:p>
      <text:p text:style-name="P10">Wbin B = Wbin(number) </text:p>
      <text:p text:style-name="P10">B = Wbin(number, digits) </text:p>
      <text:p text:style-name="P10">Returns the binary form ofnumber as a wide string.</text:p>
      <text:p text:style-name="P10">Can optionally return onlynumber of digits. </text:p>
      <text:p text:style-name="P10">Wchr B = Wchr(unicode) </text:p>
      <text:p text:style-name="P10">B = Wchr(unicode, unicode,</text:p>
      <text:p text:style-name="P10">...) </text:p>
      <text:p text:style-name="P10">Returns the character </text:p>
      <text:p text:style-name="P10">represented by Unicode. Ifmultiple codes are passed toWchr, the function will </text:p>
      <text:p text:style-name="P10">return a string of unicodecharacters. </text:p>
      <text:p text:style-name="P10">Whex B = Whex(number) </text:p>
      <text:p text:style-name="P10">B = Whex(number, digits) </text:p>
      <text:p text:style-name="P10">Returns the hexadecimal </text:p>
      <text:p text:style-name="P10">form of number as a wide </text:p>
      <text:p text:style-name="P10">string. Can optionally returnonly number of digits. </text:p>
      <text:p text:style-name="P10">Woct B = Woct(number) </text:p>
      <text:p text:style-name="P10">B = Woct(number, digits) </text:p>
      <text:p text:style-name="P10">Returns the octal form of </text:p>
      <text:p text:style-name="P10">number as a wide string.</text:p>
      <text:p text:style-name="P10">Can optionally return onlynumber of digits. </text:p>
      <text:p text:style-name="P10">Wspace B = Wspace(number) Returns a wide string withnumber of spaces. </text:p>
      <text:p text:style-name="P10">Wstr B = Wstr(number) </text:p>
      <text:p text:style-name="P10">B = Wstr(ascii_string) </text:p>
      <text:p text:style-name="P10">The first form of Wstr will </text:p>
      <text:p text:style-name="P10">return a wide stringresprestation of a number.</text:p>
      <text:p text:style-name="P10">The second form will </text:p>
      <text:p text:style-name="P10">convert an ascii string to aUnicode string. </text:p>
      <text:p text:style-name="P10">Wstring B = Wstring(number, code) </text:p>
      <text:p text:style-name="P10">B = Wstring(number, string) </text:p>
      <text:p text:style-name="P10">String will return a widestring with number ofcharacters that correspondto the ascii character code </text:p>
      <text:p text:style-name="P10">or the first character of </text:p>
      <text:p text:style-name="P10">string. </text:p>
      <text:p text:style-name="P10"/>
      <text:p text:style-name="P10"/>
      <text:p text:style-name="P10">Table 9.5: Wide String Functions </text:p>
      <text:p text:style-name="P10"><text:soft-page-break/></text:p>
      <text:p text:style-name="P10">The wide string functions work in the same manner as their regular string </text:p>
      <text:p text:style-name="P10">counterparts. </text:p>
      <text:p text:style-name="P10"/>
      <text:h text:style-name="Heading_20_2" text:outline-level="2">String Operators </text:h>
      <text:p text:style-name="P10"/>
      <text:p text:style-name="P10">There are two string operators &amp; and + which concatenate two or more strings </text:p>
      <text:p text:style-name="P10">together. &amp; is preferred over + since &amp; will automatically convert the operands to strings, </text:p>
      <text:p text:style-name="P10">where + will not. </text:p>
      <text:p text:style-name="P10"/>
      <text:h text:style-name="Heading_20_2" text:outline-level="2">CRT Character and String Functions </text:h>
      <text:p text:style-name="P10"/>
      <text:p text:style-name="P10">The C Runtime Library has a number of functions to identify different charactersand manipulate strings. These functions are useful for managing string data such asidentifying numbers or parsing tokens within a string. While all of these actions can becoded using Basic code, using the CRT functions can speed development time, and insome cases operate much faster than equivalent Basic code. </text:p>
      <text:p text:style-name="P10"/>
      <text:h text:style-name="Heading_20_3" text:outline-level="3">Character Functions </text:h>
      <text:p text:style-name="P10"/>
      <text:p text:style-name="P10">In the ctype.bi declaration file, located in the inc\crt folder, you will find a numberof functions to identify different types of characters. To use these functions in yourprogram you must include the ctype.bi file, #include once "crt/ctype.bi". The </text:p>
      <text:p text:style-name="P10">following table lists the different character functions. All of these functions take an asciicharacter code and return a non-zero result if successful or a zero result if not successful. </text:p>
      <text:p text:style-name="P10"/>
      <text:p text:style-name="P10">Function Syntax Comment </text:p>
      <text:p text:style-name="P10">Isalnum B = Isalnum(asc_code) Returns non-zero if the </text:p>
      <text:p text:style-name="P10">character is an alphanumeric </text:p>
      <text:p text:style-name="P10">character, zero if </text:p>
      <text:p text:style-name="P10">not. </text:p>
      <text:p text:style-name="P10">Isalpha B = Isalpha(asc_code) Returns non-zero if the </text:p>
      <text:p text:style-name="P10">character is an alphabeticalcharacter, zero if not. </text:p>
      <text:p text:style-name="P10">Iscntrl B = Iscntrl(asc_code) Returns non-zero if the </text:p>
      <text:p text:style-name="P10">character is a control </text:p>
      <text:p text:style-name="P10">character, such as a Tab, </text:p>
      <text:p text:style-name="P10">zero if not. </text:p>
      <text:p text:style-name="P10">Isdigit B = Isdigit(asc_code) Returns non-zero if the </text:p>
      <text:p text:style-name="P10">character is a numeric digit,</text:p>
      <text:p text:style-name="P10">0 to 9, zero if not. </text:p>
      <text:p text:style-name="P10">Isgraph B = Isgraph(asc_code) Returns non-zero if the </text:p>
      <text:p text:style-name="P10">characterhas a glyphassociated with it, zero if </text:p>
      <text:p text:style-name="P10">not. This function onlyidentifies the standard glyphcharacters in the lower ascii </text:p>
      <text:p text:style-name="P10"><text:soft-page-break/>range. </text:p>
      <text:p text:style-name="P10"/>
      <text:p text:style-name="P10"/>
      <text:p text:style-name="P10">Function Syntax Comment </text:p>
      <text:p text:style-name="P10">Islower B = Islower(asc_code) Returns non-zero if the </text:p>
      <text:p text:style-name="P10">character is lower-case, zero </text:p>
      <text:p text:style-name="P10">if not. </text:p>
      <text:p text:style-name="P10">Isprint B = Isprint(asc_code) Returns non-zero if the </text:p>
      <text:p text:style-name="P10">character is a printablecharacter, zero if not. This </text:p>
      <text:p text:style-name="P10">function only identifies theprintable characters in thelower ascii range. </text:p>
      <text:p text:style-name="P10">Ispunct B = Ispunct(asc_code) Returns non-zero if the </text:p>
      <text:p text:style-name="P10">character is a punctuationcharacter, zero if not. </text:p>
      <text:p text:style-name="P10">Isspace B = Isspace(asc_code) Returns non-zero if the </text:p>
      <text:p text:style-name="P10">character is a whitespacecharacter, zero if not. </text:p>
      <text:p text:style-name="P10">Whitespace is defined as aspace, form-feed, new-line,</text:p>
      <text:p text:style-name="P10">carriage return, horizontaland vertical tabs. </text:p>
      <text:p text:style-name="P10">Isupper B = Isupper(asc_code) Returns non-zero if the </text:p>
      <text:p text:style-name="P10">character is upper-case,</text:p>
      <text:p text:style-name="P10">zero if not. </text:p>
      <text:p text:style-name="P10">Isxdigit B = isxdigit(asc_code) Returns non-zero if the </text:p>
      <text:p text:style-name="P10">character is a hexidecimal </text:p>
      <text:p text:style-name="P10">digit, zero if not.</text:p>
      <text:p text:style-name="P10">Hexadecimal digits include 0through 9, A through F anda through f. </text:p>
      <text:p text:style-name="P10"/>
      <text:p text:style-name="P10">Table 9.6: CRT Character Functions </text:p>
      <text:p text:style-name="P10"/>
      <text:p text:style-name="P10">The following program illustrates how to use these functions. </text:p>
      <text:p text:style-name="P10"/>
      <text:p text:style-name="P10">1 </text:p>
      <text:p text:style-name="P10">Option Explicit </text:p>
      <text:p text:style-name="P10">2 </text:p>
      <text:p text:style-name="P10">3 </text:p>
      <text:p text:style-name="P10">#include once "crt/ctype.bi" </text:p>
      <text:p text:style-name="P10">4 </text:p>
      <text:p text:style-name="P10">5 </text:p>
      <text:p text:style-name="P10">Dim As String myString </text:p>
      <text:p text:style-name="P10">6 </text:p>
      <text:p text:style-name="P10">Dim As Integer ret, i, ichar </text:p>
      <text:p text:style-name="P10">7 </text:p>
      <text:p text:style-name="P10">8 </text:p>
      <text:p text:style-name="P10">'Load some characters into the string </text:p>
      <text:p text:style-name="P10">9 </text:p>
      <text:p text:style-name="P10">myString = "ABcd01!* " &amp; Chr(128) &amp; Chr(1) </text:p>
      <text:p text:style-name="P10">10 </text:p>
      <text:p text:style-name="P10">11 </text:p>
      <text:p text:style-name="P10">'Print header on console </text:p>
      <text:p text:style-name="P10">12 </text:p>
      <text:p text:style-name="P10">Print "Char";Tab(6);"Alnum";Tab(12);"Alpha";Tab(18);"Cntrl";Tab(24); </text:p>
      <text:p text:style-name="P10"/>
      <text:p text:style-name="P10"/>
      <text:p text:style-name="P10"><text:soft-page-break/></text:p>
      <text:p text:style-name="P10">13 </text:p>
      <text:p text:style-name="P10">Print "Digit";Tab(30);"Graph";Tab(36);"Lower";Tab(42);"Print";Tab(48); </text:p>
      <text:p text:style-name="P10">14 </text:p>
      <text:p text:style-name="P10">Print "Punct";Tab(54);"Space";Tab(60);"Upper" </text:p>
      <text:p text:style-name="P10">15 </text:p>
      <text:p text:style-name="P10">Print String(79, "") </text:p>
      <text:p text:style-name="P10">16 </text:p>
      <text:p text:style-name="P10">17 </text:p>
      <text:p text:style-name="P10">'Examine each character in string. </text:p>
      <text:p text:style-name="P10">18 </text:p>
      <text:p text:style-name="P10">For i = 1 To Len(myString)</text:p>
      <text:p text:style-name="P10">19 </text:p>
      <text:p text:style-name="P10">ichar = Asc(Mid(myString, i, 1))</text:p>
      <text:p text:style-name="P10">20 </text:p>
      <text:p text:style-name="P10">'Print the character21 </text:p>
      <text:p text:style-name="P10">Print Chr(ichar);</text:p>
      <text:p text:style-name="P10">22 </text:p>
      <text:p text:style-name="P10">Print Tab(6);</text:p>
      <text:p text:style-name="P10">23 </text:p>
      <text:p text:style-name="P10">'Check to see what kind of character it is24 </text:p>
      <text:p text:style-name="P10">ret = isalnum(ichar)</text:p>
      <text:p text:style-name="P10">25 </text:p>
      <text:p text:style-name="P10">'If character type then print Y26 </text:p>
      <text:p text:style-name="P10">If ret &lt;&gt; 0 Then27 </text:p>
      <text:p text:style-name="P10">Print "Y";</text:p>
      <text:p text:style-name="P10">28 </text:p>
      <text:p text:style-name="P10">Else29 </text:p>
      <text:p text:style-name="P10">Print "N";</text:p>
      <text:p text:style-name="P10">30 </text:p>
      <text:p text:style-name="P10">End If31 </text:p>
      <text:p text:style-name="P10">Print Tab(12);</text:p>
      <text:p text:style-name="P10">32 </text:p>
      <text:p text:style-name="P10">ret = isalpha(ichar) </text:p>
      <text:p text:style-name="P10">33 </text:p>
      <text:p text:style-name="P10">If ret &lt;&gt; 0 Then34 </text:p>
      <text:p text:style-name="P10">Print "Y";</text:p>
      <text:p text:style-name="P10">35 </text:p>
      <text:p text:style-name="P10">Else36 </text:p>
      <text:p text:style-name="P10">Print "N";</text:p>
      <text:p text:style-name="P10">37 </text:p>
      <text:p text:style-name="P10">End If38 </text:p>
      <text:p text:style-name="P10">Print Tab(18);</text:p>
      <text:p text:style-name="P10">39 </text:p>
      <text:p text:style-name="P10">ret = iscntrl(ichar)</text:p>
      <text:p text:style-name="P10">40 </text:p>
      <text:p text:style-name="P10">If ret &lt;&gt; 0 Then41 </text:p>
      <text:p text:style-name="P10">Print "Y";</text:p>
      <text:p text:style-name="P10">42 </text:p>
      <text:p text:style-name="P10">Else43 </text:p>
      <text:p text:style-name="P10"><text:soft-page-break/>Print "N";</text:p>
      <text:p text:style-name="P10">44 </text:p>
      <text:p text:style-name="P10">End If45 </text:p>
      <text:p text:style-name="P10">Print Tab(24);</text:p>
      <text:p text:style-name="P10">46 </text:p>
      <text:p text:style-name="P10">ret = isdigit(ichar)</text:p>
      <text:p text:style-name="P10">47 </text:p>
      <text:p text:style-name="P10">If ret &lt;&gt; 0 Then48 </text:p>
      <text:p text:style-name="P10">Print "Y";</text:p>
      <text:p text:style-name="P10">49 </text:p>
      <text:p text:style-name="P10">Else50 </text:p>
      <text:p text:style-name="P10">Print "N";</text:p>
      <text:p text:style-name="P10">51 </text:p>
      <text:p text:style-name="P10">End If52 </text:p>
      <text:p text:style-name="P10">Print Tab(30);</text:p>
      <text:p text:style-name="P10">53 </text:p>
      <text:p text:style-name="P10">ret = isgraph(ichar) </text:p>
      <text:p text:style-name="P10">54 </text:p>
      <text:p text:style-name="P10">If ret &lt;&gt; 0 Then55 </text:p>
      <text:p text:style-name="P10">Print "Y";</text:p>
      <text:p text:style-name="P10">56 </text:p>
      <text:p text:style-name="P10">Else57 </text:p>
      <text:p text:style-name="P10">Print "N"; </text:p>
      <text:p text:style-name="P10"/>
      <text:p text:style-name="P10"/>
      <text:p text:style-name="P10"/>
      <text:p text:style-name="P10">58 </text:p>
      <text:p text:style-name="P10">End If59 </text:p>
      <text:p text:style-name="P10">Print Tab(36);</text:p>
      <text:p text:style-name="P10">60 </text:p>
      <text:p text:style-name="P10">ret = islower(ichar) </text:p>
      <text:p text:style-name="P10">61 </text:p>
      <text:p text:style-name="P10">If ret &lt;&gt; 0 Then62 </text:p>
      <text:p text:style-name="P10">Print "Y";</text:p>
      <text:p text:style-name="P10">63 </text:p>
      <text:p text:style-name="P10">Else64 </text:p>
      <text:p text:style-name="P10">Print "N";</text:p>
      <text:p text:style-name="P10">65 </text:p>
      <text:p text:style-name="P10">End If66 </text:p>
      <text:p text:style-name="P10">Print Tab(42);</text:p>
      <text:p text:style-name="P10">67 </text:p>
      <text:p text:style-name="P10">ret = isprint(ichar) </text:p>
      <text:p text:style-name="P10">68 </text:p>
      <text:p text:style-name="P10">If ret &lt;&gt; 0 Then69 </text:p>
      <text:p text:style-name="P10">Print "Y";</text:p>
      <text:p text:style-name="P10">70 </text:p>
      <text:p text:style-name="P10">Else71 </text:p>
      <text:p text:style-name="P10">Print "N";</text:p>
      <text:p text:style-name="P10">72 </text:p>
      <text:p text:style-name="P10">End If73 </text:p>
      <text:p text:style-name="P10"><text:soft-page-break/>Print Tab(48);</text:p>
      <text:p text:style-name="P10">74 </text:p>
      <text:p text:style-name="P10">ret = ispunct(ichar) </text:p>
      <text:p text:style-name="P10">75 </text:p>
      <text:p text:style-name="P10">If ret &lt;&gt; 0 Then76 </text:p>
      <text:p text:style-name="P10">Print "Y";</text:p>
      <text:p text:style-name="P10">77 </text:p>
      <text:p text:style-name="P10">Else78 </text:p>
      <text:p text:style-name="P10">Print "N";</text:p>
      <text:p text:style-name="P10">79 </text:p>
      <text:p text:style-name="P10">End If80 </text:p>
      <text:p text:style-name="P10">Print Tab(54);</text:p>
      <text:p text:style-name="P10">81 </text:p>
      <text:p text:style-name="P10">ret = isspace(ichar) </text:p>
      <text:p text:style-name="P10">82 </text:p>
      <text:p text:style-name="P10">If ret &lt;&gt; 0 Then83 </text:p>
      <text:p text:style-name="P10">Print "Y";</text:p>
      <text:p text:style-name="P10">84 </text:p>
      <text:p text:style-name="P10">Else85 </text:p>
      <text:p text:style-name="P10">Print "N";</text:p>
      <text:p text:style-name="P10">86 </text:p>
      <text:p text:style-name="P10">End If87 </text:p>
      <text:p text:style-name="P10">Print Tab(60);</text:p>
      <text:p text:style-name="P10">88 </text:p>
      <text:p text:style-name="P10">ret = isupper(ichar)</text:p>
      <text:p text:style-name="P10">89 </text:p>
      <text:p text:style-name="P10">If ret &lt;&gt; 0 Then90 </text:p>
      <text:p text:style-name="P10">Print "Y"</text:p>
      <text:p text:style-name="P10">91 </text:p>
      <text:p text:style-name="P10">Else92 </text:p>
      <text:p text:style-name="P10">Print "N"</text:p>
      <text:p text:style-name="P10">93 </text:p>
      <text:p text:style-name="P10">End If </text:p>
      <text:p text:style-name="P10">94 </text:p>
      <text:p text:style-name="P10">Next </text:p>
      <text:p text:style-name="P10">95 </text:p>
      <text:p text:style-name="P10">96 </text:p>
      <text:p text:style-name="P10">Sleep </text:p>
      <text:p text:style-name="P10">97End </text:p>
      <text:p text:style-name="P10"/>
      <text:p text:style-name="P10"/>
      <text:p text:style-name="P10">Listing 9.7: crt_char.bas </text:p>
      <text:p text:style-name="P10"/>
      <text:p text:style-name="P10"><text:tab/>Analysis: Line 3 includes the ctype.bi file that is needed to link to these CRTfunctions. Lines 5 and 6 declare the working variables. MyString will contain thecharacters to identify, ret is the return value from the function, i is used in the For-Next </text:p>
      <text:p text:style-name="P10"/>
      <text:p text:style-name="P10"/>
      <text:p text:style-name="P20"/>
      <text:p text:style-name="P10">loop and ichar contains the fascicle code of the character that is passed as the parameterto the different functions. Line 12 through 15 display a header line that will be used toidentify which functions returns a true result. The different column headers refer to thedifferent functions. Alnum is the return column for the Isalnum function, the Alphacolumn is the return for the Isalpha function and so on. </text:p>
      <text:p text:style-name="P10"/>
      <text:p text:style-name="P10">Line 18 and 94 comprise the For-Next block. Line 19 gets the current characterfrom the string and converts it to an ascii code using the Asc function. The character isthen tested with each function. If the function returns a non-zero result, a Y is printed inthe appropriate column. If the function returns a zero, an N is printed in the appropriatecolumn. </text:p>
      <text:p text:style-name="P10"/>
      <text:p text:style-name="P10">The program is then closed in the usual way. </text:p>
      <text:p text:style-name="P10"/>
      <text:p text:style-name="P10">When you run the program you should see the following result. </text:p>
      <text:p text:style-name="P10"/>
      <text:p text:style-name="P10">Char Alnum Alpha Cntrl Digit Graph Lower Print Punct Space Upper </text:p>
      <text:p text:style-name="P10"/>
      <text:p text:style-name="P10"/>
      <text:p text:style-name="P10">A Y Y N N Y N Y N N Y </text:p>
      <text:p text:style-name="P10">B Y Y N N Y N Y N N Y </text:p>
      <text:p text:style-name="P10">c Y Y N N Y Y Y N N N </text:p>
      <text:p text:style-name="P10">d Y Y N N Y Y Y N N N </text:p>
      <text:p text:style-name="P10">0 Y N N Y Y N Y N N N </text:p>
      <text:p text:style-name="P10">1 Y N N Y Y N Y N N N </text:p>
      <text:p text:style-name="P10">! N N N N Y N Y Y N N </text:p>
      <text:p text:style-name="P10"/>
      <text:p text:style-name="P10"/>
      <text:p text:style-name="P10">* </text:p>
      <text:p text:style-name="P10">N N N N Y N Y Y N N </text:p>
      <text:p text:style-name="P10">N N N N N N Y N Y N </text:p>
      <text:p text:style-name="P10">N N N N N N Y N Y N </text:p>
      <text:p text:style-name="P10">Ç N N N N N N N N N N </text:p>
      <text:p text:style-name="P10">. </text:p>
      <text:p text:style-name="P10">NNYNNNNNNN </text:p>
      <text:p text:style-name="P10"/>
      <text:p text:style-name="P10"/>
      <text:p text:style-name="P10">Output 9.7: Output of crt_char.bas </text:p>
      <text:p text:style-name="P10"/>
      <text:p text:style-name="P10">As you can see, these functions work with the lower ascii characters, which are thecharacters you would normally find in text files. Using these functions can make your joba lot easier when you are trying to identify characters from a file or from user input. </text:p>
      <text:p text:style-name="P10"/>
      <text:h text:style-name="Heading_20_3" text:outline-level="3">Strtok Function </text:h>
      <text:p text:style-name="P10"/>
      <text:p text:style-name="P10">The Strtok function will return tokens separated by a delimiter set. Strtok is quitefast and since it will look for a set of delimiters, it is much easier to use Strtok than Instr </text:p>
      <text:p text:style-name="P10"><text:soft-page-break/>within a loop. Strtok is contained in the string.bi declaration file located in the inc\crtfolder of your FreeBasic installation. Strtok is declared as: </text:p>
      <text:p text:style-name="P10"/>
      <text:p text:style-name="P10">declare function strtok cdecl alias "strtok" (byval as zstring ptr, _ </text:p>
      <text:p text:style-name="P10">byval as zstring ptr) as zstring ptr </text:p>
      <text:p text:style-name="P10"/>
      <text:p text:style-name="P10"/>
      <text:p text:style-name="P10"/>
      <text:p text:style-name="P10">The first parameter is the string to parse and the second parameter is the delimiterset. Strtok returns a pointer to the first token in the string. Even though the parametersare defined as Zstring pointers, you can use dynamic strings since the compiler willautomatically dereference a dynamic string if it is passed to a Zstring pointer. This makesworking with this function quite easy. You will need to define a Zstring pointer as thereturn value though. </text:p>
      <text:p text:style-name="P10"/>
      <text:p text:style-name="P10">The following program uses Strtok to parse a string into tokens. </text:p>
      <text:p text:style-name="P10">1 </text:p>
      <text:p text:style-name="P10">Option Explicit </text:p>
      <text:p text:style-name="P10">2 </text:p>
      <text:p text:style-name="P10">3 </text:p>
      <text:p text:style-name="P10">#include once "crt.bi" </text:p>
      <text:p text:style-name="P10">4 </text:p>
      <text:p text:style-name="P10">5 </text:p>
      <text:p text:style-name="P10">Dim As String tstr, tmpstr, delim </text:p>
      <text:p text:style-name="P10">6 </text:p>
      <text:p text:style-name="P10">Dim zret As Zstring Ptr </text:p>
      <text:p text:style-name="P10">7 </text:p>
      <text:p text:style-name="P10">8 </text:p>
      <text:p text:style-name="P10">9 </text:p>
      <text:p text:style-name="P10">'Create delimiters </text:p>
      <text:p text:style-name="P10">10 </text:p>
      <text:p text:style-name="P10">delim = " ,!" </text:p>
      <text:p text:style-name="P10">11 </text:p>
      <text:p text:style-name="P10">'Create parse string </text:p>
      <text:p text:style-name="P10">12 </text:p>
      <text:p text:style-name="P10">tstr = "HelloWorld, </text:p>
      <text:p text:style-name="P10">From Freebasic!" </text:p>
      <text:p text:style-name="P10">13 </text:p>
      <text:p text:style-name="P10">'Create a working copy of string </text:p>
      <text:p text:style-name="P10">14 </text:p>
      <text:p text:style-name="P10">'strtok will alter original string </text:p>
      <text:p text:style-name="P10">15 </text:p>
      <text:p text:style-name="P10">tmpstr = tstr </text:p>
      <text:p text:style-name="P10">16 </text:p>
      <text:p text:style-name="P10">'First call with string and delimiters </text:p>
      <text:p text:style-name="P10">17 </text:p>
      <text:p text:style-name="P10">zret = strtok(tmpstr, delim) </text:p>
      <text:p text:style-name="P10">18 </text:p>
      <text:p text:style-name="P10">'Check for a NULL pointer </text:p>
      <text:p text:style-name="P10">19 </text:p>
      <text:p text:style-name="P10"><text:soft-page-break/>If zret &lt;&gt; NULL Then20 </text:p>
      <text:p text:style-name="P10">Print zret[0]</text:p>
      <text:p text:style-name="P10">21 </text:p>
      <text:p text:style-name="P10">'Parse rest of string22 </text:p>
      <text:p text:style-name="P10">Do </text:p>
      <text:p text:style-name="P10">23 </text:p>
      <text:p text:style-name="P10">'Call with NULL to work on same string24 </text:p>
      <text:p text:style-name="P10">zret = strtok(NULL, delim)</text:p>
      <text:p text:style-name="P10">25 </text:p>
      <text:p text:style-name="P10">If zret &lt;&gt; NULL Then26 </text:p>
      <text:p text:style-name="P10">Print zret[0]</text:p>
      <text:p text:style-name="P10">27 </text:p>
      <text:p text:style-name="P10">End If28 </text:p>
      <text:p text:style-name="P10">Loop Until zret = NULL </text:p>
      <text:p text:style-name="P10">29 </text:p>
      <text:p text:style-name="P10">End If </text:p>
      <text:p text:style-name="P10">30 </text:p>
      <text:p text:style-name="P10">Sleep </text:p>
      <text:p text:style-name="P10">31 </text:p>
      <text:p text:style-name="P10">End </text:p>
      <text:p text:style-name="P10"/>
      <text:p text:style-name="P10"/>
      <text:p text:style-name="P10">Listing 9.8: strtok.bas </text:p>
      <text:p text:style-name="P10"/>
      <text:p text:style-name="P10"><text:tab/>Analysis: Line 3 includes the crt library declarations so that Strtok is available tothe program. Lines 5 and 6 define the working variables. Tstr is the original parse string,</text:p>
      <text:p text:style-name="P10">tmpstr is a copy of the original string and delim is the set of delimiters. Zret is defined as </text:p>
      <text:p text:style-name="P10"/>
      <text:p text:style-name="P10"/>
      <text:p text:style-name="P10">a Zstring pointer and will be the return value from the function. Line 10 sets the delimiterset and line 12 sets the parse string. In line 15 a copy is made of the original string, sinceStrtok will alter the string as it is parsed. If you need to save the original string value, usea temporary string with the function rather than the original string. Line 17 calls Strtokwith the parse string and the delimiter set. This initial call sets up the function to parsethe string. Subsequent calls to Strtok will use a Null in place of the parse string toindicate that you want to parse the original string and not a new string. </text:p>
      <text:p text:style-name="P10"/>
      <text:p text:style-name="P10">Line 19 checks for a Null pointer. Strtok will return a Null when it cannot extractany tokens from the parse string. You should always check for a NULL pointer beforeusing the pointer reference. Line 20 prints the value of the token using the pointer indexmethod. This will print everything from index 0 up to the terminating Null character.</text:p>
      <text:p text:style-name="P10">Remember that Zstring are C-type strings, an array of characters that terminate withcharacter zero, a Null. </text:p>
      <text:p text:style-name="P10"/>
      <text:p text:style-name="P10">Line 22 through 28 call Strtok with a Null for the parse string to extract each tokenfrom the string. Thre loop terminates when a Null is returned from Strtok. Once again, inline 25, the pointer is checked to make sure it isn't a Null pointer before the value isprinted to the console window. </text:p>
      <text:p text:style-name="P10"/>
      <text:p text:style-name="P10"><text:soft-page-break/>After all the tokens have been processed, zret will be Null, the loop will exit and theprogram will close in the usual manner. </text:p>
      <text:p text:style-name="P10"/>
      <text:p text:style-name="P10">When you run the program you should the following output. </text:p>
      <text:p text:style-name="P10"/>
      <text:p text:style-name="P10">Hello </text:p>
      <text:p text:style-name="P10"/>
      <text:p text:style-name="P10"/>
      <text:p text:style-name="P10">World </text:p>
      <text:p text:style-name="P10"/>
      <text:p text:style-name="P10"/>
      <text:p text:style-name="P10">From </text:p>
      <text:p text:style-name="P10"/>
      <text:p text:style-name="P10"/>
      <text:p text:style-name="P10">Freebasic </text:p>
      <text:p text:style-name="P10"/>
      <text:p text:style-name="P10"/>
      <text:p text:style-name="P10">Output 9.8: Output of strtok.bas </text:p>
      <text:p text:style-name="P10"/>
      <text:p text:style-name="P10">The output shows the individual tokens in the string. Not only is Strtok easy to use,</text:p>
      <text:p text:style-name="P10">but because you can pass a set of delimiters the amount of code you have to write toparse a string that has several delimiters is considerably less than if you wrote the parsefunction in FreeBasic. Less code means less chance of things going wrong, which resultsin a more robust, stable program. </text:p>
      <text:p text:style-name="P10"/>
      <text:h text:style-name="Heading_20_2" text:outline-level="2">A Look Ahead </text:h>
      <text:p text:style-name="P10"/>
      <text:p text:style-name="P10">So far in the book you have seen the individual intrinsic data types. There aretimes though when you need an aggregate data type to fully describe your data. This iswhere Type definitions and Unions come in handy, which are discussed in the nextchapter. </text:p>
      <text:p text:style-name="P10"/>
      <text:p text:style-name="P10"/>
      <text:h text:style-name="Heading_20_1" text:outline-level="1"/>
      <text:h text:style-name="P60" text:outline-level="1">Chapter 10 Composite Data Types </text:h>
      <text:p text:style-name="P10"/>
      <text:p text:style-name="P10">There are times when creating a program that you may want to define anaggregate structure such as a personnel record, or an enemy in a game. While you cando this using individual data types, it is hard to manage within a program. FreeBasic </text:p>
      <text:p text:style-name="P10">offers two composite data types, the Type and Union. </text:p>
      <text:p text:style-name="P10"/>
      <text:h text:style-name="Heading_20_2" text:outline-level="2">Types </text:h>
      <text:p text:style-name="P10"/>
      <text:p text:style-name="P10">FreeBasic allows you to group several data types into a unified structure called aType definition which you can use to describe these aggregate data structures. </text:p>
      <text:p text:style-name="P10"/>
      <text:p text:style-name="P10">The basic structure of a type definition is: </text:p>
      <text:p text:style-name="P10"/>
      <text:p text:style-name="P10">Type type name </text:p>
      <text:p text:style-name="P10"/>
      <text:p text:style-name="P10"/>
      <text:p text:style-name="P10">var definition </text:p>
      <text:p text:style-name="P10"/>
      <text:p text:style-name="P10"/>
      <text:p text:style-name="P10">var definition </text:p>
      <text:p text:style-name="P10"/>
      <text:p text:style-name="P10"/>
      <text:p text:style-name="P10">... </text:p>
      <text:p text:style-name="P10"/>
      <text:p text:style-name="P10"/>
      <text:p text:style-name="P10">End Type </text:p>
      <text:p text:style-name="P10"/>
      <text:p text:style-name="P10"/>
      <text:p text:style-name="P10">The Type-End Type block defines the scope of the definition. You define theelements of the type structure in the same manner as using the Dim keyword, withoutusing Dim. The following code snippet shows how to build an employee type. </text:p>
      <text:p text:style-name="P10"/>
      <text:p text:style-name="P10">Type EmployeeType </text:p>
      <text:p text:style-name="P10"/>
      <text:p text:style-name="P10"/>
      <text:p text:style-name="P10">fname As String * 10 </text:p>
      <text:p text:style-name="P10"/>
      <text:p text:style-name="P10"/>
      <text:p text:style-name="P10">lname As String * 10 </text:p>
      <text:p text:style-name="P10"/>
      <text:p text:style-name="P10"/>
      <text:p text:style-name="P10">empid As Integer </text:p>
      <text:p text:style-name="P10"/>
      <text:p text:style-name="P10"/>
      <text:p text:style-name="P10">dept As Integer </text:p>
      <text:p text:style-name="P10"/>
      <text:p text:style-name="P10"><text:soft-page-break/></text:p>
      <text:p text:style-name="P10">End Type </text:p>
      <text:p text:style-name="P10"/>
      <text:p text:style-name="P10"/>
      <text:p text:style-name="P10">You can use any of the supported data types as data elements, including pointersand other type definitions. When you create the type definition, such as the exampleabove, you are just creating a template for the compiler. In order to use the typedefinition, you need to create a variable of the type, as the following code snippetillustrates. </text:p>
      <text:p text:style-name="P10"/>
      <text:p text:style-name="P10">Dim Employee As EmployeeType </text:p>
      <text:p text:style-name="P10"/>
      <text:p text:style-name="P10"/>
      <text:p text:style-name="P10">Once you have created a variable of the type, you can access each element withinthe type using the dot notation var_name.field_name. Using the above example, to </text:p>
      <text:p text:style-name="P10">access the fname field you would use Employee.fname = “Susan”. </text:p>
      <text:p text:style-name="P10"/>
      <text:p text:style-name="P10">To access multiple fields at a time, you can use the With-End With block. Thefollowing code snippet shows how to use the With block with the above example. </text:p>
      <text:p text:style-name="P10"/>
      <text:p text:style-name="P10"/>
      <text:p text:style-name="P10">With Employee </text:p>
      <text:p text:style-name="P10">.fname = "Susan" </text:p>
      <text:p text:style-name="P10">.lname = "Jones" </text:p>
      <text:p text:style-name="P10">.empid = 1001 </text:p>
      <text:p text:style-name="P10">.dept = 24 </text:p>
      <text:p text:style-name="P10">End With </text:p>
      <text:p text:style-name="P10">The following program shows how to define, create and manage a type definition. </text:p>
      <text:p text:style-name="P10">1 </text:p>
      <text:p text:style-name="P10">Option Explicit </text:p>
      <text:p text:style-name="P10">2 </text:p>
      <text:p text:style-name="P10">3 </text:p>
      <text:p text:style-name="P10">'Create type definition </text:p>
      <text:p text:style-name="P10">4 </text:p>
      <text:p text:style-name="P10">Type EmployeeType5 </text:p>
      <text:p text:style-name="P10">fname As String * 106 </text:p>
      <text:p text:style-name="P10">lname As String * 107 </text:p>
      <text:p text:style-name="P10">empid As Integer8 </text:p>
      <text:p text:style-name="P10">dept As Integer </text:p>
      <text:p text:style-name="P10">9 </text:p>
      <text:p text:style-name="P10">End Type </text:p>
      <text:p text:style-name="P10">10 </text:p>
      <text:p text:style-name="P10">11 </text:p>
      <text:p text:style-name="P10">'Create an instance of the type </text:p>
      <text:p text:style-name="P10">12 </text:p>
      <text:p text:style-name="P10">Dim Employee As EmployeeType </text:p>
      <text:p text:style-name="P10">13 </text:p>
      <text:p text:style-name="P10">14 </text:p>
      <text:p text:style-name="P10">'Initialize the type </text:p>
      <text:p text:style-name="P10">15 </text:p>
      <text:p text:style-name="P10">With Employee16 </text:p>
      <text:p text:style-name="P10"><text:soft-page-break/>.fname = "Susan"</text:p>
      <text:p text:style-name="P10">17 </text:p>
      <text:p text:style-name="P10">.lname = "Jones"</text:p>
      <text:p text:style-name="P10">18 </text:p>
      <text:p text:style-name="P10">.empid = 100119 </text:p>
      <text:p text:style-name="P10">.dept = 24 </text:p>
      <text:p text:style-name="P10">20 </text:p>
      <text:p text:style-name="P10">End With </text:p>
      <text:p text:style-name="P10">21 </text:p>
      <text:p text:style-name="P10">22 </text:p>
      <text:p text:style-name="P10">'Print out header row </text:p>
      <text:p text:style-name="P10">23 </text:p>
      <text:p text:style-name="P10">Print "First Name";Tab(13);"Last Name";Tab(25);"Emp ID";Tab(33);"Dept" </text:p>
      <text:p text:style-name="P10">24 </text:p>
      <text:p text:style-name="P10">Print String(79, "") </text:p>
      <text:p text:style-name="P10">25 </text:p>
      <text:p text:style-name="P10">'Print out data </text:p>
      <text:p text:style-name="P10">26 </text:p>
      <text:p text:style-name="P10">With Employee27 </text:p>
      <text:p text:style-name="P10">Print RTrim(.fname);Tab(13);RTrim(.lname);Tab(24);.empid;Tab(32);.dept </text:p>
      <text:p text:style-name="P10">28 </text:p>
      <text:p text:style-name="P10">End With </text:p>
      <text:p text:style-name="P10">29 </text:p>
      <text:p text:style-name="P10">30 </text:p>
      <text:p text:style-name="P10">Sleep </text:p>
      <text:p text:style-name="P10">31 </text:p>
      <text:p text:style-name="P10">End </text:p>
      <text:p text:style-name="P10"/>
      <text:p text:style-name="P10"/>
      <text:p text:style-name="P10">Listing 10.1: type.bas </text:p>
      <text:p text:style-name="P10"/>
      <text:p text:style-name="P10"><text:tab/>Analysis: Line 4 through 9 define the type structure that is used in the program.</text:p>
      <text:p text:style-name="P10">The type has 4 fields, two fixed length strings and 2 integer values. Dynamic strings can </text:p>
      <text:p text:style-name="P10"/>
      <text:p text:style-name="P10"/>
      <text:p text:style-name="P10">be used within a type definition, however if you want to save the type information to thedisk, then you need to use fixed length strings. Dynamic strings are actually pointers to astring descriptor and saving a type that contains dynamic strings will save the 4 bytepointer value, rather than the actual string data, resulting in data loss. </text:p>
      <text:p text:style-name="P10"/>
      <text:p text:style-name="P10">Line 12 creates a variable of the type, Employee. The type definition is a templateand cannot be used until you create an instance of the type by creating a variable of thetype. Lines 15 through 20 initialize the type variable with some data using the a With-EndWith block. </text:p>
      <text:p text:style-name="P10"/>
      <text:p text:style-name="P10">Line 23 prints a header row to the console that indicates the field name data. TheTb function is used to align data names to the appropriate column. Line 24 uses theString function to print a dashed line, just to offset the header row from the data row.</text:p>
      <text:p text:style-name="P10">Lines 26 through 28 prints the type data. Rtrim is used on the fixed length <text:soft-page-break/>stringelements to trim off any unused trailing spaces. The Tab function is again used to alignthe data to the appropriate columns. The program is then ended in the usual way. </text:p>
      <text:p text:style-name="P10"/>
      <text:p text:style-name="P10">When you run the program you should the following output. </text:p>
      <text:p text:style-name="P10"/>
      <text:p text:style-name="P10">First Name Last Name Emp ID Dept </text:p>
      <text:p text:style-name="P10"/>
      <text:p text:style-name="P10"/>
      <text:p text:style-name="P10">Susan Jones 1001 24 </text:p>
      <text:p text:style-name="P10"/>
      <text:p text:style-name="P10"/>
      <text:p text:style-name="P10">Output 10.1: Output of type.bas </text:p>
      <text:p text:style-name="P10"/>
      <text:p text:style-name="P10">As you can see from the program, using a type definition is a perfect way to grouprelated data into a single data structure. Not only is it a compact way to describe data inyour program, but by grouping related data into a single object, you can manipulate thatdata as a single entity, rather than as a bunch of unrelated variables. This reduces thechances that errors will creep into your program by trying to manage large a set ofindividual variables. </text:p>
      <text:p text:style-name="P10"/>
      <text:h text:style-name="Heading_20_2" text:outline-level="2">Types Within Types </text:h>
      <text:p text:style-name="P10"/>
      <text:p text:style-name="P10">In addition to the intrinsic data types, type fields can also be based on a typedefinition. Why would you want to do this? One reason is data abstraction. The moregeneral your data structures, the more you can reuse the code in other parts of yourprogram. The less code you have to write, the less chance of errors finding their way intoyour program. Using the Employee example, suppose for a moment that you needed totrack more dept information than just the department id. You might need to keep track ofthe department manager, the location of the department, such as the floor or thebuilding, or the main telephone number of the department. By putting this informationinto a separate type definition, you could this information by itself, or as part of anothertype definition such as the Employee type. By generalizing your data structures, yourprogram will be smaller, and much more robust. </text:p>
      <text:p text:style-name="P10"/>
      <text:p text:style-name="P10">Using a type within a type is the same as using on of the intrinsic data types. Thefollowing code snippets illustrates an expanded department type and an updated employee type. </text:p>
      <text:p text:style-name="P10"/>
      <text:p text:style-name="P10">Type DepartmentType </text:p>
      <text:p text:style-name="P10"/>
      <text:p text:style-name="P10"/>
      <text:p text:style-name="P10"/>
      <text:p text:style-name="P10">id As integer </text:p>
      <text:p text:style-name="P10">managerid as integer </text:p>
      <text:p text:style-name="P10">floor as integer </text:p>
      <text:p text:style-name="P10"/>
      <text:p text:style-name="P10"/>
      <text:p text:style-name="P10">End Type </text:p>
      <text:p text:style-name="P10"><text:soft-page-break/></text:p>
      <text:p text:style-name="P10"/>
      <text:p text:style-name="P10">Type EmployeeType </text:p>
      <text:p text:style-name="P10">fname As String * 10 </text:p>
      <text:p text:style-name="P10">lname As String * 10 </text:p>
      <text:p text:style-name="P10">empid As Integer </text:p>
      <text:p text:style-name="P10">dept As DepartmentType </text:p>
      <text:p text:style-name="P10"/>
      <text:p text:style-name="P10"/>
      <text:p text:style-name="P10">End Type </text:p>
      <text:p text:style-name="P10">Dim Employee As EmployeeType </text:p>
      <text:p text:style-name="P10"/>
      <text:p text:style-name="P10"/>
      <text:p text:style-name="P10">To access the department information within the Employee type, you use thecompound dot notation to access the dept fields. </text:p>
      <text:p text:style-name="P10"/>
      <text:p text:style-name="P10">Employee.dept.id = 24 </text:p>
      <text:p text:style-name="P10">Employee.dept.managerid = 1012 </text:p>
      <text:p text:style-name="P10">Employee.dept.floor = 13 </text:p>
      <text:p text:style-name="P10"/>
      <text:p text:style-name="P10"/>
      <text:p text:style-name="P10">The top levels is Employee, so that reference comes first. Since dept is now a typedefinition, you need to use the dept identifier to access the individual fields within the </text:p>
      <text:p text:style-name="P10">DepartmentType. You can even carry this further, by including a type within a type withina type. You would simply use the dot notation of the additional type level as needed.</text:p>
      <text:p text:style-name="P10">While there is no limit on the levels of nested type definitions, it gets to be a bit unwieldywhen used with several levels. </text:p>
      <text:p text:style-name="P10"/>
      <text:p text:style-name="P10">You can also use the With-End With block with nested types, by nesting the Withblock, as illustrated in the following code snippet. </text:p>
      <text:p text:style-name="P10"/>
      <text:p text:style-name="P10">With Employee </text:p>
      <text:p text:style-name="P10">.fname = "Susan" </text:p>
      <text:p text:style-name="P10">.lname = "Jones" </text:p>
      <text:p text:style-name="P10">.empid = 1001 </text:p>
      <text:p text:style-name="P10">With .dept </text:p>
      <text:p text:style-name="P10"/>
      <text:p text:style-name="P10"/>
      <text:p text:style-name="P10">.id = 24 </text:p>
      <text:p text:style-name="P10">.managerid = 1012 </text:p>
      <text:p text:style-name="P10">.floor = 13 </text:p>
      <text:p text:style-name="P10"/>
      <text:p text:style-name="P10"/>
      <text:p text:style-name="P10">End With </text:p>
      <text:p text:style-name="P10">End With </text:p>
      <text:p text:style-name="P10"/>
      <text:p text:style-name="P10"/>
      <text:p text:style-name="P10">Notice that the second With uses the dot notation, .dept, to specify the next levelof <text:soft-page-break/>type definitions. When using nested With blocks, be sure that match all the End Withstatements with their correct With statements to avoid a compile error. </text:p>
      <text:p text:style-name="P10"/>
      <text:p text:style-name="P10">The following program is a modified version of the previous program illustratingthe new type definitions. </text:p>
      <text:p text:style-name="P10"/>
      <text:p text:style-name="P10"/>
      <text:p text:style-name="P10">Option Explicit </text:p>
      <text:p text:style-name="P10"/>
      <text:p text:style-name="P10"/>
      <text:p text:style-name="P10">'Create the type definition </text:p>
      <text:p text:style-name="P10"/>
      <text:p text:style-name="P10"/>
      <text:p text:style-name="P10">Type DepartmentType </text:p>
      <text:p text:style-name="P10">id As Integer </text:p>
      <text:p text:style-name="P10">managerid As Integer </text:p>
      <text:p text:style-name="P10">floor As Integer </text:p>
      <text:p text:style-name="P10"/>
      <text:p text:style-name="P10"/>
      <text:p text:style-name="P10">End Type </text:p>
      <text:p text:style-name="P10"/>
      <text:p text:style-name="P10"/>
      <text:p text:style-name="P10">Type EmployeeType </text:p>
      <text:p text:style-name="P10">fname As String * 10 </text:p>
      <text:p text:style-name="P10">lname As String * 10 </text:p>
      <text:p text:style-name="P10">empid As Integer </text:p>
      <text:p text:style-name="P10">dept As DepartmentType </text:p>
      <text:p text:style-name="P10"/>
      <text:p text:style-name="P10"/>
      <text:p text:style-name="P10">End Type </text:p>
      <text:p text:style-name="P10"/>
      <text:p text:style-name="P10"/>
      <text:p text:style-name="P10">'Create an instance of the type </text:p>
      <text:p text:style-name="P10">Dim Employee As EmployeeType </text:p>
      <text:p text:style-name="P10"/>
      <text:p text:style-name="P10"/>
      <text:p text:style-name="P10">'Initialize the type </text:p>
      <text:p text:style-name="P10"/>
      <text:p text:style-name="P10"/>
      <text:p text:style-name="P10">With Employee </text:p>
      <text:p text:style-name="P10">.fname = "Susan" </text:p>
      <text:p text:style-name="P10">.lname = "Jones" </text:p>
      <text:p text:style-name="P10">.empid = 1001 </text:p>
      <text:p text:style-name="P10">With .dept</text:p>
      <text:p text:style-name="P10"/>
      <text:p text:style-name="P10"/>
      <text:p text:style-name="P10"><text:s/>.id = 24 </text:p>
      <text:p text:style-name="P10">.managerid = 1012 </text:p>
      <text:p text:style-name="P10">.floor = 13</text:p>
      <text:p text:style-name="P10"/>
      <text:p text:style-name="P10"><text:soft-page-break/></text:p>
      <text:p text:style-name="P10"><text:s/>End With </text:p>
      <text:p text:style-name="P10">End With </text:p>
      <text:p text:style-name="P10"/>
      <text:p text:style-name="P10"/>
      <text:p text:style-name="P10">'Print out header row </text:p>
      <text:p text:style-name="P10">Print "First Name";Tab(13);"Last Name";Tab(25);"Emp ID";Tab(33); </text:p>
      <text:p text:style-name="P10">Print "Dept";Tab(39);"Manager";Tab(47);"Floor" </text:p>
      <text:p text:style-name="P10">Print String(79, "") </text:p>
      <text:p text:style-name="P10">'Print out data </text:p>
      <text:p text:style-name="P10">With Employee</text:p>
      <text:p text:style-name="P10"/>
      <text:p text:style-name="P10"/>
      <text:p text:style-name="P10"><text:s/>Print Rtrim(.fname);Tab(13);Rtrim(.lname);Tab(24);.empid;Tab(32); </text:p>
      <text:p text:style-name="P10">With .dept </text:p>
      <text:p text:style-name="P10">Print .id;Tab(38);.managerid;Tab(46);.floor </text:p>
      <text:p text:style-name="P10">End With </text:p>
      <text:p text:style-name="P10">End With </text:p>
      <text:p text:style-name="P10"/>
      <text:p text:style-name="P10"/>
      <text:p text:style-name="P10">Sleep </text:p>
      <text:p text:style-name="P10">End </text:p>
      <text:p text:style-name="P10"/>
      <text:p text:style-name="P10"/>
      <text:p text:style-name="P10"/>
      <text:p text:style-name="P10">Listing 10.2: type-type.bas </text:p>
      <text:p text:style-name="P10"/>
      <text:p text:style-name="P10"><text:tab/>Analysis: Lines 4 through 8 define the new type for the department. This is used inthe employee type definition is line 14. The field dept is defined as DepartmentType, inthe same manner as Employee is defined in line 18, with the Dim of course. Line 21through 30 use two With-End With blocks to initialize the type data. Employee is the firstlevel type, while .dept, using the dot notation, is the second level type. It is importantthat you use the dot notation with the second level With block so that the compiler knowsthat you are referring to a type element within Employee. Lines 33 and 34 prints theheader row with the additional department field information. Lines 37 through 42 thenprint the type data, again using a nested With block. Notice how using the With blocksdocument the type structure without needing any additional comments. While this isn'tthe primary reason to use a With block, it does create code that is easily understood. Theprogram is closed in the usual way. </text:p>
      <text:p text:style-name="P10"/>
      <text:p text:style-name="P10">When you run the program you should see the following output. </text:p>
      <text:p text:style-name="P10"/>
      <text:p text:style-name="P10">First Name Last Name Emp ID Dept Manager Floor </text:p>
      <text:p text:style-name="P10"/>
      <text:p text:style-name="P10"/>
      <text:p text:style-name="P10">Susan Jones 1001 24 1012 13 </text:p>
      <text:p text:style-name="P10"/>
      <text:p text:style-name="P10"/>
      <text:p text:style-name="P10">Output 10.2: Output of type-type.bas </text:p>
      <text:p text:style-name="P10"/>
      <text:p text:style-name="P10"><text:soft-page-break/>While it may not be readily apparent from the example, abstracting the data in thismanner gives you a tremendous amount of flexibility in your program. A company willusually have more than one department, so by abstracting the department informationinto a separate type definition, you can create functions that manage the departmentinformation, while at the same time minimizing the impact on the employee data </text:p>
      <text:p text:style-name="P10">structure. </text:p>
      <text:p text:style-name="P10"/>
      <text:h text:style-name="Heading_20_2" text:outline-level="2">Type Assignments </text:h>
      <text:p text:style-name="P10"/>
      <text:p text:style-name="P10">Extending the idea of data abstraction further, it would be nice to be able toseparate the initialization of the department type from the initialization of the employeetype. By separating the two functions, you can easily add additional departments asneeded. This is where you can use type assignments. Just as you can assign one intrinsicdata type to another, you can assign one type variable to another type variable,</text:p>
      <text:p text:style-name="P10">providing they share the same type definition. </text:p>
      <text:p text:style-name="P10"/>
      <text:p text:style-name="P10">The following program abstracts the department initialization function and assignsthe result to the department type within the Employee type. </text:p>
      <text:p text:style-name="P10"/>
      <text:p text:style-name="P10">1 </text:p>
      <text:p text:style-name="P10">Option Explicit </text:p>
      <text:p text:style-name="P10">2 </text:p>
      <text:p text:style-name="P10">3 </text:p>
      <text:p text:style-name="P10">'Create the type definition </text:p>
      <text:p text:style-name="P10">4 </text:p>
      <text:p text:style-name="P10">Type DepartmentType </text:p>
      <text:p text:style-name="P10">5 </text:p>
      <text:p text:style-name="P10">id As Integer </text:p>
      <text:p text:style-name="P10">6 </text:p>
      <text:p text:style-name="P10">managerid As Integer </text:p>
      <text:p text:style-name="P10"/>
      <text:p text:style-name="P10"/>
      <text:p text:style-name="P10"/>
      <text:p text:style-name="P10">7 </text:p>
      <text:p text:style-name="P10">floor As Integer </text:p>
      <text:p text:style-name="P10">8 </text:p>
      <text:p text:style-name="P10">End Type </text:p>
      <text:p text:style-name="P10">9 </text:p>
      <text:p text:style-name="P10">Type EmployeeType11 </text:p>
      <text:p text:style-name="P10">fname As String * 1012 </text:p>
      <text:p text:style-name="P10">lname As String * 1013 </text:p>
      <text:p text:style-name="P10">empid As Integer14 </text:p>
      <text:p text:style-name="P10">dept As DepartmentType </text:p>
      <text:p text:style-name="P10">15 </text:p>
      <text:p text:style-name="P10">End Type </text:p>
      <text:p text:style-name="P10">16 </text:p>
      <text:p text:style-name="P10">17 </text:p>
      <text:p text:style-name="P10"><text:soft-page-break/>'This function will init the dept type and return it to caller </text:p>
      <text:p text:style-name="P10">18 </text:p>
      <text:p text:style-name="P10">Function InitDept(deptid As Integer) As DepartmentType19 </text:p>
      <text:p text:style-name="P10">Dim tmpDpt As DepartmentType21 </text:p>
      <text:p text:style-name="P10">Select Case deptid22 </text:p>
      <text:p text:style-name="P10">Case 24 'dept 2423 </text:p>
      <text:p text:style-name="P10">With tmpDpt </text:p>
      <text:p text:style-name="P10">24 </text:p>
      <text:p text:style-name="P10">.id = deptid </text:p>
      <text:p text:style-name="P10">25 </text:p>
      <text:p text:style-name="P10">.managerid = 1012 </text:p>
      <text:p text:style-name="P10">26 </text:p>
      <text:p text:style-name="P10">.floor = 1327 </text:p>
      <text:p text:style-name="P10">End With28 </text:p>
      <text:p text:style-name="P10">Case 48 'dept 4829 </text:p>
      <text:p text:style-name="P10">With tmpDpt </text:p>
      <text:p text:style-name="P10">.id = deptid </text:p>
      <text:p text:style-name="P10">31 </text:p>
      <text:p text:style-name="P10">.managerid = 1024 </text:p>
      <text:p text:style-name="P10">32 </text:p>
      <text:p text:style-name="P10">.floor = 1233 </text:p>
      <text:p text:style-name="P10">End With34 </text:p>
      <text:p text:style-name="P10">Case Else 'In case a bad department id was passed35 </text:p>
      <text:p text:style-name="P10">With tmpDpt </text:p>
      <text:p text:style-name="P10">36 </text:p>
      <text:p text:style-name="P10">.id = 0 </text:p>
      <text:p text:style-name="P10">37 </text:p>
      <text:p text:style-name="P10">.managerid = 0 </text:p>
      <text:p text:style-name="P10">38 </text:p>
      <text:p text:style-name="P10">.floor = 039 </text:p>
      <text:p text:style-name="P10">End With </text:p>
      <text:p text:style-name="P10">End Select41 </text:p>
      <text:p text:style-name="P10">'Return the dept info42 </text:p>
      <text:p text:style-name="P10">Return tmpDpt </text:p>
      <text:p text:style-name="P10">43 </text:p>
      <text:p text:style-name="P10">End Function </text:p>
      <text:p text:style-name="P10">44 </text:p>
      <text:p text:style-name="P10">45 </text:p>
      <text:p text:style-name="P10">'Create an instance of the type </text:p>
      <text:p text:style-name="P10">46 </text:p>
      <text:p text:style-name="P10">Dim Employee As EmployeeType </text:p>
      <text:p text:style-name="P10">47 </text:p>
      <text:p text:style-name="P10">48 </text:p>
      <text:p text:style-name="P10">'Initialize the Employee type </text:p>
      <text:p text:style-name="P10">49 </text:p>
      <text:p text:style-name="P10">With Employee </text:p>
      <text:p text:style-name="P10">.fname = "Susan"</text:p>
      <text:p text:style-name="P10">51 </text:p>
      <text:p text:style-name="P10">.lname = "Jones" </text:p>
      <text:p text:style-name="P10"/>
      <text:p text:style-name="P10"><text:soft-page-break/></text:p>
      <text:p text:style-name="P10"/>
      <text:p text:style-name="P10">52 </text:p>
      <text:p text:style-name="P10">53 </text:p>
      <text:p text:style-name="P10">54 </text:p>
      <text:p text:style-name="P10">55 </text:p>
      <text:p text:style-name="P10">56 </text:p>
      <text:p text:style-name="P10">57 </text:p>
      <text:p text:style-name="P10">58 </text:p>
      <text:p text:style-name="P10">59 </text:p>
      <text:p text:style-name="P10">60 </text:p>
      <text:p text:style-name="P10">61 </text:p>
      <text:p text:style-name="P10">62 </text:p>
      <text:p text:style-name="P10">63 </text:p>
      <text:p text:style-name="P10">64 </text:p>
      <text:p text:style-name="P10">65 </text:p>
      <text:p text:style-name="P10">66 </text:p>
      <text:p text:style-name="P10">67 </text:p>
      <text:p text:style-name="P10">68 </text:p>
      <text:p text:style-name="P10">69</text:p>
      <text:p text:style-name="P10"/>
      <text:p text:style-name="P10"/>
      <text:p text:style-name="P10"><text:s/>.empid = 1001 </text:p>
      <text:p text:style-name="P10">.dept = InitDept(24) 'get dept info </text:p>
      <text:p text:style-name="P10">End With </text:p>
      <text:p text:style-name="P10"/>
      <text:p text:style-name="P10"/>
      <text:p text:style-name="P10">'Print out header row </text:p>
      <text:p text:style-name="P10">Print "First Name";Tab(13);"Last Name";Tab(25);"Emp ID";Tab(33); </text:p>
      <text:p text:style-name="P10">Print "Dept";Tab(39);"Manager";Tab(47);"Floor" </text:p>
      <text:p text:style-name="P10">Print String(79, "") </text:p>
      <text:p text:style-name="P10">'Print out data </text:p>
      <text:p text:style-name="P10">With Employee</text:p>
      <text:p text:style-name="P10"/>
      <text:p text:style-name="P10"/>
      <text:p text:style-name="P10"><text:s/>Print Rtrim(.fname);Tab(13);Rtrim(.lname);Tab(24);.empid;Tab(32); </text:p>
      <text:p text:style-name="P10">With .dept </text:p>
      <text:p text:style-name="P10">Print .id;Tab(38);.managerid;Tab(46);.floor </text:p>
      <text:p text:style-name="P10">End With </text:p>
      <text:p text:style-name="P10">End With </text:p>
      <text:p text:style-name="P10"/>
      <text:p text:style-name="P10"/>
      <text:p text:style-name="P10">Sleep </text:p>
      <text:p text:style-name="P10">End </text:p>
      <text:p text:style-name="P10"/>
      <text:p text:style-name="P10"/>
      <text:p text:style-name="P10">Listing 10.3: type-assign.bas </text:p>
      <text:p text:style-name="P10"/>
      <text:p text:style-name="P10"><text:tab/>Analysis: This program is identical to the previous program, with the addition of thedepartment initialization function in lines 18 through 43. The functions is defined in <text:soft-page-break/>line18 as returning the DepartmentType, with one parameter, the department id. Line 19creates a temporary department type variable that will be initialized with the appropriatedata, and returned from the function. The function uses a Select Case block to set the </text:p>
      <text:p text:style-name="P10">data within the temporary type. The Select statement will execute the block of code thatmatches the deptid. If no matches are found, the Else case will return a zero for eachelement. Since it is probable that no dept will have an id of 0, this value can be checkedto make sure that the passed deptid is valid. The Return statement in line 42 returns theinitialized dept information to the caller. </text:p>
      <text:p text:style-name="P10"/>
      <text:p text:style-name="P10">The function is used in line 53 to set the data values for the department in theEmployee type. Although this program doesn't include a check for an invalid departmentid for clarity, you could add a check on the department id following the Employeeinitialization code to make sure that a valid department id was used in the function. </text:p>
      <text:p text:style-name="P10"/>
      <text:p text:style-name="P10">The rest of the program is the same as the previous program, and prints theemployee information to the screen. </text:p>
      <text:p text:style-name="P10"/>
      <text:p text:style-name="P10">When you run the program, you should see that the output is identical to theprevious program output. </text:p>
      <text:p text:style-name="P10"/>
      <text:p text:style-name="P10">First Name Last Name Emp ID Dept Manager Floor </text:p>
      <text:p text:style-name="P10"/>
      <text:p text:style-name="P10"/>
      <text:p text:style-name="P10">Susan Jones 1001 24 1012 13 </text:p>
      <text:p text:style-name="P10"/>
      <text:p text:style-name="P10"/>
      <text:p text:style-name="P10">Output 10.3: Output of type-assign.bas </text:p>
      <text:p text:style-name="P10"/>
      <text:p text:style-name="P10"/>
      <text:p text:style-name="P10">By just adding a simple function to the program, you have made the programeasier to maintain than the previous versions. If a new department is created, you cansimply update the InitDept function with the new department information, recompile andthe program is ready to go. </text:p>
      <text:p text:style-name="P10"/>
      <text:h text:style-name="Heading_20_3" text:outline-level="3">Pointers to Types </text:h>
      <text:p text:style-name="P10"/>
      <text:p text:style-name="P10">You can create a pointer to a type, just as you can create a pointer to any of theintrinsic data types, and the same rules apply. As with any pointer, you must allocatesome memory for the pointer, dereference the data elements, and deallocate the pointerwhen you are done using it. Type pointers use the arrow notation, -&gt;, rather than the dotnotation to access the individual fields with a type. </text:p>
      <text:p text:style-name="P10"/>
      <text:p text:style-name="P10">In the previous program listing, the error checking on an invalid department id wasclunky at best. A better method is to have the InitDept function return a success codethat indicates a valid department id. The following program implements this strategy,</text:p>
      <text:p text:style-name="P10"><text:soft-page-break/>and uses a DepartmentType pointer to hold the department information for the Employee </text:p>
      <text:p text:style-name="P10">type. </text:p>
      <text:p text:style-name="P10"/>
      <text:p text:style-name="P10">1 </text:p>
      <text:p text:style-name="P10">Option Explicit </text:p>
      <text:p text:style-name="P10">2 </text:p>
      <text:p text:style-name="P10">3 </text:p>
      <text:p text:style-name="P10">#define deptok 0 </text:p>
      <text:p text:style-name="P10">4 </text:p>
      <text:p text:style-name="P10">5 </text:p>
      <text:p text:style-name="P10">'Create the type definition </text:p>
      <text:p text:style-name="P10">6 </text:p>
      <text:p text:style-name="P10">Type DepartmentType </text:p>
      <text:p text:style-name="P10">7 </text:p>
      <text:p text:style-name="P10">id As Integer </text:p>
      <text:p text:style-name="P10">8 </text:p>
      <text:p text:style-name="P10">managerid As Integer </text:p>
      <text:p text:style-name="P10">9 </text:p>
      <text:p text:style-name="P10">floor As Integer </text:p>
      <text:p text:style-name="P10">10 </text:p>
      <text:p text:style-name="P10">End Type </text:p>
      <text:p text:style-name="P10">11 </text:p>
      <text:p text:style-name="P10">12 </text:p>
      <text:p text:style-name="P10">Type EmployeeType13 </text:p>
      <text:p text:style-name="P10">fname As String * 1014 </text:p>
      <text:p text:style-name="P10">lname As String * 1015 </text:p>
      <text:p text:style-name="P10">empid As Integer16 </text:p>
      <text:p text:style-name="P10">dept As DepartmentType </text:p>
      <text:p text:style-name="P10">17 </text:p>
      <text:p text:style-name="P10">End Type </text:p>
      <text:p text:style-name="P10"/>
      <text:p text:style-name="P10">'This function will init the dept type and return it to caller </text:p>
      <text:p text:style-name="P10">Function InitDept(deptid As Integer, dpt As DepartmentType Ptr ) As Integer </text:p>
      <text:p text:style-name="P10">Dim ret As Integer = deptok22 </text:p>
      <text:p text:style-name="P10">Select Case deptid24 </text:p>
      <text:p text:style-name="P10">Case 24 'dept 24 </text:p>
      <text:p text:style-name="P10">dpt&gt;</text:p>
      <text:p text:style-name="P10">id = deptid </text:p>
      <text:p text:style-name="P10"/>
      <text:p text:style-name="P10">dpt&gt;</text:p>
      <text:p text:style-name="P10">managerid = 1012 </text:p>
      <text:p text:style-name="P10">27 </text:p>
      <text:p text:style-name="P10">dpt&gt;</text:p>
      <text:p text:style-name="P10">floor = 1328 </text:p>
      <text:p text:style-name="P10">Case 48 'dept 48 </text:p>
      <text:p text:style-name="P10"/>
      <text:p text:style-name="P10"/>
      <text:p text:style-name="P10"/>
      <text:p text:style-name="P10">29 </text:p>
      <text:p text:style-name="P10"><text:soft-page-break/>dpt&gt;</text:p>
      <text:p text:style-name="P10">id = deptid </text:p>
      <text:p text:style-name="P10">30 </text:p>
      <text:p text:style-name="P10">dpt&gt;</text:p>
      <text:p text:style-name="P10">managerid = 1024 </text:p>
      <text:p text:style-name="P10">31 </text:p>
      <text:p text:style-name="P10">dpt&gt;</text:p>
      <text:p text:style-name="P10">floor = 1232 </text:p>
      <text:p text:style-name="P10">Case Else 'In case a bad department id was passed </text:p>
      <text:p text:style-name="P10">33 </text:p>
      <text:p text:style-name="P10">dpt&gt;</text:p>
      <text:p text:style-name="P10">id = 0 </text:p>
      <text:p text:style-name="P10">34 </text:p>
      <text:p text:style-name="P10">dpt&gt;</text:p>
      <text:p text:style-name="P10">managerid = 0 </text:p>
      <text:p text:style-name="P10">35 </text:p>
      <text:p text:style-name="P10">dpt&gt;</text:p>
      <text:p text:style-name="P10">floor = 0 </text:p>
      <text:p text:style-name="P10">36 </text:p>
      <text:p text:style-name="P10">ret = Not deptok37 </text:p>
      <text:p text:style-name="P10">End Select38 </text:p>
      <text:p text:style-name="P10">'Return the dept status39 </text:p>
      <text:p text:style-name="P10">Return ret </text:p>
      <text:p text:style-name="P10">40 </text:p>
      <text:p text:style-name="P10">End Function </text:p>
      <text:p text:style-name="P10">41 </text:p>
      <text:p text:style-name="P10">42 </text:p>
      <text:p text:style-name="P10">'Create an instance of the types </text:p>
      <text:p text:style-name="P10">43 </text:p>
      <text:p text:style-name="P10">Dim Employee As EmployeeType </text:p>
      <text:p text:style-name="P10">44 </text:p>
      <text:p text:style-name="P10">Dim tmpDept As DepartmentType Ptr </text:p>
      <text:p text:style-name="P10">45 </text:p>
      <text:p text:style-name="P10">46 </text:p>
      <text:p text:style-name="P10">'Initialize the pointer </text:p>
      <text:p text:style-name="P10">47 </text:p>
      <text:p text:style-name="P10">tmpDept = Callocate(Sizeof(DepartmentType)) </text:p>
      <text:p text:style-name="P10">48 </text:p>
      <text:p text:style-name="P10">'Get the department info, check return </text:p>
      <text:p text:style-name="P10">49 </text:p>
      <text:p text:style-name="P10">If InitDept(24, tmpDept) &lt;&gt; deptok Then50 </text:p>
      <text:p text:style-name="P10">'Error on dept type51 </text:p>
      <text:p text:style-name="P10">Deallocate tmpDept52 </text:p>
      <text:p text:style-name="P10">Print "Invalid Department ID." </text:p>
      <text:p text:style-name="P10">53 </text:p>
      <text:p text:style-name="P10">Else54 </text:p>
      <text:p text:style-name="P10">'Department ok, init the Employee type55 </text:p>
      <text:p text:style-name="P10">With Employee56 </text:p>
      <text:p text:style-name="P10">.fname = "Susan"</text:p>
      <text:p text:style-name="P10">57 </text:p>
      <text:p text:style-name="P10"><text:soft-page-break/>.lname = "Jones"</text:p>
      <text:p text:style-name="P10">58 </text:p>
      <text:p text:style-name="P10">.empid = 100159 </text:p>
      <text:p text:style-name="P10">.dept = *tmpDept 'Dereference the pointer60 </text:p>
      <text:p text:style-name="P10">End With61 </text:p>
      <text:p text:style-name="P10">'Don't need the dept info now62 </text:p>
      <text:p text:style-name="P10">Deallocate tmpDept63 </text:p>
      <text:p text:style-name="P10">'Print out header row64 </text:p>
      <text:p text:style-name="P10">Print "First Name";Tab(13);"Last Name";Tab(25);"Emp ID";Tab(33);</text:p>
      <text:p text:style-name="P10">65 </text:p>
      <text:p text:style-name="P10">Print "Dept";Tab(39);"Manager";Tab(47);"Floor"</text:p>
      <text:p text:style-name="P10">66 </text:p>
      <text:p text:style-name="P10">Print String(79, "")</text:p>
      <text:p text:style-name="P10">67 </text:p>
      <text:p text:style-name="P10">'Print out data68 </text:p>
      <text:p text:style-name="P10">With Employee69 </text:p>
      <text:p text:style-name="P10">Print Rtrim(.fname);Tab(13);Rtrim(.lname);Tab(24);.empid;Tab(32);</text:p>
      <text:p text:style-name="P10">70 </text:p>
      <text:p text:style-name="P10">With .dept71 </text:p>
      <text:p text:style-name="P10">Print .id;Tab(38);.managerid;Tab(46);.floor72 </text:p>
      <text:p text:style-name="P10">End With73 </text:p>
      <text:p text:style-name="P10">End With </text:p>
      <text:p text:style-name="P10"/>
      <text:p text:style-name="P10"/>
      <text:p text:style-name="P10"/>
      <text:p text:style-name="P10">74 </text:p>
      <text:p text:style-name="P10">End If </text:p>
      <text:p text:style-name="P10">75 </text:p>
      <text:p text:style-name="P10">76 </text:p>
      <text:p text:style-name="P10">Sleep </text:p>
      <text:p text:style-name="P10">77 </text:p>
      <text:p text:style-name="P10">End </text:p>
      <text:p text:style-name="P10"/>
      <text:p text:style-name="P10"/>
      <text:p text:style-name="P10">Listing 10.4: type-ptr.bas </text:p>
      <text:p text:style-name="P10"/>
      <text:p text:style-name="P10"><text:tab/>Analysis: This version of the program has a few modifications from the previousversions, but overall it is the same program. Line 3 defines a return for the InitDeptfunction. If the functions returns this code, the department id is valid; if the function doesnot return this code, the department id is invalid. The type definitions are the same asused previously, but the function in line 20 has changed. </text:p>
      <text:p text:style-name="P10"/>
      <text:p text:style-name="P10">The function now returns an integer value, and there are two parameters, adepartment id and a pointer to the DepartmentType. Line 21 dimensions and initializesthe function return value to deptok. If there are not errors, this value will be returned. Ifthe deptid is invalid, the Case Else will set the return value to Not deptok (-1) in line 36.</text:p>
      <text:p text:style-name="P10">This is a good technique to return boolean values from a function. By initializing thereturn variable to the “ok” status, you only need to set the variable to the “not ok” status,</text:p>
      <text:p text:style-name="P10"><text:soft-page-break/>if an error occurs. Less typing, less code and fewer chances of introducing bugs into the </text:p>
      <text:p text:style-name="P10">program. </text:p>
      <text:p text:style-name="P10"/>
      <text:p text:style-name="P10">In the individual Case blocks, the arrow notation is used to access the individual </text:p>
      <text:p text:style-name="P10">fields of the type pointer. The -&gt; automatically dereferences the pointer for you, makingit easier to manipulate the individual fields within the type. Line 39 returns the successcode of the function. You don't need to return any type information, because the functionis actually updating the external department type variable through the pointer. </text:p>
      <text:p text:style-name="P10"/>
      <text:p text:style-name="P10">Line 44 dimensions a DepartmentType pointer. Which is initialized in line 47.</text:p>
      <text:p text:style-name="P10">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10"/>
      <text:p text:style-name="P10">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P10"/>
      <text:p text:style-name="P10">The rest of the program is identical to the previous programs. </text:p>
      <text:p text:style-name="P10"/>
      <text:p text:style-name="P10">When you run this program you should again see the same output as the previous </text:p>
      <text:p text:style-name="P10">programs. </text:p>
      <text:p text:style-name="P10"/>
      <text:p text:style-name="P10"/>
      <text:p text:style-name="P10">First Name Last Name Emp ID Dept Manager Floor </text:p>
      <text:p text:style-name="P10"/>
      <text:p text:style-name="P10"/>
      <text:p text:style-name="P10">Susan Jones 1001 24 1012 13 </text:p>
      <text:p text:style-name="P10"/>
      <text:p text:style-name="P10"/>
      <text:p text:style-name="P10">Output 10.4: Output of type-ptr.bas </text:p>
      <text:p text:style-name="P10"/>
      <text:p text:style-name="P10">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10">minimize negative impacts on existing code. </text:p>
      <text:p text:style-name="P10"/>
      <text:h text:style-name="Heading_20_3" text:outline-level="3">Type Memory Arrays </text:h>
      <text:p text:style-name="P10"/>
      <text:p text:style-name="P10"><text:soft-page-break/>In the chapter on pointers, you saw how to create a memory array of integersusing pointers. You can do the same with Type definitions, in much the same way. Thefollowing program creates a dynamic memory array using a type. </text:p>
      <text:p text:style-name="P10"/>
      <text:p text:style-name="P10">1 </text:p>
      <text:p text:style-name="P10">Option Explicit </text:p>
      <text:p text:style-name="P10">2 </text:p>
      <text:p text:style-name="P10">3 </text:p>
      <text:p text:style-name="P10">'Declare type </text:p>
      <text:p text:style-name="P10">4 </text:p>
      <text:p text:style-name="P10">Type myType5 </text:p>
      <text:p text:style-name="P10">id As Integer </text:p>
      <text:p text:style-name="P10">6 </text:p>
      <text:p text:style-name="P10">End Type </text:p>
      <text:p text:style-name="P10">7 </text:p>
      <text:p text:style-name="P10">8 </text:p>
      <text:p text:style-name="P10">'Declare a pointer to the type </text:p>
      <text:p text:style-name="P10">9 </text:p>
      <text:p text:style-name="P10">Dim myTypePtr As myType Ptr </text:p>
      <text:p text:style-name="P10">10 </text:p>
      <text:p text:style-name="P10">Dim As Integer i </text:p>
      <text:p text:style-name="P10">11 </text:p>
      <text:p text:style-name="P10">12 </text:p>
      <text:p text:style-name="P10">'Create a memory array of types </text:p>
      <text:p text:style-name="P10">13 </text:p>
      <text:p text:style-name="P10">myTypePtr = Callocate(5, Sizeof(myType)) </text:p>
      <text:p text:style-name="P10">14 </text:p>
      <text:p text:style-name="P10">15 </text:p>
      <text:p text:style-name="P10">'Add some data to the type </text:p>
      <text:p text:style-name="P10">16 </text:p>
      <text:p text:style-name="P10">For i = 0 To 417 </text:p>
      <text:p text:style-name="P10">myTypePtr[i].id = i </text:p>
      <text:p text:style-name="P10">18 </text:p>
      <text:p text:style-name="P10">Next </text:p>
      <text:p text:style-name="P10">19 </text:p>
      <text:p text:style-name="P10">20 </text:p>
      <text:p text:style-name="P10">'Print data </text:p>
      <text:p text:style-name="P10">21 </text:p>
      <text:p text:style-name="P10">Print "Initial data:" </text:p>
      <text:p text:style-name="P10">22 </text:p>
      <text:p text:style-name="P10">For i = 0 To 423 </text:p>
      <text:p text:style-name="P10">Print myTypePtr[i].id </text:p>
      <text:p text:style-name="P10">24 </text:p>
      <text:p text:style-name="P10">Next </text:p>
      <text:p text:style-name="P10">25 </text:p>
      <text:p text:style-name="P10">Print </text:p>
      <text:p text:style-name="P10">26 </text:p>
      <text:p text:style-name="P10">27 </text:p>
      <text:p text:style-name="P10">'Resize the array </text:p>
      <text:p text:style-name="P10">28 </text:p>
      <text:p text:style-name="P10"><text:soft-page-break/>myTypePtr = Reallocate(myTypePtr, 10) </text:p>
      <text:p text:style-name="P10"/>
      <text:p text:style-name="P10"/>
      <text:p text:style-name="P10"/>
      <text:p text:style-name="P10">29 </text:p>
      <text:p text:style-name="P10">30 </text:p>
      <text:p text:style-name="P10">'Add the new data </text:p>
      <text:p text:style-name="P10">31 </text:p>
      <text:p text:style-name="P10">For i = 4 To 932 </text:p>
      <text:p text:style-name="P10">myTypePtr[i].id = i </text:p>
      <text:p text:style-name="P10">33 </text:p>
      <text:p text:style-name="P10">Next </text:p>
      <text:p text:style-name="P10">34 </text:p>
      <text:p text:style-name="P10">35 </text:p>
      <text:p text:style-name="P10">'Print data </text:p>
      <text:p text:style-name="P10">36 </text:p>
      <text:p text:style-name="P10">Print "New Data:" </text:p>
      <text:p text:style-name="P10">37 </text:p>
      <text:p text:style-name="P10">For i = 0 To 938 </text:p>
      <text:p text:style-name="P10">Print myTypePtr[i].id </text:p>
      <text:p text:style-name="P10">39 </text:p>
      <text:p text:style-name="P10">Next </text:p>
      <text:p text:style-name="P10">40 </text:p>
      <text:p text:style-name="P10">41 </text:p>
      <text:p text:style-name="P10">'Release memory </text:p>
      <text:p text:style-name="P10">42 </text:p>
      <text:p text:style-name="P10">Deallocate myTypeptr </text:p>
      <text:p text:style-name="P10">43 </text:p>
      <text:p text:style-name="P10">44 </text:p>
      <text:p text:style-name="P10">Sleep </text:p>
      <text:p text:style-name="P10">45 </text:p>
      <text:p text:style-name="P10">End </text:p>
      <text:p text:style-name="P10"/>
      <text:p text:style-name="P10"/>
      <text:p text:style-name="P10">Listing 10.5: memtype.bas </text:p>
      <text:p text:style-name="P10"/>
      <text:p text:style-name="analysis"><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closedin the usual way. </text:p>
      <text:p text:style-name="P10"/>
      <text:p text:style-name="P10">When you run the program you should the following output. </text:p>
      <text:p text:style-name="P10"><text:soft-page-break/></text:p>
      <text:p text:style-name="P10">Initial data:</text:p>
      <text:p text:style-name="P10"/>
      <text:p text:style-name="P10"/>
      <text:p text:style-name="P10"><text:s/>0</text:p>
      <text:p text:style-name="P10"/>
      <text:p text:style-name="P10"/>
      <text:p text:style-name="P10"><text:s/>1</text:p>
      <text:p text:style-name="P10"/>
      <text:p text:style-name="P10"/>
      <text:p text:style-name="P10"><text:s/>2</text:p>
      <text:p text:style-name="P10"/>
      <text:p text:style-name="P10"/>
      <text:p text:style-name="P10"><text:s/>3</text:p>
      <text:p text:style-name="P10"/>
      <text:p text:style-name="P10"/>
      <text:p text:style-name="P10"><text:s/>4 </text:p>
      <text:p text:style-name="P10"/>
      <text:p text:style-name="P10"/>
      <text:p text:style-name="P10">New Data: </text:p>
      <text:p text:style-name="P10"/>
      <text:p text:style-name="P10"/>
      <text:p text:style-name="P10"/>
      <text:p text:style-name="P10"><text:s/>0 </text:p>
      <text:p text:style-name="P10">1 </text:p>
      <text:p text:style-name="P10">2 </text:p>
      <text:p text:style-name="P10">3 </text:p>
      <text:p text:style-name="P10">4 </text:p>
      <text:p text:style-name="P10">5 </text:p>
      <text:p text:style-name="P10">6 </text:p>
      <text:p text:style-name="P10">7 </text:p>
      <text:p text:style-name="P10">8 </text:p>
      <text:p text:style-name="P10">9 </text:p>
      <text:p text:style-name="P10"/>
      <text:p text:style-name="P10"/>
      <text:p text:style-name="P10">Output 10.5: Output of memtype.bas </text:p>
      <text:p text:style-name="P10"/>
      <text:p text:style-name="P10">As you can see, creating a memory array of types is very straight 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functions using the pointer method. </text:p>
      <text:p text:style-name="P10"/>
      <text:h text:style-name="Heading_20_2" text:outline-level="2"><text:soft-page-break/>Dynamic Arrays in Types </text:h>
      <text:p text:style-name="P10"/>
      <text:p text:style-name="P10">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10"/>
      <text:p text:style-name="P10">1 </text:p>
      <text:p text:style-name="P10">Option Explicit </text:p>
      <text:p text:style-name="P10">2 </text:p>
      <text:p text:style-name="P10">3 </text:p>
      <text:p text:style-name="P10">'This will be the dynamic type </text:p>
      <text:p text:style-name="P10">4 </text:p>
      <text:p text:style-name="P10">Type pt5 </text:p>
      <text:p text:style-name="P10">row As Integer6 </text:p>
      <text:p text:style-name="P10">col As Integer </text:p>
      <text:p text:style-name="P10">7 </text:p>
      <text:p text:style-name="P10">End Type </text:p>
      <text:p text:style-name="P10">8 </text:p>
      <text:p text:style-name="P10">9 </text:p>
      <text:p text:style-name="P10">'The base type: </text:p>
      <text:p text:style-name="P10">10 </text:p>
      <text:p text:style-name="P10">'darray will contain array data </text:p>
      <text:p text:style-name="P10">11 </text:p>
      <text:p text:style-name="P10">Type DType12 </text:p>
      <text:p text:style-name="P10">darray As pt Ptr </text:p>
      <text:p text:style-name="P10">13 </text:p>
      <text:p text:style-name="P10">End Type </text:p>
      <text:p text:style-name="P10">14 </text:p>
      <text:p text:style-name="P10">15 </text:p>
      <text:p text:style-name="P10">'Create an instance of type </text:p>
      <text:p text:style-name="P10"/>
      <text:p text:style-name="P10"/>
      <text:p text:style-name="P10"/>
      <text:p text:style-name="P10">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text:soft-page-break/>30 </text:p>
      <text:p text:style-name="P10">31 </text:p>
      <text:p text:style-name="P10">32 </text:p>
      <text:p text:style-name="P10">33 </text:p>
      <text:p text:style-name="P10">34 </text:p>
      <text:p text:style-name="P10">35 </text:p>
      <text:p text:style-name="P10">36 </text:p>
      <text:p text:style-name="P10">37 </text:p>
      <text:p text:style-name="P10">38 </text:p>
      <text:p text:style-name="P10"/>
      <text:p text:style-name="P10"/>
      <text:p text:style-name="P10">Dim myType As DType </text:p>
      <text:p text:style-name="P10">Dim As Integer i </text:p>
      <text:p text:style-name="P10"/>
      <text:p text:style-name="P10"/>
      <text:p text:style-name="P10">'Create enough space for elements </text:p>
      <text:p text:style-name="P10">myType.darray = Callocate(5, Sizeof(pt)) </text:p>
      <text:p text:style-name="P10"/>
      <text:p text:style-name="P10"/>
      <text:p text:style-name="P10">'Load data into array </text:p>
      <text:p text:style-name="P10"/>
      <text:p text:style-name="P10"/>
      <text:p text:style-name="P10">For i = 0 To 4 </text:p>
      <text:p text:style-name="P10"/>
      <text:p text:style-name="P10"/>
      <text:p text:style-name="P10">myType.darray[i].row = Int(Rnd * 10) + 1</text:p>
      <text:p text:style-name="P10"/>
      <text:p text:style-name="P10"/>
      <text:p text:style-name="P10"><text:s/>myType.darray[i].col = Int(Rnd * 10) + 1 </text:p>
      <text:p text:style-name="P10">Next </text:p>
      <text:p text:style-name="P10"/>
      <text:p text:style-name="P10"/>
      <text:p text:style-name="P10">'Print data </text:p>
      <text:p text:style-name="P10"/>
      <text:p text:style-name="P10"/>
      <text:p text:style-name="P10">For i = 0 To 4</text:p>
      <text:p text:style-name="P10"/>
      <text:p text:style-name="P10"/>
      <text:p text:style-name="P10"><text:s/>Locate myType.darray[i].row, myType.darray[i].col</text:p>
      <text:p text:style-name="P10"/>
      <text:p text:style-name="P10"/>
      <text:p text:style-name="P10"><text:s/>Print "X" </text:p>
      <text:p text:style-name="P10">Next </text:p>
      <text:p text:style-name="P10"/>
      <text:p text:style-name="P10"/>
      <text:p text:style-name="P10">'Free allocated space </text:p>
      <text:p text:style-name="P10">Deallocate myType.darray </text:p>
      <text:p text:style-name="P10"/>
      <text:p text:style-name="P10"/>
      <text:p text:style-name="P10">Sleep </text:p>
      <text:p text:style-name="P10"><text:soft-page-break/>End </text:p>
      <text:p text:style-name="P10"/>
      <text:p text:style-name="P10"/>
      <text:p text:style-name="P10">Listing 10.6: dynatype.bas </text:p>
      <text:p text:style-name="P10"/>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10"/>
      <text:p text:style-name="P10"/>
      <text:p text:style-name="P10">When you run the program you should see something similar to the following </text:p>
      <text:p text:style-name="P10">output.</text:p>
      <text:p text:style-name="P10"/>
      <text:p text:style-name="P10"><text:s/>X</text:p>
      <text:p text:style-name="P10"/>
      <text:p text:style-name="P10"/>
      <text:p text:style-name="P10"><text:s/>X</text:p>
      <text:p text:style-name="P10"/>
      <text:p text:style-name="P10"/>
      <text:p text:style-name="P10"><text:s/>X</text:p>
      <text:p text:style-name="P10"/>
      <text:p text:style-name="P10"/>
      <text:p text:style-name="P10"><text:s/>X</text:p>
      <text:p text:style-name="P10"/>
      <text:p text:style-name="P10"/>
      <text:p text:style-name="P10"><text:s/>X </text:p>
      <text:p text:style-name="P10"/>
      <text:p text:style-name="P10"/>
      <text:p text:style-name="P10">Output 10.6: Output of dynatype.bas </text:p>
      <text:p text:style-name="P10"/>
      <text:p text:style-name="P10">The location of the X's will vary since the rows and columns are generatedrandomly, <text:soft-page-break/>but since Randomize is not being used, you should the same layout between </text:p>
      <text:p text:style-name="P10">runs. </text:p>
      <text:p text:style-name="P10"/>
      <text:p text:style-name="P10">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10">darray, and then use the pointer index method on the field to select the array element.</text:p>
      <text:p text:style-name="P10">Since the array element is a type, you use the dot notation to access the array elementfield, just as you would as if it were a simple type variable. </text:p>
      <text:p text:style-name="P10"/>
      <text:p text:style-name="P10">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previous program to illustrate this concept. </text:p>
      <text:p text:style-name="P10"/>
      <text:p text:style-name="P10">1 </text:p>
      <text:p text:style-name="P10">Option Explicit </text:p>
      <text:p text:style-name="P10">2 </text:p>
      <text:p text:style-name="P10">3 </text:p>
      <text:p text:style-name="P10">'This will be the embedded type </text:p>
      <text:p text:style-name="P10">4 </text:p>
      <text:p text:style-name="P10">Type pt5 </text:p>
      <text:p text:style-name="P10">row As Integer6 </text:p>
      <text:p text:style-name="P10">col As Integer </text:p>
      <text:p text:style-name="P10">7 </text:p>
      <text:p text:style-name="P10">End Type </text:p>
      <text:p text:style-name="P10">8 </text:p>
      <text:p text:style-name="P10">9 </text:p>
      <text:p text:style-name="P10">'The base type: </text:p>
      <text:p text:style-name="P10">10 </text:p>
      <text:p text:style-name="P10">'darray will contain array data </text:p>
      <text:p text:style-name="P10">11 </text:p>
      <text:p text:style-name="P10">Type DType12 </text:p>
      <text:p text:style-name="P10">darray As pt Ptr </text:p>
      <text:p text:style-name="P10"/>
      <text:p text:style-name="P10"/>
      <text:p text:style-name="P10"/>
      <text:p text:style-name="P10">13 </text:p>
      <text:p text:style-name="P10">End Type </text:p>
      <text:p text:style-name="P10">14 </text:p>
      <text:p text:style-name="P10">15 </text:p>
      <text:p text:style-name="P10">'Create a pointer to base type </text:p>
      <text:p text:style-name="P10">16 </text:p>
      <text:p text:style-name="P10">Dim myType As DType Ptr </text:p>
      <text:p text:style-name="P10">17 </text:p>
      <text:p text:style-name="P10"><text:soft-page-break/>Dim As Integer i, j </text:p>
      <text:p text:style-name="P10">18 </text:p>
      <text:p text:style-name="P10">19 </text:p>
      <text:p text:style-name="P10">'Set up random number generator </text:p>
      <text:p text:style-name="P10">20 </text:p>
      <text:p text:style-name="P10">Randomize Timer </text:p>
      <text:p text:style-name="P10">21 </text:p>
      <text:p text:style-name="P10">22 </text:p>
      <text:p text:style-name="P10">'Create enough space for 3 base type elements </text:p>
      <text:p text:style-name="P10">23 </text:p>
      <text:p text:style-name="P10">myType = Callocate(3, Sizeof(Dtype)) </text:p>
      <text:p text:style-name="P10">24 </text:p>
      <text:p text:style-name="P10">'Create space for 3 pt elements within base type </text:p>
      <text:p text:style-name="P10">25 </text:p>
      <text:p text:style-name="P10">For i = 0 To 2 </text:p>
      <text:p text:style-name="P10">26 </text:p>
      <text:p text:style-name="P10">myType[i].darray = Callocate(3, Sizeof(pt)) </text:p>
      <text:p text:style-name="P10">27 </text:p>
      <text:p text:style-name="P10">Next </text:p>
      <text:p text:style-name="P10">28 </text:p>
      <text:p text:style-name="P10">29 </text:p>
      <text:p text:style-name="P10">'Load data within the type arrays </text:p>
      <text:p text:style-name="P10">30 </text:p>
      <text:p text:style-name="P10">For i = 0 To 2 </text:p>
      <text:p text:style-name="P10">31 </text:p>
      <text:p text:style-name="P10">For j = 0 To 232 </text:p>
      <text:p text:style-name="P10">myType[i].darray[j].row = Int(Rnd * 10) + 133 </text:p>
      <text:p text:style-name="P10">myType[i].darray[j].col = Int(Rnd * 10) + 134 </text:p>
      <text:p text:style-name="P10">Next </text:p>
      <text:p text:style-name="P10">35 </text:p>
      <text:p text:style-name="P10">Next </text:p>
      <text:p text:style-name="P10">36 </text:p>
      <text:p text:style-name="P10">37 </text:p>
      <text:p text:style-name="P10">'Print data </text:p>
      <text:p text:style-name="P10">38 </text:p>
      <text:p text:style-name="P10">For i = 0 To 239 </text:p>
      <text:p text:style-name="P10">For j = 0 To 240 </text:p>
      <text:p text:style-name="P10">Locate myType[i].darray[j].row, myType[i].darray[j].col41 </text:p>
      <text:p text:style-name="P10">Print "X"</text:p>
      <text:p text:style-name="P10">42 </text:p>
      <text:p text:style-name="P10">Next </text:p>
      <text:p text:style-name="P10">43 </text:p>
      <text:p text:style-name="P10">Next </text:p>
      <text:p text:style-name="P10">44 </text:p>
      <text:p text:style-name="P10">45 </text:p>
      <text:p text:style-name="P10">'Free embedded type array </text:p>
      <text:p text:style-name="P10">46 </text:p>
      <text:p text:style-name="P10">For i = 0 To 247 </text:p>
      <text:p text:style-name="P10">Deallocate myType[i].darray </text:p>
      <text:p text:style-name="P10">48 </text:p>
      <text:p text:style-name="P10"><text:soft-page-break/>Next </text:p>
      <text:p text:style-name="P10">49 </text:p>
      <text:p text:style-name="P10">'Free base type array </text:p>
      <text:p text:style-name="P10">50 </text:p>
      <text:p text:style-name="P10">Deallocate myType </text:p>
      <text:p text:style-name="P10">51 </text:p>
      <text:p text:style-name="P10">52 </text:p>
      <text:p text:style-name="P10">Sleep </text:p>
      <text:p text:style-name="P10">53 </text:p>
      <text:p text:style-name="P10">End </text:p>
      <text:p text:style-name="P10"/>
      <text:p text:style-name="P10"/>
      <text:p text:style-name="P10">Listing 10.7: dyna-type2.bas </text:p>
      <text:p text:style-name="P10"/>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deallocate the inner most pointer elementsfirst, and then work out toward the base pointer element. Line 50 deallocates the basetype elements, only after the darray elements have been deallocated. The program isthen closed in the usual way. </text:p>
      <text:p text:style-name="P10"/>
      <text:p text:style-name="P10">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10"/>
      <text:p text:style-name="P10"><text:s/>X X</text:p>
      <text:p text:style-name="P10"/>
      <text:p text:style-name="P10"/>
      <text:p text:style-name="P10"><text:soft-page-break/><text:s/>X X</text:p>
      <text:p text:style-name="P10"/>
      <text:p text:style-name="P10"/>
      <text:p text:style-name="P10"><text:s/>X</text:p>
      <text:p text:style-name="P10"/>
      <text:p text:style-name="P10"/>
      <text:p text:style-name="P10"><text:s/>X</text:p>
      <text:p text:style-name="P10"/>
      <text:p text:style-name="P10"/>
      <text:p text:style-name="P10"><text:s/>X X</text:p>
      <text:p text:style-name="P10"/>
      <text:p text:style-name="P10"/>
      <text:p text:style-name="P10"><text:s/>X </text:p>
      <text:p text:style-name="P10"/>
      <text:p text:style-name="P10"/>
      <text:p text:style-name="P10">Output 10.7: Output of dyna-type2.bas </text:p>
      <text:p text:style-name="P10"/>
      <text:p text:style-name="P10"/>
      <text:p text:style-name="P20"/>
      <text:p text:style-name="P10">While this may seem confusing at first, if you look at the code you will see arecurring pattern. The pointer elements are selected using the pointer index method,</text:p>
      <text:p text:style-name="P10">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10">pointer index, dot notation, pointer index, dot notation would be used for as many levelsas needed to resolve a individual element within the memory array. </text:p>
      <text:p text:style-name="P10"/>
      <text:p text:style-name="P10">The following diagram shows the memory layout of the program. </text:p>
      <text:p text:style-name="P10"/>
      <text:p text:style-name="P10">MyType[0] &gt; </text:p>
      <text:p text:style-name="P10">.darray[0] &gt; </text:p>
      <text:p text:style-name="P10">.row, .col </text:p>
      <text:p text:style-name="P10"/>
      <text:p text:style-name="P10"/>
      <text:p text:style-name="P10">.darray[1] &gt; </text:p>
      <text:p text:style-name="P10">.row, .col </text:p>
      <text:p text:style-name="P10"/>
      <text:p text:style-name="P10"/>
      <text:p text:style-name="P10">.darray[2] &gt; </text:p>
      <text:p text:style-name="P10">.row, .col </text:p>
      <text:p text:style-name="P10"/>
      <text:p text:style-name="P10"/>
      <text:p text:style-name="P10">MyType[1] &gt; </text:p>
      <text:p text:style-name="P10">.darray[0] &gt; </text:p>
      <text:p text:style-name="P10">.row, .col </text:p>
      <text:p text:style-name="P10"/>
      <text:p text:style-name="P10"/>
      <text:p text:style-name="P10">.darray[1] &gt; </text:p>
      <text:p text:style-name="P10">.row, .col </text:p>
      <text:p text:style-name="P10"/>
      <text:p text:style-name="P10"/>
      <text:p text:style-name="P10">.darray[2] &gt; </text:p>
      <text:p text:style-name="P10">.row, .col </text:p>
      <text:p text:style-name="P10"/>
      <text:p text:style-name="P10"/>
      <text:p text:style-name="P10">MyType[2] &gt; </text:p>
      <text:p text:style-name="P10">.darray[0] &gt; </text:p>
      <text:p text:style-name="P10">.row, .col </text:p>
      <text:p text:style-name="P10"/>
      <text:p text:style-name="P10"/>
      <text:p text:style-name="P10">.darray[1] &gt; </text:p>
      <text:p text:style-name="P10">.row, .col </text:p>
      <text:p text:style-name="P10"/>
      <text:p text:style-name="P10"/>
      <text:p text:style-name="P10">.darray[2] &gt; </text:p>
      <text:p text:style-name="P10">.row, .col </text:p>
      <text:p text:style-name="P10"><text:soft-page-break/></text:p>
      <text:p text:style-name="P10"/>
      <text:p text:style-name="P10">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10">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10"/>
      <text:p text:style-name="P10">Function Pointers in Types </text:p>
      <text:p text:style-name="P10"/>
      <text:p text:style-name="P10">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10">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10"/>
      <text:p text:style-name="P10">You define a function (or subroutine) pointer by declaring a prototype functiondeclaration with the type element name. The following code snippet shows a typicaldeclaration. </text:p>
      <text:p text:style-name="P10"/>
      <text:p text:style-name="P10">Type myObject </text:p>
      <text:p text:style-name="P10"/>
      <text:p text:style-name="P10"/>
      <text:p text:style-name="P10">arg1 As Integer </text:p>
      <text:p text:style-name="P10"/>
      <text:p text:style-name="P10"/>
      <text:p text:style-name="P10">arg2 As Integer </text:p>
      <text:p text:style-name="P10"/>
      <text:p text:style-name="P10"/>
      <text:p text:style-name="P10">ret As Integer </text:p>
      <text:p text:style-name="P10"/>
      <text:p text:style-name="P10"/>
      <text:p text:style-name="P10"/>
      <text:p text:style-name="P10">myFunc As Function(arg1 As Integer, arg2 As Integer) As Integer </text:p>
      <text:p text:style-name="P10">End Type </text:p>
      <text:p text:style-name="P10">Declare Function typeFunc(arg1 As Integer, arg2 As Integer) As Integer </text:p>
      <text:p text:style-name="P10">... </text:p>
      <text:p text:style-name="P10">Dim Obj as myObject </text:p>
      <text:p text:style-name="P10">Obj.myFunc = @typeFunc </text:p>
      <text:p text:style-name="P10">... </text:p>
      <text:p text:style-name="P10">Function typeFunc(arg1 As Integer, arg2 As Integer) As Integer </text:p>
      <text:p text:style-name="P10"/>
      <text:p text:style-name="P10"><text:soft-page-break/></text:p>
      <text:p text:style-name="P10">... </text:p>
      <text:p text:style-name="P10">End Function </text:p>
      <text:p text:style-name="P10"/>
      <text:p text:style-name="P10"/>
      <text:p text:style-name="P10">The type definition is defined using data in the normal manner, along with a field,</text:p>
      <text:p text:style-name="P10">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field. </text:p>
      <text:p text:style-name="P10"/>
      <text:p text:style-name="P10">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10">The real function must be coded of course, so that you actually have some code to callwhen using the function pointer. </text:p>
      <text:p text:style-name="P10"/>
      <text:p text:style-name="P10">The following program illustrates creating and using a function pointer in a type </text:p>
      <text:p text:style-name="P10">def. </text:p>
      <text:p text:style-name="P10"/>
      <text:p text:style-name="P10">1 </text:p>
      <text:p text:style-name="P10">Option Explicit </text:p>
      <text:p text:style-name="P10">2 </text:p>
      <text:p text:style-name="P10">3 </text:p>
      <text:p text:style-name="P10">'Create a type definition that has data and function ptr </text:p>
      <text:p text:style-name="P10">4 </text:p>
      <text:p text:style-name="P10">Type myObject </text:p>
      <text:p text:style-name="P10">5 </text:p>
      <text:p text:style-name="P10">arg1 As Integer </text:p>
      <text:p text:style-name="P10">6 </text:p>
      <text:p text:style-name="P10">arg2 As Integer </text:p>
      <text:p text:style-name="P10">7 </text:p>
      <text:p text:style-name="P10">ret As Integer </text:p>
      <text:p text:style-name="P10">8 </text:p>
      <text:p text:style-name="P10">myFunc As Function(arg1 As Integer, arg2 As Integer) As Integer </text:p>
      <text:p text:style-name="P10">9 </text:p>
      <text:p text:style-name="P10">End Type </text:p>
      <text:p text:style-name="P10">10 </text:p>
      <text:p text:style-name="P10">11 </text:p>
      <text:p text:style-name="P10">'Need to declare function for forward reference </text:p>
      <text:p text:style-name="P10">12 </text:p>
      <text:p text:style-name="P10">Declare Function typeFunc(arg1 As Integer, arg2 As Integer) As Integer </text:p>
      <text:p text:style-name="P10">13 </text:p>
      <text:p text:style-name="P10"><text:soft-page-break/>'Create a type variable </text:p>
      <text:p text:style-name="P10">14 </text:p>
      <text:p text:style-name="P10">Dim Obj As myObject </text:p>
      <text:p text:style-name="P10">15 </text:p>
      <text:p text:style-name="P10">'Set the address of the function </text:p>
      <text:p text:style-name="P10">16 </text:p>
      <text:p text:style-name="P10">Obj.myFunc = @typeFunc </text:p>
      <text:p text:style-name="P10"/>
      <text:p text:style-name="P10"/>
      <text:p text:style-name="P10"/>
      <text:p text:style-name="P10">17 </text:p>
      <text:p text:style-name="P10">'Set the data elements </text:p>
      <text:p text:style-name="P10">18 </text:p>
      <text:p text:style-name="P10">Obj.arg1 = 1 </text:p>
      <text:p text:style-name="P10">19 </text:p>
      <text:p text:style-name="P10">Obj.arg2 = 5 </text:p>
      <text:p text:style-name="P10">20 </text:p>
      <text:p text:style-name="P10">'Call the function </text:p>
      <text:p text:style-name="P10">21 </text:p>
      <text:p text:style-name="P10">Obj.ret = Obj.myFunc(obj.arg1, Obj.arg2) </text:p>
      <text:p text:style-name="P10">22 </text:p>
      <text:p text:style-name="P10">'Show result </text:p>
      <text:p text:style-name="P10">23 </text:p>
      <text:p text:style-name="P10">Print "Func return is";Obj.ret </text:p>
      <text:p text:style-name="P10">24 </text:p>
      <text:p text:style-name="P10">25 </text:p>
      <text:p text:style-name="P10">Sleep </text:p>
      <text:p text:style-name="P10">26 </text:p>
      <text:p text:style-name="P10">End </text:p>
      <text:p text:style-name="P10">27 </text:p>
      <text:p text:style-name="P10">28 </text:p>
      <text:p text:style-name="P10">Function typeFunc(arg1 As Integer, arg2 As Integer) As Integer </text:p>
      <text:p text:style-name="P10">29 </text:p>
      <text:p text:style-name="P10">Return arg1 + arg2 </text:p>
      <text:p text:style-name="P10"/>
      <text:p text:style-name="P10"/>
      <text:p text:style-name="P10">End Function </text:p>
      <text:p text:style-name="P10"/>
      <text:p text:style-name="P10"/>
      <text:p text:style-name="P10">Listing 10.8: type-func.bas </text:p>
      <text:p text:style-name="P10"/>
      <text:p text:style-name="analysis"><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text:soft-page-break/>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10"/>
      <text:p text:style-name="P10">When you run the program, you should see the following output.</text:p>
      <text:p text:style-name="P10"/>
      <text:p text:style-name="P10"><text:s/>Func return is 6 </text:p>
      <text:p text:style-name="P10"/>
      <text:p text:style-name="P10"/>
      <text:p text:style-name="P10">Output 10.8: Output of type-func.bas </text:p>
      <text:p text:style-name="P10"/>
      <text:p text:style-name="P10">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10"/>
      <text:p text:style-name="P10"/>
      <text:p text:style-name="P10">have to update a single code object, rather than a scattered bunch of variables andsubroutines. </text:p>
      <text:p text:style-name="P10"/>
      <text:p text:style-name="P10">This method also enables you to pass information to functions or subroutines as asingle unit, by simply declaring a parameter as the type definition, and you have accessto both the data and methods within the called function. This makes the code much more </text:p>
      <text:p text:style-name="P10">reliable and easier to maintain. It also enables you to generalize the code so that whenyou create these type of objects, they can be used in other programs. </text:p>
      <text:p text:style-name="P10"/>
      <text:p text:style-name="P10">Forward References </text:p>
      <text:p text:style-name="P10"/>
      <text:p text:style-name="P10">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10"/>
      <text:p text:style-name="P10">'Forward reference </text:p>
      <text:p text:style-name="P10"/>
      <text:p text:style-name="P10"/>
      <text:p text:style-name="P10"><text:soft-page-break/>Type FT as Type2 </text:p>
      <text:p text:style-name="P10"/>
      <text:p text:style-name="P10"/>
      <text:p text:style-name="P10">Type Type1 </text:p>
      <text:p text:style-name="P10"/>
      <text:p text:style-name="P10"/>
      <text:p text:style-name="P10">fType as FT </text:p>
      <text:p text:style-name="P10"/>
      <text:p text:style-name="P10"/>
      <text:p text:style-name="P10">End Type </text:p>
      <text:p text:style-name="P10"/>
      <text:p text:style-name="P10"/>
      <text:p text:style-name="P10">Type Type2 </text:p>
      <text:p text:style-name="P10"/>
      <text:p text:style-name="P10"/>
      <text:p text:style-name="P10">fType as Type2 </text:p>
      <text:p text:style-name="P10"/>
      <text:p text:style-name="P10"/>
      <text:p text:style-name="P10">End Type </text:p>
      <text:p text:style-name="P10"/>
      <text:p text:style-name="P10"/>
      <text:p text:style-name="P10">The code Type FT as Type2 creates the forward reference that is in turn used in </text:p>
      <text:p text:style-name="P10">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10"/>
      <text:p text:style-name="P10">Bit Fields </text:p>
      <text:p text:style-name="P10"/>
      <text:p text:style-name="P10">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10"/>
      <text:p text:style-name="P10">1 </text:p>
      <text:p text:style-name="P10">Option Explicit </text:p>
      <text:p text:style-name="P10">2 </text:p>
      <text:p text:style-name="P10"/>
      <text:p text:style-name="P10"/>
      <text:p text:style-name="P10">3 </text:p>
      <text:p text:style-name="P10">Type BitType4 </text:p>
      <text:p text:style-name="P10">b1: 1 As Integer5 </text:p>
      <text:p text:style-name="P10">b2: 4 As Integer </text:p>
      <text:p text:style-name="P10">6 </text:p>
      <text:p text:style-name="P10">End Type </text:p>
      <text:p text:style-name="P10">7 </text:p>
      <text:p text:style-name="P10">8 </text:p>
      <text:p text:style-name="P10">Dim myBitType As BitType </text:p>
      <text:p text:style-name="P10"><text:soft-page-break/>9 </text:p>
      <text:p text:style-name="P10">10 </text:p>
      <text:p text:style-name="P10">myBitType.b1 = 1 </text:p>
      <text:p text:style-name="P10">11 </text:p>
      <text:p text:style-name="P10">myBitType.b2 = 1101 </text:p>
      <text:p text:style-name="P10">12 </text:p>
      <text:p text:style-name="P10">13 </text:p>
      <text:p text:style-name="P10">Print "Bit field 1: ";myBitType.b1 </text:p>
      <text:p text:style-name="P10">14 </text:p>
      <text:p text:style-name="P10">Print "Bit field 2: ";myBitType.b2 </text:p>
      <text:p text:style-name="P10">15 </text:p>
      <text:p text:style-name="P10">16 </text:p>
      <text:p text:style-name="P10">Sleep </text:p>
      <text:p text:style-name="P10">17 </text:p>
      <text:p text:style-name="P10">End </text:p>
      <text:p text:style-name="P10"/>
      <text:p text:style-name="P10"/>
      <text:p text:style-name="P10">Listing 10.9: bitfield.bas </text:p>
      <text:p text:style-name="P10"/>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10"/>
      <text:p text:style-name="P10">When you run the program you should see the following output. </text:p>
      <text:p text:style-name="P10"/>
      <text:p text:style-name="P10">Bit field 1: 1 </text:p>
      <text:p text:style-name="P10"/>
      <text:p text:style-name="P10"/>
      <text:p text:style-name="P10">Bit field 2: 13 </text:p>
      <text:p text:style-name="P10"/>
      <text:p text:style-name="P10"/>
      <text:p text:style-name="P10">Output 10.9: Output of bitfield.bas </text:p>
      <text:p text:style-name="P10"/>
      <text:p text:style-name="P10">The data type of the bit field determines how many bits you can declare in a bitfield. Since an integer is 32 bits long, you could declare up to 32 bits in the field.</text:p>
      <text:p text:style-name="P10">However, in most cases you would declare a single bit for each field, and use a number offields to define the bit masking that you wish to use. Using a single bit simplifies thecoding you need to do to determine if a bit is set or cleared. </text:p>
      <text:p text:style-name="P10"/>
      <text:p text:style-name="P10">The Field Property </text:p>
      <text:p text:style-name="P10"/>
      <text:p text:style-name="P10">When you create a variable of a type definition, the type is padded in memory. Thepadding allows for faster access of the type members since the type fields are aligned ona 4 byte or Word boundary. However, this can cause problems when trying to read a 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10"><text:soft-page-break/></text:p>
      <text:p text:style-name="P10"/>
      <text:p text:style-name="P10">Type myType field = 1 </text:p>
      <text:p text:style-name="P10">v1 As Integer </text:p>
      <text:p text:style-name="P10">v2 As Byte </text:p>
      <text:p text:style-name="P10"/>
      <text:p text:style-name="P10"/>
      <text:p text:style-name="P10">End Type </text:p>
      <text:p text:style-name="P10"/>
      <text:p text:style-name="P10"/>
      <text:p text:style-name="P10">For 2 byte alignment you would use field = 2. If no field = property is assigned,</text:p>
      <text:p text:style-name="P10">then the padding will be 4 bytes. If you are reading a type definition created by FreeBasicusing the default alignment, then you do not need to use the field property. </text:p>
      <text:p text:style-name="P10"/>
      <text:p text:style-name="P10">If you reading a Quick Basic type record, then you will need to use field = 1, as QB usedbyte alignment by default. </text:p>
      <text:p text:style-name="P10"/>
      <text:p text:style-name="P10">Type Initialization </text:p>
      <text:p text:style-name="P10"/>
      <text:p text:style-name="P10">You can initialize a type definition when you dimension the type just as you canany of the intrinsic variables. The following code snippet illustrates the syntax. </text:p>
      <text:p text:style-name="P10"/>
      <text:p text:style-name="P10">Type aType </text:p>
      <text:p text:style-name="P10"/>
      <text:p text:style-name="P10"/>
      <text:p text:style-name="P10">a As Integer </text:p>
      <text:p text:style-name="P10"/>
      <text:p text:style-name="P10"/>
      <text:p text:style-name="P10">b As Byte </text:p>
      <text:p text:style-name="P10"/>
      <text:p text:style-name="P10"/>
      <text:p text:style-name="P10">c As String </text:p>
      <text:p text:style-name="P10"/>
      <text:p text:style-name="P10"/>
      <text:p text:style-name="P10">End Type </text:p>
      <text:p text:style-name="P10"/>
      <text:p text:style-name="P10"/>
      <text:p text:style-name="P10">Dim myType As aType =&gt; (12345, 12, "Hello") </text:p>
      <text:p text:style-name="P10"/>
      <text:p text:style-name="P10"/>
      <text:p text:style-name="P10">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10"/>
      <text:p text:style-name="P10">1 </text:p>
      <text:p text:style-name="P10">Option Explicit </text:p>
      <text:p text:style-name="P10">2 </text:p>
      <text:p text:style-name="P10">3 </text:p>
      <text:p text:style-name="P10"><text:soft-page-break/>'Create a type def </text:p>
      <text:p text:style-name="P10">4 </text:p>
      <text:p text:style-name="P10">Type aType5 </text:p>
      <text:p text:style-name="P10">a As Integer6 </text:p>
      <text:p text:style-name="P10">b As Byte7 </text:p>
      <text:p text:style-name="P10">c As String </text:p>
      <text:p text:style-name="P10">8 </text:p>
      <text:p text:style-name="P10">End Type </text:p>
      <text:p text:style-name="P10">9 </text:p>
      <text:p text:style-name="P10">10 </text:p>
      <text:p text:style-name="P10">'Create and init the type </text:p>
      <text:p text:style-name="P10">11 </text:p>
      <text:p text:style-name="P10">Dim myType As aType =&gt; (12345, 12, "Hello") </text:p>
      <text:p text:style-name="P10">12 </text:p>
      <text:p text:style-name="P10">13 </text:p>
      <text:p text:style-name="P10">'Display values </text:p>
      <text:p text:style-name="P10">14 </text:p>
      <text:p text:style-name="P10">With myType </text:p>
      <text:p text:style-name="P10"/>
      <text:p text:style-name="P10"/>
      <text:p text:style-name="P10"/>
      <text:p text:style-name="P10">15 </text:p>
      <text:p text:style-name="P10">Print .a16 </text:p>
      <text:p text:style-name="P10">Print .b17 </text:p>
      <text:p text:style-name="P10">Print .c </text:p>
      <text:p text:style-name="P10">18 </text:p>
      <text:p text:style-name="P10">End With </text:p>
      <text:p text:style-name="P10">19 </text:p>
      <text:p text:style-name="P10">20 </text:p>
      <text:p text:style-name="P10">Sleep </text:p>
      <text:p text:style-name="P10">21End </text:p>
      <text:p text:style-name="P10"/>
      <text:p text:style-name="P10"/>
      <text:p text:style-name="P10">Listing 10.10: type-init.bas </text:p>
      <text:p text:style-name="P10"/>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10"/>
      <text:p text:style-name="P10">When you run the program you should the following output.</text:p>
      <text:p text:style-name="P10"/>
      <text:p text:style-name="P10"><text:s/>12345</text:p>
      <text:p text:style-name="P10"/>
      <text:p text:style-name="P10"/>
      <text:p text:style-name="P10">Hello </text:p>
      <text:p text:style-name="P10"/>
      <text:p text:style-name="P10"/>
      <text:p text:style-name="P10">Output 10.10: Output of type-init.bas </text:p>
      <text:p text:style-name="P10"/>
      <text:p text:style-name="P10"><text:soft-page-break/>Initializing a type definition in a Dim statement is useful when you need to have aset of initial values for a type, or values that will not change during program execution.</text:p>
      <text:p text:style-name="P10">Since the values are known at compile time, the compiler can doesn't have to spendcycles loading the values during runtime. </text:p>
      <text:p text:style-name="P10"/>
      <text:p text:style-name="P10">Unions </text:p>
      <text:p text:style-name="P10"/>
      <text:p text:style-name="P10">Unions look similar to Types in their definition. </text:p>
      <text:p text:style-name="P10"/>
      <text:p text:style-name="P10">Union aUnion </text:p>
      <text:p text:style-name="P10"/>
      <text:p text:style-name="P10"/>
      <text:p text:style-name="P10">b As Byte </text:p>
      <text:p text:style-name="P10"/>
      <text:p text:style-name="P10"/>
      <text:p text:style-name="P10">s As Short </text:p>
      <text:p text:style-name="P10"/>
      <text:p text:style-name="P10"/>
      <text:p text:style-name="P10">i As Integer </text:p>
      <text:p text:style-name="P10"/>
      <text:p text:style-name="P10"/>
      <text:p text:style-name="P10">End Union </text:p>
      <text:p text:style-name="P10"/>
      <text:p text:style-name="P10"/>
      <text:p text:style-name="P10">If this were a Type, you could access each field within the definition. For a Union,</text:p>
      <text:p text:style-name="P10">you can only access one field at any given time; all the fields within a Union occupy thesame memory segment, and the size of the Union is the size of the largest member. 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10"/>
      <text:p text:style-name="P10"/>
      <text:p text:style-name="P10">1 </text:p>
      <text:p text:style-name="P10">2 </text:p>
      <text:p text:style-name="P10">3 </text:p>
      <text:p text:style-name="P10">4 </text:p>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text:soft-page-break/>17 </text:p>
      <text:p text:style-name="P10">18 </text:p>
      <text:p text:style-name="P10">19 </text:p>
      <text:p text:style-name="P10">20 </text:p>
      <text:p text:style-name="P10"/>
      <text:p text:style-name="P10"/>
      <text:p text:style-name="P10">Option Explicit </text:p>
      <text:p text:style-name="P10"/>
      <text:p text:style-name="P10"/>
      <text:p text:style-name="P10">'Define a union </text:p>
      <text:p text:style-name="P10"/>
      <text:p text:style-name="P10"/>
      <text:p text:style-name="P10">Union aUnion </text:p>
      <text:p text:style-name="P10">b As Byte </text:p>
      <text:p text:style-name="P10">s As Short </text:p>
      <text:p text:style-name="P10">i As Integer </text:p>
      <text:p text:style-name="P10"/>
      <text:p text:style-name="P10"/>
      <text:p text:style-name="P10">End Union </text:p>
      <text:p text:style-name="P10"/>
      <text:p text:style-name="P10"/>
      <text:p text:style-name="P10">Dim myUnion As aUnion </text:p>
      <text:p text:style-name="P10"/>
      <text:p text:style-name="P10"/>
      <text:p text:style-name="P10">'Set the integer value </text:p>
      <text:p text:style-name="P10">myUnion.i = 2047483641 </text:p>
      <text:p text:style-name="P10">'Print members </text:p>
      <text:p text:style-name="P10">Print "Integer: ";Tab(10);Bin(myUnion.i) </text:p>
      <text:p text:style-name="P10">Print "Byte: ";Tab(33);Bin(myUnion.b) </text:p>
      <text:p text:style-name="P10">Print "Short: ";Tab(28);Bin(myUnion.s) </text:p>
      <text:p text:style-name="P10"/>
      <text:p text:style-name="P10"/>
      <text:p text:style-name="P10">Sleep </text:p>
      <text:p text:style-name="P10">End </text:p>
      <text:p text:style-name="P10"/>
      <text:p text:style-name="P10"/>
      <text:p text:style-name="P10">Listing 10.11: union.bas </text:p>
      <text:p text:style-name="P10"/>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10"/>
      <text:p text:style-name="P10">When you run the program you should the following output. </text:p>
      <text:p text:style-name="P10"/>
      <text:p text:style-name="P10">Integer: 1111010000010100001111011111001 </text:p>
      <text:p text:style-name="P10"/>
      <text:p text:style-name="P10"/>
      <text:p text:style-name="P10">Byte: 11111001 </text:p>
      <text:p text:style-name="P10"/>
      <text:p text:style-name="P10"><text:soft-page-break/></text:p>
      <text:p text:style-name="P10">Short: 1111011111001 </text:p>
      <text:p text:style-name="P10"/>
      <text:p text:style-name="P10"/>
      <text:p text:style-name="P10">Output 10.11: Output of union.bas </text:p>
      <text:p text:style-name="P10"/>
      <text:p text:style-name="P10">You can easily see the overlapped values in the output. While a union is useful onits own, you can combine a union with a type definition to create extremely flexible andefficient data structures. </text:p>
      <text:p text:style-name="P10"/>
      <text:p text:style-name="P10">Types in Unions </text:p>
      <text:p text:style-name="P10"/>
      <text:p text:style-name="P10">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10"/>
      <text:p text:style-name="P10"/>
      <text:p text:style-name="P10">union LARGE_INTEGER </text:p>
      <text:p text:style-name="P10"/>
      <text:p text:style-name="P10"/>
      <text:p text:style-name="P10">type </text:p>
      <text:p text:style-name="P10"/>
      <text:p text:style-name="P10"/>
      <text:p text:style-name="P10">LowPart as DWORD </text:p>
      <text:p text:style-name="P10"/>
      <text:p text:style-name="P10"/>
      <text:p text:style-name="P10">HighPart as LONG </text:p>
      <text:p text:style-name="P10"/>
      <text:p text:style-name="P10"/>
      <text:p text:style-name="P10">end type </text:p>
      <text:p text:style-name="P10"/>
      <text:p text:style-name="P10"/>
      <text:p text:style-name="P10">QuadPart as LONGLONG </text:p>
      <text:p text:style-name="P10"/>
      <text:p text:style-name="P10"/>
      <text:p text:style-name="P10">end union </text:p>
      <text:p text:style-name="P10"/>
      <text:p text:style-name="P10"/>
      <text:p text:style-name="P10">The Dword data type is defined in windef.bi as an Uinteger, type DWORD as </text:p>
      <text:p text:style-name="P10">uinteger, and the Longlong type is defined as a Longint, type LONGLONG as longint. A </text:p>
      <text:p text:style-name="P10">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heLowPart and HighPart of the type, you are setting the value of the QuadPart field. </text:p>
      <text:p text:style-name="P10"/>
      <text:p text:style-name="P10">As you can see, using a type within a union is an easy way to set or retrieveindividual values of a component data type without resorting to a lot of conversion code.</text:p>
      <text:p text:style-name="P10"><text:soft-page-break/>The layout of the memory segments does the conversion for you, providing that 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10"/>
      <text:p text:style-name="P10">Unions in Types </text:p>
      <text:p text:style-name="P10"/>
      <text:p text:style-name="P10">A union within a type definition is an efficient way to manage data when one fieldwithin a type can only be a single value. The most common example of this is the Variantdata type found in other programing languages. </text:p>
      <text:p text:style-name="P10"/>
      <text:p text:style-name="P10">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10">Classes are planned for a future version of FreeBasic. </text:p>
      <text:p text:style-name="P10"/>
      <text:p text:style-name="P10">If you can only access a single field within a union, how do you know which field toaccess when a union is contained within a type definition? Usually you will include anidentifier field within the type, but outside the union, that identifies which union field toaccess. The following program illustrates this concept by creating a simple Variant data </text:p>
      <text:p text:style-name="P10">type. </text:p>
      <text:p text:style-name="P10"/>
      <text:p text:style-name="P10">1 </text:p>
      <text:p text:style-name="P10">Option Explicit </text:p>
      <text:p text:style-name="P10">2 </text:p>
      <text:p text:style-name="P10">3 </text:p>
      <text:p text:style-name="P10">'Union field ids </text:p>
      <text:p text:style-name="P10">4 </text:p>
      <text:p text:style-name="P10">#define vString 0 </text:p>
      <text:p text:style-name="P10"/>
      <text:p text:style-name="P10"/>
      <text:p text:style-name="P10"/>
      <text:p text:style-name="P10">5 </text:p>
      <text:p text:style-name="P10">#define vInteger 1 </text:p>
      <text:p text:style-name="P10">6 </text:p>
      <text:p text:style-name="P10">7 </text:p>
      <text:p text:style-name="P10">'Define type def with variable data fields </text:p>
      <text:p text:style-name="P10">8 </text:p>
      <text:p text:style-name="P10">Type vType9 </text:p>
      <text:p text:style-name="P10">vt_id As Integer10 </text:p>
      <text:p text:style-name="P10">Union11 </text:p>
      <text:p text:style-name="P10">s As String12 </text:p>
      <text:p text:style-name="P10">i As Integer13 </text:p>
      <text:p text:style-name="P10">End Union </text:p>
      <text:p text:style-name="P10">14 </text:p>
      <text:p text:style-name="P10">End Type </text:p>
      <text:p text:style-name="P10">15 </text:p>
      <text:p text:style-name="P10"><text:soft-page-break/>16 </text:p>
      <text:p text:style-name="P10">'Create variant variable </text:p>
      <text:p text:style-name="P10">17 </text:p>
      <text:p text:style-name="P10">Dim myVariant As vType </text:p>
      <text:p text:style-name="P10">18 </text:p>
      <text:p text:style-name="P10">19 </text:p>
      <text:p text:style-name="P10">'This subroutine prints out value </text:p>
      <text:p text:style-name="P10">20 </text:p>
      <text:p text:style-name="P10">Sub PrintVariant(v As vType)</text:p>
      <text:p text:style-name="P10">21 </text:p>
      <text:p text:style-name="P10">If v.vt_id = vString Then22 </text:p>
      <text:p text:style-name="P10">Print "String value: ";v.s23 </text:p>
      <text:p text:style-name="P10">Elseif v.vt_id = vInteger Then24 </text:p>
      <text:p text:style-name="P10">Print "Integer value:";v.i25 </text:p>
      <text:p text:style-name="P10">End If </text:p>
      <text:p text:style-name="P10">26 </text:p>
      <text:p text:style-name="P10">End Sub </text:p>
      <text:p text:style-name="P10">27 </text:p>
      <text:p text:style-name="P10">28 </text:p>
      <text:p text:style-name="P10">'Set the id to a string </text:p>
      <text:p text:style-name="P10">29 </text:p>
      <text:p text:style-name="P10">myVariant.vt_id = vString </text:p>
      <text:p text:style-name="P10">30 </text:p>
      <text:p text:style-name="P10">myVariant.s = "This is a string." </text:p>
      <text:p text:style-name="P10">31 </text:p>
      <text:p text:style-name="P10">'Print the string value </text:p>
      <text:p text:style-name="P10">32 </text:p>
      <text:p text:style-name="P10">PrintVariant myVariant </text:p>
      <text:p text:style-name="P10">33 </text:p>
      <text:p text:style-name="P10">'Clear the string memory before seting the integer </text:p>
      <text:p text:style-name="P10">34 </text:p>
      <text:p text:style-name="P10">myVariant.s = "" </text:p>
      <text:p text:style-name="P10">35 </text:p>
      <text:p text:style-name="P10">'Set the id to an integer </text:p>
      <text:p text:style-name="P10">36 </text:p>
      <text:p text:style-name="P10">myVariant.vt_id = vInteger </text:p>
      <text:p text:style-name="P10">37 </text:p>
      <text:p text:style-name="P10">myVariant.i = 300 </text:p>
      <text:p text:style-name="P10">38 </text:p>
      <text:p text:style-name="P10">'Print the integer value </text:p>
      <text:p text:style-name="P10">39 </text:p>
      <text:p text:style-name="P10">PrintVariant myVariant </text:p>
      <text:p text:style-name="P10">40 </text:p>
      <text:p text:style-name="P10">41 </text:p>
      <text:p text:style-name="P10">Sleep </text:p>
      <text:p text:style-name="P10">42 </text:p>
      <text:p text:style-name="P10">End </text:p>
      <text:p text:style-name="P10"/>
      <text:p text:style-name="P10"/>
      <text:p text:style-name="P10">Listing 10.12: simplevariant.bas </text:p>
      <text:p text:style-name="P10"><text:soft-page-break/></text:p>
      <text:p text:style-name="analysis"><text:tab/>Analysis: Line 4 and 5 define the union ids. These values will be used 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5">Line 36 sets the id field to an integer, and the value of the union field i is set to300. Line 39 calls the PrintVariant subroutine to print the integer value. The program isthen closed in the usual way. </text:span></text:p>
      <text:p text:style-name="analysis"/>
      <text:p text:style-name="P24"/>
      <text:p text:style-name="P25"/>
      <text:p text:style-name="P25"/>
      <text:p text:style-name="caution"><text:span text:style-name="T7">Caution</text:span><text:span text:style-name="T6">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10">When you run the program you should see the following output. </text:p>
      <text:p text:style-name="P10"/>
      <text:p text:style-name="P10">String value: This is a string. </text:p>
      <text:p text:style-name="P10"/>
      <text:p text:style-name="P10"/>
      <text:p text:style-name="P10">Integer value: 300 </text:p>
      <text:p text:style-name="P10"/>
      <text:p text:style-name="P10"/>
      <text:p text:style-name="P10">Output 10.12: Output of simplevariant.bas </text:p>
      <text:p text:style-name="P10"/>
      <text:p text:style-name="P10">Using a combination of unions and types within a program allows to design customdata types that have a lot of flexibility, but care must be taken to ensure that you <text:soft-page-break/>areusing the data constructs correctly. Improper use of these data types can lead to hard-tofind </text:p>
      <text:p text:style-name="P10">bugs. The benefits however, out-weigh the risks and once mastered, are a powerfulprogramming skill. </text:p>
      <text:p text:style-name="P10"/>
      <text:h text:style-name="Heading_20_2" text:outline-level="2">A Look Ahead </text:h>
      <text:p text:style-name="P10"/>
      <text:p text:style-name="P10">There are times when you will need values that do not change during a program.</text:p>
      <text:p text:style-name="P10">These values are called Symbolic Constants and are the subject of the next chapter. </text:p>
      <text:p text:style-name="P10"/>
      <text:p text:style-name="P10"/>
      <text:h text:style-name="Heading_20_1" text:outline-level="1"/>
      <text:h text:style-name="P60" text:outline-level="1">Chapter 11 Symbolic Constants </text:h>
      <text:p text:style-name="P10"/>
      <text:p text:style-name="P10">Constants are values that do not change during the life of the program. Constantsare like variables in that the name of the constant refers to the defined value, but unlike </text:p>
      <text:p text:style-name="P10">a variable, these values cannot be changed in the program. There are two importantreasons why constants should be used in your program. One, they help to document theprogram. Suppose in your role-playing game you have a weapon such as a broadsword. Ifyou define the broadsword as a constant, which you can do with #Define broadsword </text:p>
      <text:p text:style-name="P10">12, you can then refer to the weapon id as broadsword, rather than 12. The number 12 </text:p>
      <text:p text:style-name="P10">imparts no real information when you see it in the code; broadsword on the the other </text:p>
      <text:p text:style-name="P10">hand is quite clear and understandable. </text:p>
      <text:p text:style-name="P10"/>
      <text:p text:style-name="P10">The second reason to use a constant is code maintenance. There may come a timewhen working on your role-playing game that you need to change the value of thebroadsword id. If you have defined the id as a constant, you only need to change it in asingle location, the place where you defined the constant. If you had just used thenumber 12, you would have to search through the code and change each instance where12 referred to the broadsword. If the program is of any length at all, you will probablymiss a reference or two, introducing bugs into your program. Bugs that may be difficult tolocate and fix. </text:p>
      <text:p text:style-name="P10"/>
      <text:p text:style-name="P10">One of the things you will discover as you progress in your programming adventure isthat programs are dynamic, not static. There is always a new technique beingdeveloped that you can use, a new compiler function that will improve your program,</text:p>
      <text:p text:style-name="P10">and bugs that need to be fixed. The only thing that stays the same in a program is thefact that programs continually evolve over time. You should always keep in mind thatwhen you write a program, you will probably end up making changes to the program,</text:p>
      <text:p text:style-name="P10">and you should code accordingly. It may be easier to write 12 than it is to writebroadsword, but a few extra seconds of typing will save you hours when you need tochange 12 to 120. </text:p>
      <text:p text:style-name="P10"/>
      <text:h text:style-name="Heading_20_2" text:outline-level="2">#Define as a Constant </text:h>
      <text:p text:style-name="P10"/>
      <text:p text:style-name="P10">You have already seen #Define at work in several of the example programs.</text:p>
      <text:p text:style-name="P10">#Define is a preprocessor command, where the defined symbol is physically replaced inthe code by the associated value. #Define of course is used in a number of situations,</text:p>
      <text:p text:style-name="P10">from creating macros to conditional compilation, but it is also useful for creatingconstants within your program. If you look through the declaration files in the includefolder of your FreeBasic installation, you will see that #Define is used extensively forconstant values. Since the compiler replaces the symbol definition with the defined </text:p>
      <text:p text:style-name="P10">value, it is a very efficient coding method. It is also quite easy to use, as the followingcode snippet illustrates. </text:p>
      <text:p text:style-name="P10"/>
      <text:p text:style-name="P10">'Define directions </text:p>
      <text:p text:style-name="P10"/>
      <text:p text:style-name="P10"><text:soft-page-break/></text:p>
      <text:p text:style-name="P10">#Define north 1 </text:p>
      <text:p text:style-name="P10"/>
      <text:p text:style-name="P10"/>
      <text:p text:style-name="P10">#Define neast 2 </text:p>
      <text:p text:style-name="P10"/>
      <text:p text:style-name="P10"/>
      <text:p text:style-name="P10">#Define east 3 </text:p>
      <text:p text:style-name="P10"/>
      <text:p text:style-name="P10"/>
      <text:p text:style-name="P10">#Define seast 4 </text:p>
      <text:p text:style-name="P10"/>
      <text:p text:style-name="P10"/>
      <text:p text:style-name="P10"/>
      <text:p text:style-name="P10">#Define south 5 </text:p>
      <text:p text:style-name="P10"/>
      <text:p text:style-name="P10"/>
      <text:p text:style-name="P10">#Define west 6 </text:p>
      <text:p text:style-name="P10"/>
      <text:p text:style-name="P10"/>
      <text:p text:style-name="P10">#Define swest 7 </text:p>
      <text:p text:style-name="P10"/>
      <text:p text:style-name="P10"/>
      <text:p text:style-name="P10">#Define nwest 8 </text:p>
      <text:p text:style-name="P10"/>
      <text:p text:style-name="P10"/>
      <text:p text:style-name="P10">Once you define the constants, you can use the symbols in your programs just asyou would the values. You have already seen this technique used in some of the exampleprograms presented in the book. </text:p>
      <text:p text:style-name="P10"/>
      <text:h text:style-name="Heading_20_2" text:outline-level="2">The Const Keyword </text:h>
      <text:p text:style-name="P10"/>
      <text:p text:style-name="P10">The Const keyword is another method to define constants in your program. Theformat is similar to the #define, as the following code snippet illustrates. </text:p>
      <text:p text:style-name="P10"/>
      <text:p text:style-name="P10">Const xk = Chr(255) </text:p>
      <text:p text:style-name="P10"/>
      <text:p text:style-name="P10"/>
      <text:p text:style-name="P10">Const key_up = xk &amp; Chr(72) </text:p>
      <text:p text:style-name="P10"/>
      <text:p text:style-name="P10"/>
      <text:p text:style-name="P10">Const key_dn = xk &amp; Chr(80) </text:p>
      <text:p text:style-name="P10"/>
      <text:p text:style-name="P10"/>
      <text:p text:style-name="P10">Const key_rt = xk &amp; Chr(77) </text:p>
      <text:p text:style-name="P10"/>
      <text:p text:style-name="P10"/>
      <text:p text:style-name="P10">Const key_lt = xk &amp; Chr(75) </text:p>
      <text:p text:style-name="P10"><text:soft-page-break/></text:p>
      <text:p text:style-name="P10"/>
      <text:p text:style-name="P10">These constants are the character codes returned by Inkey for the arrow keys.</text:p>
      <text:p text:style-name="P10">Inkey returns a two byte string for the extended keys, Chr(255) + the extended keycharacter code. Inkey is covered in detail in the chapter on Console Programming. To usethese constaints in your program you would just use key_lt for example to check to see ifthe left arrow key had been pressed. </text:p>
      <text:p text:style-name="P10"/>
      <text:h text:style-name="Heading_20_2" text:outline-level="2">Const Versus #Define </text:h>
      <text:p text:style-name="P10"/>
      <text:p text:style-name="P10">As you can see Const and #Define are similar constructs. The question thenbecomes, which one should you use? Remember that #Define replaces the symbol namewith the text following the symbol. If you wrote #Define key_up xk &amp; Chr(72), then </text:p>
      <text:p text:style-name="P10">the code xk &amp; Chr(72) would be replace the symbol key_up. If you had several places </text:p>
      <text:p text:style-name="P10">where you used key_up, then there would be several instances of xk &amp; Chr(72) in your </text:p>
      <text:p text:style-name="P10">program. You can see that by using #Define in this case your program would beperforming the same calculation over and over. It is much more efficient to use Const inthis case, since the calculation is only done once, when the Const is defined. </text:p>
      <text:p text:style-name="P10"/>
      <text:p text:style-name="P10">On the other hand, if you are defining single constant values, such as compassdirections, then using a #Define is preferable to using Const. For a Const value, thecompiler must do a lookup in the symbol table and it is much more efficient to simplereplace the symbol with the value using #Define. </text:p>
      <text:p text:style-name="P10"/>
      <text:h text:style-name="Heading_20_2" text:outline-level="2">Enumerations </text:h>
      <text:p text:style-name="P10"/>
      <text:p text:style-name="P10">Enumerations are sequential values that the compiler can calculate for you. Tocreate an enumeration, you use enclose the values within an Enum-End Enum block. Thecompass direction defined above could also be defined as an enumeration. </text:p>
      <text:p text:style-name="P10"/>
      <text:p text:style-name="P10">Enum compass </text:p>
      <text:p text:style-name="P10"/>
      <text:p text:style-name="P10"/>
      <text:p text:style-name="P10">north = 1 </text:p>
      <text:p text:style-name="P10"/>
      <text:p text:style-name="P10"/>
      <text:p text:style-name="P10"/>
      <text:p text:style-name="P10">neast </text:p>
      <text:p text:style-name="P10">east </text:p>
      <text:p text:style-name="P10">seast </text:p>
      <text:p text:style-name="P10">south </text:p>
      <text:p text:style-name="P10">west </text:p>
      <text:p text:style-name="P10">swest </text:p>
      <text:p text:style-name="P10">nwest </text:p>
      <text:p text:style-name="P10"/>
      <text:p text:style-name="P10"/>
      <text:p text:style-name="P10"><text:soft-page-break/>End Enum </text:p>
      <text:p text:style-name="P10"/>
      <text:p text:style-name="P10"/>
      <text:p text:style-name="P10">In this example, neast will be defined as 2, with east defined as 3 and so on. If nostarting value is set, enumerations start at 0. You can also change the sequence within anenumeration by setting a symbol to a value using =, and any following symbols will beincremented from this starting point. </text:p>
      <text:p text:style-name="P10"/>
      <text:p text:style-name="P10">Enum compass </text:p>
      <text:p text:style-name="P10">north = 1 </text:p>
      <text:p text:style-name="P10">east </text:p>
      <text:p text:style-name="P10">south </text:p>
      <text:p text:style-name="P10">west </text:p>
      <text:p text:style-name="P10">neast = 10 </text:p>
      <text:p text:style-name="P10">seast </text:p>
      <text:p text:style-name="P10">swest </text:p>
      <text:p text:style-name="P10">nwest </text:p>
      <text:p text:style-name="P10"/>
      <text:p text:style-name="P10"/>
      <text:p text:style-name="P10">End Enum </text:p>
      <text:p text:style-name="P10"/>
      <text:p text:style-name="P10"/>
      <text:p text:style-name="P10">In this example, the value of seast will be 11, swest will be 12 and so on. Once youdefine an enumeration, you can create variables of the Enum and use that variable within </text:p>
      <text:p text:style-name="P10">your program. </text:p>
      <text:p text:style-name="P10"/>
      <text:p text:style-name="P10">Dim aCompass as compass </text:p>
      <text:p text:style-name="P10"/>
      <text:p text:style-name="P10"/>
      <text:p text:style-name="P10">You can then use the enumeration values to initialize the variable. The followingcode snippet set aCompass to the north-defined value. </text:p>
      <text:p text:style-name="P10"/>
      <text:p text:style-name="P10">aCompass = north </text:p>
      <text:p text:style-name="P10"/>
      <text:p text:style-name="P10"/>
      <text:p text:style-name="P10">Caution The compiler does not check to see if the value being passed to the Enumvariable is within the defined range of the enumeration. It is the responsibility of theprogrammer to ensure that the Enum variable contains the correct values. </text:p>
      <text:p text:style-name="P10"/>
      <text:h text:style-name="Heading_20_2" text:outline-level="2">A Look Ahead </text:h>
      <text:p text:style-name="P10"/>
      <text:p text:style-name="P10">In the next chapter you will see how to create and work with Arrays in FreeBasic. </text:p>
      <text:p text:style-name="P10"/>
      <text:p text:style-name="P10"/>
      <text:p text:style-name="P10">149 </text:p>
      <text:p text:style-name="P10"/>
      <text:p text:style-name="P10"/>
      <text:p text:style-name="P10"><text:soft-page-break/></text:p>
      <text:h text:style-name="Heading_20_1" text:outline-level="1"/>
      <text:h text:style-name="P60" text:outline-level="1">Chapter 12 Arrays </text:h>
      <text:p text:style-name="P10"/>
      <text:p text:style-name="P10">Arrays are probably the single most useful programming construct that is </text:p>
      <text:p text:style-name="P10">available to you in FreeBasic. Many problems that you will try to solve with aprogramming solution involve data arranged in tabular format, and arrays are perfect formanaging this type of data. Understanding arrays is crucial skill in becoming a competent </text:p>
      <text:p text:style-name="P10">programmer. </text:p>
      <text:p text:style-name="P10"/>
      <text:p text:style-name="P10">Arrays are contiguous memory segments of a single or composite data type. Youcan think of an array as a table, with rows and columns of data. An array can have one ormore rows, and each row can have one or columns. The number of rows and columns </text:p>
      <text:p text:style-name="P10">define the dimensions of the array. FreeBasic uses the row-major scheme for arrays,</text:p>
      <text:p text:style-name="P10">which means that the first dimension references the row in an array that has more thanone dimension. FreeBasic supports up to eight dimensions in an array. </text:p>
      <text:p text:style-name="P10"/>
      <text:h text:style-name="Heading_20_2" text:outline-level="2">One-Dimensional Arrays </text:h>
      <text:p text:style-name="P10"/>
      <text:p text:style-name="P10">An array with a single row is called a one-dimensional array. If an array is a single-</text:p>
      <text:p text:style-name="P10">dimensional array, then the row is not defined in the declaration, only the number ofcolumns in the row. Since an array requires a minimum of one row, the row is understoodto exist in this case. The following code snippets create a single-dimension integer arrayusing the different array definition schemes available in FreeBasic. </text:p>
      <text:p text:style-name="P10"/>
      <text:p text:style-name="P10">Dim myArray(10) as Integer </text:p>
      <text:p text:style-name="P10"/>
      <text:p text:style-name="P10"/>
      <text:p text:style-name="P10">This will define an array with a single row and 11 columns, with column indexes(numbers) ranging from 0 to 10. The base array index is 0 if the lower bound of the arrayis not defined. This behavior can be changed using the Option Base n compilerdirective. Setting Option Base 1 with the above example would result in an array with 10columns, with the indexes ranging from 1 to 10. The Option Base directive must bedefined before dimensioning any arrays. </text:p>
      <text:p text:style-name="P10"/>
      <text:p text:style-name="P10">Dim myArray(1 to 10) as Integer </text:p>
      <text:p text:style-name="P10"/>
      <text:p text:style-name="P10"/>
      <text:p text:style-name="P10">This example will define a single-dimension array with 10 columns, with indexesranging from 1 to 10. </text:p>
      <text:p text:style-name="P10"/>
      <text:h text:style-name="Heading_20_3" text:outline-level="3">One-Dimensional Array Indexes </text:h>
      <text:p text:style-name="P10"/>
      <text:p text:style-name="P10">You access each element of an array using an index value. In the case of a single-</text:p>
      <text:p text:style-name="P10">dimension array, the index would refer to a column number in the default row. The formatis to use the array variable, with the index surrounded by parenthesis. </text:p>
      <text:p text:style-name="P10"><text:soft-page-break/></text:p>
      <text:p text:style-name="P10">myArray(5) = 7 </text:p>
      <text:p text:style-name="P10"/>
      <text:p text:style-name="P10"/>
      <text:p text:style-name="P10">This would set the value of column 5 of myArray to 7. </text:p>
      <text:p text:style-name="P10"/>
      <text:p text:style-name="P10"/>
      <text:p text:style-name="P10">myInt = myArray(5) </text:p>
      <text:p text:style-name="P10"/>
      <text:p text:style-name="P10"/>
      <text:p text:style-name="P10">This will set the value of myInt to the current value of column 5 in myArray. </text:p>
      <text:p text:style-name="P10"/>
      <text:h text:style-name="Heading_20_2" text:outline-level="2">Two-Dimensional Arrays </text:h>
      <text:p text:style-name="P10"/>
      <text:p text:style-name="P10">A two-dimensional array is an array that has more than one row, along with thedefined columns. A two-dimensional array is like a table, with a defined number of rows,</text:p>
      <text:p text:style-name="P10">where each row has a defined number of columns. The following code snippet defined anarray using the default method. </text:p>
      <text:p text:style-name="P10"/>
      <text:p text:style-name="P10">Dim myArray(2, 10) as Integer </text:p>
      <text:p text:style-name="P10"/>
      <text:p text:style-name="P10"/>
      <text:p text:style-name="P10">The first dimension defines the number of rows in the array, while the seconddimension defines the number of columns in each row. In this example, the array has 3rows, numbered 0 to 2, and each row has 11 columns, numbered 0 to 10, if Option Basehas not been defined. If Option Base 1 had been used, then the row indexes would rangefrom 1 to 2, and the column indexes would range from 1 to 10. </text:p>
      <text:p text:style-name="P10"/>
      <text:p text:style-name="P10">You can also define the lower and upper bounds of the array. </text:p>
      <text:p text:style-name="P10"/>
      <text:p text:style-name="P10">Dim myArray(1 to 2, 1 to 10) as Integer </text:p>
      <text:p text:style-name="P10"/>
      <text:p text:style-name="P10"/>
      <text:p text:style-name="P10">This definition would set the number of rows to 2, numbered 1 to 2 and the </text:p>
      <text:p text:style-name="P10">number of columns to 10, numbered 1 to 10. </text:p>
      <text:p text:style-name="P10"/>
      <text:h text:style-name="Heading_20_3" text:outline-level="3">Two-Dimensional Array Indexes </text:h>
      <text:p text:style-name="P10"/>
      <text:p text:style-name="P10">To access the array elements you would use two indexes. The first index selectsthe row, and the second index selects a column within that row. </text:p>
      <text:p text:style-name="P10"/>
      <text:p text:style-name="P10">myArray(1, 5) = 7 </text:p>
      <text:p text:style-name="P10"/>
      <text:p text:style-name="P10"/>
      <text:p text:style-name="P10">This code would set column 5 in row 1 to 7. </text:p>
      <text:p text:style-name="P10"/>
      <text:p text:style-name="P10"><text:soft-page-break/>myInt = myArray(1, 5) </text:p>
      <text:p text:style-name="P10"/>
      <text:p text:style-name="P10"/>
      <text:p text:style-name="P10">This code would set myInt to the current value contained within column 5 of row 1of myArray. </text:p>
      <text:p text:style-name="P10"/>
      <text:h text:style-name="Heading_20_2" text:outline-level="2">Multi-Dimensional Arrays </text:h>
      <text:p text:style-name="P10"/>
      <text:p text:style-name="P10">For arrays of three or more dimensions, you would use the same format as listedabove, taking into account the progression of the array dimensions. For a three-</text:p>
      <text:p text:style-name="P10">dimensional array, the first dimension would be the row, the second the column, the thirdwould be the z-order, or depth, of each column. For example, to define a cube in space,</text:p>
      <text:p text:style-name="P10">you would use the y,x,z format, where y defines the vertical axis, x defines the horizontalaxis and z defines the depth axis. To create an array in this format you could define the </text:p>
      <text:p text:style-name="P10">array as Dim myCube(y, x, z) as Integer. MyCube(10, 10, 10) would create a cube </text:p>
      <text:p text:style-name="P10"/>
      <text:p text:style-name="P10"/>
      <text:p text:style-name="P10">with 11 vertical units, 0 to 10, 11 horizontal units, 0 to 10 and 10 depth units, 0 to 10. Toaccess the center of the cube, you would use iCenter = myCube(5, 5, 5). </text:p>
      <text:p text:style-name="P10"/>
      <text:p text:style-name="P10">You will probably never need to use arrays of more than three dimensions, unlessyou are doing some advanced mathematical calculations. However, if you need to usehigher-dimensional arrays, the same principles apply. </text:p>
      <text:p text:style-name="P10"/>
      <text:p text:style-name="P10">The following program illustrates creating and accessing a two dimensional array. </text:p>
      <text:p text:style-name="P10"/>
      <text:p text:style-name="P10"/>
      <text:p text:style-name="P10"/>
      <text:p text:style-name="P10"/>
      <text:p text:style-name="P10">Option Explicit </text:p>
      <text:p text:style-name="P10"/>
      <text:p text:style-name="P10"/>
      <text:p text:style-name="P10">'Create a twodimensional </text:p>
      <text:p text:style-name="P10">array </text:p>
      <text:p text:style-name="P10">Dim As Integer myArray(1 To 2, 1 To 10), i, j </text:p>
      <text:p text:style-name="P10"/>
      <text:p text:style-name="P10"/>
      <text:p text:style-name="P10">'Load some data into the array </text:p>
      <text:p text:style-name="P10">For i = 1 To 2 </text:p>
      <text:p text:style-name="P10">For j = 1 To 9 </text:p>
      <text:p text:style-name="P10">myArray(i, j) = Rnd * 10 </text:p>
      <text:p text:style-name="P10">Next </text:p>
      <text:p text:style-name="P10">Next </text:p>
      <text:p text:style-name="P10"/>
      <text:p text:style-name="P10"/>
      <text:p text:style-name="P10">'Print data in array </text:p>
      <text:p text:style-name="P10"><text:soft-page-break/>For i = 1 To 2 </text:p>
      <text:p text:style-name="P10">For j = 1 To 9 </text:p>
      <text:p text:style-name="P10">Print "row:";i;" col:";j;" value:";myArray(i, j) </text:p>
      <text:p text:style-name="P10">Next </text:p>
      <text:p text:style-name="P10">Next </text:p>
      <text:p text:style-name="P10"/>
      <text:p text:style-name="P10"/>
      <text:p text:style-name="P10">Sleep </text:p>
      <text:p text:style-name="P10">End </text:p>
      <text:p text:style-name="P10"/>
      <text:p text:style-name="P10"/>
      <text:p text:style-name="P10">Listing 12.1: arrayindex.bas </text:p>
      <text:p text:style-name="P10"/>
      <text:p text:style-name="P10"><text:tab/>Analysis: Line 4 creates a two-dimensional array with two rows, with each rowhaving ten columns. The working variables i and j are also declared on the same line.</text:p>
      <text:p text:style-name="P10">Lines 7 through 11 load some random data into the array. A nested For-Next loop is thecommon way to access multi-dimensional arrays. The variable i will select the rowindexes while the j variable will access the column indexes. </text:p>
      <text:p text:style-name="P10"/>
      <text:p text:style-name="P10">Lines 14 through 18 will print the values stored in the array. The format is identicalto the load code. The program is closed in the usual way. </text:p>
      <text:p text:style-name="P10"/>
      <text:p text:style-name="P10">When you run the program you should see the following output. </text:p>
      <text:p text:style-name="P10"/>
      <text:p text:style-name="P10">row: 1 col: 1 value: 0 </text:p>
      <text:p text:style-name="P10"/>
      <text:p text:style-name="P10"/>
      <text:p text:style-name="P10">row: 1 col: 2 value: 6 </text:p>
      <text:p text:style-name="P10"/>
      <text:p text:style-name="P10">row: 1 col: 3 value: 2 </text:p>
      <text:p text:style-name="P10">row: 1 col: 4 value: 8 </text:p>
      <text:p text:style-name="P10">row: 1 col: 5 value: 6 </text:p>
      <text:p text:style-name="P10">row: 1 col: 6 value: 5 </text:p>
      <text:p text:style-name="P10">row: 1 col: 7 value: 4 </text:p>
      <text:p text:style-name="P10">row: 1 col: 8 value: 9 </text:p>
      <text:p text:style-name="P10">row: 1 col: 9 value: 8 </text:p>
      <text:p text:style-name="P10">row: 2 col: 1 value: 7 </text:p>
      <text:p text:style-name="P10">row: 2 col: 2 value: 2 </text:p>
      <text:p text:style-name="P10">row: 2 col: 3 value: 9 </text:p>
      <text:p text:style-name="P10">row: 2 col: 4 value: 7 </text:p>
      <text:p text:style-name="P10">row: 2 col: 5 value: 5 </text:p>
      <text:p text:style-name="P10">row: 2 col: 6 value: 3 </text:p>
      <text:p text:style-name="P10">row: 2 col: 7 value: 0 </text:p>
      <text:p text:style-name="P10">row: 2 col: 8 value: 1 </text:p>
      <text:p text:style-name="P10">row: 2 col: 9 value: 4 </text:p>
      <text:p text:style-name="P10"/>
      <text:p text:style-name="P10"/>
      <text:p text:style-name="P10">Output 12.1: Output of arrayindex.bas </text:p>
      <text:p text:style-name="P10"/>
      <text:p text:style-name="P10">Dynamic Arrays </text:p>
      <text:p text:style-name="P10"><text:soft-page-break/></text:p>
      <text:p text:style-name="P10">The arrays described above are static arrays; the array size cannot change duringprogram execution. You can also create dynamic arrays that can change size duringexecution. Dynamic arrays are useful for creating data structures such as stacks or </text:p>
      <text:p text:style-name="P10">queues. </text:p>
      <text:p text:style-name="P10"/>
      <text:p text:style-name="P10">In order to use dynamic arrays in your program you need to include the Option </text:p>
      <text:p text:style-name="P10">Dynamic directive in your program. Static arrays, the arrays described above, are kept onthe heap, but dynamic arrays are allocated from the computer's pool of memory soOption Dynamic is needed to tell the compiler to dynamically allocate the array. You candimension a dynamic array in two ways. The first is to declare the array size in the Dimstatement and then resize it using Redim or Redim Preserve. The second is to not specifythe array size, use empty parenthesis, and then use Redim or Redim Preserve to size thearray. Redim will size the array and clear the array contents. Redim Preserve will size thearray and keep any existing data in th array. </text:p>
      <text:p text:style-name="P10"/>
      <text:p text:style-name="P10">There are a couple of exceptions to this. When declaring an array using variables for theindex values, the array is implicitly dynamic. You can also declare an array withoutspecifying index values, that is using an empty parentheses in the array declaration,</text:p>
      <text:p text:style-name="P10">and then use Redim to resize the array without specifying Option Dynamic. </text:p>
      <text:p text:style-name="P10"/>
      <text:p text:style-name="P10">The following program creates a simple integer stack and then manipulates </text:p>
      <text:p text:style-name="P10"/>
      <text:p text:style-name="P10">the stack. </text:p>
      <text:p text:style-name="P10"/>
      <text:p text:style-name="P10">1 </text:p>
      <text:p text:style-name="P10">Option Explicit </text:p>
      <text:p text:style-name="P10">2 </text:p>
      <text:p text:style-name="P10">Option Dynamic </text:p>
      <text:p text:style-name="P10"/>
      <text:p text:style-name="P10"/>
      <text:p text:style-name="P10">3 </text:p>
      <text:p text:style-name="P10">4 </text:p>
      <text:p text:style-name="P10">'Create an integer stack. The 0 index will be our empty marker. </text:p>
      <text:p text:style-name="P10">Dim As Integer stack(0), top = 0, i, ivalue </text:p>
      <text:p text:style-name="P10">6 </text:p>
      <text:p text:style-name="P10">7 </text:p>
      <text:p text:style-name="P10">'This will push a value on the stack, update the top of stack </text:p>
      <text:p text:style-name="P10">8 </text:p>
      <text:p text:style-name="P10">Sub PushValue(astack() As Integer, stacktop As Integer, value As Integer)</text:p>
      <text:p text:style-name="P10">9 </text:p>
      <text:p text:style-name="P10">'Increment the top of the stack </text:p>
      <text:p text:style-name="P10">stacktop += 111 </text:p>
      <text:p text:style-name="P10">'Resize the stack12 </text:p>
      <text:p text:style-name="P10">Redim Preserve astack(stacktop)</text:p>
      <text:p text:style-name="P10">13 </text:p>
      <text:p text:style-name="P10">astack(stacktop) = value </text:p>
      <text:p text:style-name="P10">14 </text:p>
      <text:p text:style-name="P10">End Sub </text:p>
      <text:p text:style-name="P10"><text:soft-page-break/>'This will pop a value off the stack, update top of stack </text:p>
      <text:p text:style-name="P10">16 </text:p>
      <text:p text:style-name="P10">Function PopValue(astack() As Integer, stacktop As Integer) As Integer17 </text:p>
      <text:p text:style-name="P10">Dim As Integer ret18 </text:p>
      <text:p text:style-name="P10">19 </text:p>
      <text:p text:style-name="P10">If stacktop = 0 Then </text:p>
      <text:p text:style-name="P10">ret = 021 </text:p>
      <text:p text:style-name="P10">Else22 </text:p>
      <text:p text:style-name="P10">ret = astack(stacktop)</text:p>
      <text:p text:style-name="P10">23 </text:p>
      <text:p text:style-name="P10">stacktop = </text:p>
      <text:p text:style-name="P10">124 </text:p>
      <text:p text:style-name="P10">Redim Preserve astack(stacktop) </text:p>
      <text:p text:style-name="P10">End If </text:p>
      <text:p text:style-name="P10">26 </text:p>
      <text:p text:style-name="P10">Return ret </text:p>
      <text:p text:style-name="P10">27 </text:p>
      <text:p text:style-name="P10">End Function </text:p>
      <text:p text:style-name="P10">28 </text:p>
      <text:p text:style-name="P10">29 </text:p>
      <text:p text:style-name="P10">'Push five values on to stack </text:p>
      <text:p text:style-name="P10">Print "Pushing values on stack..." </text:p>
      <text:p text:style-name="P10">31 </text:p>
      <text:p text:style-name="P10">For i = 1 To 532 </text:p>
      <text:p text:style-name="P10">ivalue = i * 233 </text:p>
      <text:p text:style-name="P10">PushValue stack(), top, ivalue34 </text:p>
      <text:p text:style-name="P10">Print "Stack top:";Ubound(stack),"Value:";ivalue </text:p>
      <text:p text:style-name="P10">Next </text:p>
      <text:p text:style-name="P10">36 </text:p>
      <text:p text:style-name="P10">Print </text:p>
      <text:p text:style-name="P10">37 </text:p>
      <text:p text:style-name="P10">38 </text:p>
      <text:p text:style-name="P10">'Pop the values off the stack </text:p>
      <text:p text:style-name="P10">39 </text:p>
      <text:p text:style-name="P10">Print "Popping values from stack..." </text:p>
      <text:p text:style-name="P10">ivalue = PopValue(stack(), top) </text:p>
      <text:p text:style-name="P10">41 </text:p>
      <text:p text:style-name="P10">Do While ivalue &gt; 042 </text:p>
      <text:p text:style-name="P10">Print "Stack Value:";ivalue43 </text:p>
      <text:p text:style-name="P10">ivalue = PopValue(stack(), top) </text:p>
      <text:p text:style-name="P10">44 </text:p>
      <text:p text:style-name="P10">Loop </text:p>
      <text:p text:style-name="P10">Print </text:p>
      <text:p text:style-name="P10">46 </text:p>
      <text:p text:style-name="P10">47 </text:p>
      <text:p text:style-name="P10">'Check stack size </text:p>
      <text:p text:style-name="P10"/>
      <text:p text:style-name="P10"/>
      <text:p text:style-name="P10"/>
      <text:p text:style-name="P10">48 </text:p>
      <text:p text:style-name="P10"><text:soft-page-break/>Print "Stack size after pops:";Ubound(stack) </text:p>
      <text:p text:style-name="P10">49 </text:p>
      <text:p text:style-name="P10">50 </text:p>
      <text:p text:style-name="P10">Sleep </text:p>
      <text:p text:style-name="P10">51 </text:p>
      <text:p text:style-name="P10">End </text:p>
      <text:p text:style-name="P10"/>
      <text:p text:style-name="P10"/>
      <text:p text:style-name="P10">Listing 12.2: stack.bas </text:p>
      <text:p text:style-name="P10"/>
      <text:p text:style-name="P10"><text:tab/>Analysis: In line the Option Dynamic directive is used to create the stack arrayusing dynamic memory. Line 5 dimensions the working variables. The 0 index in the stackarray will be used to indicate that the stack is empty. Even though this wastes oneinteger, it makes the code easier to implement. Line 8 through 14 defines the code topush a value on to the the stack. The parameters of the subroutine are the stack array,</text:p>
      <text:p text:style-name="P10">the top-of-stack variable, and the value to push on to the stack. You could determine thetop of the stack using the Ubound function, however in a real stack implementation, youwill probably need to pass the top-of-stack to other functions, and keeping the value in avariable will reduce the number of calculations the program must do. </text:p>
      <text:p text:style-name="P10"/>
      <text:p text:style-name="P10">Line 10 increments the stack top variable, and line 12 uses Redim Preserve toresize the array, while keeping the existing data in the array. Line 13 set the new arraylocation to the value passed to the subroutine. </text:p>
      <text:p text:style-name="P10"/>
      <text:p text:style-name="P10">Line 16 through 27 pops the top value of the stack, if the stack index is grater thanzero, updates the top-of-stack variable and then returns the popped value. Line 19 and20 checks to make sure that the stack has some data. If the index is 0, the stack is </text:p>
      <text:p text:style-name="P10">empty. Lines 22 through 24 get the current value of the top stack item, updates the stackpointer variable and then resizes the stack using Redim Preserve. Lines 31 through 35use a For-Next loop to push 5 values on to the stack. Lines 40 through 44 pop the valuesoff the stack. A Do-Loop is used to pop the values since when the stack is empty, thereturn value will be 0. Line 48 then cheks to see if all the values have been popped fromthe stack. </text:p>
      <text:p text:style-name="P10"/>
      <text:p text:style-name="P10">The program is closed in the usual way. </text:p>
      <text:p text:style-name="P10"/>
      <text:p text:style-name="P10">When you run the program you will see the following output. </text:p>
      <text:p text:style-name="P10"/>
      <text:p text:style-name="P10"/>
      <text:p text:style-name="P10">Pushing values on stack... </text:p>
      <text:p text:style-name="P10"/>
      <text:p text:style-name="P10"/>
      <text:p text:style-name="P10">Stack top: 1 Value: 2 </text:p>
      <text:p text:style-name="P10">Stack top: 2 Value: 4 </text:p>
      <text:p text:style-name="P10">Stack top: 3 Value: 6 </text:p>
      <text:p text:style-name="P10">Stack top: 4 Value: 8 </text:p>
      <text:p text:style-name="P10">Stack top: 5 Value: 10 </text:p>
      <text:p text:style-name="P10"/>
      <text:p text:style-name="P10"/>
      <text:p text:style-name="P10">Popping values from stack... </text:p>
      <text:p text:style-name="P10"><text:soft-page-break/>Stack Value: 10 </text:p>
      <text:p text:style-name="P10">Stack Value: 8 </text:p>
      <text:p text:style-name="P10">Stack Value: 6 </text:p>
      <text:p text:style-name="P10">Stack Value: 4 </text:p>
      <text:p text:style-name="P10">Stack Value: 2 </text:p>
      <text:p text:style-name="P10"/>
      <text:p text:style-name="P10"/>
      <text:p text:style-name="P10">Stack size after pops: 0 </text:p>
      <text:p text:style-name="P10"/>
      <text:p text:style-name="P10"/>
      <text:p text:style-name="P10">Output 12.2: Output of stack.bas </text:p>
      <text:p text:style-name="P10"/>
      <text:p text:style-name="P10">Stacks have a wide range of uses, however most implementations use pointerssince it is much faster to manipulate a pointer than it is an array. The advantage of anarray is the simplicity of use, and the readability of the code, but if you need speed, youshould use a pointer memory array for stacks. </text:p>
      <text:p text:style-name="P10"/>
      <text:p text:style-name="P10">You can only Redim or Redim Preserve the first index, that is the row, in amultidimensional array. </text:p>
      <text:p text:style-name="P10"/>
      <text:h text:style-name="Heading_20_2" text:outline-level="2">Array Functions </text:h>
      <text:p text:style-name="P10"/>
      <text:p text:style-name="P10">There are a number of functions that you can use to manage arrays. The followingtable lists the array functions available in FreeBasic. </text:p>
      <text:p text:style-name="P10"/>
      <text:p text:style-name="P10">Function Syntax Comment </text:p>
      <text:p text:style-name="P10">Clear Clear array, value,</text:p>
      <text:p text:style-name="P10">num_bytes </text:p>
      <text:p text:style-name="P10">Sets num_bytes in array tobyte value. </text:p>
      <text:p text:style-name="P10">Erase Erase array Erases dynamic arrays frommemory, or clears static </text:p>
      <text:p text:style-name="P10">arrays. </text:p>
      <text:p text:style-name="P10">Lbound B = Lbound(array) </text:p>
      <text:p text:style-name="P10">B = Lbound(array,</text:p>
      <text:p text:style-name="P10">dimension) </text:p>
      <text:p text:style-name="P10">Returns the lowest index of </text:p>
      <text:p text:style-name="P10">a single or multidimensionalarray. The dimensionparameter is the dimensionto check in a </text:p>
      <text:p text:style-name="P10">multidimensional arraywhere the first dimension is </text:p>
      <text:p text:style-name="P10"/>
      <text:p text:style-name="P10"/>
      <text:p text:style-name="P10">Function Syntax Comment </text:p>
      <text:p text:style-name="P10">1, the second dimension is </text:p>
      <text:p text:style-name="P10">2, and so on. </text:p>
      <text:p text:style-name="P10">Option Dynamic Option Dynamic Allocates arrays intodynamic memory bydefault. </text:p>
      <text:p text:style-name="P10">Option Static Option Static Clears a previous OptionDynamic. All subsequentarrays will be allocated onthe heap. </text:p>
      <text:p text:style-name="P10">Preserve Redim Preserve Preserves data in an arraywhen resized using theRedim statement. </text:p>
      <text:p text:style-name="P10"><text:soft-page-break/>Redim Redim array(dimensions) asDataType </text:p>
      <text:p text:style-name="P10">Resizes an array to sizedimensions. </text:p>
      <text:p text:style-name="P10">Ubound B = Lbound(array) </text:p>
      <text:p text:style-name="P10">B = Lbound(array,</text:p>
      <text:p text:style-name="P10">dimension) </text:p>
      <text:p text:style-name="P10">Returns the highest index ofa single or multidimensionalarray. The dimensionparameter is the dimensionto check in a </text:p>
      <text:p text:style-name="P10">multidimensional arraywhere the first dimension is </text:p>
      <text:p text:style-name="P10">1, the second dimension is </text:p>
      <text:p text:style-name="P10">2, and so on. </text:p>
      <text:p text:style-name="P10"/>
      <text:p text:style-name="P10">Table 12.1: Array Functions </text:p>
      <text:p text:style-name="P10"/>
      <text:p text:style-name="P10">Out of all the functions, you will probably use the Lbound and Ubound functionsthe most, especially when working with dynamic arrays. The following program uses bothfunctions to get the size of a two dimensional array. </text:p>
      <text:p text:style-name="P10"/>
      <text:p text:style-name="P10">1 </text:p>
      <text:p text:style-name="P10">Option Explicit </text:p>
      <text:p text:style-name="P10">2 </text:p>
      <text:p text:style-name="P10">Option Dynamic </text:p>
      <text:p text:style-name="P10">3 </text:p>
      <text:p text:style-name="P10">4 </text:p>
      <text:p text:style-name="P10">'Create a dynamic array </text:p>
      <text:p text:style-name="P10">5 </text:p>
      <text:p text:style-name="P10">Dim As Integer myArray(), i, nb </text:p>
      <text:p text:style-name="P10">6 </text:p>
      <text:p text:style-name="P10">'Resize array with two dimensions </text:p>
      <text:p text:style-name="P10">7 </text:p>
      <text:p text:style-name="P10">Redim myArray(1 To 1, 1 To 5) </text:p>
      <text:p text:style-name="P10">8 </text:p>
      <text:p text:style-name="P10">9 </text:p>
      <text:p text:style-name="P10">'Print upper and lower bounds for each row and column </text:p>
      <text:p text:style-name="P10">10 </text:p>
      <text:p text:style-name="P10">Print "First Redim" </text:p>
      <text:p text:style-name="P10">11 </text:p>
      <text:p text:style-name="P10">Print "" </text:p>
      <text:p text:style-name="P10">12 </text:p>
      <text:p text:style-name="P10">Print "Min Row Index:";Lbound(myArray, 1); </text:p>
      <text:p text:style-name="P10">13 </text:p>
      <text:p text:style-name="P10">Print " Max </text:p>
      <text:p text:style-name="P10">Row Index:";Ubound(myArray, 1) </text:p>
      <text:p text:style-name="P10">14 </text:p>
      <text:p text:style-name="P10">Print "Min Column index:";Lbound(myArray, 2); </text:p>
      <text:p text:style-name="P10">15 </text:p>
      <text:p text:style-name="P10">Print" Max </text:p>
      <text:p text:style-name="P10">Column index:";Ubound(myArray, 2) </text:p>
      <text:p text:style-name="P10"/>
      <text:p text:style-name="P10"/>
      <text:p text:style-name="P10"/>
      <text:p text:style-name="P10"><text:soft-page-break/>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32 </text:p>
      <text:p text:style-name="P10"/>
      <text:p text:style-name="P10"/>
      <text:p text:style-name="P10">Print </text:p>
      <text:p text:style-name="P10">Print "Additional Redims" </text:p>
      <text:p text:style-name="P10">Print "" </text:p>
      <text:p text:style-name="P10">'Redim array five times </text:p>
      <text:p text:style-name="P10">For i = 1 To 5</text:p>
      <text:p text:style-name="P10"/>
      <text:p text:style-name="P10"/>
      <text:p text:style-name="P10"><text:s/>nb = Ubound(myArray, 1) + 1 </text:p>
      <text:p text:style-name="P10">Redim myArray(1 To nb, 1 To 5) </text:p>
      <text:p text:style-name="P10">'Print new array size </text:p>
      <text:p text:style-name="P10">Print "Min Row Index:";Lbound(myArray, 1); </text:p>
      <text:p text:style-name="P10">Print " Max </text:p>
      <text:p text:style-name="P10">Row Index:";Ubound(myArray, 1) </text:p>
      <text:p text:style-name="P10">Print "Min Column index:";Lbound(myArray, 2); </text:p>
      <text:p text:style-name="P10">Print " Max </text:p>
      <text:p text:style-name="P10">Column index:";Ubound(myArray, 2) </text:p>
      <text:p text:style-name="P10">Print </text:p>
      <text:p text:style-name="P10"/>
      <text:p text:style-name="P10"/>
      <text:p text:style-name="P10">Next </text:p>
      <text:p text:style-name="P10"/>
      <text:p text:style-name="P10"/>
      <text:p text:style-name="P10">Sleep </text:p>
      <text:p text:style-name="P10">End </text:p>
      <text:p text:style-name="P10"/>
      <text:p text:style-name="P10"/>
      <text:p text:style-name="P10">Listing 12.3: ulbound.bas </text:p>
      <text:p text:style-name="P10"/>
      <text:p text:style-name="P10"><text:tab/>Analysis: Line 2 set the compiler directive Option Dynamic so that the array isallocated in dynamic memory. Line 5 creates a dynamic array with no dimensionsspecified. Line 7 uses Redim to create a two-dimensional array. Lines 10 <text:soft-page-break/>through 15 printthe upper and lower bounds using Lbound and Ubound respectively. Notice that thedimension parameter is used to specify which dimension to get the lower and upperbounds. 1 is used to get the bounds for the first dimension, and 2 is used to get thesecond dimension. </text:p>
      <text:p text:style-name="P10"/>
      <text:p text:style-name="P10">Lines 20 through 29 resize the first dimension of the array and print the new lowerand upper indexes. Line 21 gets the current upper bound of the first dimension, 1 isadded to that value and then Redim is used in line 22 to resize the first dimension of the </text:p>
      <text:p text:style-name="P10">array. Lines 24 through 27 get the new bounds and print the values to the screen. </text:p>
      <text:p text:style-name="P10"/>
      <text:p text:style-name="P10">The program is closed in the usual way. </text:p>
      <text:p text:style-name="P10"/>
      <text:p text:style-name="P10">When you run the program you should see the following output. </text:p>
      <text:p text:style-name="P10"/>
      <text:p text:style-name="P10">First Redim </text:p>
      <text:p text:style-name="P10"/>
      <text:p text:style-name="P10"/>
      <text:p text:style-name="P10">Min Row Index: 1 Max </text:p>
      <text:p text:style-name="P10">Row Index: 1 </text:p>
      <text:p text:style-name="P10"/>
      <text:p text:style-name="P10"/>
      <text:p text:style-name="P10">Min Column index: 1 Max </text:p>
      <text:p text:style-name="P10">Column index: 5 </text:p>
      <text:p text:style-name="P10"/>
      <text:p text:style-name="P10"/>
      <text:p text:style-name="P10">Additional Redims </text:p>
      <text:p text:style-name="P10"/>
      <text:p text:style-name="P10"/>
      <text:p text:style-name="P10">Min Row Index: 1 Max </text:p>
      <text:p text:style-name="P10">Row Index: 2 </text:p>
      <text:p text:style-name="P10"/>
      <text:p text:style-name="P10"/>
      <text:p text:style-name="P10">Min Column index: 1 Max </text:p>
      <text:p text:style-name="P10">Column index: 5 </text:p>
      <text:p text:style-name="P10"/>
      <text:p text:style-name="P10"/>
      <text:p text:style-name="P10"/>
      <text:p text:style-name="P10">Min Row Index: 1 Max </text:p>
      <text:p text:style-name="P10">Row Index: 3 </text:p>
      <text:p text:style-name="P10">Min Column index: 1 Max </text:p>
      <text:p text:style-name="P10">Column index: 5 </text:p>
      <text:p text:style-name="P10"/>
      <text:p text:style-name="P10"/>
      <text:p text:style-name="P10">Min Row Index: 1 Max </text:p>
      <text:p text:style-name="P10">Row Index: 4 </text:p>
      <text:p text:style-name="P10">Min Column index: 1 Max </text:p>
      <text:p text:style-name="P10">Column index: 5 </text:p>
      <text:p text:style-name="P10"/>
      <text:p text:style-name="P10"/>
      <text:p text:style-name="P10"><text:soft-page-break/>Min Row Index: 1 Max </text:p>
      <text:p text:style-name="P10">Row Index: 5 </text:p>
      <text:p text:style-name="P10">Min Column index: 1 Max </text:p>
      <text:p text:style-name="P10">Column index: 5 </text:p>
      <text:p text:style-name="P10"/>
      <text:p text:style-name="P10"/>
      <text:p text:style-name="P10">Min Row Index: 1 Max </text:p>
      <text:p text:style-name="P10">Row Index: 6 </text:p>
      <text:p text:style-name="P10">Min Column index: 1 Max </text:p>
      <text:p text:style-name="P10">Column index: 5 </text:p>
      <text:p text:style-name="P10"/>
      <text:p text:style-name="P10"/>
      <text:p text:style-name="P10">Listing 12.4: Output of ulbound.bas </text:p>
      <text:p text:style-name="P10"/>
      <text:p text:style-name="P10">The first Redim sets the initial bounds for the array. The additional Redims increasethe number of rows in the array, while leaving the number of columns in intact. Keep inmind that arrays in FreeBasic are table-like, where each row has the same number ofcolumns. Ragged arrays, where each row has a different number of columns, cannot becreated in FreeBasic using arrays. You would have to use pointers to create a ragged </text:p>
      <text:p text:style-name="P10">array. </text:p>
      <text:p text:style-name="P10"/>
      <text:h text:style-name="Heading_20_2" text:outline-level="2">Arrays of Types </text:h>
      <text:p text:style-name="P10"/>
      <text:p text:style-name="P10">Type definitions allow you to group related data into a single entity, and often youwill need more than one instance of a type to fully express the data. Arrays of types allowyou create multiple instances of a type definition that can be easily managed using thearrays functions. An example of this usage may be an inventory system for your RPG, aseries of document descriptions within an editor, and a set of employee records from arandom access database. </text:p>
      <text:p text:style-name="P10"/>
      <text:p text:style-name="P10">You create arrays of types just as you would with any of the intrinsic data types.</text:p>
      <text:p text:style-name="P10">The following code snippet illustrates the syntax. </text:p>
      <text:p text:style-name="P10"/>
      <text:p text:style-name="P10">Type myPoint </text:p>
      <text:p text:style-name="P10">x As Integer </text:p>
      <text:p text:style-name="P10">y As Integer </text:p>
      <text:p text:style-name="P10"/>
      <text:p text:style-name="P10"/>
      <text:p text:style-name="P10">End Type </text:p>
      <text:p text:style-name="P10"/>
      <text:p text:style-name="P10"/>
      <text:p text:style-name="P10">Type myLine </text:p>
      <text:p text:style-name="P10">p1 As myPoint </text:p>
      <text:p text:style-name="P10">p2 As myPoint </text:p>
      <text:p text:style-name="P10">char As String * 1 </text:p>
      <text:p text:style-name="P10"/>
      <text:p text:style-name="P10"/>
      <text:p text:style-name="P10"><text:soft-page-break/>End Type </text:p>
      <text:p text:style-name="P10">Dim myLineSet (1 to 3) as myLine </text:p>
      <text:p text:style-name="P10"/>
      <text:p text:style-name="P10"/>
      <text:p text:style-name="P10"/>
      <text:p text:style-name="P10">The code defines a set of 3 lines, with endpoints p1 and p2, where each endpointis located at row and col. The following program illustrates using this definition to printsome lines to the console screen. </text:p>
      <text:p text:style-name="P10"/>
      <text:p text:style-name="P10">1 </text:p>
      <text:p text:style-name="P10">Option Explicit </text:p>
      <text:p text:style-name="P10">2 </text:p>
      <text:p text:style-name="P10">3 </text:p>
      <text:p text:style-name="P10">'Define the point </text:p>
      <text:p text:style-name="P10">4 </text:p>
      <text:p text:style-name="P10">Type myPoint </text:p>
      <text:p text:style-name="P10">5 </text:p>
      <text:p text:style-name="P10">x As Integer </text:p>
      <text:p text:style-name="P10">6 </text:p>
      <text:p text:style-name="P10">y As Integer </text:p>
      <text:p text:style-name="P10">7 </text:p>
      <text:p text:style-name="P10">End Type </text:p>
      <text:p text:style-name="P10">8 </text:p>
      <text:p text:style-name="P10">9 </text:p>
      <text:p text:style-name="P10">'Define the line </text:p>
      <text:p text:style-name="P10">10 </text:p>
      <text:p text:style-name="P10">Type myLine </text:p>
      <text:p text:style-name="P10">11 </text:p>
      <text:p text:style-name="P10">p1 As myPoint </text:p>
      <text:p text:style-name="P10">12 </text:p>
      <text:p text:style-name="P10">p2 As myPoint </text:p>
      <text:p text:style-name="P10">13 </text:p>
      <text:p text:style-name="P10">char As String * 1 </text:p>
      <text:p text:style-name="P10">14 </text:p>
      <text:p text:style-name="P10">End Type </text:p>
      <text:p text:style-name="P10">15 </text:p>
      <text:p text:style-name="P10">16 </text:p>
      <text:p text:style-name="P10">'Create a set of 3 lines </text:p>
      <text:p text:style-name="P10">17 </text:p>
      <text:p text:style-name="P10">Dim myLineSet (1 To 3) As myLine </text:p>
      <text:p text:style-name="P10">18 </text:p>
      <text:p text:style-name="P10">Dim As Integer i </text:p>
      <text:p text:style-name="P10">19 </text:p>
      <text:p text:style-name="P10">20 </text:p>
      <text:p text:style-name="P10">'This subroutine uses the Bresenham Line algorithm </text:p>
      <text:p text:style-name="P10">21 </text:p>
      <text:p text:style-name="P10">'to print a line on the console screen. Google </text:p>
      <text:p text:style-name="P10">22 </text:p>
      <text:p text:style-name="P10">'"Bresenham Line algorithm" for more information. </text:p>
      <text:p text:style-name="P10">23 </text:p>
      <text:p text:style-name="P10"><text:soft-page-break/>Sub DrawLine(aLine As myLine)</text:p>
      <text:p text:style-name="P10">24 </text:p>
      <text:p text:style-name="P10">Dim As Integer i, deltax, deltay, num25 </text:p>
      <text:p text:style-name="P10">Dim As Integer d, dinc1, dinc226 </text:p>
      <text:p text:style-name="P10">Dim As Integer x, xinc1, xinc227 </text:p>
      <text:p text:style-name="P10">Dim As Integer y, yinc1, yinc228 </text:p>
      <text:p text:style-name="P10">Dim As Integer x1, y1, x2, y229 </text:p>
      <text:p text:style-name="P10">30 </text:p>
      <text:p text:style-name="P10">'Get the endpoint coordinates31 </text:p>
      <text:p text:style-name="P10">x1 = aLine.p1.x32 </text:p>
      <text:p text:style-name="P10">y1 = aLine.p1.y33 </text:p>
      <text:p text:style-name="P10">x2 = aLine.p2.x34 </text:p>
      <text:p text:style-name="P10">y2 = aLine.p2.y35 </text:p>
      <text:p text:style-name="P10">36 </text:p>
      <text:p text:style-name="P10">'Get the delta change in both x and y37 </text:p>
      <text:p text:style-name="P10">deltax = Abs(x2 x1)</text:p>
      <text:p text:style-name="P10">38 </text:p>
      <text:p text:style-name="P10">deltay = Abs(y2 y1)</text:p>
      <text:p text:style-name="P10">39 </text:p>
      <text:p text:style-name="P10">40 </text:p>
      <text:p text:style-name="P10">'Calculate the slope of the line41 </text:p>
      <text:p text:style-name="P10">If deltax &gt;= deltay Then </text:p>
      <text:p text:style-name="P10"/>
      <text:p text:style-name="P10"/>
      <text:p text:style-name="P10"/>
      <text:p text:style-name="P10">42 </text:p>
      <text:p text:style-name="P10">num = deltax + 143 </text:p>
      <text:p text:style-name="P10">d = (2 * deltay) deltax44 </text:p>
      <text:p text:style-name="P10">dinc1 = deltay Shl 145 </text:p>
      <text:p text:style-name="P10">dinc2 = (deltay deltax) </text:p>
      <text:p text:style-name="P10">Shl 146 </text:p>
      <text:p text:style-name="P10">xinc1 = 147 </text:p>
      <text:p text:style-name="P10">xinc2 = 148 </text:p>
      <text:p text:style-name="P10">yinc1 = 049 </text:p>
      <text:p text:style-name="P10">yinc2 = 150 </text:p>
      <text:p text:style-name="P10">Else51 </text:p>
      <text:p text:style-name="P10">num = deltay + 152 </text:p>
      <text:p text:style-name="P10">d = (2 * deltax) deltay53 </text:p>
      <text:p text:style-name="P10">dinc1 = deltax Shl 154 </text:p>
      <text:p text:style-name="P10">dinc2 = (deltax deltay) </text:p>
      <text:p text:style-name="P10">Shl 155 </text:p>
      <text:p text:style-name="P10">xinc1 = 056 </text:p>
      <text:p text:style-name="P10">xinc2 = 157 </text:p>
      <text:p text:style-name="P10">yinc1 = 158 </text:p>
      <text:p text:style-name="P10">yinc2 = 159 </text:p>
      <text:p text:style-name="P10">End If60 </text:p>
      <text:p text:style-name="P10">61 </text:p>
      <text:p text:style-name="P10">If x1 &gt; x2 Then62 </text:p>
      <text:p text:style-name="P10">xinc1 = xinc163 </text:p>
      <text:p text:style-name="P10">xinc2 = xinc264 </text:p>
      <text:p text:style-name="P10"><text:soft-page-break/>End If65 </text:p>
      <text:p text:style-name="P10">66 </text:p>
      <text:p text:style-name="P10">If y1 &gt; y2 Then67 </text:p>
      <text:p text:style-name="P10">yinc1 = yinc168 </text:p>
      <text:p text:style-name="P10">yinc2 = yinc269 </text:p>
      <text:p text:style-name="P10">End If70 </text:p>
      <text:p text:style-name="P10">71 </text:p>
      <text:p text:style-name="P10">x = x172 </text:p>
      <text:p text:style-name="P10">y = y173 </text:p>
      <text:p text:style-name="P10">Locate y, x74 </text:p>
      <text:p text:style-name="P10">Print aLine.char;</text:p>
      <text:p text:style-name="P10">75 </text:p>
      <text:p text:style-name="P10">For i = 2 To num76 </text:p>
      <text:p text:style-name="P10">'Get the next iteration of the line77 </text:p>
      <text:p text:style-name="P10">If d &lt; 0 Then78 </text:p>
      <text:p text:style-name="P10">d = d + dinc179 </text:p>
      <text:p text:style-name="P10">x = x + xinc180 </text:p>
      <text:p text:style-name="P10">y = y + yinc181 </text:p>
      <text:p text:style-name="P10">Else82 </text:p>
      <text:p text:style-name="P10">d = d + dinc283 </text:p>
      <text:p text:style-name="P10">x = x + xinc284 </text:p>
      <text:p text:style-name="P10">y = y + yinc285 </text:p>
      <text:p text:style-name="P10">End If86 Locate y, x </text:p>
      <text:p text:style-name="P10"/>
      <text:p text:style-name="P10"/>
      <text:p text:style-name="P10"/>
      <text:p text:style-name="P10">87 </text:p>
      <text:p text:style-name="P10">88 </text:p>
      <text:p text:style-name="P10">89 </text:p>
      <text:p text:style-name="P10">90 </text:p>
      <text:p text:style-name="P10">91 </text:p>
      <text:p text:style-name="P10">92 </text:p>
      <text:p text:style-name="P10">93 </text:p>
      <text:p text:style-name="P10">94 </text:p>
      <text:p text:style-name="P10">95 </text:p>
      <text:p text:style-name="P10">96 </text:p>
      <text:p text:style-name="P10">97 </text:p>
      <text:p text:style-name="P10">98 </text:p>
      <text:p text:style-name="P10">99 </text:p>
      <text:p text:style-name="P10">100 </text:p>
      <text:p text:style-name="P10">101 </text:p>
      <text:p text:style-name="P10">102 </text:p>
      <text:p text:style-name="P10">103 </text:p>
      <text:p text:style-name="P10">104 </text:p>
      <text:p text:style-name="P10">105 </text:p>
      <text:p text:style-name="P10">106 </text:p>
      <text:p text:style-name="P10">107 </text:p>
      <text:p text:style-name="P10">108 </text:p>
      <text:p text:style-name="P10">109 </text:p>
      <text:p text:style-name="P10">110 </text:p>
      <text:p text:style-name="P10"><text:soft-page-break/>111 </text:p>
      <text:p text:style-name="P10">112</text:p>
      <text:p text:style-name="P10"/>
      <text:p text:style-name="P10"/>
      <text:p text:style-name="P10"><text:s/>Print aLine.char; </text:p>
      <text:p text:style-name="P10">Next </text:p>
      <text:p text:style-name="P10">End Sub </text:p>
      <text:p text:style-name="P10"/>
      <text:p text:style-name="P10"/>
      <text:p text:style-name="P10">'Returns a random number between low and high </text:p>
      <text:p text:style-name="P10">Function GetRandom(lowerbound As Integer, upperbound As Integer) As Integer </text:p>
      <text:p text:style-name="P10">GetRandom = Int((upperbound lowerbound </text:p>
      <text:p text:style-name="P10">+ 1) * Rnd + lowerbound) </text:p>
      <text:p text:style-name="P10">End Function </text:p>
      <text:p text:style-name="P10"/>
      <text:p text:style-name="P10"/>
      <text:p text:style-name="P10">Randomize Timer </text:p>
      <text:p text:style-name="P10">'Initialize and print the lines </text:p>
      <text:p text:style-name="P10">For i = Lbound(myLineSet) To Ubound(myLineSet)</text:p>
      <text:p text:style-name="P10"/>
      <text:p text:style-name="P10"/>
      <text:p text:style-name="P10"><text:s/>'Set the first endpoint coordinates </text:p>
      <text:p text:style-name="P10">myLineSet(i).p1.x = GetRandom(1, 80) </text:p>
      <text:p text:style-name="P10">myLineSet(i).p1.y = GetRandom(1, 25) </text:p>
      <text:p text:style-name="P10">'Set the second endpoint coordinates </text:p>
      <text:p text:style-name="P10">myLineSet(i).p2.x = GetRandom(1, 80) </text:p>
      <text:p text:style-name="P10">myLineSet(i).p2.y = GetRandom(1, 25) </text:p>
      <text:p text:style-name="P10">'Get the display character </text:p>
      <text:p text:style-name="P10">myLineSet(i).char = Chr(GetRandom(33, 47)) </text:p>
      <text:p text:style-name="P10">'Print the line </text:p>
      <text:p text:style-name="P10">DrawLine myLineSet(i) </text:p>
      <text:p text:style-name="P10"/>
      <text:p text:style-name="P10"/>
      <text:p text:style-name="P10">Next </text:p>
      <text:p text:style-name="P10"/>
      <text:p text:style-name="P10"/>
      <text:p text:style-name="P10">Sleep </text:p>
      <text:p text:style-name="P10">End </text:p>
      <text:p text:style-name="P10"/>
      <text:p text:style-name="P10"/>
      <text:p text:style-name="P10">Listing 12.5: arrayoftypes.bas </text:p>
      <text:p text:style-name="P10"/>
      <text:p text:style-name="P10"><text:tab/>Analysis: Lines 4 through 7 define the coordinates for the an endpoint of a line.</text:p>
      <text:p text:style-name="P10">Lines 10 through 14, define a line, with two endpoints and the character used to print theline on the console screen. Line 17 defines a set of three lines, and line 18 defines a </text:p>
      <text:p text:style-name="P10">working variable that will be used in a For-Next loop that will initialize and display theline. </text:p>
      <text:p text:style-name="P10"/>
      <text:p text:style-name="P10">Lines 23 through 89 define a subroutine that implements the Bresenham Linealgorithm to print the line to the console screen. There are a number of resources on <text:soft-page-break/>theInternet that explain the algorithm in detail and can be found using your favorite searchengine. </text:p>
      <text:p text:style-name="P10"/>
      <text:p text:style-name="P10">Lines 92 through 94 define a function that will return a random integer in therange of lowerbound to upperbound, inclusive. Line 96 initializes the random numbergenerator by seeding the generator with the current Timer value. Randomize Timerensures that each call to Rnd will return a different random number. Without the </text:p>
      <text:p text:style-name="P10">Randomize statement, Rnd will return the same sequence of random number. </text:p>
      <text:p text:style-name="P10"/>
      <text:p text:style-name="P10">Line 98 through 109 initialize each line in the array and then calls the DrawLinesubroutine to print the line. When accessing the fields of a type within an array, you mustspecify which array element you are accessing by using parentheses with an index value, </text:p>
      <text:p text:style-name="P10"/>
      <text:p text:style-name="P10"/>
      <text:p text:style-name="P10">jut as you would an intrinsic data type. You can then access each element within the typeusing the familiar dot notation you saw in the chapter on composite types. Notice thatthe syntax is similar to the syntax used in the type memory array example, and the rulesare accessing type fields is the same. </text:p>
      <text:p text:style-name="P10"/>
      <text:p text:style-name="P10">Once each array element has been initialized and each line printed, the program isclosed in the usual way. </text:p>
      <text:p text:style-name="P10"/>
      <text:p text:style-name="P10">When you run the program you should see something like the following output.</text:p>
      <text:p text:style-name="P10"/>
      <text:p text:style-name="P10"><text:s/>%%%</text:p>
      <text:p text:style-name="P10"/>
      <text:p text:style-name="P10"/>
      <text:p text:style-name="P10"><text:s/>%%%</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 )</text:p>
      <text:p text:style-name="P10"><text:soft-page-break/></text:p>
      <text:p text:style-name="P10"/>
      <text:p text:style-name="P10"><text:s/>%% )</text:p>
      <text:p text:style-name="P10"/>
      <text:p text:style-name="P10"/>
      <text:p text:style-name="P10"><text:s/>////// </text:p>
      <text:p text:style-name="P10">////////// </text:p>
      <text:p text:style-name="P10">////////// </text:p>
      <text:p text:style-name="P10">////////// </text:p>
      <text:p text:style-name="P10">////////// </text:p>
      <text:p text:style-name="P10">////////// </text:p>
      <text:p text:style-name="P10">///// </text:p>
      <text:p text:style-name="P10"/>
      <text:p text:style-name="P10"/>
      <text:p text:style-name="P14">Output 12.3: Output of arrayoftypes.bas </text:p>
      <text:p text:style-name="P10"/>
      <text:p text:style-name="P10">Your output will vary since the end points of the lines, and the line character arerandom generated. </text:p>
      <text:p text:style-name="P10"/>
      <text:p text:style-name="P10">Arrays in Types </text:p>
      <text:p text:style-name="P10"/>
      <text:p text:style-name="P10">As you saw in the chapter on composite types, type fields be both intrinsic andcomposite type. You can also create static arrays within a type definition. In the listingabove, you can see that a line has two endpoints. Rather than using two distinct fields,</text:p>
      <text:p text:style-name="P10">you can create an array of endpoints that describe the line. The following code listing is amodification of the previous listing, using an array to describe the endpoints. </text:p>
      <text:p text:style-name="P10"/>
      <text:p text:style-name="P10">1 </text:p>
      <text:p text:style-name="P10">Option Explicit </text:p>
      <text:p text:style-name="P10">2 </text:p>
      <text:p text:style-name="P10"/>
      <text:p text:style-name="P10"/>
      <text:p text:style-name="P10"/>
      <text:p text:style-name="P10">3 </text:p>
      <text:p text:style-name="P10">'Define the point </text:p>
      <text:p text:style-name="P10">4 </text:p>
      <text:p text:style-name="P10">Type myPoint </text:p>
      <text:p text:style-name="P10">x As Integer </text:p>
      <text:p text:style-name="P10">6 </text:p>
      <text:p text:style-name="P10">y As Integer </text:p>
      <text:p text:style-name="P10">7 </text:p>
      <text:p text:style-name="P10">End Type </text:p>
      <text:p text:style-name="P10">8 </text:p>
      <text:p text:style-name="P10">9 </text:p>
      <text:p text:style-name="P10">'Define the line </text:p>
      <text:p text:style-name="P10">Type myLine11 </text:p>
      <text:p text:style-name="P10">pts(1 To 2) As myPoint12 </text:p>
      <text:p text:style-name="P10">char As String * 1 </text:p>
      <text:p text:style-name="P10">13 </text:p>
      <text:p text:style-name="P10"><text:soft-page-break/>End Type </text:p>
      <text:p text:style-name="P10">14 </text:p>
      <text:p text:style-name="P10">'Create a set of 3 lines </text:p>
      <text:p text:style-name="P10">16 </text:p>
      <text:p text:style-name="P10">Dim myLineSet (1 To 3) As myLine </text:p>
      <text:p text:style-name="P10">17 </text:p>
      <text:p text:style-name="P10">Dim As Integer i, j </text:p>
      <text:p text:style-name="P10">18 </text:p>
      <text:p text:style-name="P10">19 </text:p>
      <text:p text:style-name="P10">'This subroutine uses the Bresenham Line algorithm </text:p>
      <text:p text:style-name="P10">'to print a line on the console screen. Google </text:p>
      <text:p text:style-name="P10">21 </text:p>
      <text:p text:style-name="P10">'"Bresenham Line algorithm" for more information. </text:p>
      <text:p text:style-name="P10">22 </text:p>
      <text:p text:style-name="P10">Sub DrawLine(aLine As myLine)</text:p>
      <text:p text:style-name="P10">23 </text:p>
      <text:p text:style-name="P10">Dim As Integer i, deltax, deltay, num24 </text:p>
      <text:p text:style-name="P10">Dim As Integer d, dinc1, dinc2 </text:p>
      <text:p text:style-name="P10">Dim As Integer x, xinc1, xinc226 </text:p>
      <text:p text:style-name="P10">Dim As Integer y, yinc1, yinc227 </text:p>
      <text:p text:style-name="P10">Dim As Integer x1, y1, x2, y228 </text:p>
      <text:p text:style-name="P10">29 </text:p>
      <text:p text:style-name="P10">'Get the endpoint coordinates </text:p>
      <text:p text:style-name="P10">x1 = aLine.pts(1).x31 </text:p>
      <text:p text:style-name="P10">y1 = aLine.pts(1).y32 </text:p>
      <text:p text:style-name="P10">x2 = aLine.pts(2).x33 </text:p>
      <text:p text:style-name="P10">y2 = aLine.pts(2).y34 </text:p>
      <text:p text:style-name="P10">'Get the delats change in both x and y36 </text:p>
      <text:p text:style-name="P10">deltax = Abs(x2 x1)</text:p>
      <text:p text:style-name="P10">37 </text:p>
      <text:p text:style-name="P10">deltay = Abs(y2 y1)</text:p>
      <text:p text:style-name="P10">38 </text:p>
      <text:p text:style-name="P10">39 </text:p>
      <text:p text:style-name="P10">'Calculate the slope of the line </text:p>
      <text:p text:style-name="P10">If deltax &gt;= deltay Then41 </text:p>
      <text:p text:style-name="P10">num = deltax + 142 </text:p>
      <text:p text:style-name="P10">d = (2 * deltay) deltax43 </text:p>
      <text:p text:style-name="P10">dinc1 = deltay Shl 144 </text:p>
      <text:p text:style-name="P10">dinc2 = (deltay deltax) </text:p>
      <text:p text:style-name="P10">Shl 1 </text:p>
      <text:p text:style-name="P10">xinc1 = 146 </text:p>
      <text:p text:style-name="P10">xinc2 = 147 </text:p>
      <text:p text:style-name="P10">yinc1 = 0 </text:p>
      <text:p text:style-name="P10"/>
      <text:p text:style-name="P10"/>
      <text:p text:style-name="P10">164 </text:p>
      <text:p text:style-name="P10"/>
      <text:p text:style-name="P10"/>
      <text:p text:style-name="P10"/>
      <text:p text:style-name="P10">48 </text:p>
      <text:p text:style-name="P10"><text:soft-page-break/>yinc2 = 149 </text:p>
      <text:p text:style-name="P10">Else50 </text:p>
      <text:p text:style-name="P10">num = deltay + 151 </text:p>
      <text:p text:style-name="P10">d = (2 * deltax) deltay52 </text:p>
      <text:p text:style-name="P10">dinc1 = deltax Shl 153 </text:p>
      <text:p text:style-name="P10">dinc2 = (deltax deltay) </text:p>
      <text:p text:style-name="P10">Shl 154 </text:p>
      <text:p text:style-name="P10">xinc1 = 055 </text:p>
      <text:p text:style-name="P10">xinc2 = 156 </text:p>
      <text:p text:style-name="P10">yinc1 = 157 </text:p>
      <text:p text:style-name="P10">yinc2 = 158 </text:p>
      <text:p text:style-name="P10">End If59 </text:p>
      <text:p text:style-name="P10">60 </text:p>
      <text:p text:style-name="P10">If x1 &gt; x2 Then61 </text:p>
      <text:p text:style-name="P10">xinc1 = xinc162 </text:p>
      <text:p text:style-name="P10">xinc2 = xinc263 </text:p>
      <text:p text:style-name="P10">End If64 </text:p>
      <text:p text:style-name="P10">65 </text:p>
      <text:p text:style-name="P10">If y1 &gt; y2 Then66 </text:p>
      <text:p text:style-name="P10">yinc1 = yinc167 </text:p>
      <text:p text:style-name="P10">yinc2 = yinc268 </text:p>
      <text:p text:style-name="P10">End If69 </text:p>
      <text:p text:style-name="P10">70 </text:p>
      <text:p text:style-name="P10">x = x171 </text:p>
      <text:p text:style-name="P10">y = y172 </text:p>
      <text:p text:style-name="P10">Locate y, x73 </text:p>
      <text:p text:style-name="P10">Print aLine.char;</text:p>
      <text:p text:style-name="P10">74 </text:p>
      <text:p text:style-name="P10">For i = 2 To num75 </text:p>
      <text:p text:style-name="P10">'Get the next iteration of the line76 </text:p>
      <text:p text:style-name="P10">If d &lt; 0 Then77 </text:p>
      <text:p text:style-name="P10">d = d + dinc178 </text:p>
      <text:p text:style-name="P10">x = x + xinc179 </text:p>
      <text:p text:style-name="P10">y = y + yinc180 </text:p>
      <text:p text:style-name="P10">Else81 </text:p>
      <text:p text:style-name="P10">d = d + dinc282 </text:p>
      <text:p text:style-name="P10">x = x + xinc283 </text:p>
      <text:p text:style-name="P10">y = y + yinc284 </text:p>
      <text:p text:style-name="P10">End If85 </text:p>
      <text:p text:style-name="P10">Locate y, x86 </text:p>
      <text:p text:style-name="P10">Print aLine.char;</text:p>
      <text:p text:style-name="P10">87 </text:p>
      <text:p text:style-name="P10">Next </text:p>
      <text:p text:style-name="P10">88 </text:p>
      <text:p text:style-name="P10">End Sub </text:p>
      <text:p text:style-name="P10">89 </text:p>
      <text:p text:style-name="P10">90 </text:p>
      <text:p text:style-name="P10">'Returns a random number between low and high </text:p>
      <text:p text:style-name="P10">91 </text:p>
      <text:p text:style-name="P10">Function GetRandom(lowerbound As Integer, upperbound As Integer) As Integer92 <text:soft-page-break/>GetRandom = Int((upperbound lowerbound </text:p>
      <text:p text:style-name="P10">+ 1) * Rnd + lowerbound) </text:p>
      <text:p text:style-name="P10"/>
      <text:p text:style-name="P10"/>
      <text:p text:style-name="P10"/>
      <text:p text:style-name="P10">93 </text:p>
      <text:p text:style-name="P10">94 </text:p>
      <text:p text:style-name="P10">95 </text:p>
      <text:p text:style-name="P10">96 </text:p>
      <text:p text:style-name="P10">97 </text:p>
      <text:p text:style-name="P10">98 </text:p>
      <text:p text:style-name="P10">99 </text:p>
      <text:p text:style-name="P10">100 </text:p>
      <text:p text:style-name="P10">101 </text:p>
      <text:p text:style-name="P10">102 </text:p>
      <text:p text:style-name="P10">103 </text:p>
      <text:p text:style-name="P10">104 </text:p>
      <text:p text:style-name="P10">105 </text:p>
      <text:p text:style-name="P10">106 </text:p>
      <text:p text:style-name="P10">107 </text:p>
      <text:p text:style-name="P10">108 </text:p>
      <text:p text:style-name="P10">109 </text:p>
      <text:p text:style-name="P10">110 </text:p>
      <text:p text:style-name="P10">111 </text:p>
      <text:p text:style-name="P10">112 </text:p>
      <text:p text:style-name="P10"/>
      <text:p text:style-name="P10"/>
      <text:p text:style-name="P10">End Function </text:p>
      <text:p text:style-name="P10"/>
      <text:p text:style-name="P10"/>
      <text:p text:style-name="P10">Randomize Timer </text:p>
      <text:p text:style-name="P10">'Initialize and print the lines </text:p>
      <text:p text:style-name="P10">For i = Lbound(myLineSet) To Ubound(myLineSet)</text:p>
      <text:p text:style-name="P10"/>
      <text:p text:style-name="P10"/>
      <text:p text:style-name="P10"><text:s/>For j = Lbound(myLineSet(i).pts) To Ubound(myLineSet(i).pts) </text:p>
      <text:p text:style-name="P10">'Set the first endpoint coordinates </text:p>
      <text:p text:style-name="P10">myLineSet(i).pts(j).x = GetRandom(1, 80) </text:p>
      <text:p text:style-name="P10">myLineSet(i).pts(j).y = GetRandom(1, 25) </text:p>
      <text:p text:style-name="P10">'Set the second endpoint coordinates </text:p>
      <text:p text:style-name="P10">myLineSet(i).pts(j).x = GetRandom(1, 80) </text:p>
      <text:p text:style-name="P10">myLineSet(i).pts(j).y = GetRandom(1, 25) </text:p>
      <text:p text:style-name="P10">'Get the display character </text:p>
      <text:p text:style-name="P10">myLineSet(i).char = Chr(GetRandom(33, 47)) </text:p>
      <text:p text:style-name="P10">'Print the line</text:p>
      <text:p text:style-name="P10"/>
      <text:p text:style-name="P10"/>
      <text:p text:style-name="P10"><text:s/>Next </text:p>
      <text:p text:style-name="P10">DrawLine myLineSet(i) </text:p>
      <text:p text:style-name="P10">Next </text:p>
      <text:p text:style-name="P10"><text:soft-page-break/></text:p>
      <text:p text:style-name="P10"/>
      <text:p text:style-name="P10">Sleep </text:p>
      <text:p text:style-name="P10">End </text:p>
      <text:p text:style-name="P10"/>
      <text:p text:style-name="P10"/>
      <text:p text:style-name="P10"><text:span text:style-name="T2">Listing 12.6: arrayintypes.bas</text:span> </text:p>
      <text:p text:style-name="P10"/>
      <text:p text:style-name="P10"><text:tab/>Analysis: This program is identical to the previous program, except that thisprogram uses an array to describe the endpoints of the line. Only the changes to theprogram will discussed in this section. </text:p>
      <text:p text:style-name="P10"/>
      <text:p text:style-name="P10">Line 11 defines a single dimension array of endpoints that has two elements. Inlines 97 through 110, the program initializes each line element. The outer loop selectseach line type within the line set array. The inner For-Next loop then selects eachendpoint element with the endpoint array. Notice that you an use Lbound and Ubound forthis array, just as you can with the main array. Arrays within a type definition are truearrays, and all the functions available in FreeBasic can be used with embedded arrays.</text:p>
      <text:p text:style-name="P10">The inner j loop Lbound and Ubound use the outer loop specification, myLineSet(i).pts, </text:p>
      <text:p text:style-name="P10">to select a line element within the line set array, and then the function is applied to theembedded array. The endpoints are then initialized using both the i and j specifications, </text:p>
      <text:p text:style-name="P10">myLineSet(i).pts(j).x = GetRandom(1, 80). The variable i selects a line while j </text:p>
      <text:p text:style-name="P10">selects an endpoint within the selected line. The dot notation is used to reference each </text:p>
      <text:p text:style-name="P10">field within the type definition, including the endpoint array. Again, the notation andprinciples are similar to a type memory array. </text:p>
      <text:p text:style-name="P10"/>
      <text:p text:style-name="P10">The program is closed in the usual way after printing all the lines. </text:p>
      <text:p text:style-name="P10"/>
      <text:p text:style-name="P10">The output of this program is the same as the previous program and is not shownhere. Using an array for the endpoints enables you to easily extend the line definition tosupport not only lines, but triangles and squares. The following code snippet shows onepossible definition. </text:p>
      <text:p text:style-name="P10"/>
      <text:p text:style-name="P10"/>
      <text:p text:style-name="P10">Type myObj </text:p>
      <text:p text:style-name="P10"/>
      <text:p text:style-name="P10"/>
      <text:p text:style-name="P10">objid As Integer </text:p>
      <text:p text:style-name="P10"/>
      <text:p text:style-name="P10"/>
      <text:p text:style-name="P10">Union </text:p>
      <text:p text:style-name="P10"/>
      <text:p text:style-name="P10"/>
      <text:p text:style-name="P10">myLine(1 To 2) As myPoint </text:p>
      <text:p text:style-name="P10"/>
      <text:p text:style-name="P10"/>
      <text:p text:style-name="P10">myTriangle(1 To 3) As myPoint </text:p>
      <text:p text:style-name="P10"><text:soft-page-break/></text:p>
      <text:p text:style-name="P10"/>
      <text:p text:style-name="P10">mySquare(1 To 4) As myPoint </text:p>
      <text:p text:style-name="P10"/>
      <text:p text:style-name="P10"/>
      <text:p text:style-name="P10">End Union </text:p>
      <text:p text:style-name="P10"/>
      <text:p text:style-name="P10"/>
      <text:p text:style-name="P10">char As String * 1 </text:p>
      <text:p text:style-name="P10"/>
      <text:p text:style-name="P10"/>
      <text:p text:style-name="P10">End Type </text:p>
      <text:p text:style-name="P10"/>
      <text:p text:style-name="P10"/>
      <text:p text:style-name="P10">The objid field would indicate which type of object is contained within thedefinition. That is, a 1 may indicate a line, a 2 may indicate a triangle and a 3 mayindicate a square. Since the definition defines a single object, a union is used to enclosethe endpoint arrays to maximize memory usage. To print the object to the screen, youwould examine the objid and then use the Lbound and Ubound on the appropriateendpoint array definition, printing the number of lines that correspond to the type ofobject. One further enhancement you can make to this program is to add a functionpointer to the type definition, and then write print routines that correspond to the type ofobject being printed. Using this technique will enable you to further extend theusefulness of the code by simplifying the process of adding new objects to the typedefinition. For example, if you needed to be able to describe a cube, you would simplyadd an new array to the union, add a cube print function, and the type definition wouldbe able to print a cube by simply adding a few lines of code, while keeping the originalfunctionality intact. </text:p>
      <text:p text:style-name="P10"/>
      <text:h text:style-name="Heading_20_2" text:outline-level="2">Array Initialization </text:h>
      <text:p text:style-name="P10"/>
      <text:p text:style-name="P10">You can initialize an array with values when using the Dim statement in a mannersimilar to initializing any of the other intrinsic data types, and type definitions. Thefollowing code snippet illustrates the syntax using a one dimensional array. </text:p>
      <text:p text:style-name="P10"/>
      <text:p text:style-name="P10">Dim aArray(1 to 5) As Integer =&gt; {1, 2, 3, 4, 5} </text:p>
      <text:p text:style-name="P10"/>
      <text:p text:style-name="P10"/>
      <text:p text:style-name="P10">This code snippet dimensions a ubyte array with 5 elements, then sets theelements to the list contained within the curly brackets. The arrow operator, =&gt; tells thecompiler that the list following the Dim statement should be used to initialize the array.</text:p>
      <text:p text:style-name="P10">You can also dimension multidimensional arrays in the same manner, by specifyingblocks of data enclosed within curly braces as the following code snippet illustrates. </text:p>
      <text:p text:style-name="P10"/>
      <text:p text:style-name="P10">Dim bArray(1 to 2, 1 to 5) As Integer =&gt; {{1, 2, 3, 4, 5}, _ </text:p>
      <text:p text:style-name="P10"/>
      <text:p text:style-name="P10"/>
      <text:p text:style-name="P10">{6, 7, 8, 9, 10}} </text:p>
      <text:p text:style-name="P10"><text:soft-page-break/></text:p>
      <text:p text:style-name="P10"/>
      <text:p text:style-name="P10">In this example, the first block, {1, 2, 3, 4, 5}, corresponds to row 1, and thesecond block, {6, 7, 8, 9, 10}, corresponds to row 2. Remember that FreeBasic arrays arerow-major, so the row is specified before the column. When you initialize an array in thismanner, you must be sure that the number of elements defined will fit into the array. </text:p>
      <text:p text:style-name="P10"/>
      <text:p text:style-name="P10">The following programs initializes two arrays and print the values to the console. </text:p>
      <text:p text:style-name="P10"/>
      <text:p text:style-name="P10"/>
      <text:p text:style-name="P10">1 </text:p>
      <text:p text:style-name="P10">2 </text:p>
      <text:p text:style-name="P10">3 </text:p>
      <text:p text:style-name="P10">4 </text:p>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
      <text:p text:style-name="P10"/>
      <text:p text:style-name="P10">Option Explicit </text:p>
      <text:p text:style-name="P10"/>
      <text:p text:style-name="P10"/>
      <text:p text:style-name="P10">Dim aArray(1 To 5) As Integer =&gt; {1, 2, 3, 4, 5} </text:p>
      <text:p text:style-name="P10">Dim bArray(1 To 2, 1 To 5) As Integer =&gt; {{1, 2, 3, 4, 5}, _ </text:p>
      <text:p text:style-name="P10">{6, 7, 8, 9, 10}} </text:p>
      <text:p text:style-name="P10">Dim As Integer i, j </text:p>
      <text:p text:style-name="P10"/>
      <text:p text:style-name="P10"/>
      <text:p text:style-name="P10">'Print aArray values. </text:p>
      <text:p text:style-name="P10">For i = 1 To 5</text:p>
      <text:p text:style-name="P10"/>
      <text:p text:style-name="P10"/>
      <text:p text:style-name="P10"><text:s/>Print "aArray(";i;" ):";aArray(i) </text:p>
      <text:p text:style-name="P10">Next </text:p>
      <text:p text:style-name="P10">Print </text:p>
      <text:p text:style-name="P10"><text:soft-page-break/></text:p>
      <text:p text:style-name="P10"/>
      <text:p text:style-name="P10">'Print bArray values. </text:p>
      <text:p text:style-name="P10">For i = 1 To 2 </text:p>
      <text:p text:style-name="P10">For j = 1 To 5 </text:p>
      <text:p text:style-name="P10">Print "bArray(";i;",";j;" ):";bArray(i, j) </text:p>
      <text:p text:style-name="P10">Next </text:p>
      <text:p text:style-name="P10">Next </text:p>
      <text:p text:style-name="P10"/>
      <text:p text:style-name="P10"/>
      <text:p text:style-name="P10">Sleep </text:p>
      <text:p text:style-name="P10">End </text:p>
      <text:p text:style-name="P10"/>
      <text:p text:style-name="P10"/>
      <text:p text:style-name="P10">Listing 12.7: arrayinit.bas </text:p>
      <text:p text:style-name="P10"/>
      <text:p text:style-name="P10"><text:tab/>Analysis: </text:p>
      <text:p text:style-name="P10">Line 3 creates a single-dimension array and initializes the values of thearray. Line 4 creates a two-dimensional array and initializes the both rows of the array.</text:p>
      <text:p text:style-name="P10">Line 9 through 11 print the contents of the first array to the screen and lines 15 through19 print the contents of the second to the screen. The program is then closed in the usual </text:p>
      <text:p text:style-name="P10">way. </text:p>
      <text:p text:style-name="P10"/>
      <text:p text:style-name="P10">When you run the program you should see the following output. </text:p>
      <text:p text:style-name="P10"/>
      <text:p text:style-name="P10">aArray( 1 ): 1 </text:p>
      <text:p text:style-name="P10">aArray( 2 ): 2 </text:p>
      <text:p text:style-name="P10">aArray( 3 ): 3 </text:p>
      <text:p text:style-name="P10">aArray( 4 ): 4 </text:p>
      <text:p text:style-name="P10">aArray( 5 ): 5 </text:p>
      <text:p text:style-name="P10"/>
      <text:p text:style-name="P10"/>
      <text:p text:style-name="P10">bArray( 1, 1 ): 1 </text:p>
      <text:p text:style-name="P10">bArray( 1, 2 ): 2 </text:p>
      <text:p text:style-name="P10">bArray( 1, 3 ): 3 </text:p>
      <text:p text:style-name="P10"/>
      <text:p text:style-name="P10"/>
      <text:p text:style-name="P10"/>
      <text:p text:style-name="P10">bArray( 1, 4 ): 4 </text:p>
      <text:p text:style-name="P10">bArray( 1, 5 ): 5 </text:p>
      <text:p text:style-name="P10">bArray( 2, 1 ): 6 </text:p>
      <text:p text:style-name="P10">bArray( 2, 2 ): 7 </text:p>
      <text:p text:style-name="P10">bArray( 2, 3 ): 8 </text:p>
      <text:p text:style-name="P10">bArray( 2, 4 ): 9 </text:p>
      <text:p text:style-name="P10">bArray( 2, 5 ): 10 </text:p>
      <text:p text:style-name="P10"/>
      <text:p text:style-name="P10"/>
      <text:p text:style-name="P10">Listing 12.8: Output of arrayinit.bas </text:p>
      <text:p text:style-name="P10"/>
      <text:p text:style-name="P10"><text:soft-page-break/>As you can see from the output, both arrays have been initialized correctly, andwithout using a loop to load the data into the array. You can initialize arrays of any sizeusing this method, although large arrays get a bit hard to work with and it is important tomaintain the proper order of data in the initialization block. </text:p>
      <text:p text:style-name="P10"/>
      <text:h text:style-name="Heading_20_2" text:outline-level="2">Type Array Initialization </text:h>
      <text:p text:style-name="P10"/>
      <text:p text:style-name="P10">Since you can initialize a type definition and an array, it stands to reason you cando the same with a type array. In the chapter on type definitions you saw the syntax forinitializing a type, and here you have seen how to initialize an array. To initialize a typearray, you use both the type initialization syntax with the array initialization syntax, asyou would expect. The following code snippet illustrates this combined syntax. </text:p>
      <text:p text:style-name="P10"/>
      <text:p text:style-name="P10">Type aType </text:p>
      <text:p text:style-name="P10"/>
      <text:p text:style-name="P10"/>
      <text:p text:style-name="P10">a As Integer </text:p>
      <text:p text:style-name="P10"/>
      <text:p text:style-name="P10"/>
      <text:p text:style-name="P10">b As Byte </text:p>
      <text:p text:style-name="P10"/>
      <text:p text:style-name="P10"/>
      <text:p text:style-name="P10">c(1 To 2) As Zstring * 10 </text:p>
      <text:p text:style-name="P10"/>
      <text:p text:style-name="P10"/>
      <text:p text:style-name="P10">End Type </text:p>
      <text:p text:style-name="P10">Dim As aType myType(1 To 2) =&gt; { (1234, 12, {"Hello", "World"}), _ </text:p>
      <text:p text:style-name="P10">(5678, 24, {"From", "Freebasic"}) _ </text:p>
      <text:p text:style-name="P10">} </text:p>
      <text:p text:style-name="P10"/>
      <text:p text:style-name="P10"/>
      <text:p text:style-name="P10">The curly brackets signify that this is an array initialization, while the parenthesisindicate the type initialization. Since the type has an embedded array, you use the curlybrackets to load the data into the embedded array, just as you would a stand-alone array.</text:p>
      <text:p text:style-name="P10">If the embedded array was a multidimensional array, then you would need to wrap eachrow in { and } just as you would a stand-alone array. </text:p>
      <text:p text:style-name="P10"/>
      <text:p text:style-name="P10">The following program shows how all this works together. </text:p>
      <text:p text:style-name="P10"/>
      <text:p text:style-name="P10">1 </text:p>
      <text:p text:style-name="P10">Option Explicit </text:p>
      <text:p text:style-name="P10">2 </text:p>
      <text:p text:style-name="P10">3 </text:p>
      <text:p text:style-name="P10">'Create a type definiton </text:p>
      <text:p text:style-name="P10">4 </text:p>
      <text:p text:style-name="P10">Type aType5 </text:p>
      <text:p text:style-name="P10">a As Integer6 </text:p>
      <text:p text:style-name="P10"><text:soft-page-break/>b As Byte7 </text:p>
      <text:p text:style-name="P10">c(1 To 2) As Zstring * 10 </text:p>
      <text:p text:style-name="P10"/>
      <text:p text:style-name="P10"/>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
      <text:p text:style-name="P10"/>
      <text:p text:style-name="P10">End Type </text:p>
      <text:p text:style-name="P10"/>
      <text:p text:style-name="P10"/>
      <text:p text:style-name="P10">'Dimension and init the type array </text:p>
      <text:p text:style-name="P10">Dim As aType myType(1 To 2) =&gt; { (1234, 12, {"Hello", "World"}), _ </text:p>
      <text:p text:style-name="P10">(5678, 24, {"From", "Freebasic"}) _ </text:p>
      <text:p text:style-name="P10"/>
      <text:p text:style-name="P10"/>
      <text:p text:style-name="P10">} </text:p>
      <text:p text:style-name="P10">'Working variables </text:p>
      <text:p text:style-name="P10">Dim As Integer i, j </text:p>
      <text:p text:style-name="P10"/>
      <text:p text:style-name="P10"/>
      <text:p text:style-name="P10">'Display type values </text:p>
      <text:p text:style-name="P10"/>
      <text:p text:style-name="P10"/>
      <text:p text:style-name="P10">For i = 1 To 2 </text:p>
      <text:p text:style-name="P10">Print "Type array index: ";i </text:p>
      <text:p text:style-name="P10">With myType(i)</text:p>
      <text:p text:style-name="P10"/>
      <text:p text:style-name="P10"><text:soft-page-break/></text:p>
      <text:p text:style-name="P10"><text:s/>Print .a </text:p>
      <text:p text:style-name="P10">Print .b </text:p>
      <text:p text:style-name="P10">For j = 1 To 2</text:p>
      <text:p text:style-name="P10"/>
      <text:p text:style-name="P10"/>
      <text:p text:style-name="P10"><text:s/>Print .c(j)</text:p>
      <text:p text:style-name="P10"/>
      <text:p text:style-name="P10"/>
      <text:p text:style-name="P10"><text:s/>Next </text:p>
      <text:p text:style-name="P10">End With </text:p>
      <text:p text:style-name="P10">Print </text:p>
      <text:p text:style-name="P10"/>
      <text:p text:style-name="P10"/>
      <text:p text:style-name="P10">Next </text:p>
      <text:p text:style-name="P10"/>
      <text:p text:style-name="P10"/>
      <text:p text:style-name="P10">Sleep </text:p>
      <text:p text:style-name="P10">End </text:p>
      <text:p text:style-name="P10"/>
      <text:p text:style-name="P10"/>
      <text:p text:style-name="P10">Listing 12.9: typearray-init.bas </text:p>
      <text:p text:style-name="P10"/>
      <text:p text:style-name="P10"><text:tab/>Analysis: Lines 4 through 8 define the type definition. Line 11 dimensions andinitializes the type definition array. The type elements are enclosed in parenthesis, whilethe embedded array is enclosed within curly brackets. Line 15 creates some workingvariables for the For-Next loops. Lines 18 through 28 print the values to the consolescreen using a With block. The program is closed in the usual way. </text:p>
      <text:p text:style-name="P10"/>
      <text:p text:style-name="P10">When you run the program you should see the following output. </text:p>
      <text:p text:style-name="P10"/>
      <text:p text:style-name="P10"/>
      <text:p text:style-name="P10">Type array index: 1 </text:p>
      <text:p text:style-name="P10">1234 </text:p>
      <text:p text:style-name="P10">12 </text:p>
      <text:p text:style-name="P10"/>
      <text:p text:style-name="P10"/>
      <text:p text:style-name="P10">Hello </text:p>
      <text:p text:style-name="P10">World </text:p>
      <text:p text:style-name="P10"/>
      <text:p text:style-name="P10"/>
      <text:p text:style-name="P10">Type array index: 2 </text:p>
      <text:p text:style-name="P10">5678 </text:p>
      <text:p text:style-name="P10">24 </text:p>
      <text:p text:style-name="P10"/>
      <text:p text:style-name="P10"/>
      <text:p text:style-name="P10">From </text:p>
      <text:p text:style-name="P10">Freebasic </text:p>
      <text:p text:style-name="P10"/>
      <text:p text:style-name="P10"/>
      <text:p text:style-name="P10"><text:soft-page-break/>Output 12.4: Output of typearray-init.bas </text:p>
      <text:p text:style-name="P10"/>
      <text:h text:style-name="Heading_20_2" text:outline-level="2">CRT Array Functions </text:h>
      <text:p text:style-name="P10"/>
      <text:p text:style-name="P10">There are a few CRT functions that you can use to manipulate arrays. The followingtable lists the Mem* functions which are defined in string.bi. </text:p>
      <text:p text:style-name="P10"/>
      <text:p text:style-name="P10">Function Syntax Comment </text:p>
      <text:p text:style-name="P10">Memchr Ptr = </text:p>
      <text:p text:style-name="P10">Memchr(@Array(start),</text:p>
      <text:p text:style-name="P10">byte_value, Ubound(Array)) </text:p>
      <text:p text:style-name="P10">Returns a pointer tobyte_value in byte Array, orNull pointer if byte_value isnot found. Memchr onlyworks with byte arrays. </text:p>
      <text:p text:style-name="P10">Memcpy Ptr = </text:p>
      <text:p text:style-name="P10">Memcpy(@ArrayTo(start),</text:p>
      <text:p text:style-name="P10">@ArrayFrom(start),</text:p>
      <text:p text:style-name="P10">num_bytes) </text:p>
      <text:p text:style-name="P10">Copies num_bytes fromArrayFrom to ArrayTo andreturns a pointer to ArratTo.</text:p>
      <text:p text:style-name="P10">Do not use this function if </text:p>
      <text:p text:style-name="P10">From and To overlap. UseMemmove instead. </text:p>
      <text:p text:style-name="P10">Memmove Ptr = </text:p>
      <text:p text:style-name="P10">Memmem(@ArrayTo(start),</text:p>
      <text:p text:style-name="P10">@ArrayFrom(start),</text:p>
      <text:p text:style-name="P10">num_bytes) </text:p>
      <text:p text:style-name="P10">Works the same as Memcpybut correctly handlesoverlapping memory </text:p>
      <text:p text:style-name="P10">segments. </text:p>
      <text:p text:style-name="P10"/>
      <text:p text:style-name="P10">Table 12.2: CRT Array Functions </text:p>
      <text:p text:style-name="P10"/>
      <text:p text:style-name="P10">The following program illustrates using Memchr to search for a byte within a bytearray, and Memcpy to copy one array into another array. </text:p>
      <text:p text:style-name="P10"/>
      <text:p text:style-name="P10">1 </text:p>
      <text:p text:style-name="P10">Option Explicit </text:p>
      <text:p text:style-name="P10">2 </text:p>
      <text:p text:style-name="P10">3 </text:p>
      <text:p text:style-name="P10">#include once "crt.bi" </text:p>
      <text:p text:style-name="P10">4 </text:p>
      <text:p text:style-name="P10"/>
      <text:p text:style-name="P10"/>
      <text:p text:style-name="P10">5 </text:p>
      <text:p text:style-name="P10">6 </text:p>
      <text:p text:style-name="P10">7 </text:p>
      <text:p text:style-name="P10">8 </text:p>
      <text:p text:style-name="P10">9 </text:p>
      <text:p text:style-name="P10">10 </text:p>
      <text:p text:style-name="P10">11 </text:p>
      <text:p text:style-name="P10">12 </text:p>
      <text:p text:style-name="P10"><text:soft-page-break/>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
      <text:p text:style-name="P10"/>
      <text:p text:style-name="P10">Dim As Ubyte aArray(1 To 5) =&gt; {65, 123, 100, 52, 42}, bArray(1 To 5) </text:p>
      <text:p text:style-name="P10">Dim bret As Ubyte Ptr </text:p>
      <text:p text:style-name="P10">Dim As Integer index, i </text:p>
      <text:p text:style-name="P10"/>
      <text:p text:style-name="P10"/>
      <text:p text:style-name="P10">'Look for 100 in byte array </text:p>
      <text:p text:style-name="P10">Print "Looking for byte 100..." </text:p>
      <text:p text:style-name="P10">Print </text:p>
      <text:p text:style-name="P10">bret = Memchr(@aArray(1), 100, Ubound(aArray)) </text:p>
      <text:p text:style-name="P10">If bret &lt;&gt; NULL Then</text:p>
      <text:p text:style-name="P10"/>
      <text:p text:style-name="P10"/>
      <text:p text:style-name="P10"><text:s/>index = bret @</text:p>
      <text:p text:style-name="P10">aArray(Lbound(aArray)) + Lbound(aArray) </text:p>
      <text:p text:style-name="P10">Print "100 found at index ";index </text:p>
      <text:p text:style-name="P10">Else</text:p>
      <text:p text:style-name="P10"/>
      <text:p text:style-name="P10"/>
      <text:p text:style-name="P10"><text:s/>Print "100 not found." </text:p>
      <text:p text:style-name="P10">End If </text:p>
      <text:p text:style-name="P10">Print </text:p>
      <text:p text:style-name="P10">'Copy aArray to bArray </text:p>
      <text:p text:style-name="P10">Print "Copying aArray to bArray..." </text:p>
      <text:p text:style-name="P10">Print </text:p>
      <text:p text:style-name="P10">bret = Memcpy(@bArray(1), @aArray(1), Ubound(aArray) * Sizeof(Ubyte)) </text:p>
      <text:p text:style-name="P10">If bret &lt;&gt; NULL Then</text:p>
      <text:p text:style-name="P10"/>
      <text:p text:style-name="P10"/>
      <text:p text:style-name="P10"><text:s/>For i = 1 To 5 </text:p>
      <text:p text:style-name="P10"><text:soft-page-break/>Print "bArray(";i;" ) = ";bArray(i) </text:p>
      <text:p text:style-name="P10">Next </text:p>
      <text:p text:style-name="P10">End If </text:p>
      <text:p text:style-name="P10"/>
      <text:p text:style-name="P10"/>
      <text:p text:style-name="P10">Sleep </text:p>
      <text:p text:style-name="P10">End </text:p>
      <text:p text:style-name="P10"/>
      <text:p text:style-name="P10"/>
      <text:p text:style-name="P10">Listing 12.10: memfunc.bas </text:p>
      <text:p text:style-name="P10"/>
      <text:p text:style-name="P10"><text:tab/>Analysis: Line 3 includes the crt.bi header file so that Memchr and Memcpy will beavailable to the program. Both functions are located in string.bi, which is included whenyou include crt.bi. Line 5 creates two ubyte arrays, the first which is initialized with somebyte data. Remember that the ubyte data type has a range of 0 to 255. Line 6 declares aubyte pointer which will be the return value fr the Memchr function. Line 7 declares twoworking variables, index which will be used to calulate the array index of the Memchrsearch, and I which will be used to print the contents of bArray after the Memcpyoperation. </text:p>
      <text:p text:style-name="P10"/>
      <text:p text:style-name="P10">Line 12 calls the Memchr function. The first parameter is the address of the firstelement of aArray, which has an index of 1, the value to find, which is 100, and thelength of the array. If Memchr finds the byte in the array, it will return a pointer to thevalue. If it cannot find the byte, bret will be Null. Line 13 checks the return value to makesure that bret is not Null; using a Null pointer will cause the program to behave strangelyor crash. </text:p>
      <text:p text:style-name="P10"/>
      <text:p text:style-name="P10">Line 14 calculates the array index of the found byte. Bret contains the address ofbyte 100 in the array. @aArray(1) returns the address of the first element of the array.</text:p>
      <text:p text:style-name="P10">Since arrays are sequential memory locations, you can find the array index by </text:p>
      <text:p text:style-name="P10"/>
      <text:p text:style-name="P10"/>
      <text:p text:style-name="P10">subtracting the address of the first array element from bret, and then adding the lowerbound index to the value. This will give you the index of the array element. Line 15 printsthe calculated index value to the console. </text:p>
      <text:p text:style-name="P10"/>
      <text:p text:style-name="P10">Line 23 copies the values from aArray to bArray. Again, the address of the firstelement of each array is passed to function, along with the number of bytes to copy. Thenumber of bytes to copy is passed to the function with the code Ubound(aArray) *</text:p>
      <text:p text:style-name="P10">Sizeof(Ubyte), which uses the number of elements in the array times the size of a ubyte.</text:p>
      <text:p text:style-name="P10">Lines 24 through 28 then print the values of bArray to screen to verify that the array wasin fact copied. The program is closed in the usual way. </text:p>
      <text:p text:style-name="P10"/>
      <text:p text:style-name="P10">When you run the program you should see the following output. </text:p>
      <text:p text:style-name="P10"/>
      <text:p text:style-name="P10">Looking for byte 100... </text:p>
      <text:p text:style-name="P10"/>
      <text:p text:style-name="P10"/>
      <text:p text:style-name="P10">100 found at index 3 </text:p>
      <text:p text:style-name="P10"><text:soft-page-break/></text:p>
      <text:p text:style-name="P10"/>
      <text:p text:style-name="P10">Copying aArray to bArray... </text:p>
      <text:p text:style-name="P10"/>
      <text:p text:style-name="P10"/>
      <text:p text:style-name="P10">bArray( 1 ) = 65 </text:p>
      <text:p text:style-name="P10"/>
      <text:p text:style-name="P10"/>
      <text:p text:style-name="P10">bArray( 2 ) = 123 </text:p>
      <text:p text:style-name="P10"/>
      <text:p text:style-name="P10"/>
      <text:p text:style-name="P10">bArray( 3 ) = 100 </text:p>
      <text:p text:style-name="P10"/>
      <text:p text:style-name="P10"/>
      <text:p text:style-name="P10">bArray( 4 ) = 52 </text:p>
      <text:p text:style-name="P10"/>
      <text:p text:style-name="P10"/>
      <text:p text:style-name="P10">bArray( 5 ) = 255 </text:p>
      <text:p text:style-name="P10"/>
      <text:p text:style-name="P10"/>
      <text:p text:style-name="P10">Output 12.5: Output of memfunc.bas </text:p>
      <text:p text:style-name="P10"/>
      <text:p text:style-name="P10">As you can see from the output, both operations succeeded. Memcopy isextremely handy when you need to make a copy of an array. The function is much fasterthan using a For-Next, and there considerably less code to write. </text:p>
      <text:p text:style-name="P10"/>
      <text:h text:style-name="Heading_20_2" text:outline-level="2">Using the -exx Compiler Switch </text:h>
      <text:p text:style-name="P10"/>
      <text:p text:style-name="P10">The -exx compiler switch will enable error and bounds checking within yourprogram. If you go outside the bounds of an array within your program, the compiler willgenerate an “out of bounds” error while the program is running. This is a great help indebugging your program, and finding problems associated with arrays. -exx will alsoinform of you of Null pointer assignments, so it is quite useful when working with pointersas well. If you are using FBIde select View-&gt;Settings from the menu and the FreeBasictab in the settings dialog. Add -exx to the end of your compiler command string. </text:p>
      <text:p text:style-name="P10"/>
      <text:p text:style-name="P10">Using -exx does add quite of bit of additional code to your program, so once yourprogram is functioning correctly, you will want to compile the program without the -exxswitch. </text:p>
      <text:p text:style-name="P10"/>
      <text:p text:style-name="P10"/>
      <text:h text:style-name="Heading_20_2" text:outline-level="2">A Look Ahead </text:h>
      <text:p text:style-name="P10"/>
      <text:p text:style-name="P10">Manipulating date and time values is a common task in programming. FreeBasic </text:p>
      <text:p text:style-name="P10">has a number of date and time functions that make working with date and timeinformation quite easy, as you will see in the next chapter. </text:p>
      <text:p text:style-name="P10"/>
      <text:p text:style-name="P10"><text:soft-page-break/></text:p>
      <text:h text:style-name="P57" text:outline-level="1"/>
      <text:h text:style-name="P57" text:outline-level="1"/>
      <text:h text:style-name="P59" text:outline-level="1">Chapter 13 Date and Time Functions </text:h>
      <text:p text:style-name="P10"/>
      <text:p text:style-name="P10">Working with dates and time in many Basic languages can be problematic due tothe lack of date and time functions. FreeBasic however, has a rich set of date and time </text:p>
      <text:p text:style-name="P10">functions, and when used in combination with the Format function, which you will see inthe next chapter, you can easily handle any date or time problem you may encounter. </text:p>
      <text:p text:style-name="P10"/>
      <text:h text:style-name="Heading_20_2" text:outline-level="2">Intrinsic Date and Time Functions </text:h>
      <text:p text:style-name="P10"/>
      <text:p text:style-name="P10">FreeBasic includes the standard date and time functions that you see in most Basiclanguages. The following table lists these functions. </text:p>
      <text:p text:style-name="P10"/>
      <text:p text:style-name="P10">Function Syntax Comment </text:p>
      <text:p text:style-name="P10">Date B = Date Returns the current systemdate as a string. </text:p>
      <text:p text:style-name="P10">Setdate B = Setdate(date_string) Sets the system date todate_string, returning 0 onsuccess and non-zro on </text:p>
      <text:p text:style-name="P10">failure. Date string must bein one of the followingformats: mm-dd-yy", "mmdd-</text:p>
      <text:p text:style-name="P10">yyyy", "mm/dd/yy", or"mm/dd/yyyy". </text:p>
      <text:p text:style-name="P10">Settime B = Settime(time_string) Sets the system time totime_string, returning 0 onsuccess and non-zero on </text:p>
      <text:p text:style-name="P10">failure. Time string must bein one of the followingformats: "hh:mm:ss", </text:p>
      <text:p text:style-name="P10">"hh:mm", or "hh". </text:p>
      <text:p text:style-name="P10">Time B = Time Returns the current systemtime as a string. </text:p>
      <text:p text:style-name="P10">Timer B = Timer Returns the number of </text:p>
      <text:p text:style-name="P10">seconds since the computerwas started as a double-</text:p>
      <text:p text:style-name="P10">type value. If the computer'sCPU supports thePerformance Counter, than </text:p>
      <text:p text:style-name="P10">Timer has a resolution in </text:p>
      <text:p text:style-name="P10">microseconds. On </text:p>
      <text:p text:style-name="P10">computers without thePerformance Counter, the </text:p>
      <text:p text:style-name="P10">resolution is 1/18 of asecond. </text:p>
      <text:p text:style-name="P10"/>
      <text:p text:style-name="P10">Table 13.1: Intrinsic Date and Time Functions </text:p>
      <text:p text:style-name="P10"/>
      <text:p text:style-name="P10"/>
      <text:p text:style-name="P10">The following short programs demonstrates the return values for Date and Time aswell as using Timer in a delay loop. </text:p>
      <text:p text:style-name="P10"/>
      <text:p text:style-name="P10">1 </text:p>
      <text:p text:style-name="P10">Option Explicit </text:p>
      <text:p text:style-name="P10">2 </text:p>
      <text:p text:style-name="P10">3 </text:p>
      <text:p text:style-name="P10">Dim myTimer As Double </text:p>
      <text:p text:style-name="P10">4 </text:p>
      <text:p text:style-name="P10">5 </text:p>
      <text:p text:style-name="P10">Print "Current time is ";Time </text:p>
      <text:p text:style-name="P10">6 </text:p>
      <text:p text:style-name="P10">Print "Current date is ";Date </text:p>
      <text:p text:style-name="P10"><text:soft-page-break/>7 </text:p>
      <text:p text:style-name="P10">Print "Number of seconds since computer started: ";Timer </text:p>
      <text:p text:style-name="P10">8 </text:p>
      <text:p text:style-name="P10">Print "Pausing for 2 seconds..." </text:p>
      <text:p text:style-name="P10">9 </text:p>
      <text:p text:style-name="P10">myTimer = Timer + 2 </text:p>
      <text:p text:style-name="P10">10 </text:p>
      <text:p text:style-name="P10">Do11 </text:p>
      <text:p text:style-name="P10">Sleep 10 </text:p>
      <text:p text:style-name="P10">12 </text:p>
      <text:p text:style-name="P10">Loop Until Timer &gt; myTimer </text:p>
      <text:p text:style-name="P10">13 </text:p>
      <text:p text:style-name="P10">Print "Press any key to continue..." </text:p>
      <text:p text:style-name="P10">14 </text:p>
      <text:p text:style-name="P10">15 </text:p>
      <text:p text:style-name="P10">Sleep </text:p>
      <text:p text:style-name="P10">16 </text:p>
      <text:p text:style-name="P10">End </text:p>
      <text:p text:style-name="P10"/>
      <text:p text:style-name="P10"/>
      <text:p text:style-name="P10">Listing 13.1: datetime.bas </text:p>
      <text:p text:style-name="P10"/>
      <text:p text:style-name="P10"><text:tab/>Analysis: Line 3 dimensions a double-type variable for use with the Timer function.</text:p>
      <text:p text:style-name="P10">Line 5 prints out the current system date. Line 6 prints out the current system time. Line7 prints out the number of seconds since the computer was started. Line 9 initializes thevariable myTimer with the current Timer result plus 2 seconds. The Do-Until loop in lines10 through 12 loop until the 2 seconds have expired. The Sleep in line 11 allows theoperating system to handle any other events while the computer is busy in the Do loop.</text:p>
      <text:p text:style-name="P10">Whenever you have an extended loop of this nature, you need to use a Sleep xcommand, where x is the number of milliseconds to wait. This will keep your programfrom consuming 100% CPU time and allow other processes to execute. The program isended in the usual way. </text:p>
      <text:p text:style-name="P10"/>
      <text:p text:style-name="P10">When you run the program you should see something similar to the following </text:p>
      <text:p text:style-name="P10">output. </text:p>
      <text:p text:style-name="P10"/>
      <text:p text:style-name="P10">Current time is 11:44:02 </text:p>
      <text:p text:style-name="P10"/>
      <text:p text:style-name="P10"/>
      <text:p text:style-name="P10">Current date is 06272006 </text:p>
      <text:p text:style-name="P10"/>
      <text:p text:style-name="P10"/>
      <text:p text:style-name="P10">Number of seconds since computer started: 10710.42349851727 </text:p>
      <text:p text:style-name="P10"/>
      <text:p text:style-name="P10"/>
      <text:p text:style-name="P10">Pausing for 2 seconds... </text:p>
      <text:p text:style-name="P10"/>
      <text:p text:style-name="P10"/>
      <text:p text:style-name="P10">Press any key to continue... </text:p>
      <text:p text:style-name="P10"><text:soft-page-break/></text:p>
      <text:p text:style-name="P10"/>
      <text:p text:style-name="P10">Output 13.1: Output of datetime.bas </text:p>
      <text:p text:style-name="P10"/>
      <text:p text:style-name="P10"/>
      <text:p text:style-name="P10">As the example program illustrates, you can use the Timer function for delay loops.</text:p>
      <text:p text:style-name="P10">This is common in games that want to control the FPS, or frames-per-second, when usingreal-time animation techniques. In the code above, the initial Timer value is saved in avariable. Timer returns the number of seconds since the computer was started, so adding2 to this variable will create a 2 second interval. The Until portion of the loop checks tosee if the current result of the Timer function is greater than the saved value, and exitswhen 2 seconds have elapsed. </text:p>
      <text:p text:style-name="P10"/>
      <text:h text:style-name="Heading_20_2" text:outline-level="2">Extended Date and Time Functions </text:h>
      <text:p text:style-name="P10"/>
      <text:p text:style-name="P10">In addition to the functions listed above, FreeBasic has several extended date and </text:p>
      <text:p text:style-name="P10">time functions that enable you to easily calculate date and time intervals, and extractdifferent parts of a date or time number for use in your program. In order to use thesefunctions you must include "vbcompat.bi" in your program. Most of these functionsrequire a date serial, a double-type value that represents a date and time number. Thedate is stored in the integer portion of the double, while the time is stored in thefractional part of the double. </text:p>
      <text:p text:style-name="P10"/>
      <text:h text:style-name="Heading_20_3" text:outline-level="3">DateAdd Function </text:h>
      <text:p text:style-name="P10"/>
      <text:p text:style-name="P10">The DateAdd function returns a future or past date or time based on a certaininterval. The function requires a serial start date or time, an interval string and thenumber of intervals. </text:p>
      <text:p text:style-name="P10"/>
      <text:p text:style-name="P10">date_serial = DateAdd(interval_string, number_of_intervals, </text:p>
      <text:p text:style-name="P10">start_date_serial) </text:p>
      <text:p text:style-name="P10"/>
      <text:p text:style-name="P10"/>
      <text:p text:style-name="P10">The following list explains each of the parameters in order; that is, interval_stringis 1 below, number_of_intervals is listed as 2, and so on, along with the return value.</text:p>
      <text:p text:style-name="P10"/>
      <text:p text:style-name="P10"><text:s/>1. Interval string: This is a string that indicates what interval to add to the startdate_serial. </text:p>
      <text:p text:style-name="P10">a) “yyyy”: years</text:p>
      <text:p text:style-name="P10"/>
      <text:p text:style-name="P10"><text:s/>b) </text:p>
      <text:p text:style-name="P10">“q”: quarters</text:p>
      <text:p text:style-name="P10"/>
      <text:p text:style-name="P10"><text:s/>c) </text:p>
      <text:p text:style-name="P10">“m”: months</text:p>
      <text:p text:style-name="P10"/>
      <text:p text:style-name="P10"><text:s/>d) </text:p>
      <text:p text:style-name="P10"><text:soft-page-break/>“ww”: weeks</text:p>
      <text:p text:style-name="P10"/>
      <text:p text:style-name="P10"><text:s/>e) </text:p>
      <text:p text:style-name="P10">“d”,”w”,”y”: days</text:p>
      <text:p text:style-name="P10"/>
      <text:p text:style-name="P10"><text:s/>f) </text:p>
      <text:p text:style-name="P10">“h”: hours</text:p>
      <text:p text:style-name="P10"/>
      <text:p text:style-name="P10"><text:s/>g) </text:p>
      <text:p text:style-name="P10">“n”: minutes</text:p>
      <text:p text:style-name="P10"/>
      <text:p text:style-name="P10"><text:s/>h) “s:” seconds</text:p>
      <text:p text:style-name="P10"/>
      <text:p text:style-name="P10"><text:s/>2. Number of intervals: The number of intervals defined in interval_string to add tothe passed date_serial. </text:p>
      <text:p text:style-name="P10">3. Date serial: The starting date in the calculation. </text:p>
      <text:p text:style-name="P10"/>
      <text:p text:style-name="P10"><text:s/>4. Return: Returns a date serial that is offset by intervals from the starting date. </text:p>
      <text:p text:style-name="P10">The following program illustrates the DateAdd function. </text:p>
      <text:p text:style-name="P10">1 </text:p>
      <text:p text:style-name="P10">Option Explicit </text:p>
      <text:p text:style-name="P10">2 </text:p>
      <text:p text:style-name="P10">3 </text:p>
      <text:p text:style-name="P10">#Include Once "vbcompat.bi" </text:p>
      <text:p text:style-name="P10">4 </text:p>
      <text:p text:style-name="P10">5 </text:p>
      <text:p text:style-name="P10">'Date serial variable </text:p>
      <text:p text:style-name="P10">6 </text:p>
      <text:p text:style-name="P10">Dim nDate As Double </text:p>
      <text:p text:style-name="P10">7 </text:p>
      <text:p text:style-name="P10">Dim interval As Integer = 2 </text:p>
      <text:p text:style-name="P10">8 </text:p>
      <text:p text:style-name="P10">Dim intervalstr As String </text:p>
      <text:p text:style-name="P10">9 </text:p>
      <text:p text:style-name="P10">10 </text:p>
      <text:p text:style-name="P10">Print "Number of intervals:";interval </text:p>
      <text:p text:style-name="P10">11 </text:p>
      <text:p text:style-name="P10">Print </text:p>
      <text:p text:style-name="P10">12 </text:p>
      <text:p text:style-name="P10">Print "Current Date: ";Format(Now, "mmddyyyy") </text:p>
      <text:p text:style-name="P10">13 </text:p>
      <text:p text:style-name="P10">Print </text:p>
      <text:p text:style-name="P10">14 </text:p>
      <text:p text:style-name="P10">'Year interval </text:p>
      <text:p text:style-name="P10">15 </text:p>
      <text:p text:style-name="P10">intervalstr = "yyyy" </text:p>
      <text:p text:style-name="P10">16 </text:p>
      <text:p text:style-name="P10">nDate = DateAdd(intervalstr, interval, Now) </text:p>
      <text:p text:style-name="P10">17 </text:p>
      <text:p text:style-name="P10">Print intervalstr;": ";Format(nDate, "mmddyyyy") </text:p>
      <text:p text:style-name="P10"><text:soft-page-break/>18 </text:p>
      <text:p text:style-name="P10">'Quarter interval </text:p>
      <text:p text:style-name="P10">19 </text:p>
      <text:p text:style-name="P10">intervalstr = "q" </text:p>
      <text:p text:style-name="P10">20 </text:p>
      <text:p text:style-name="P10">nDate = DateAdd(intervalstr, interval, Now) </text:p>
      <text:p text:style-name="P10">21 </text:p>
      <text:p text:style-name="P10">Print intervalstr;": ";Format(nDate, "mmddyyyy") </text:p>
      <text:p text:style-name="P10">22 </text:p>
      <text:p text:style-name="P10">'Month interval </text:p>
      <text:p text:style-name="P10">23 </text:p>
      <text:p text:style-name="P10">intervalstr = "m" </text:p>
      <text:p text:style-name="P10">24 </text:p>
      <text:p text:style-name="P10">nDate = DateAdd(intervalstr, interval, Now) </text:p>
      <text:p text:style-name="P10">25 </text:p>
      <text:p text:style-name="P10">Print intervalstr;": ";Format(nDate, "mmddyyyy") </text:p>
      <text:p text:style-name="P10">26 </text:p>
      <text:p text:style-name="P10">'Week interval </text:p>
      <text:p text:style-name="P10">27 </text:p>
      <text:p text:style-name="P10">intervalstr = "ww" </text:p>
      <text:p text:style-name="P10">28 </text:p>
      <text:p text:style-name="P10">nDate = DateAdd(intervalstr, interval, Now) </text:p>
      <text:p text:style-name="P10">29 </text:p>
      <text:p text:style-name="P10">Print intervalstr;": ";Format(nDate, "mmddyyyy") </text:p>
      <text:p text:style-name="P10">30 </text:p>
      <text:p text:style-name="P10">'Day interval </text:p>
      <text:p text:style-name="P10">31 </text:p>
      <text:p text:style-name="P10">intervalstr = "d" </text:p>
      <text:p text:style-name="P10">32 </text:p>
      <text:p text:style-name="P10">nDate = DateAdd(intervalstr, interval, Now) </text:p>
      <text:p text:style-name="P10">33 </text:p>
      <text:p text:style-name="P10">Print intervalstr;": ";Format(nDate, "mmddyyyy") </text:p>
      <text:p text:style-name="P10">34 </text:p>
      <text:p text:style-name="P10">'w day interval </text:p>
      <text:p text:style-name="P10">35 </text:p>
      <text:p text:style-name="P10">intervalstr = "w" </text:p>
      <text:p text:style-name="P10">36 </text:p>
      <text:p text:style-name="P10">nDate = DateAdd(intervalstr, interval, Now) </text:p>
      <text:p text:style-name="P10">37 </text:p>
      <text:p text:style-name="P10">Print intervalstr;": ";Format(nDate, "mmddyyyy") </text:p>
      <text:p text:style-name="P10">38 </text:p>
      <text:p text:style-name="P10">'y day interval </text:p>
      <text:p text:style-name="P10">39 </text:p>
      <text:p text:style-name="P10">intervalstr = "y" </text:p>
      <text:p text:style-name="P10">40 </text:p>
      <text:p text:style-name="P10">nDate = DateAdd(intervalstr, interval, Now) </text:p>
      <text:p text:style-name="P10">41 </text:p>
      <text:p text:style-name="P10">Print intervalstr;": ";Format(nDate, "mmddyyyy") </text:p>
      <text:p text:style-name="P10"/>
      <text:p text:style-name="P10">42 </text:p>
      <text:p text:style-name="P10"><text:soft-page-break/>43 </text:p>
      <text:p text:style-name="P10">44 </text:p>
      <text:p text:style-name="P10">45 </text:p>
      <text:p text:style-name="P10">46 </text:p>
      <text:p text:style-name="P10">47 </text:p>
      <text:p text:style-name="P10">48 </text:p>
      <text:p text:style-name="P10">49 </text:p>
      <text:p text:style-name="P10">50 </text:p>
      <text:p text:style-name="P10">51 </text:p>
      <text:p text:style-name="P10">52 </text:p>
      <text:p text:style-name="P10">53 </text:p>
      <text:p text:style-name="P10">54 </text:p>
      <text:p text:style-name="P10">55 </text:p>
      <text:p text:style-name="P10">56 </text:p>
      <text:p text:style-name="P10">57 </text:p>
      <text:p text:style-name="P10">58 </text:p>
      <text:p text:style-name="P10">59 </text:p>
      <text:p text:style-name="P10">60 </text:p>
      <text:p text:style-name="P10">61 </text:p>
      <text:p text:style-name="P10">62 </text:p>
      <text:p text:style-name="P10">63 </text:p>
      <text:p text:style-name="P10"/>
      <text:p text:style-name="P10"/>
      <text:p text:style-name="P10">'Quarter interval </text:p>
      <text:p text:style-name="P10">intervalstr = "q" </text:p>
      <text:p text:style-name="P10">nDate = DateAdd(intervalstr, interval, Now) </text:p>
      <text:p text:style-name="P10">Print intervalstr;": ";Format(nDate, "mmddyyyy") </text:p>
      <text:p text:style-name="P10">Print </text:p>
      <text:p text:style-name="P10">Print "Current time: ";Format(Now, "hh:mm:ss") </text:p>
      <text:p text:style-name="P10">Print </text:p>
      <text:p text:style-name="P10">'Hour interval </text:p>
      <text:p text:style-name="P10">intervalstr = "h" </text:p>
      <text:p text:style-name="P10">nDate = DateAdd(intervalstr, interval, Now) </text:p>
      <text:p text:style-name="P10">Print intervalstr;": ";Format(nDate, "hh:mm:ss") </text:p>
      <text:p text:style-name="P10">'Minute interval </text:p>
      <text:p text:style-name="P10">intervalstr = "n" </text:p>
      <text:p text:style-name="P10">nDate = DateAdd(intervalstr, interval, Now) </text:p>
      <text:p text:style-name="P10">Print intervalstr;": ";Format(nDate, "hh:mm:ss") </text:p>
      <text:p text:style-name="P10">'Second interval </text:p>
      <text:p text:style-name="P10">intervalstr = "s" </text:p>
      <text:p text:style-name="P10">nDate = DateAdd(intervalstr, interval, Now) </text:p>
      <text:p text:style-name="P10">Print intervalstr;": ";Format(nDate, "hh:mm:ss") </text:p>
      <text:p text:style-name="P10"/>
      <text:p text:style-name="P10"/>
      <text:p text:style-name="P10">Sleep </text:p>
      <text:p text:style-name="P10">End </text:p>
      <text:p text:style-name="P10"/>
      <text:p text:style-name="P10"/>
      <text:p text:style-name="P10">Listing 13.2: dateadd.bas </text:p>
      <text:p text:style-name="P10"/>
      <text:p text:style-name="P10"><text:soft-page-break/><text:tab/>Analysis: In line 3 the “vbcompat.bi” is included in the program. You need toinclude this file if you want to use the extended date time functions as well as the formatfunction. Line 6 dimensions a double-type variable to hold the return value from theDtaeAdd function. Line 7 creates an integer variable to hold the interval, which is set to</text:p>
      <text:p text:style-name="P10"/>
      <text:p text:style-name="P10">2. Line 8 creates a string that will hold the various interval strings. Line 10 prints thecurrent interval number. Line 12 prints the current date using the Format function and theNow function. The Now function returns the current date and time as a date serial. The </text:p>
      <text:p text:style-name="P10">format function's format string “mm-dd-yyyy” will print a two digit month, a two digit dayand a four digit year. </text:p>
      <text:p text:style-name="P10">Lines 15 through 17 set the interval string for the DateAdd function, “yyyy” in thiscase, passes the interval string, interval and the current date serial, using the Nowfunction. The calculated date is returned in nDate, which is passed to the Format functionin line 17. Lines 18 through 45 use the same code blocks to calculate the result for eachinterval string. </text:p>
      <text:p text:style-name="P10"/>
      <text:p text:style-name="P10">Line 47 pints the current time. DateAdd works with time numbers as well as dates,</text:p>
      <text:p text:style-name="P10">and lines 50 through 60 illustrate the different time offsets. The Format function uses theformat string “hh:mm:ss” in 47 which prints a 24-hour time. The same code blocks areused for the time calculations that were used in the date calculations, and the results are </text:p>
      <text:p text:style-name="P10">printed in the same fashion. </text:p>
      <text:p text:style-name="P10"/>
      <text:p text:style-name="P10">When you run the program your output should look similar to the following. </text:p>
      <text:p text:style-name="P10"/>
      <text:p text:style-name="P10">Number of intervals: 2 </text:p>
      <text:p text:style-name="P10"/>
      <text:p text:style-name="P10"/>
      <text:p text:style-name="P10">Current Date: 06272006 </text:p>
      <text:p text:style-name="P10"/>
      <text:p text:style-name="P10"/>
      <text:p text:style-name="P10">yyyy: 06272008 </text:p>
      <text:p text:style-name="P10"/>
      <text:p text:style-name="P10"/>
      <text:p text:style-name="P10">q: 12272006 </text:p>
      <text:p text:style-name="P10">m: 08272006 </text:p>
      <text:p text:style-name="P10">ww: 07112006 </text:p>
      <text:p text:style-name="P10">d: 06292006 </text:p>
      <text:p text:style-name="P10">w: 06292006 </text:p>
      <text:p text:style-name="P10">y: 06292006 </text:p>
      <text:p text:style-name="P10">q: 12272006 </text:p>
      <text:p text:style-name="P10">Current time: 16:28:12 </text:p>
      <text:p text:style-name="P10"/>
      <text:p text:style-name="P10"/>
      <text:p text:style-name="P10">h: 18:28:12 </text:p>
      <text:p text:style-name="P10">n: 16:30:12 </text:p>
      <text:p text:style-name="P10">s: 16:28:14 </text:p>
      <text:p text:style-name="P10">Output 13.2: Output of datedd.bas </text:p>
      <text:p text:style-name="P10"/>
      <text:p text:style-name="P10">Using a negative interval number will return a past date, rather than a future date.</text:p>
      <text:p text:style-name="P10"><text:soft-page-break/>Changing the variable interval in the above program to -2 will result in the followingoutput. Notice that the date and time return values are two intervals in the past. </text:p>
      <text:p text:style-name="P10"/>
      <text:p text:style-name="P10">Number of intervals:2 </text:p>
      <text:p text:style-name="P10"/>
      <text:p text:style-name="P10"/>
      <text:p text:style-name="P10">Current Date: 06272006 </text:p>
      <text:p text:style-name="P10"/>
      <text:p text:style-name="P10"/>
      <text:p text:style-name="P10">yyyy: 06272004 </text:p>
      <text:p text:style-name="P10"/>
      <text:p text:style-name="P10"/>
      <text:p text:style-name="P10">q: 12272005 </text:p>
      <text:p text:style-name="P10">m: 04272006 </text:p>
      <text:p text:style-name="P10">ww: 06132006 </text:p>
      <text:p text:style-name="P10">d: 06252006 </text:p>
      <text:p text:style-name="P10">w: 06252006 </text:p>
      <text:p text:style-name="P10">y: 06252006 </text:p>
      <text:p text:style-name="P10">q: 12272005 </text:p>
      <text:p text:style-name="P10">Current time: 16:52:09 </text:p>
      <text:p text:style-name="P10"/>
      <text:p text:style-name="P10"/>
      <text:p text:style-name="P10"/>
      <text:p text:style-name="P20"/>
      <text:p text:style-name="P10">h: 14:52:09 </text:p>
      <text:p text:style-name="P10">n: 16:50:09 </text:p>
      <text:p text:style-name="P10">s: 16:52:07 </text:p>
      <text:p text:style-name="P10">Output 13.3: Output with Negative Interval Number </text:p>
      <text:p text:style-name="P10"/>
      <text:h text:style-name="Heading_20_3" text:outline-level="3">DateDiff Function </text:h>
      <text:p text:style-name="P10"/>
      <text:p text:style-name="P10">The DateDiff functions returns the difference between two date or time serials </text:p>
      <text:p text:style-name="P10">based on a certain interval. The function requires two date or time serials and an intervalstring. You can optionally specify the first day of the week or the first day of the year. </text:p>
      <text:p text:style-name="P10"/>
      <text:p text:style-name="P10">int_value </text:p>
      <text:p text:style-name="P10">= DateDiff(interval_string, date_serial1, date_serial2) </text:p>
      <text:p text:style-name="P10"/>
      <text:p text:style-name="P10"/>
      <text:p text:style-name="P10">int_value </text:p>
      <text:p text:style-name="P10">= DateDiff(interval_string, date_serial1, date_serial2, </text:p>
      <text:p text:style-name="P10">first_day_of_week) </text:p>
      <text:p text:style-name="P10"/>
      <text:p text:style-name="P10"/>
      <text:p text:style-name="P10">int_value </text:p>
      <text:p text:style-name="P10">= DateDiff(interval_string, date_serial1, date_serial2, </text:p>
      <text:p text:style-name="P10">first_day_of_week, first_day_of_year) </text:p>
      <text:p text:style-name="P10"/>
      <text:p text:style-name="P10"/>
      <text:p text:style-name="P10">You can specify the first day of the week when using the “ww” interval but thedefault is to use the system setting. You can also specify which week belongs to whichyear when a week spans the end of one year and the beginning of the next year.</text:p>
      <text:p text:style-name="P10"/>
      <text:p text:style-name="P10"><text:s/>1. Interval string: The interval strings are the same strings used in the DateAddfunction. </text:p>
      <text:p text:style-name="P10">2. Date Serial 1: The first date or time of the difference. </text:p>
      <text:p text:style-name="P10">3. Date Serial 2: The second date or time of the difference. </text:p>
      <text:p text:style-name="P10">4. First Day of the week: Specifies the day number of the first day of the week. This isused when using the “ww”, or week, interval string. </text:p>
      <text:p text:style-name="P10">a) Not specified: Sunday. </text:p>
      <text:p text:style-name="P10">b) 0: Local settings. </text:p>
      <text:p text:style-name="P10">c) 1: Sunday. </text:p>
      <text:p text:style-name="P10">d) 2: Monday. </text:p>
      <text:p text:style-name="P10">e) 3: Tuesday. </text:p>
      <text:p text:style-name="P10">f) 4: Wednesday. </text:p>
      <text:p text:style-name="P10">g) 5: Thursday. </text:p>
      <text:p text:style-name="P10">h) 6: Friday. </text:p>
      <text:p text:style-name="P10">i) 7: Saturday.</text:p>
      <text:p text:style-name="P10"/>
      <text:p text:style-name="P10"/>
      <text:p text:style-name="P10"><text:soft-page-break/><text:s/>5. First day of the year: Specifies what year a week will be associated withwhen the week spans years. </text:p>
      <text:p text:style-name="P10">a) 0: Local settings. </text:p>
      <text:p text:style-name="P10">b) 1: January 1 week. </text:p>
      <text:p text:style-name="P10">c) 2: First week having four days in the year. </text:p>
      <text:p text:style-name="P10"/>
      <text:p text:style-name="P10"/>
      <text:p text:style-name="P10"/>
      <text:p text:style-name="P10"><text:s/>d) 3: First full week of year.</text:p>
      <text:p text:style-name="P10"/>
      <text:p text:style-name="P10"><text:s/>6. Return: Returns an integer value that represents the number of intervalsbetween the two date or time values. </text:p>
      <text:p text:style-name="P10">The following program illustrates the DateDiff function.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Date1, Date2 </text:p>
      <text:p text:style-name="P10">6 </text:p>
      <text:p text:style-name="P10">7 </text:p>
      <text:p text:style-name="P10">'Get current date </text:p>
      <text:p text:style-name="P10">8 </text:p>
      <text:p text:style-name="P10">Date1 = Now </text:p>
      <text:p text:style-name="P10">9 </text:p>
      <text:p text:style-name="P10">'Get past date </text:p>
      <text:p text:style-name="P10">10 </text:p>
      <text:p text:style-name="P10">Date2 = DateValue("1/1/2006") </text:p>
      <text:p text:style-name="P10">11 </text:p>
      <text:p text:style-name="P10">12 </text:p>
      <text:p text:style-name="P10">'Print out number of days since first of year '06 </text:p>
      <text:p text:style-name="P10">13 </text:p>
      <text:p text:style-name="P10">Print "Number of days since ";Format(Date2, "mm/dd/yyyy");" is";DateDiff("d", Date2, </text:p>
      <text:p text:style-name="P10">14 </text:p>
      <text:p text:style-name="P10">Date1) </text:p>
      <text:p text:style-name="P10">15 </text:p>
      <text:p text:style-name="P10">16 </text:p>
      <text:p text:style-name="P10">Sleep </text:p>
      <text:p text:style-name="P10"/>
      <text:p text:style-name="P10"/>
      <text:p text:style-name="P10">End </text:p>
      <text:p text:style-name="P10"/>
      <text:p text:style-name="P10"/>
      <text:p text:style-name="P10">Listing 13.3: datediff.bas </text:p>
      <text:p text:style-name="P10"/>
      <text:p text:style-name="P10"><text:tab/>Analysis: Line 3 includes the extended date and time functions contained in the </text:p>
      <text:p text:style-name="P10">vbcompat.bi include file. Line 5 dimensions two double-type variables to hold the <text:soft-page-break/>currentand past date. Line 8 gets the current date and time. Line 10 uses the DateValue functionto convert the string date to a DateSerial value. Line thirteen prints the number of daysthat have elapsed since January 1, 2006. </text:p>
      <text:p text:style-name="P10"/>
      <text:p text:style-name="P10">When you run the program you should see output similar to the following. </text:p>
      <text:p text:style-name="P10"/>
      <text:p text:style-name="P10">Number of days since 01/01/2006 is 225 </text:p>
      <text:p text:style-name="P10"/>
      <text:p text:style-name="P10"/>
      <text:p text:style-name="P10">Output 13.4: Output of datediff.bas </text:p>
      <text:p text:style-name="P10"/>
      <text:h text:style-name="Heading_20_3" text:outline-level="3">DatePart Function </text:h>
      <text:p text:style-name="P10"/>
      <text:p text:style-name="P10">The DatePart function returns a specific part of a DateSerial, using the specifiedinterval. The function requires a DateSerial, the interval to return and optionally, the firstday of the week and the first day of the year. The function returns an integer valuerepresenting the specified interval. </text:p>
      <text:p text:style-name="P10"/>
      <text:p text:style-name="P10">int_value = DatePart(interval_string, date_serial) </text:p>
      <text:p text:style-name="P10"/>
      <text:p text:style-name="P10"/>
      <text:p text:style-name="P10"/>
      <text:p text:style-name="P10">int_value </text:p>
      <text:p text:style-name="P10">= DatePart(interval_string, date_serial, first_day_of_week) </text:p>
      <text:p text:style-name="P10"/>
      <text:p text:style-name="P10"/>
      <text:p text:style-name="P10">int_value </text:p>
      <text:p text:style-name="P10">= DatePart(interval_string, date_serial, first_day_of_week, </text:p>
      <text:p text:style-name="P10">first_day_of_year) </text:p>
      <text:p text:style-name="P10"/>
      <text:p text:style-name="P10"/>
      <text:p text:style-name="P10">1. Interval string: The interval strings are the same strings used in the DateAddfunction. </text:p>
      <text:p text:style-name="P10">2. Date Serial: A date or time serial number. </text:p>
      <text:p text:style-name="P10">3. First Day of the week: Specifies the day number of the first day of the week. Thevalues are the same as those listed in the DateDiff function. </text:p>
      <text:p text:style-name="P10">4. First day of the year: Specifies what year a week will be associated with when theweek spans years. The values are the same as those listed in the DateDiff function. </text:p>
      <text:p text:style-name="P10">5. Return: Returns an integer representing the interval value. </text:p>
      <text:p text:style-name="P10">The following program illustrates using the DatePart function.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text:soft-page-break/>Dim As Double myDate </text:p>
      <text:p text:style-name="P10">6 </text:p>
      <text:p text:style-name="P10">7 </text:p>
      <text:p text:style-name="P10">'Get current date </text:p>
      <text:p text:style-name="P10">8 </text:p>
      <text:p text:style-name="P10">myDate = Now </text:p>
      <text:p text:style-name="P10">9 </text:p>
      <text:p text:style-name="P10">10 </text:p>
      <text:p text:style-name="P10">'Print date values </text:p>
      <text:p text:style-name="P10">11 </text:p>
      <text:p text:style-name="P10">Print "Day number is";Datepart("d", myDate) </text:p>
      <text:p text:style-name="P10">12 </text:p>
      <text:p text:style-name="P10">Print "Week number is";Datepart("ww", myDate) </text:p>
      <text:p text:style-name="P10">13 </text:p>
      <text:p text:style-name="P10">Print "Month number is";Datepart("m", myDate) </text:p>
      <text:p text:style-name="P10">14 </text:p>
      <text:p text:style-name="P10">'Print the current time numbers </text:p>
      <text:p text:style-name="P10">15 </text:p>
      <text:p text:style-name="P10">Print "Hour is";DatePart("h", myDate) </text:p>
      <text:p text:style-name="P10">16 </text:p>
      <text:p text:style-name="P10">Print "Minutes are";DatePart("n", myDate) </text:p>
      <text:p text:style-name="P10">17 </text:p>
      <text:p text:style-name="P10">Print "Seconds are";DatePart("s", myDate) </text:p>
      <text:p text:style-name="P10">18 </text:p>
      <text:p text:style-name="P10">19 </text:p>
      <text:p text:style-name="P10">Sleep </text:p>
      <text:p text:style-name="P10">20 </text:p>
      <text:p text:style-name="P10">End </text:p>
      <text:p text:style-name="P10"/>
      <text:p text:style-name="P10"/>
      <text:p text:style-name="P10">Listing 13.4: datepart.bas </text:p>
      <text:p text:style-name="P10"/>
      <text:p text:style-name="P10"><text:tab/>Analysis: Line 3 includes the extended date and time functions. Line 5 creates a </text:p>
      <text:p text:style-name="P10">double-type varibale to hold the current date and time serial. Line 8 uses the Nowfunction to return the current system date and time. Line 11 prints the day number. Line12 prints the week number. Line 13 prints the month number. Line 15 prints the hournumber. Line 16 prints the minute number. Line 17 prints the second number. Theprogram is closed in the usual way. </text:p>
      <text:p text:style-name="P10"/>
      <text:p text:style-name="P10"/>
      <text:p text:style-name="P10">When you run the program you should see something similar to the following. </text:p>
      <text:p text:style-name="P10"/>
      <text:p text:style-name="P10">Day number is 15 </text:p>
      <text:p text:style-name="P10">Week number is 33 </text:p>
      <text:p text:style-name="P10">Month number is 8 </text:p>
      <text:p text:style-name="P10">Hour is 9 </text:p>
      <text:p text:style-name="P10">Minutes are 52 </text:p>
      <text:p text:style-name="P10">Seconds are 58 </text:p>
      <text:p text:style-name="P10"/>
      <text:p text:style-name="P10"/>
      <text:p text:style-name="P10"><text:soft-page-break/>Output 13.5: Output of datepart.bas </text:p>
      <text:p text:style-name="P10"/>
      <text:p text:style-name="P10">The values you see will depend on the current date and time setting of your </text:p>
      <text:p text:style-name="P10">computer. </text:p>
      <text:p text:style-name="P10"/>
      <text:h text:style-name="Heading_20_3" text:outline-level="3">DateSerial Function </text:h>
      <text:p text:style-name="P10"/>
      <text:p text:style-name="P10">The DateSerial function will return a double-type DateSerial value based on thepassed year, month and day. The date value returned by DateSerial has no time </text:p>
      <text:p text:style-name="P10">component. </text:p>
      <text:p text:style-name="P10"/>
      <text:p text:style-name="P10">date_serial = DateSerial(year, month, day) </text:p>
      <text:p text:style-name="P10"/>
      <text:p text:style-name="P10"/>
      <text:p text:style-name="P10">1. Year: The year component of the date. </text:p>
      <text:p text:style-name="P10">2. Month: The month component of the date. </text:p>
      <text:p text:style-name="P10">3. Day: The day component of the the date. </text:p>
      <text:p text:style-name="P10">4. Return: Returns a DateSerial that is the value of the year, month and day </text:p>
      <text:p text:style-name="P10">components. </text:p>
      <text:p text:style-name="P10">The following program illustrates using the DateSerial function.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myDate </text:p>
      <text:p text:style-name="P10">6 </text:p>
      <text:p text:style-name="P10">7 </text:p>
      <text:p text:style-name="P10">'Build a date serial using the Datepart function </text:p>
      <text:p text:style-name="P10">8 </text:p>
      <text:p text:style-name="P10">myDate = DateSerial(Datepart("yyyy", Now), Datepart("m", Now), _</text:p>
      <text:p text:style-name="P10">9 </text:p>
      <text:p text:style-name="P10">Datepart("d", Now)) </text:p>
      <text:p text:style-name="P10">10 </text:p>
      <text:p text:style-name="P10">Print "Current date is ";format(myDate, "mm/dd/yyyy") </text:p>
      <text:p text:style-name="P10">11 </text:p>
      <text:p text:style-name="P10">12 </text:p>
      <text:p text:style-name="P10">Sleep </text:p>
      <text:p text:style-name="P10">13 </text:p>
      <text:p text:style-name="P10">End </text:p>
      <text:p text:style-name="P10"/>
      <text:p text:style-name="P10"/>
      <text:p text:style-name="P10"/>
      <text:p text:style-name="P10">Listing 13.5: dateserial.bas </text:p>
      <text:p text:style-name="P10"/>
      <text:p text:style-name="P10"><text:soft-page-break/><text:tab/>Analysis: Line 3 includes the extended date and time functions in the program.</text:p>
      <text:p text:style-name="P10">Line 5 dimensions a double-type variable which will contain the date serial value. Lines 8and 9 create a date serial using the Datepart function to extract the year, month and daycomponents from the current system date. Line 10 uses the Format function to print thedate to the console screen. </text:p>
      <text:p text:style-name="P10"/>
      <text:p text:style-name="P10">When you run the program you should see the current system date. </text:p>
      <text:p text:style-name="P10"/>
      <text:p text:style-name="P10">Current date is 08/15/2006 </text:p>
      <text:p text:style-name="P10"/>
      <text:p text:style-name="P10"/>
      <text:p text:style-name="P10">Output 13.6: Output of dateserial.bas </text:p>
      <text:p text:style-name="P10"/>
      <text:p text:style-name="P10">Of course it is a bit silly to use the DatePart function when you could simply usethe Now function to return the current system date, but this program shows how bothfunction could be used together in a program. In a real program, the year, month and dayvalues would be probably be coming from an external source which would need to becombined to create a date serial that would then be used for a date calculation. </text:p>
      <text:p text:style-name="P10"/>
      <text:h text:style-name="Heading_20_3" text:outline-level="3">DateValue Function </text:h>
      <text:p text:style-name="P10"/>
      <text:p text:style-name="P10">The DateValue function takes a string as it argument and returns a date serialvalue. The date string must be in the same format as the regional settings of the </text:p>
      <text:p text:style-name="P10">computer. </text:p>
      <text:p text:style-name="P10"/>
      <text:p text:style-name="P10">date_serial = DateValue(date_string) </text:p>
      <text:p text:style-name="P10"/>
      <text:p text:style-name="P10"/>
      <text:p text:style-name="P10">1. Date String: A date string in the current regional setting format. DateValue will onlyconvert a date string, not a time string. </text:p>
      <text:p text:style-name="P10">2. Return: A DateSerial representing the date string. </text:p>
      <text:p text:style-name="P10">The following program illustrates using the DateValue function.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myDate </text:p>
      <text:p text:style-name="P10">6 </text:p>
      <text:p text:style-name="P10">Dim As String myDateStr </text:p>
      <text:p text:style-name="P10">7 </text:p>
      <text:p text:style-name="P10">8 </text:p>
      <text:p text:style-name="P10">'Create a date string value </text:p>
      <text:p text:style-name="P10">9 </text:p>
      <text:p text:style-name="P10">myDateStr = "08/15/2006" </text:p>
      <text:p text:style-name="P10"><text:soft-page-break/>10 </text:p>
      <text:p text:style-name="P10">'Get the serial date value </text:p>
      <text:p text:style-name="P10">11 </text:p>
      <text:p text:style-name="P10">myDate = DateValue(myDateStr) </text:p>
      <text:p text:style-name="P10"/>
      <text:p text:style-name="P10"/>
      <text:p text:style-name="P10"/>
      <text:p text:style-name="P10">12 </text:p>
      <text:p text:style-name="P10">'Print the value </text:p>
      <text:p text:style-name="P10">13 </text:p>
      <text:p text:style-name="P10">Print "Date string is ";Format(myDate, "mm/dd/yyyy") </text:p>
      <text:p text:style-name="P10">14 </text:p>
      <text:p text:style-name="P10">15 </text:p>
      <text:p text:style-name="P10">Sleep </text:p>
      <text:p text:style-name="P10">16 </text:p>
      <text:p text:style-name="P10">End </text:p>
      <text:p text:style-name="P10"/>
      <text:p text:style-name="P10"/>
      <text:p text:style-name="P10">Listing 13.6: datevalue.bas </text:p>
      <text:p text:style-name="P10"/>
      <text:p text:style-name="P10"><text:tab/>Analysis: Line 3 includes the extended date and time functions. Line 5 creates a </text:p>
      <text:p text:style-name="P10">double DateSerial variable that will contain the converted value. Line 6 defines a stringthat will hold the date string value. Line 9 initializes the string variable to a date format,</text:p>
      <text:p text:style-name="P10">using the US regional settings. This may have to be changed on your computer if you areusing a different setting. Line 11 creates a DateSerial from the string value. Line 13 printsthe value using the Format function. </text:p>
      <text:p text:style-name="P10"/>
      <text:p text:style-name="P10">When you run the program you should see the following output. </text:p>
      <text:p text:style-name="P10"/>
      <text:p text:style-name="P10">Date string is 08/15/2006 </text:p>
      <text:p text:style-name="P10"/>
      <text:p text:style-name="P10"/>
      <text:p text:style-name="P10">Output 13.7: Output of datevalue.bas </text:p>
      <text:p text:style-name="P10"/>
      <text:p text:style-name="P10">If you run this program and get a strange date, then the regional settings on yourcomputer are different than what is shown in this program. For example, if your settinghas the year first, then you will need to change the string format to have the year first inthe string, rather than last. The DateValue function, used in conjunction with the IsDatefunction which is covered later in this chapter, is an easy way to get a date from the userwhich then can be used for date calculations. </text:p>
      <text:p text:style-name="P10"/>
      <text:p text:style-name="P10">Day Function </text:p>
      <text:p text:style-name="P10"/>
      <text:p text:style-name="P10">The Day function will return the day number from a DateSerial. The Day functiontakes a single date serial value and returns an integer representing the day number. </text:p>
      <text:p text:style-name="P10"/>
      <text:p text:style-name="P10">int_value = Day(date_serial) </text:p>
      <text:p text:style-name="P10"/>
      <text:p text:style-name="P10"><text:soft-page-break/></text:p>
      <text:p text:style-name="P10">1. DateSerial: The date serial value. </text:p>
      <text:p text:style-name="P10">2. Return: Integer value representing the day of the month. </text:p>
      <text:p text:style-name="P10">The Day function returns the same value as DatePart with the day intervalspecified. </text:p>
      <text:p text:style-name="P10"/>
      <text:p text:style-name="P10">Hour Function </text:p>
      <text:p text:style-name="P10"/>
      <text:p text:style-name="P10">The Hour function returns the current hour number from a TimeSerial value. The </text:p>
      <text:p text:style-name="P10">Hour function takes a single TimeSerial value, or a DateSerial value with a timecomponent and returns an integer that represents the hour. </text:p>
      <text:p text:style-name="P10"/>
      <text:p text:style-name="P10"/>
      <text:p text:style-name="P10">int_value = Hour(time_serial) </text:p>
      <text:p text:style-name="P10"/>
      <text:p text:style-name="P10"/>
      <text:p text:style-name="P10">1. TimeSerial: The time serial value. </text:p>
      <text:p text:style-name="P10">2. Return: Integer value representing the hour of the day. If the PM specifier is addedto the time value, the hour number returned will be in 24 hour format. That is, 1:00 </text:p>
      <text:p text:style-name="P10">PM will return 13. </text:p>
      <text:p text:style-name="P10">The following program illustrates using the Hour function. </text:p>
      <text:p text:style-name="P10"/>
      <text:p text:style-name="P10">1 Option Explicit </text:p>
      <text:p text:style-name="P10">2 </text:p>
      <text:p text:style-name="P10">3 #Include Once "vbcompat.bi" </text:p>
      <text:p text:style-name="P10">4 </text:p>
      <text:p text:style-name="P10">5 Dim As Double myTime </text:p>
      <text:p text:style-name="P10">6 Dim As String myTimeStr </text:p>
      <text:p text:style-name="P10">7 </text:p>
      <text:p text:style-name="P10">8 'Create a date string value </text:p>
      <text:p text:style-name="P10">9 myTimeStr = "1:10:23 pm" </text:p>
      <text:p text:style-name="P10">10 'Get the serial date value </text:p>
      <text:p text:style-name="P10">11 myTime = TimeValue(myTimeStr) </text:p>
      <text:p text:style-name="P10">12 'Print the value </text:p>
      <text:p text:style-name="P10">13 Print "Hour is";Hour(myTime) </text:p>
      <text:p text:style-name="P10">14 </text:p>
      <text:p text:style-name="P10">15 Sleep </text:p>
      <text:p text:style-name="P10">16 End </text:p>
      <text:p text:style-name="P10"/>
      <text:p text:style-name="P10"/>
      <text:p text:style-name="P10">Listing 13.7: hour.bas </text:p>
      <text:p text:style-name="P10"/>
      <text:p text:style-name="P10"><text:tab/>Analysis: Line 3 includes the extended date and time functions. Line 5 creates a </text:p>
      <text:p text:style-name="P10">double-type TimeSerial variable. Line 6 creates a string variable to hold the string timevalue. Line 9 initializes the string variable to a time string. Line 11 converts ythe timestring to a TimeSerial using the TimeValue function. Line 13 prints the hour number of theTimeSerial. </text:p>
      <text:p text:style-name="P10"/>
      <text:p text:style-name="P10">When you run the program you should see the following output. </text:p>
      <text:p text:style-name="P10"/>
      <text:p text:style-name="P10">Hour is 13 </text:p>
      <text:p text:style-name="P10"><text:soft-page-break/></text:p>
      <text:p text:style-name="P10"/>
      <text:p text:style-name="P10">Output 13.8: Output of hour.bas </text:p>
      <text:p text:style-name="P10"/>
      <text:p text:style-name="P10"/>
      <text:p text:style-name="P10">Minute Function </text:p>
      <text:p text:style-name="P10"/>
      <text:p text:style-name="P10">The Minute function returns the minute number from a TimeSerial value. The </text:p>
      <text:p text:style-name="P10">Minute function takes a single TimeSerial value, or a DateSerial with a time component,</text:p>
      <text:p text:style-name="P10">and returns an integer representing the minute. </text:p>
      <text:p text:style-name="P10"/>
      <text:p text:style-name="P10">int_value = Minute(time_serial) </text:p>
      <text:p text:style-name="P10"/>
      <text:p text:style-name="P10"/>
      <text:p text:style-name="P10">1. TimeSerial: The time serial value. </text:p>
      <text:p text:style-name="P10">2. Return: Integer value representing the minute of the hour. </text:p>
      <text:p text:style-name="P10">Month Function </text:p>
      <text:p text:style-name="P10"/>
      <text:p text:style-name="P10">The Month function returns the month number from a DateSerial value. The Month </text:p>
      <text:p text:style-name="P10">function takes a single DateSerial value and returns an integer representing the month. </text:p>
      <text:p text:style-name="P10"/>
      <text:p text:style-name="P10">int_value = Month(date_serial) </text:p>
      <text:p text:style-name="P10"/>
      <text:p text:style-name="P10"/>
      <text:p text:style-name="P10">1. DateSerial: The date serial value. </text:p>
      <text:p text:style-name="P10">2. Return: Integer value representing the month of the year. </text:p>
      <text:p text:style-name="P10">MonthName Function </text:p>
      <text:p text:style-name="P10"/>
      <text:p text:style-name="P10">The MonthName function returns a string representing the name of the month. TheMonthName function takes an integer representing the month, and an optional flag thatwill return a month abbreviation if set. </text:p>
      <text:p text:style-name="P10"/>
      <text:p text:style-name="P10">string_value = MonthName(month_number) </text:p>
      <text:p text:style-name="P10">string_value = MonthName(month_number, abbreviate) </text:p>
      <text:p text:style-name="P10"/>
      <text:p text:style-name="P10"/>
      <text:p text:style-name="P10">1. Month Number: An integer representing the month. </text:p>
      <text:p text:style-name="P10">2. Abbreviate: A flag that indicates whether to return an abbreviated month name. Ifflag is 0, the full month will be returned. If the flag is 1, the abbreviated monthname will be returned. </text:p>
      <text:p text:style-name="P10">3. Return: A string value representing the name of the month. The return value isbased on the current locale settings of the system. </text:p>
      <text:p text:style-name="P10">The following program illustrates using the MonthName function. </text:p>
      <text:p text:style-name="P10"/>
      <text:p text:style-name="P10">1 </text:p>
      <text:p text:style-name="P10">Option Explicit </text:p>
      <text:p text:style-name="P10">2 </text:p>
      <text:p text:style-name="P10">3 </text:p>
      <text:p text:style-name="P10"><text:soft-page-break/>#Include Once "vbcompat.bi" </text:p>
      <text:p text:style-name="P10">4 </text:p>
      <text:p text:style-name="P10">5 </text:p>
      <text:p text:style-name="P10">Dim As Integer i </text:p>
      <text:p text:style-name="P10">6 </text:p>
      <text:p text:style-name="P10">7 </text:p>
      <text:p text:style-name="P10">For i = 1 To 12 </text:p>
      <text:p text:style-name="P10"/>
      <text:p text:style-name="P10"/>
      <text:p text:style-name="P10"/>
      <text:p text:style-name="P10">8 </text:p>
      <text:p text:style-name="P10">Print "Month ";Monthname(i);" is abbreviated as ";Monthname(i, 1) </text:p>
      <text:p text:style-name="P10">9 </text:p>
      <text:p text:style-name="P10">Next </text:p>
      <text:p text:style-name="P10">10 </text:p>
      <text:p text:style-name="P10">11 </text:p>
      <text:p text:style-name="P10">Sleep </text:p>
      <text:p text:style-name="P10">12End </text:p>
      <text:p text:style-name="P10"/>
      <text:p text:style-name="P10"/>
      <text:p text:style-name="P10">Listing 13.8: monthname.bas </text:p>
      <text:p text:style-name="P10"/>
      <text:p text:style-name="P10"><text:tab/>Analysis: Line 3 includes the extended date and time function. Line 5 dimensions </text:p>
      <text:p text:style-name="P10">an integer variable for the following For-Next routine. The For-Next block in lines 7through 9 call the MonthName function to get the full name, and then is called a secondtime with the abbreviate flag set to 1 to get month abbreviation. </text:p>
      <text:p text:style-name="P10"/>
      <text:p text:style-name="P10">When you run the program you should see output similar to the following,</text:p>
      <text:p text:style-name="P10">depending on your local settings. </text:p>
      <text:p text:style-name="P10"/>
      <text:p text:style-name="P10">Month January is abbreviated as Jan </text:p>
      <text:p text:style-name="P10">Month February is abbreviated as Feb </text:p>
      <text:p text:style-name="P10">Month March is abbreviated as Mar </text:p>
      <text:p text:style-name="P10">Month April is abbreviated as Apr </text:p>
      <text:p text:style-name="P10">Month May is abbreviated as May </text:p>
      <text:p text:style-name="P10">Month June is abbreviated as Jun </text:p>
      <text:p text:style-name="P10">Month July is abbreviated as Jul </text:p>
      <text:p text:style-name="P10">Month August is abbreviated as Aug </text:p>
      <text:p text:style-name="P10">Month September is abbreviated as Sep </text:p>
      <text:p text:style-name="P10">Month October is abbreviated as Oct </text:p>
      <text:p text:style-name="P10">Month November is abbreviated as Nov </text:p>
      <text:p text:style-name="P10">Month December is abbreviated as Dec </text:p>
      <text:p text:style-name="P10"/>
      <text:p text:style-name="P10"/>
      <text:p text:style-name="P10">Output 13.9: Output of monthname.bas </text:p>
      <text:p text:style-name="P10"/>
      <text:p text:style-name="P10">Now Function </text:p>
      <text:p text:style-name="P10"/>
      <text:p text:style-name="P10">The Now function returns a double-type value representing the current systemdate and time. The Now function takes no parameters. </text:p>
      <text:p text:style-name="P10"><text:soft-page-break/></text:p>
      <text:p text:style-name="P10">double_value = Now </text:p>
      <text:p text:style-name="P10"/>
      <text:p text:style-name="P10"/>
      <text:p text:style-name="P10">1. Return: A double value representing the current system date and time. </text:p>
      <text:p text:style-name="P10">Second Function </text:p>
      <text:p text:style-name="P10"/>
      <text:p text:style-name="P10">The Second function returns an integer value representing the second number of aTimeSerial value, or a DateSerial with a time component. The Second function takes asingle TimeSerial value. </text:p>
      <text:p text:style-name="P10"/>
      <text:p text:style-name="P10"/>
      <text:p text:style-name="P20"/>
      <text:p text:style-name="P10">int_value = Second(time_serial) </text:p>
      <text:p text:style-name="P10"/>
      <text:p text:style-name="P10"/>
      <text:p text:style-name="P10">3. TimeSerial: The time serial value. </text:p>
      <text:p text:style-name="P10">4. Return: Integer value representing the second of the minute. </text:p>
      <text:p text:style-name="P10">TimeSerial Function </text:p>
      <text:p text:style-name="P10"/>
      <text:p text:style-name="P10">The TimeSerial function will return a double-type TimeSerial value based on thepassed hour, minute and secondy. The time value returned by TimeSerial has no date </text:p>
      <text:p text:style-name="P10">component. </text:p>
      <text:p text:style-name="P10"/>
      <text:p text:style-name="P10">time_serial = TimeSerial(hour, minute, second) </text:p>
      <text:p text:style-name="P10"/>
      <text:p text:style-name="P10"/>
      <text:p text:style-name="P10">1. Hour: The hour component of the time. The hour is passed in twenty-four format. </text:p>
      <text:p text:style-name="P10">2. Minute: The minute component of the time. </text:p>
      <text:p text:style-name="P10">3. Second: The second component of the the time. </text:p>
      <text:p text:style-name="P10">4. Return: Returns a TimeSerial that is the value of the hour, minute and second </text:p>
      <text:p text:style-name="P10">components. </text:p>
      <text:p text:style-name="P10">The TimeSerial function works just like the DateSerial function, except that itreturns a time value rather than a date value. You can get both a date and time byadding a DateSerial value created with the DateSerial function to a TimeSerial valuecreated with the TimeSerial function. Since the date is contained within the integerportion of the DateSerial and the time is contained within the fractional portion of theDateSerial, you can combine the two values by simply adding them. The followingprogram illustrates this concept.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ts, ds, cs </text:p>
      <text:p text:style-name="P10">6 </text:p>
      <text:p text:style-name="P10">7 </text:p>
      <text:p text:style-name="P10">'Get a date serial </text:p>
      <text:p text:style-name="P10">8 </text:p>
      <text:p text:style-name="P10">ds = Dateserial(2006, 1, 10) </text:p>
      <text:p text:style-name="P10">9 </text:p>
      <text:p text:style-name="P10">'Get a time serial </text:p>
      <text:p text:style-name="P10">10 </text:p>
      <text:p text:style-name="P10">ts = Timeserial(13, 10, 42) </text:p>
      <text:p text:style-name="P10">11 </text:p>
      <text:p text:style-name="P10">'Combine the two </text:p>
      <text:p text:style-name="P10">12 </text:p>
      <text:p text:style-name="P10">cs = ds + ts </text:p>
      <text:p text:style-name="P10">13 </text:p>
      <text:p text:style-name="P10"><text:soft-page-break/>'Print values </text:p>
      <text:p text:style-name="P10">14 </text:p>
      <text:p text:style-name="P10">Print "Date and time is ";Format(cs, "mm/dd/yyyy hh:mm:ss AM/PM") </text:p>
      <text:p text:style-name="P10">15 </text:p>
      <text:p text:style-name="P10">16 </text:p>
      <text:p text:style-name="P10">Sleep </text:p>
      <text:p text:style-name="P10">17 </text:p>
      <text:p text:style-name="P10">End </text:p>
      <text:p text:style-name="P10"/>
      <text:p text:style-name="P10"/>
      <text:p text:style-name="P10"/>
      <text:p text:style-name="P10">Listing 13.9: timedateserial.bas </text:p>
      <text:p text:style-name="P10"/>
      <text:p text:style-name="P10"><text:tab/>Analysis: Line 3 includes the extended date and time functions. Line 5 creates </text:p>
      <text:p text:style-name="P10">three double-type values, ts which will be the time serial value, ds which will be the dateserial value and cs, which will be the combined date and time serial value. Line 8 gets thedate serial value using the DateSerial function. Line 10 gets the time serial value fromthe TimeSerial function. Line 12 adds the two values together to get a combined date andtime serial value. Line 14 uses the Format function to print both the date and time. TheAM/PM specifier is added to the time format string to convert the 24-hour value to a 12hour </text:p>
      <text:p text:style-name="P10">value. </text:p>
      <text:p text:style-name="P10"/>
      <text:p text:style-name="P10">When you run the program you should see the following output. </text:p>
      <text:p text:style-name="P10"/>
      <text:p text:style-name="P10">Date and time is 01/10/2006 01:10:42 PM </text:p>
      <text:p text:style-name="P10"/>
      <text:p text:style-name="P10"/>
      <text:p text:style-name="P10">Output 13.10: Output of timedateserial.bas </text:p>
      <text:p text:style-name="P10"/>
      <text:p text:style-name="P10">TimeValue Function </text:p>
      <text:p text:style-name="P10"/>
      <text:p text:style-name="P10">The time value function will return a TimeSerial value from a string representingthe time value. The time string can contain either a 24-hour format such as “13:10:42” ora 12-hour format such as “01:10:42PM”. </text:p>
      <text:p text:style-name="P10"/>
      <text:p text:style-name="P10">time_serial = TimeValue(time_string) </text:p>
      <text:p text:style-name="P10"/>
      <text:p text:style-name="P10"/>
      <text:p text:style-name="P10">1. Time String: A time string in either 24 or 12-hour formats. </text:p>
      <text:p text:style-name="P10">2. Return: A TimeSerial representing the time string. </text:p>
      <text:p text:style-name="P10">Year Function </text:p>
      <text:p text:style-name="P10"/>
      <text:p text:style-name="P10">The Year function returns an integer value representing the year number of aDateSerial value. The Year function takes a single DateSerial value. </text:p>
      <text:p text:style-name="P10"/>
      <text:p text:style-name="P10">int_value = Year(date_serial) </text:p>
      <text:p text:style-name="P10"/>
      <text:p text:style-name="P10"/>
      <text:p text:style-name="P10">1. DateSerial: The date serial value. </text:p>
      <text:p text:style-name="P10"><text:soft-page-break/>2. Return: Integer value representing the year of the date serial value. </text:p>
      <text:p text:style-name="P10">Weekday Function </text:p>
      <text:p text:style-name="P10"/>
      <text:p text:style-name="P10">The Weekday function returns the number of the day of the week. The Weekdayfunction takes a DateSerial value and an optional flag that represents the first day of theweek. </text:p>
      <text:p text:style-name="P10"/>
      <text:p text:style-name="P10">int_value = Weekday(date_serial) </text:p>
      <text:p text:style-name="P10">int_value = Weekday(date_serial, first_day_of_week) </text:p>
      <text:p text:style-name="P10"/>
      <text:p text:style-name="P10"/>
      <text:p text:style-name="P10"/>
      <text:p text:style-name="P10">1. DateSerial: The date serial value. </text:p>
      <text:p text:style-name="P10">2. First Day of Week: A flag that represents the day number that is regarded as thefirst day of the week. The values are the same as those in the DateDiff function. </text:p>
      <text:p text:style-name="P10">3. Return: Integer value representing the day of the week. </text:p>
      <text:p text:style-name="P10">WeekDayName Function </text:p>
      <text:p text:style-name="P10"/>
      <text:p text:style-name="P10">The WeekDayName function returns a string that is the name of the day. TheWeekDayName function takes an integer representing the day of the week, an optionalflag that indicates whether to return an abbreviated name and an option flag thatindicates the first day of the week. </text:p>
      <text:p text:style-name="P10"/>
      <text:p text:style-name="P10">int_value = WeekDayName(day_number) </text:p>
      <text:p text:style-name="P10">int_value = WeekDayName(day_number, abbreviate) </text:p>
      <text:p text:style-name="P10">int_value = WeekDayName(day_number, abbreviate, first_day_of_week) </text:p>
      <text:p text:style-name="P10"/>
      <text:p text:style-name="P10"/>
      <text:p text:style-name="P10">1. Day Number: The day number. The day number is interpreted by the first-day-ofthe-</text:p>
      <text:p text:style-name="P10">week setting. </text:p>
      <text:p text:style-name="P10">2. Abbreviate: If this flag is 1, the function will return an abbreviated name, if 0 thenthe full name is returned. </text:p>
      <text:p text:style-name="P10">3. First Day of Week: A flag that represents the day number that is regarded as thefirst day of the week. The values are the same as those in the DateDiff function. </text:p>
      <text:p text:style-name="P10">4. Return: A string value that represents the name of the day of the week. The dayname is based on the computer's locale setting. </text:p>
      <text:p text:style-name="P10">The function works juts like the MonthName function with the added first-day-ofthe-</text:p>
      <text:p text:style-name="P10">week setting. </text:p>
      <text:p text:style-name="P10"/>
      <text:h text:style-name="Heading_20_2" text:outline-level="2">A Look Ahead </text:h>
      <text:p text:style-name="P10"/>
      <text:p text:style-name="P10">Once you have created the data in your program, whether it be numeric, date ortime data, you will at some point need to format that data. The Format function has allthe capability you need to format these data types, and is the subject of the nextchapter. </text:p>
      <text:p text:style-name="P10"/>
      <text:p text:style-name="P10"/>
      <text:h text:style-name="Heading_20_1" text:outline-level="1"><text:soft-page-break/></text:h>
      <text:h text:style-name="P60" text:outline-level="1">Chapter 14 The Format Function </text:h>
      <text:p text:style-name="P10"/>
      <text:p text:style-name="P10">The Format function is a general purpose formatting function that can handle awide range of numeric values. Once you understand the capabilities of the function, youwill find yourself using this function for all your formatting routines. The Format functioncan handle simple numeric data, date and time values. </text:p>
      <text:p text:style-name="P10"/>
      <text:p text:style-name="P10">string_value = Format(numeric_value, format_string) </text:p>
      <text:p text:style-name="P10"/>
      <text:p text:style-name="P10"/>
      <text:p text:style-name="P10">The numeric value parameter can any of the numeric values available in FreeBasic.</text:p>
      <text:p text:style-name="P10">The format string contains format characters that specify how to format the numericvalue. If the Format string is an empty string, then Format behaves just like the Strfunction. </text:p>
      <text:p text:style-name="P10"/>
      <text:p text:style-name="P10">String Format Characters </text:p>
      <text:p text:style-name="P10"/>
      <text:p text:style-name="P10">You can display text within the format string using the general formatting string.</text:p>
      <text:p text:style-name="P10">The following table lists the string format characters. </text:p>
      <text:p text:style-name="P10"/>
      <text:p text:style-name="P10">Character Comment </text:p>
      <text:p text:style-name="P10">: ? + $ () space Will return as a literal string. </text:p>
      <text:p text:style-name="P10">\ Will return the next character in the stringas a literal character. </text:p>
      <text:p text:style-name="P10">“text” Will return text within double quotes as aliteral string. </text:p>
      <text:p text:style-name="P10">: Used as a separator for time components. </text:p>
      <text:p text:style-name="P10">/ Used as a separator for date components. </text:p>
      <text:p text:style-name="P10"/>
      <text:p text:style-name="P10">Table 14.1: String Format Characters </text:p>
      <text:p text:style-name="P10"/>
      <text:p text:style-name="P10">The values listed in the table will return as literal text, and can be used to generatea string that contains both literal characters and formatted numeric text. </text:p>
      <text:p text:style-name="P10"/>
      <text:p text:style-name="P10">Numeric Format Characters </text:p>
      <text:p text:style-name="P10"/>
      <text:p text:style-name="P10">There are a number of format characters that can be used to format simplenumeric types. The following table lists the format characters. </text:p>
      <text:p text:style-name="P10"/>
      <text:p text:style-name="P10">Character Comment </text:p>
      <text:p text:style-name="P10">0 (zero) The zero is a digit placeholder. How thenumber is formatted depends on how manyzeros are in the format string and howmany numbers on either side of the </text:p>
      <text:p text:style-name="P10"/>
      <text:p text:style-name="P10"/>
      <text:p text:style-name="P10">Character Comment </text:p>
      <text:p text:style-name="P10">decimal point of the number. If there arefewer digits than 0's, a leading or trailingzero are added to the format string. If thereare more digits to the right of the decimalthan there are 0's, then the number is </text:p>
      <text:p text:style-name="P10">rounded. The number to the left of the </text:p>
      <text:p text:style-name="P10">decimal are not changed. </text:p>
      <text:p text:style-name="P10"><text:soft-page-break/># This format character works in the same </text:p>
      <text:p text:style-name="P10">way as the 0 character, except the leadingor trailing zeros are not displayed. </text:p>
      <text:p text:style-name="P10">. (decimal point) Will return a decimal point within theformated string. If the format string onlyhas #'s to the left of the decimal point, thennumbers smaller than 1 will be displayedwith only a leading decimal point. </text:p>
      <text:p text:style-name="P10">% Will multiply number by 100 and returnpercentage sign. </text:p>
      <text:p text:style-name="P10">, (comma) The comma is used as the thousands </text:p>
      <text:p text:style-name="P10">separator. Two adjacent commas, or acomma right after the decimal point, willnot display the thousands digits and willround the number. </text:p>
      <text:p text:style-name="P10">E- E+ e- e+ These characters are used to format a </text:p>
      <text:p text:style-name="P10">string in scientific format. Placing a 0 or #</text:p>
      <text:p text:style-name="P10">to either the left or right of the characterdetermines the number of digits to displayon either side of the exponent sign. Thenegative characters are used to displaynegative exponents and the positivecharacters are used to display positive </text:p>
      <text:p text:style-name="P10">exponents. </text:p>
      <text:p text:style-name="P10"/>
      <text:p text:style-name="P10">Table 14.2: Numeric Format Characters </text:p>
      <text:p text:style-name="P10"/>
      <text:p text:style-name="P10">As you can see from the character table, there is a wide range of formattingoptions available for formatting numeric data. The following program demonstrates howto use some of the formatting options.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myValue = 123456.789 </text:p>
      <text:p text:style-name="P10">6 </text:p>
      <text:p text:style-name="P10">7 </text:p>
      <text:p text:style-name="P10">Print "Value: ";Format(myValue) </text:p>
      <text:p text:style-name="P10">8 </text:p>
      <text:p text:style-name="P10">'Print various format string </text:p>
      <text:p text:style-name="P10"/>
      <text:p text:style-name="P10"/>
      <text:p text:style-name="P10"/>
      <text:p text:style-name="P10">9 </text:p>
      <text:p text:style-name="P10">Print "Value as currency: ";Format(myValue, "$###,###,###.##") </text:p>
      <text:p text:style-name="P10">10 </text:p>
      <text:p text:style-name="P10">myValue = .10 </text:p>
      <text:p text:style-name="P10">11 </text:p>
      <text:p text:style-name="P10">Print "Value: ";Format(myValue) </text:p>
      <text:p text:style-name="P10">12 </text:p>
      <text:p text:style-name="P10">Print "Value as scientific: ";Format(myValue, "###E+###") </text:p>
      <text:p text:style-name="P10">13 </text:p>
      <text:p text:style-name="P10">Print "Value with zeros: ";Format(myValue, "00.0000") </text:p>
      <text:p text:style-name="P10">14 </text:p>
      <text:p text:style-name="P10">Print "Value as percentage: ";Format(myValue, "##%") </text:p>
      <text:p text:style-name="P10"><text:soft-page-break/>15 </text:p>
      <text:p text:style-name="P10">16 </text:p>
      <text:p text:style-name="P10">Sleep </text:p>
      <text:p text:style-name="P10">17 </text:p>
      <text:p text:style-name="P10">End </text:p>
      <text:p text:style-name="P10"/>
      <text:p text:style-name="P10"/>
      <text:p text:style-name="P10">Listing 14.1: format-numeric.bas </text:p>
      <text:p text:style-name="P10"/>
      <text:p text:style-name="P10"><text:tab/>Analysis: Line 3 includes the extended date and time function library which alsoincludes the Format function. Line 5 creates a double value that will be used as the </text:p>
      <text:p text:style-name="P10">numeric value in the formatting expressions. Line 7 prints the unformatted value. Line 9prints the value as a currency value using the $ with commas used to separate thethousand places and two # characters after the decimal point to round the value. Line 10sets the double variable to .1 for different formatting. Line 11 prints the unformattedvalue. Line 12 prints the value in scientific format. Line 13 prints the value with leadingand trailing zeros. Line 14 prints the value as a percentage. </text:p>
      <text:p text:style-name="P10"/>
      <text:p text:style-name="P10">When you run the program you should see the following output. </text:p>
      <text:p text:style-name="P10"/>
      <text:p text:style-name="P10">Value: 123456.789 </text:p>
      <text:p text:style-name="P10">Value as currency: $123,456.79 </text:p>
      <text:p text:style-name="P10">Value: .1 </text:p>
      <text:p text:style-name="P10">Value as scientific: 100E3 </text:p>
      <text:p text:style-name="P10">Value with zeros: 00.1000 </text:p>
      <text:p text:style-name="P10">Value as percentage: 10% </text:p>
      <text:p text:style-name="P10"/>
      <text:p text:style-name="P10"/>
      <text:p text:style-name="P10">Output 14.1: Output of format-numeric.bas </text:p>
      <text:p text:style-name="P10"/>
      <text:p text:style-name="P10">Date Format Characters </text:p>
      <text:p text:style-name="P10"/>
      <text:p text:style-name="P10">In the previous chapter you saw some of the date format characters used in theexample programs. The following table lists all the date format Characters and theirmeaning. </text:p>
      <text:p text:style-name="P10"/>
      <text:p text:style-name="P10">Character Comment </text:p>
      <text:p text:style-name="P10">d Returns the day of the month withoutleading zeros. </text:p>
      <text:p text:style-name="P10">dd Returns the day of the month with leading </text:p>
      <text:p text:style-name="P10">zeros. </text:p>
      <text:p text:style-name="P10">ddd Returns the day of the week name as anabbreviation. </text:p>
      <text:p text:style-name="P10"/>
      <text:p text:style-name="P10"/>
      <text:p text:style-name="P10">Character Comment </text:p>
      <text:p text:style-name="P10">dddd Returns the day of the week name as a full </text:p>
      <text:p text:style-name="P10">name. </text:p>
      <text:p text:style-name="P10">ddddd Returns the serial date formatted accordingthe locale setting. Includes the year, monthand day. </text:p>
      <text:p text:style-name="P10">m Returns the month number without leading </text:p>
      <text:p text:style-name="P10">zeros. </text:p>
      <text:p text:style-name="P10"><text:soft-page-break/>mm Returns the month number with leadingzeros for single month numbers. </text:p>
      <text:p text:style-name="P10">mmm Returns the month name as an </text:p>
      <text:p text:style-name="P10">abbreviation. </text:p>
      <text:p text:style-name="P10">mmmm Returns the month name as a full name. </text:p>
      <text:p text:style-name="P10">y Returns the year number formatted as twodigits. </text:p>
      <text:p text:style-name="P10">yyyy Returns the year number formatted as fourdigits. </text:p>
      <text:p text:style-name="P10"/>
      <text:p text:style-name="P10">Table 14.3: Date Format Characters </text:p>
      <text:p text:style-name="P10"/>
      <text:p text:style-name="P10">The following program demonstrates some of the formatting options for dates.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myDate = Now </text:p>
      <text:p text:style-name="P10">6 </text:p>
      <text:p text:style-name="P10">7 </text:p>
      <text:p text:style-name="P10">'Print some formatted dates </text:p>
      <text:p text:style-name="P10">8 </text:p>
      <text:p text:style-name="P10">Print "Date Serial: ";Format(myDate, "ddddd") </text:p>
      <text:p text:style-name="P10">9 </text:p>
      <text:p text:style-name="P10">Print "Date with single chars: ";Format(myDate, "d/m/yy") </text:p>
      <text:p text:style-name="P10">10 </text:p>
      <text:p text:style-name="P10">Print "Date with double chars: ";Format(myDate, "dd/mm/yyyy") </text:p>
      <text:p text:style-name="P10">11 </text:p>
      <text:p text:style-name="P10">Print "Date with year first: ";Format(myDate, "yyyy/mm/dd") </text:p>
      <text:p text:style-name="P10">12 </text:p>
      <text:p text:style-name="P10">Print "Date with (): </text:p>
      <text:p text:style-name="P10">";Format(myDate, "ddmmyyyy") </text:p>
      <text:p text:style-name="P10">13 </text:p>
      <text:p text:style-name="P10">Print "Date with ( ): ";Format(myDate, "dd mm yyyy") </text:p>
      <text:p text:style-name="P10">14 </text:p>
      <text:p text:style-name="P10">15 </text:p>
      <text:p text:style-name="P10">Sleep </text:p>
      <text:p text:style-name="P10">16 </text:p>
      <text:p text:style-name="P10">End </text:p>
      <text:p text:style-name="P10"/>
      <text:p text:style-name="P10"/>
      <text:p text:style-name="P10">Listing 14.2: format-date.bas </text:p>
      <text:p text:style-name="P10"/>
      <text:p text:style-name="P10"><text:tab/>Analysis: Line 3 includes the date-time and format library definition. Line 5 createsa date serial values and initializes it to the current date and time using the Now function.</text:p>
      <text:p text:style-name="P10">Line 8 prints the serial date using the local settings. Line 9 prints the date as single </text:p>
      <text:p text:style-name="P10"/>
      <text:p text:style-name="P10"/>
      <text:p text:style-name="P10"><text:soft-page-break/>month and day values with a two-digit year. Line 10 prints the date with two-digit monthand day values and a four-digit year. Line 11 prints the date with the year first. Line 12using a dash to separate the date components and line 13 uses a space to separate thedate components. </text:p>
      <text:p text:style-name="P10"/>
      <text:p text:style-name="P10">When you run the program you should see the following. </text:p>
      <text:p text:style-name="P10"/>
      <text:p text:style-name="P10">Date Serial: 8/16/2006 </text:p>
      <text:p text:style-name="P10">Date with single chars: 16/8/06 </text:p>
      <text:p text:style-name="P10">Date with double chars: 16/08/2006 </text:p>
      <text:p text:style-name="P10">Date with year first: 2006/08/16 </text:p>
      <text:p text:style-name="P10">Date with (): </text:p>
      <text:p text:style-name="P10">16082006 </text:p>
      <text:p text:style-name="P10">Date with ( ): 16 08 2006 </text:p>
      <text:p text:style-name="P10"/>
      <text:p text:style-name="P10"/>
      <text:p text:style-name="P10">Output 14.2: Output of format-date.bas </text:p>
      <text:p text:style-name="P10"/>
      <text:p text:style-name="P10">Time Format Characters </text:p>
      <text:p text:style-name="P10"/>
      <text:p text:style-name="P10">The time format characters are similar to the date format characters and are used </text:p>
      <text:p text:style-name="P10">in much the same way. The following table lists the format characters that you can usewith a TimeSerial value. </text:p>
      <text:p text:style-name="P10"/>
      <text:p text:style-name="P10">Character Comment </text:p>
      <text:p text:style-name="P10">h Returns the hour without a leading zero. </text:p>
      <text:p text:style-name="P10">hh Returns the hour with a leading zero forsingle digit hour numbers. </text:p>
      <text:p text:style-name="P10">m Returns the minute without a leading zero. </text:p>
      <text:p text:style-name="P10">mm Returns the minute with a leading zero forsingle digit minute numbers. </text:p>
      <text:p text:style-name="P10">s Returns the second without a leading zero. </text:p>
      <text:p text:style-name="P10">ss Returns the second with a leading zero forsingle digit second numbers. </text:p>
      <text:p text:style-name="P10">ttttt Returns a TimeSerial value formatted as the </text:p>
      <text:p text:style-name="P10">local specific time format. </text:p>
      <text:p text:style-name="P10">AM/PM </text:p>
      <text:p text:style-name="P10">am/pm </text:p>
      <text:p text:style-name="P10">Converts the time to a 12-hour format and </text:p>
      <text:p text:style-name="P10">adds an am or pm to the return value. </text:p>
      <text:p text:style-name="P10">A/P </text:p>
      <text:p text:style-name="P10">a/p </text:p>
      <text:p text:style-name="P10">Converts the time to a 12-hour format ans </text:p>
      <text:p text:style-name="P10">adds an a or p the return value. </text:p>
      <text:p text:style-name="P10"/>
      <text:p text:style-name="P10">Table 14.4: Time Format Characters </text:p>
      <text:p text:style-name="P10"/>
      <text:p text:style-name="P10">The following program demonstrates some ways to format a time value. </text:p>
      <text:p text:style-name="P10"/>
      <text:p text:style-name="P10"/>
      <text:p text:style-name="P10">1 </text:p>
      <text:p text:style-name="P10">Option Explicit </text:p>
      <text:p text:style-name="P10">2 </text:p>
      <text:p text:style-name="P10"><text:soft-page-break/>3 </text:p>
      <text:p text:style-name="P10">#Include Once "vbcompat.bi" </text:p>
      <text:p text:style-name="P10">4 </text:p>
      <text:p text:style-name="P10">5 </text:p>
      <text:p text:style-name="P10">Dim As Double myTime = Timeserial(8, 1, 1) </text:p>
      <text:p text:style-name="P10">6 </text:p>
      <text:p text:style-name="P10">7 </text:p>
      <text:p text:style-name="P10">'Print some formatted times </text:p>
      <text:p text:style-name="P10">8 </text:p>
      <text:p text:style-name="P10">Print "Time Serial: ";Format(myTime, "ttttt") </text:p>
      <text:p text:style-name="P10">9 </text:p>
      <text:p text:style-name="P10">Print "Time with single chars: ";Format(myTime, "h:m:s") </text:p>
      <text:p text:style-name="P10">10 </text:p>
      <text:p text:style-name="P10">Print "Time with double chars: ";Format(myTime, "hh:mm:ss") </text:p>
      <text:p text:style-name="P10">11 </text:p>
      <text:p text:style-name="P10">Print "Time with am/pm: ";Format(myTime, "hh:mm:ss am/pm") </text:p>
      <text:p text:style-name="P10">12 </text:p>
      <text:p text:style-name="P10">Print "Time with a/p: ";Format(myTime, "hh:mm:ss a/p") </text:p>
      <text:p text:style-name="P10">13 </text:p>
      <text:p text:style-name="P10">14 </text:p>
      <text:p text:style-name="P10">Sleep </text:p>
      <text:p text:style-name="P10">15 </text:p>
      <text:p text:style-name="P10">End </text:p>
      <text:p text:style-name="P10"/>
      <text:p text:style-name="P10"/>
      <text:p text:style-name="P10">Listing 14.3: format-time.bas </text:p>
      <text:p text:style-name="P10"/>
      <text:p text:style-name="P10"><text:tab/>Analysis: Line 3 includes the extended date and time library. Line 5 creates a timeserial value using the TimeSerial function. Line 8 prints the time using the TimeSerialformat. Line 9 prints the time using single-digit characters. Line 10 prints the time usingtwo-digit characters. Line 11 prints the time as in 12-hour format using the AM/PMformat, and line 12 also prints the time in a 12-hour format with the a/p format. </text:p>
      <text:p text:style-name="P10"/>
      <text:p text:style-name="P10">When you run the program you should see the following output. </text:p>
      <text:p text:style-name="P10"/>
      <text:p text:style-name="P10">Time Serial: 8:01:01 AM </text:p>
      <text:p text:style-name="P10"/>
      <text:p text:style-name="P10"/>
      <text:p text:style-name="P10">Time with single chars: 8:1:1 </text:p>
      <text:p text:style-name="P10"/>
      <text:p text:style-name="P10"/>
      <text:p text:style-name="P10">Time with double chars: 08:01:01 </text:p>
      <text:p text:style-name="P10"/>
      <text:p text:style-name="P10"/>
      <text:p text:style-name="P10">Time with am/pm: 08:01:01 am </text:p>
      <text:p text:style-name="P10"/>
      <text:p text:style-name="P10"/>
      <text:p text:style-name="P10">Time with a/p: 08:01:01 a </text:p>
      <text:p text:style-name="P10"/>
      <text:p text:style-name="P10"/>
      <text:p text:style-name="P10"><text:soft-page-break/>Output 14.3: Output of format-time.bas </text:p>
      <text:p text:style-name="P10"/>
      <text:p text:style-name="P10">The Format function has a tremendous amount of functionality, and when workingwith numeric data, it is an invaluable resource in formatting. You should some time tobecome acquainted with this function as it will save you lot of time when you need toformat your data. </text:p>
      <text:p text:style-name="P10"/>
      <text:h text:style-name="Heading_20_2" text:outline-level="2">A Look Ahead </text:h>
      <text:p text:style-name="P10"/>
      <text:p text:style-name="P10">At this point you should have a good understanding of the data types available inFreeBasic. Creating data is only half the story though. You need to display that data andyou need to gather data from your user. The next chapter shows how to make yourscreen output look interesting and explains the various ways to gather user input. </text:p>
      <text:p text:style-name="P10"/>
      <text:p text:style-name="P10"/>
      <text:p text:style-name="P10">199 </text:p>
      <text:p text:style-name="P10"/>
      <text:p text:style-name="P10"/>
      <text:p text:style-name="P10"/>
      <text:h text:style-name="P57" text:outline-level="1"/>
      <text:h text:style-name="P59" text:outline-level="1">Chapter 15 Console Programming </text:h>
      <text:p text:style-name="P10"/>
      <text:p text:style-name="P10">Console programming, or more generally text-based programming, is aprogramming style that uses text as the primary medium to display information to, andto interact with, the user. This is in contrast to GUI programming, where a graphical userinterface is used for display and interaction or a graphics-based program where graphicalobjects are used for display and interaction. Text-based programming has its roots in theearly days of computing, when computers did not have graphical displays or the graphicswere too primitive to be of use. Even today, in this era of photo-realistic graphics, text-based programming remain a vibrant area of application development. </text:p>
      <text:p text:style-name="P10"/>
      <text:p text:style-name="P10">At first glance it may seem that text-based applications would be limited, howeverthis is not the case at all. Over the years everything from sophisticated word processorsand spreadsheets to games have been developed using only text. Text user interfaces, orTUIs have been developed that have all the functionality of modern graphical userinterfaces. Many of the most popular games in history, such as Zork, were writtenentirely in text. Text-based application are content oriented, and if conveying content iswhat you are trying to do, then a text-based application is well suited to the task. </text:p>
      <text:p text:style-name="P10"/>
      <text:p text:style-name="P10">If you are interested in text-based programming you should visit Ascii World located athttp://www.ascii-world.com. Ascii World is a site devoted entirely to text-basedprogramming, regardless of the programming language. </text:p>
      <text:p text:style-name="P10"/>
      <text:p text:style-name="P10">The Console Screen </text:p>
      <text:p text:style-name="P10"/>
      <text:p text:style-name="P10">The console can be viewed as a grid, where each row contains a certain numbercolumns. In FreeBasic you can specify how many rows and columns a console cancontain, providing the operating system supports the configuration. The basic consoleconfiguration is 25 rows by 80 columns. Consoles are row oriented, so you specify aposition on the grid using the row followed by the column Each grid location can containa single character. </text:p>
      <text:p text:style-name="P10"/>
      <text:p text:style-name="P10">The character set for the console under Windows®, is the Ascii character set. The </text:p>
      <text:p text:style-name="P10">Ascii character set contains 256 characters and includes all the numbers, letters and </text:p>
      <text:p text:style-name="P10">punctuation you would expect, as well as some extended characters used in Europeanlanguages, and a set graphical characters that can used for drawing lines and boxes onthe screen. By using both text and the Ascii graphical characters in a console applicationyou can create quite sophisticated user interfaces completely in text. </text:p>
      <text:p text:style-name="P10"/>
      <text:p text:style-name="P10">The Console Functions </text:p>
      <text:p text:style-name="P10"/>
      <text:p text:style-name="P10">FreeBasic has a number of console functions that enable you to position text onthe screen, set the foreground and background colors of the text, and to retrieveinformation from the console screen. You can also use the mouse in the console for added </text:p>
      <text:p text:style-name="P10">functionality. The following table lists the console commands available in FreeBasic. </text:p>
      <text:p text:style-name="P10"/>
      <text:p text:style-name="P10">Function Syntax Comment </text:p>
      <text:p text:style-name="P10">Cls Cls mode Clears the screen. If mode is </text:p>
      <text:p text:style-name="P10"><text:soft-page-break/></text:p>
      <text:p text:style-name="P10"/>
      <text:p text:style-name="P10">Function Syntax Comment </text:p>
      <text:p text:style-name="P10">0 or omitted, entire screen </text:p>
      <text:p text:style-name="P10">is cleared. If mode is 1 the </text:p>
      <text:p text:style-name="P10">graphics viewport is cleared.</text:p>
      <text:p text:style-name="P10">If mode is 2, the text </text:p>
      <text:p text:style-name="P10">viewport is cleared. </text:p>
      <text:p text:style-name="P10">Color Color foreground,</text:p>
      <text:p text:style-name="P10">background </text:p>
      <text:p text:style-name="P10">B = Color </text:p>
      <text:p text:style-name="P10">Sets the foreground and/orbackground color of printed </text:p>
      <text:p text:style-name="P10">text. </text:p>
      <text:p text:style-name="P10">Color can also be used to </text:p>
      <text:p text:style-name="P10">return the current color </text:p>
      <text:p text:style-name="P10">attributes, where the </text:p>
      <text:p text:style-name="P10">foreground color is the low-</text:p>
      <text:p text:style-name="P10">word and the backgroundcolor is the high-word. </text:p>
      <text:p text:style-name="P10">Csrlin B = Csrlin Returns the row that the </text:p>
      <text:p text:style-name="P10">cursor currently occupies. </text:p>
      <text:p text:style-name="P10">Format B = Format (numeric,</text:p>
      <text:p text:style-name="P10">format_string) </text:p>
      <text:p text:style-name="P10">Formats a numerical </text:p>
      <text:p text:style-name="P10">expression according toformat_string. </text:p>
      <text:p text:style-name="P10">Getmouse Getmouse col, row, wheel, </text:p>
      <text:p text:style-name="P10">button </text:p>
      <text:p text:style-name="P10">Returns the current positionof the mouse cursor in row, </text:p>
      <text:p text:style-name="P10">col, the current wheel state </text:p>
      <text:p text:style-name="P10">and button state. </text:p>
      <text:p text:style-name="P10">Locate Locate row, column, </text:p>
      <text:p text:style-name="P10">cursor_state </text:p>
      <text:p text:style-name="P10">Positions the cursor on the </text:p>
      <text:p text:style-name="P10">row and column. If </text:p>
      <text:p text:style-name="P10">cursor_state is 0, cursor is </text:p>
      <text:p text:style-name="P10">hidden. If 1, cursor is shown. </text:p>
      <text:p text:style-name="P10">Pos B = Pos Returns the current column </text:p>
      <text:p text:style-name="P10">of the cursor. </text:p>
      <text:p text:style-name="P10">Print </text:p>
      <text:p text:style-name="P10">? </text:p>
      <text:p text:style-name="P10">Print expression </text:p>
      <text:p text:style-name="P10">Print expression, </text:p>
      <text:p text:style-name="P10">Print expression; </text:p>
      <text:p text:style-name="P10">? expression </text:p>
      <text:p text:style-name="P10">? expression, </text:p>
      <text:p text:style-name="P10">? expression; </text:p>
      <text:p text:style-name="P10">Prints expression to thescreen. Expression can betext, a string variable ornumeric variable. A comma </text:p>
      <text:p text:style-name="P10">at the end of the print stringwill print a tab space withno carriage return. A semicolon </text:p>
      <text:p text:style-name="P10">will not print acarriage return. If no commaor semi-colon, a carriagereturn is printed. </text:p>
      <text:p text:style-name="P10">Print Using Print Using format_string,</text:p>
      <text:p text:style-name="P10"><text:soft-page-break/>expression1 </text:p>
      <text:p text:style-name="P10">Print Using format_string,</text:p>
      <text:p text:style-name="P10">expression1, </text:p>
      <text:p text:style-name="P10">Print Using format_string,</text:p>
      <text:p text:style-name="P10">expression1; </text:p>
      <text:p text:style-name="P10">Print expression to thescreen using a format string.</text:p>
      <text:p text:style-name="P10">Print Using has some knownbugs and should not beused. Use format instead. </text:p>
      <text:p text:style-name="P10"/>
      <text:p text:style-name="P10"/>
      <text:p text:style-name="P10">Function Syntax Comment </text:p>
      <text:p text:style-name="P10">Screen B = Screen(row, col,</text:p>
      <text:p text:style-name="P10">color_flag) </text:p>
      <text:p text:style-name="P10">Screen returns the ascii </text:p>
      <text:p text:style-name="P10">character code at row and </text:p>
      <text:p text:style-name="P10">column position if color_flagis 0. If color_flag is 1, Screenreturns the color attribute. </text:p>
      <text:p text:style-name="P10">You can determine the </text:p>
      <text:p text:style-name="P10">background color with </text:p>
      <text:p text:style-name="P10">background = attribute </text:p>
      <text:p text:style-name="P10">shr 4 and the foregroundcolor with foreground = </text:p>
      <text:p text:style-name="P10">attribute and &amp;hf. </text:p>
      <text:p text:style-name="P10">Spc Spc columns Causes next print statementto skip number of columns. </text:p>
      <text:p text:style-name="P10">Tab Tab column Sets column for next print </text:p>
      <text:p text:style-name="P10">statement. </text:p>
      <text:p text:style-name="P10">View Print View Print first_row To </text:p>
      <text:p text:style-name="P10">last_row </text:p>
      <text:p text:style-name="P10">Sets printing area of screen. </text:p>
      <text:p text:style-name="P10">Width Width columns, rows Sets the the number of </text:p>
      <text:p text:style-name="P10">columns and rows of the </text:p>
      <text:p text:style-name="P10">console window. </text:p>
      <text:p text:style-name="P10"/>
      <text:p text:style-name="P10">Table 15.1: Console Commands </text:p>
      <text:p text:style-name="P10"/>
      <text:p text:style-name="P10">Console Colors </text:p>
      <text:p text:style-name="P10"/>
      <text:p text:style-name="P10">The default color scheme for the console is white text on a black background. Youcan change the color scheme by using the Color function to change either or both theforeground and background color of printed text. For the console, the color numbersrange from 0, black, to 15, bright white. The following list enumerates the color numbersthat can be used in the console. </text:p>
      <text:p text:style-name="P10"/>
      <text:p text:style-name="P10">. </text:p>
      <text:p text:style-name="P10">0: black </text:p>
      <text:p text:style-name="P10">. </text:p>
      <text:p text:style-name="P10">1: blue </text:p>
      <text:p text:style-name="P10">. </text:p>
      <text:p text:style-name="P10">2: green </text:p>
      <text:p text:style-name="P10">. </text:p>
      <text:p text:style-name="P10">3: cyan </text:p>
      <text:p text:style-name="P10">. </text:p>
      <text:p text:style-name="P10">4: red </text:p>
      <text:p text:style-name="P10"><text:soft-page-break/>. </text:p>
      <text:p text:style-name="P10">5: magenta </text:p>
      <text:p text:style-name="P10">. </text:p>
      <text:p text:style-name="P10">6: yellow </text:p>
      <text:p text:style-name="P10">. </text:p>
      <text:p text:style-name="P10">7: white </text:p>
      <text:p text:style-name="P10">. </text:p>
      <text:p text:style-name="P10">8: gray </text:p>
      <text:p text:style-name="P10">. </text:p>
      <text:p text:style-name="P10">9: bright blue </text:p>
      <text:p text:style-name="P10">. </text:p>
      <text:p text:style-name="P10">10: bright green </text:p>
      <text:p text:style-name="P10">. </text:p>
      <text:p text:style-name="P10">11: bright cyan </text:p>
      <text:p text:style-name="P10"/>
      <text:p text:style-name="P10">. </text:p>
      <text:p text:style-name="P10">12: bright red </text:p>
      <text:p text:style-name="P10">. </text:p>
      <text:p text:style-name="P10">13: bright magenta </text:p>
      <text:p text:style-name="P10">. </text:p>
      <text:p text:style-name="P10">14: bright yellow </text:p>
      <text:p text:style-name="P10">. </text:p>
      <text:p text:style-name="P10">15: bright white </text:p>
      <text:p text:style-name="P10">The colors listed above may vary, depending on your graphics card and monitor,</text:p>
      <text:p text:style-name="P10">but they should approximate those listed. In addition to printing colored text, you canalso set the background of the entire console screen by setting the background colorusing the Color function, and then using Cls to clear the screen. When the screen iscleared, the background will be in the selected color. </text:p>
      <text:p text:style-name="P10"/>
      <text:p text:style-name="P10">Color is useful for enhancing the look of your application, but you should never rely oncolor alone to indicate critical information in your application. Approximately 15 millionpeople are color blind just in the United States. Depending on the level of colorblindness, an individual may miss critical information if it is displayed using color alone.</text:p>
      <text:p text:style-name="P10">It is good practice to identify critical information through the use of text manipulation,</text:p>
      <text:p text:style-name="P10">such as a pop-up box, so that the information won't be missed by a color blind user. </text:p>
      <text:p text:style-name="P10"/>
      <text:p text:style-name="P10">Each character position on the console screen stores the character value, alongwith the current color attributes which can be determined using the Screen function. Ifcolor_flag is 0, Screen will return the ascii code of the character at the selected row andcolumn. If color_flag is 1, Screen will return the color attribute. Colors are stored as bytevalues with the high 4 bits indicate the background color and the low 4 bits indicate theforeground color, the color of the text. You can determine the color attributes by usingthe following formulas. </text:p>
      <text:p text:style-name="P10"/>
      <text:p text:style-name="P10">Foreground = attribute And 15 </text:p>
      <text:p text:style-name="P10"/>
      <text:p text:style-name="P10"/>
      <text:p text:style-name="P10">Background = attribute Shr 4 </text:p>
      <text:p text:style-name="P10"/>
      <text:p text:style-name="P10"><text:soft-page-break/></text:p>
      <text:p text:style-name="P10">The following program illustrates how you might use these functions in a program. </text:p>
      <text:p text:style-name="P10"/>
      <text:p text:style-name="P10">1 </text:p>
      <text:p text:style-name="P10">Option Explicit </text:p>
      <text:p text:style-name="P10">2 </text:p>
      <text:p text:style-name="P10">3 </text:p>
      <text:p text:style-name="P10">Dim As Integer clr, ccode </text:p>
      <text:p text:style-name="P10">4 </text:p>
      <text:p text:style-name="P10">5 </text:p>
      <text:p text:style-name="P10">'Set the color </text:p>
      <text:p text:style-name="P10">6 </text:p>
      <text:p text:style-name="P10">Color 15, 0 </text:p>
      <text:p text:style-name="P10">7 </text:p>
      <text:p text:style-name="P10">8 </text:p>
      <text:p text:style-name="P10">'Get the current color </text:p>
      <text:p text:style-name="P10">9 </text:p>
      <text:p text:style-name="P10">clr = Color </text:p>
      <text:p text:style-name="P10">10 </text:p>
      <text:p text:style-name="P10">11 </text:p>
      <text:p text:style-name="P10">'Print foreground and background color numbers </text:p>
      <text:p text:style-name="P10">12 </text:p>
      <text:p text:style-name="P10">Print "Current color setting:" </text:p>
      <text:p text:style-name="P10">13 </text:p>
      <text:p text:style-name="P10">Print "Foreground: ";Loword(clr) </text:p>
      <text:p text:style-name="P10">14 </text:p>
      <text:p text:style-name="P10">Print "Background: ";Hiword(clr) </text:p>
      <text:p text:style-name="P10"/>
      <text:p text:style-name="P10"/>
      <text:p text:style-name="P10"/>
      <text:p text:style-name="P10">15 </text:p>
      <text:p text:style-name="P10">Print </text:p>
      <text:p text:style-name="P10">16 </text:p>
      <text:p text:style-name="P10">'Get the current character position at 1, 1 </text:p>
      <text:p text:style-name="P10">17 </text:p>
      <text:p text:style-name="P10">ccode = Screen(1, 1) </text:p>
      <text:p text:style-name="P10">18 </text:p>
      <text:p text:style-name="P10">Print "Character code at 1,1 is";ccode;" which is ";Chr(ccode);"." </text:p>
      <text:p text:style-name="P10">19 </text:p>
      <text:p text:style-name="P10">20 </text:p>
      <text:p text:style-name="P10">'Get the color attributes at 1,1 </text:p>
      <text:p text:style-name="P10">21 </text:p>
      <text:p text:style-name="P10">clr = Screen(1, 1, 1) </text:p>
      <text:p text:style-name="P10">22 </text:p>
      <text:p text:style-name="P10">Print "Foreground color at 1,1:";clr And 15 </text:p>
      <text:p text:style-name="P10">23 </text:p>
      <text:p text:style-name="P10">Print "Background color at 1,1:";clr Shr 4 </text:p>
      <text:p text:style-name="P10">24 </text:p>
      <text:p text:style-name="P10">25 </text:p>
      <text:p text:style-name="P10">26 </text:p>
      <text:p text:style-name="P10"><text:soft-page-break/>Sleep </text:p>
      <text:p text:style-name="P10">27 </text:p>
      <text:p text:style-name="P10">End </text:p>
      <text:p text:style-name="P10"/>
      <text:p text:style-name="P10"/>
      <text:p text:style-name="P10">Listing 15.1: color.bas </text:p>
      <text:p text:style-name="P10"/>
      <text:p text:style-name="P10"><text:tab/>Analysis: Line 3 dimensions the working variables, clr which contains the colorattribute of a text position and ccode which is the character code. Line 6 sets the currentcolor to bright white, 15, with a black background, 0. Line 9 stores the current clr settingin the variable clr. Lines 13 and 14 print the current color numbers to the screen usingthe Loword and Hiword macros. Line 17 stores the character code at row position 1,</text:p>
      <text:p text:style-name="P10">column position 1 in ccode. Line 18 prints both the character code and the correspondingcharacter to the screen. Line 21 retrieves the color attribute for the same position, andlines 22 and 23 print the color values using the formula listed above. The program isclosed in the usual way. </text:p>
      <text:p text:style-name="P10"/>
      <text:p text:style-name="P10">When you run the program you should see the following output. </text:p>
      <text:p text:style-name="P10"/>
      <text:p text:style-name="P10">Current color setting: </text:p>
      <text:p text:style-name="P10"/>
      <text:p text:style-name="P10"/>
      <text:p text:style-name="P10">Foreground: 15 </text:p>
      <text:p text:style-name="P10"/>
      <text:p text:style-name="P10"/>
      <text:p text:style-name="P10">Background: 0 </text:p>
      <text:p text:style-name="P10"/>
      <text:p text:style-name="P10"/>
      <text:p text:style-name="P10">Character code at 1,1 is 67 which is C. </text:p>
      <text:p text:style-name="P10"/>
      <text:p text:style-name="P10"/>
      <text:p text:style-name="P10">Foreground color at 1,1: 15 </text:p>
      <text:p text:style-name="P10"/>
      <text:p text:style-name="P10"/>
      <text:p text:style-name="P10">Background color at 1,1: 0 </text:p>
      <text:p text:style-name="P10"/>
      <text:p text:style-name="P10"/>
      <text:p text:style-name="P10">Output 15.1: Output of color.bas </text:p>
      <text:p text:style-name="P10"/>
      <text:p text:style-name="P10">The display will be in bright white, with a black background. As you can see, youhave tremendous control over the appearance of console text and can easily determinethe attributes of the text. </text:p>
      <text:p text:style-name="P10"/>
      <text:p text:style-name="P10">Positioning Text </text:p>
      <text:p text:style-name="P10"/>
      <text:p text:style-name="P10">You can position text anywhere on the console screen using the Locate statement.</text:p>
      <text:p text:style-name="P10">The Locate statement sets the text cursor position for subsequent printing of text. To </text:p>
      <text:p text:style-name="P10"/>
      <text:p text:style-name="P10"/>
      <text:p text:style-name="P10">print to a certain location on the screen, you must first position the text cursor using <text:soft-page-break/>thelocate statement, then follow that command with a print statement. You can turn the textcursor on and off by using the optional cursor flag of the locate statement. 1 turns thetext cursor on, and 0 turns the cursor off. This is useful if, for example, you are using themouse for console input. </text:p>
      <text:p text:style-name="P10"/>
      <text:p text:style-name="P10">The Print command will update the current cursor position. You can obtain the </text:p>
      <text:p text:style-name="P10">current row setting by using the Csrlin function and the current column setting by usingthe Pos function. </text:p>
      <text:p text:style-name="P10"/>
      <text:p text:style-name="P10">Printing Text </text:p>
      <text:p text:style-name="P10"/>
      <text:p text:style-name="P10">The Print statement is used to print text to the screen. The location and color ofthe text is determined by the current cursor setting and the last color statement. Usingthe Print statement with a semi-colon after the print string will position the text cursor tothe end of the string. Using a comma after the print string will position the text cursor tothe next tab location. A Print statement without either a semi-colon or comma, will insert </text:p>
      <text:p text:style-name="P10">a carriage return and/or line feed positioning the cursor at the beginning of the next line. </text:p>
      <text:p text:style-name="P10"/>
      <text:p text:style-name="P10">You can format the output of numeric text using the Print Using command,</text:p>
      <text:p text:style-name="P10">although this is a deprecated function and has some known, minor bugs. The function isavailable mainly for backward compatibility with older programs. For new programs, youshould use the Format function, which is covered in a separate chapter later in this book.</text:p>
      <text:p text:style-name="P10">For details on the Print Using function see the FreeBasic documentation wiki4. The </text:p>
      <text:p text:style-name="P10">function will not be covered in this book. </text:p>
      <text:p text:style-name="P10"/>
      <text:p text:style-name="P10">You have already seen the Spc and Tab functions in several of the exampleprograms. The Spc function will cause the next print position to skip a number of columnswhile the Tab function will put the text cursor at the next tab position. Both of thesefunctions are useful for printing tabular data to the screen. </text:p>
      <text:p text:style-name="P10"/>
      <text:p text:style-name="P10">Determining and Setting the Size of the Console </text:p>
      <text:p text:style-name="P10"/>
      <text:p text:style-name="P10">You can determine the current console size, or set the number of rows and columns </text:p>
      <text:p text:style-name="P10">of the console by using the Width function. To determine the current console size, use theWidth function without any parameters as shown in the following code snippet. </text:p>
      <text:p text:style-name="P10"/>
      <text:p text:style-name="P10">MyInt = Width </text:p>
      <text:p text:style-name="P10"/>
      <text:p text:style-name="P10"/>
      <text:p text:style-name="P10">columns = Loword(myInt) </text:p>
      <text:p text:style-name="P10"/>
      <text:p text:style-name="P10"/>
      <text:p text:style-name="P10">rows = Hiword(myInt) </text:p>
      <text:p text:style-name="P10"/>
      <text:p text:style-name="P10"/>
      <text:p text:style-name="P10">The number of columns of the console is stored in the low word of the return </text:p>
      <text:p text:style-name="P10">integer value while the number of rows is stored in the high word of the integer. To setthe console size, use the Width function with the number of desired columns and rows, <text:soft-page-break/>as </text:p>
      <text:p text:style-name="P10">illustrated in the following code snippet. </text:p>
      <text:p text:style-name="P10"/>
      <text:p text:style-name="P10">Width 80, 25 </text:p>
      <text:p text:style-name="P10"/>
      <text:p text:style-name="P10"/>
      <text:p text:style-name="P10">This will set the console to 80 columns by 25 rows. The standard consoleconfiguration is 80 columns by 25 rows, however, if you need a different size for your </text:p>
      <text:p text:style-name="P10"/>
      <text:p text:style-name="P10">4At the time of this writing, the Print Using wiki page is loacted athttp://www.freebasic.net/wiki/wikka.php?wakka=KeyPgPrintusing. </text:p>
      <text:p text:style-name="P10"/>
      <text:p text:style-name="P10"/>
      <text:p text:style-name="P10">application you can use the Width function to check if the console is the appropriate sizeand then resize if necessary. Setting the console size will reset the cursor position to row1 and column 1, so you may need to issue a Locate statement to reset the cursor positionafter the change. </text:p>
      <text:p text:style-name="P10"/>
      <text:p text:style-name="P10">The following program shows how to use the Width function to get the consile sizeinformation and reset the console. </text:p>
      <text:p text:style-name="P10"/>
      <text:p text:style-name="P10">1 </text:p>
      <text:p text:style-name="P10">2 </text:p>
      <text:p text:style-name="P10">3 </text:p>
      <text:p text:style-name="P10">4 </text:p>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
      <text:p text:style-name="P10"><text:soft-page-break/></text:p>
      <text:p text:style-name="P10">Option Explicit </text:p>
      <text:p text:style-name="P10"/>
      <text:p text:style-name="P10"/>
      <text:p text:style-name="P10">Dim As Integer consize, rows, cols </text:p>
      <text:p text:style-name="P10"/>
      <text:p text:style-name="P10"/>
      <text:p text:style-name="P10">'Get the current console size </text:p>
      <text:p text:style-name="P10">consize = Width </text:p>
      <text:p text:style-name="P10">rows = Hiword(consize) </text:p>
      <text:p text:style-name="P10">cols = Loword(consize) </text:p>
      <text:p text:style-name="P10">Print "Current Rows =";rows </text:p>
      <text:p text:style-name="P10">Print "Current Columns =";cols </text:p>
      <text:p text:style-name="P10">Print "Press any key..." </text:p>
      <text:p text:style-name="P10">Sleep </text:p>
      <text:p text:style-name="P10">Cls </text:p>
      <text:p text:style-name="P10"/>
      <text:p text:style-name="P10"/>
      <text:p text:style-name="P10">'Resize console if necessary </text:p>
      <text:p text:style-name="P10">If rows &gt; 25 Then </text:p>
      <text:p text:style-name="P10">Width 80, 25 </text:p>
      <text:p text:style-name="P10">End If </text:p>
      <text:p text:style-name="P10"/>
      <text:p text:style-name="P10"/>
      <text:p text:style-name="P10">'Get the new console size </text:p>
      <text:p text:style-name="P10">consize = Width </text:p>
      <text:p text:style-name="P10">rows = Hiword(consize) </text:p>
      <text:p text:style-name="P10">cols = Loword(consize) </text:p>
      <text:p text:style-name="P10">Print "New Rows =";rows </text:p>
      <text:p text:style-name="P10">Print "New Columns =";cols </text:p>
      <text:p text:style-name="P10"/>
      <text:p text:style-name="P10"/>
      <text:p text:style-name="P10">Sleep </text:p>
      <text:p text:style-name="P10">End </text:p>
      <text:p text:style-name="P10"/>
      <text:p text:style-name="P10"/>
      <text:p text:style-name="P10">Listing 15.2: width.bas </text:p>
      <text:p text:style-name="P10"/>
      <text:p text:style-name="P10"><text:tab/>Analysis: Line 3 dimensions three variables, consize that will contain the Width </text:p>
      <text:p text:style-name="P10">return value, rows which will contain the number of rows and cols which will contain the </text:p>
      <text:p text:style-name="P10">number of columns. Line 6 gets the current console size. Line 7 retrieves the number ofrows using the Hiword macro and line 8 retrieves the number of columns using theLoword macro. The current setting is printed to the screen in lines 9 and 10. The Sleepcommand is used in line 12 to pause the program and wait for a key press from the user.</text:p>
      <text:p text:style-name="P10">Line 13 clears the screen. </text:p>
      <text:p text:style-name="P10"/>
      <text:p text:style-name="P10"/>
      <text:p text:style-name="P10">Lines 16 through 18 check to see if the number of rows is greater than 15 and iftrue, <text:soft-page-break/>then resets the console to 80 columns by 25 rows. Line 21 checks the new consolesize and the current rows and columns are retrieved in lines 22 and 23. The new values </text:p>
      <text:p text:style-name="P10">are printed in lines 24 and 25. The program is then closed in the usual way. </text:p>
      <text:p text:style-name="P10"/>
      <text:p text:style-name="P10">When you run the program you should see output similar to the following. </text:p>
      <text:p text:style-name="P10"/>
      <text:p text:style-name="P10">Current Rows = 25 </text:p>
      <text:p text:style-name="P10">Current Columns = 80 </text:p>
      <text:p text:style-name="P10">Press any key... </text:p>
      <text:p text:style-name="P10"/>
      <text:p text:style-name="P10"/>
      <text:p text:style-name="P10">Output 15.2: Output a of width.bas </text:p>
      <text:p text:style-name="P10"/>
      <text:p text:style-name="P10">New Rows = 25 </text:p>
      <text:p text:style-name="P10">New Columns = 80 </text:p>
      <text:p text:style-name="P10"/>
      <text:p text:style-name="P10"/>
      <text:p text:style-name="P10">Output 15.3: Output b of width.bas </text:p>
      <text:p text:style-name="P10"/>
      <text:p text:style-name="P10">Output a shows the console setting when the program starts, and Output b showsthe console setting after checking the console size. In this run the default setting was thedesired size, so the Width statement did not need to be executed. </text:p>
      <text:p text:style-name="P10"/>
      <text:p text:style-name="P10">Getting User Input </text:p>
      <text:p text:style-name="P10"/>
      <text:p text:style-name="P10">If you need to interact with the user, then you will need to get user input. Thereare several ways to collect user input which are listed in the following table. </text:p>
      <text:p text:style-name="P10"/>
      <text:p text:style-name="P10">Function Syntax Comment </text:p>
      <text:p text:style-name="P10">Inkey B = Inkey Returns a key from thekeyboard buffer as a string.</text:p>
      <text:p text:style-name="P10">If an extended key ispressed, the return stringcontains character 255 + </text:p>
      <text:p text:style-name="P10">key character. Inkey doesnot wait for keyboard input. </text:p>
      <text:p text:style-name="P10">Input Input variable_list </text:p>
      <text:p text:style-name="P10">Input “prompt”; variable_list </text:p>
      <text:p text:style-name="P10">Input “prompt”,variable_list </text:p>
      <text:p text:style-name="P10">Input will gather input forone or more variables listed </text:p>
      <text:p text:style-name="P10">in variable_list. The </text:p>
      <text:p text:style-name="P10">variables should be </text:p>
      <text:p text:style-name="P10">separated with commas.</text:p>
      <text:p text:style-name="P10">The type of variabledetermines how input willcollect the data. If the data </text:p>
      <text:p text:style-name="P10">type of the variable is astring, Input will convert theinput data to a string. If thedata type of the variable is </text:p>
      <text:p text:style-name="P10"/>
      <text:p text:style-name="P10"/>
      <text:p text:style-name="P20"/>
      <text:p text:style-name="P10">numeric, Input will convertthe data to a number. If an </text:p>
      <text:p text:style-name="P10">invalid numeric string isentered, Input will attempt </text:p>
      <text:p text:style-name="P10">to convert as manycharacters as possible to anumber. If no characters can </text:p>
      <text:p text:style-name="P10">be converted to a string,</text:p>
      <text:p text:style-name="P10">Input will return 0. If a semicolon </text:p>
      <text:p text:style-name="P10">is used with Input, aquestion mark will bedisplayed after the prompt.</text:p>
      <text:p text:style-name="P10">If a comma is used, a </text:p>
      <text:p text:style-name="P10">question mark will not beprinted. </text:p>
      <text:p text:style-name="P10">Input() B = </text:p>
      <text:p text:style-name="P10">Input(number_of_characters) </text:p>
      <text:p text:style-name="P10">Input() will return a stringcontaining number ofcharacters entered. </text:p>
      <text:p text:style-name="P10">Getkey B = GetKey Returns the ascii code of the </text:p>
      <text:p text:style-name="P10">current key in the keyboardbuffer. Getkey will wait for akey. If an extended key ispressed, the first characteris skipped, character 255,</text:p>
      <text:p text:style-name="P10">and the second character is </text:p>
      <text:p text:style-name="P10">returned. </text:p>
      <text:p text:style-name="P10">Line Input Line Input string_variable </text:p>
      <text:p text:style-name="P10">B = Line Input “prompt”;</text:p>
      <text:p text:style-name="P10">string_variable </text:p>
      <text:p text:style-name="P10">B = Line Input “prompt”,</text:p>
      <text:p text:style-name="P10">string_variable </text:p>
      <text:p text:style-name="P10">Line Input will return a lineof text from the keyboard.</text:p>
      <text:p text:style-name="P10">All characters up to, but notincluding the enter key areread. An optional promptcan be displayed with eithera question mark, using asemi-colon, or no questionmark when using a comma. </text:p>
      <text:p text:style-name="P10">Winput() B = </text:p>
      <text:p text:style-name="P10">Winput(number_of_characters) </text:p>
      <text:p text:style-name="P10">Wide string version ifInput(). </text:p>
      <text:p text:style-name="P10"/>
      <text:p text:style-name="P10">Table 15.2: Input Functions </text:p>
      <text:p text:style-name="P10"/>
      <text:p text:style-name="P10">Inkey </text:p>
      <text:p text:style-name="P10"/>
      <text:p text:style-name="P10">Inkey is useful for polling the keyboard buffer in a loop and can be used in gamesor in text-based user interfaces since Inkey does not with for a key to be pressed. Thisallows you to process other events within your program, and then take action if a key hasbeen pressed. If the buffer is empty, Inkey will return an empty string. If a key is waitingin the buffer, Inkey will return a string that is either one or two character long. Keys canbe either the normal printable keys, such as A or 1, or an extended key such as the UpArrow or F1. Normal keys return 1 key code, while the extended keys return 2 key codes,</text:p>
      <text:p text:style-name="P10">with the first code being character 255. </text:p>
      <text:p text:style-name="P10"/>
      <text:p text:style-name="P10"/>
      <text:p text:style-name="P10">The following program will display the character and ascii code(s) of both normaland extended keys. </text:p>
      <text:p text:style-name="P10"/>
      <text:p text:style-name="P10"/>
      <text:p text:style-name="P10"/>
      <text:p text:style-name="P10">Option Explicit </text:p>
      <text:p text:style-name="P10"><text:soft-page-break/></text:p>
      <text:p text:style-name="P10"/>
      <text:p text:style-name="P10">Dim As String key, char </text:p>
      <text:p text:style-name="P10">Dim As Integer i </text:p>
      <text:p text:style-name="P10"/>
      <text:p text:style-name="P10"/>
      <text:p text:style-name="P10">Do </text:p>
      <text:p text:style-name="P10">'Check keyboard buffer </text:p>
      <text:p text:style-name="P10">key = Inkey </text:p>
      <text:p text:style-name="P10">'If key has been pressed </text:p>
      <text:p text:style-name="P10">If Len(key) &gt; 0 Then</text:p>
      <text:p text:style-name="P10"/>
      <text:p text:style-name="P10"/>
      <text:p text:style-name="P10"><text:s/>'Clear the last message </text:p>
      <text:p text:style-name="P10">Locate 1, 1 </text:p>
      <text:p text:style-name="P10">Print Space(79); </text:p>
      <text:p text:style-name="P10">'Reposition cursor </text:p>
      <text:p text:style-name="P10">locate 1,1 </text:p>
      <text:p text:style-name="P10">'Print current key codes </text:p>
      <text:p text:style-name="P10">For i = 1 To Len(key)</text:p>
      <text:p text:style-name="P10"/>
      <text:p text:style-name="P10"/>
      <text:p text:style-name="P10"><text:s/>char = Mid(key, i, 1) </text:p>
      <text:p text:style-name="P10">Print "Character: ";char; " Code: ";Asc(char); " ";</text:p>
      <text:p text:style-name="P10"/>
      <text:p text:style-name="P10"/>
      <text:p text:style-name="P10"><text:s/>Next </text:p>
      <text:p text:style-name="P10">End If </text:p>
      <text:p text:style-name="P10">Sleep 10 </text:p>
      <text:p text:style-name="P10"/>
      <text:p text:style-name="P10"/>
      <text:p text:style-name="P10">Loop Until key = Chr(27) </text:p>
      <text:p text:style-name="P10"/>
      <text:p text:style-name="P10"/>
      <text:p text:style-name="P10">End </text:p>
      <text:p text:style-name="P10"/>
      <text:p text:style-name="P10"/>
      <text:p text:style-name="P10">Listing 15.3: inkey.bas </text:p>
      <text:p text:style-name="P10"/>
      <text:p text:style-name="P10"><text:tab/>Analysis: Line 3 dimensions two string variables, key which will be the return valuefrom Inkey and char which will be the individual characters. The integer variable i in line4 will be used in the For-Next to extract the individual characters fro the key variable.</text:p>
      <text:p text:style-name="P10">Line 6 through 23 define a keyboard processing loop using. Line 8 checks for keyboardinput. Line 10 checks to see if the length of key is greater than zero, indicating that Inkeyreturned a key. Lines 12 through 15 clear the previous output line that may have beenprinted. Lines 17 through 20 extract each character from the key variable, loading theactual character into the variable char in line 18 and then printing the corresponding asciicode to the screen in line 19. </text:p>
      <text:p text:style-name="P10"/>
      <text:p text:style-name="P10">The Sleep command is used in line 22 to allow the operating system to processother <text:soft-page-break/>events. If you are using an extended loop such as this keyboard input loop, youshould always insert a Sleep # command in the loop to allow the operating system toprocess background tasks, otherwise your program may consume 100 percent of theoperating system's time. </text:p>
      <text:p text:style-name="P10"/>
      <text:p text:style-name="P10"/>
      <text:p text:style-name="P10">Line 23 then checks to see if the escape key was pressed, which is ascii code 27,</text:p>
      <text:p text:style-name="P10">and then exits the loop if the key was pressed. The program is then closed using the end </text:p>
      <text:p text:style-name="P10">statement. </text:p>
      <text:p text:style-name="P10"/>
      <text:p text:style-name="P10">A sample output is shown below. </text:p>
      <text:p text:style-name="P10"/>
      <text:p text:style-name="P10">Character: Code: 255 Character: ; Code: 59 </text:p>
      <text:p text:style-name="P10"/>
      <text:p text:style-name="P10"/>
      <text:p text:style-name="P10">Output 15.4: Output of inkey.bas </text:p>
      <text:p text:style-name="P10"/>
      <text:p text:style-name="P10">The output shows the codes when the F1 key is pressed. Once you know the keycodes, then you can build Const statements to trap for certain keys. For example, to trapfor the F1 key, you would create the Const statement shown in the code snippet below. </text:p>
      <text:p text:style-name="P10"/>
      <text:p text:style-name="P10">Const F1_key = Chr(255) &amp; Chr(59) </text:p>
      <text:p text:style-name="P10"/>
      <text:p text:style-name="P10"/>
      <text:p text:style-name="P10">You can then check the Inkey return to see if the key returned natches the F1 key. </text:p>
      <text:p text:style-name="P10"/>
      <text:p text:style-name="P10">If key = key_F1 Then </text:p>
      <text:p text:style-name="P10"/>
      <text:p text:style-name="P10"/>
      <text:p text:style-name="P10">'Then do something </text:p>
      <text:p text:style-name="P10"/>
      <text:p text:style-name="P10"/>
      <text:p text:style-name="P10">End If </text:p>
      <text:p text:style-name="P10"/>
      <text:p text:style-name="P10"/>
      <text:p text:style-name="P10">You can set up any number of keys in this manner. The F1 key is usually used todisplay help content, and in your application you could display a help screen by executingthe help display code in the body of the If statement. If you are coding a game, you mightwant to use the arrow keys to move your character player around the screen, by settingup the arrow key constants and then adding a If-Then-Elseif ladder to process the arrowskeys. </text:p>
      <text:p text:style-name="P10"/>
      <text:p text:style-name="P10">Getkey </text:p>
      <text:p text:style-name="P10"/>
      <text:p text:style-name="P10">Unlike Inkey, Getkey does wait for the user to press a key. If an extended key ispressed, Getkey will discard the first character and return the second character. Getkey isused in situations where you are not interested in the extended key set and you need topause the program to gather user input. </text:p>
      <text:p text:style-name="P10"><text:soft-page-break/></text:p>
      <text:p text:style-name="P10">Input </text:p>
      <text:p text:style-name="P10"/>
      <text:p text:style-name="P10">The Input function is used to gather information from the user that will be loadedinto one or more variables. The data type of the variable determines how the user inputis processed. If the variable is a string, Input will process the information as a string; ifthe variable is a numeric data type, Input will try to convert the information to a number.</text:p>
      <text:p text:style-name="P10">The variables must be separated using commas. </text:p>
      <text:p text:style-name="P10"/>
      <text:p text:style-name="P10">You can display a prompt string with Input by enclosing a literal string before thevariable list. If a semi-colon is used after prompt string, a question will be displayed afterthe prompt. If a comma is used after the prompt string, no question mark is printed. </text:p>
      <text:p text:style-name="P10"/>
      <text:p text:style-name="P10">If you are supplying multiple variables to Input, then the user will need to enter thevalues separated by either spaces or commas. The spaces and commas are not returned </text:p>
      <text:p text:style-name="P10"/>
      <text:p text:style-name="P10"/>
      <text:p text:style-name="P10">by Input. If you need to process either spaces or commas, then you need to use LineInput rather than Input. </text:p>
      <text:p text:style-name="P10"/>
      <text:p text:style-name="P10">Line Input </text:p>
      <text:p text:style-name="P10"/>
      <text:p text:style-name="P10">Line Input will return a single string up to but not including the enter key. That is,</text:p>
      <text:p text:style-name="P10">Line Input expects a single string variable, rather than multiple variables. Line Input willread both spaces and commas in the entered string. Like Input, you can use a semi-colonto display a question mark at the end of the prompt string. Unlike Input however, you canuse either a literal string or a string variable for the prompt. Line Input returns the userinput as a string and does not convert numeric strings to numbers. </text:p>
      <text:p text:style-name="P10"/>
      <text:h text:style-name="Heading_20_2" text:outline-level="2">Using the Mouse </text:h>
      <text:p text:style-name="P10"/>
      <text:p text:style-name="P10">Another way to get user input is to use the mouse. The Getmouse function willreturn the current zero-based row and column of the mouse as well as the state of the </text:p>
      <text:p text:style-name="P10">buttons and mouse wheel. Since the rows and columns are zero-based, you will need toadd 1 to the values to map the return values to the screen </text:p>
      <text:p text:style-name="P10"/>
      <text:p text:style-name="P10">The current state of the mouse wheel as an integer that starts at zero when theprogram starts and will return either a more positive number if the mouse wheel is turnedin a forward direction and a more negative number if the mouse wheel is turned in thereverse direction. Normally, you would store the mouse wheel value at program start,</text:p>
      <text:p text:style-name="P10">and then take an action based on the offset value returned by Getmouse. For example, toscroll some text, you may scroll up if the wheel number is moving in the positive directionand scroll down if the wheel number is moving in the negative direction. </text:p>
      <text:p text:style-name="P10"/>
      <text:p text:style-name="P10">You can also determine which buttons have been pressed by checking the buttonreturn value. Getmouse supports three buttons, left and right and a middle button, whichoften doubles as the mouse wheel. You can determine which button has been <text:soft-page-break/>pressed byusing the following formulas. </text:p>
      <text:p text:style-name="P10"/>
      <text:p text:style-name="P10">. </text:p>
      <text:p text:style-name="P10">Left button = button And 1 </text:p>
      <text:p text:style-name="P10">. </text:p>
      <text:p text:style-name="P10">Right button = button And 2 </text:p>
      <text:p text:style-name="P10">. </text:p>
      <text:p text:style-name="P10">Middle button = button And 4 </text:p>
      <text:p text:style-name="P10">Button is the value returned by the Getmouse function. Not only can you check forsingle button presses, but you can also check to see if both button have been pressed bychecking each button state simultaneously. There is no way to check for a double clicknatively however, so you will need to create your own timing code to determine if abutton has been double-clicked. </text:p>
      <text:p text:style-name="P10"/>
      <text:p text:style-name="P10">The following program illustrates using the Getmouse functions. </text:p>
      <text:p text:style-name="P10"/>
      <text:p text:style-name="P10"><text:s/></text:p>
      <text:p text:style-name="P10">Option Explicit </text:p>
      <text:p text:style-name="P10"/>
      <text:p text:style-name="P10"/>
      <text:p text:style-name="P10"><text:s/></text:p>
      <text:p text:style-name="P10"/>
      <text:p text:style-name="P10"/>
      <text:p text:style-name="P10"/>
      <text:p text:style-name="P10">'Mouse return values </text:p>
      <text:p text:style-name="P10"/>
      <text:p text:style-name="P10"/>
      <text:p text:style-name="P10">4 </text:p>
      <text:p text:style-name="P10">Dim As Integer mx, my, oldmx, oldmy, mwheel, mbuttons </text:p>
      <text:p text:style-name="P10"/>
      <text:p text:style-name="P10"/>
      <text:p text:style-name="P10">5 </text:p>
      <text:p text:style-name="P10"/>
      <text:p text:style-name="P10"/>
      <text:p text:style-name="P10">6 </text:p>
      <text:p text:style-name="P10">'Turn off text cursor </text:p>
      <text:p text:style-name="P10"/>
      <text:p text:style-name="P10"/>
      <text:p text:style-name="P10"/>
      <text:p text:style-name="P10"/>
      <text:p text:style-name="P10"/>
      <text:p text:style-name="P10"/>
      <text:p text:style-name="P10">Locate ,,0 </text:p>
      <text:p text:style-name="P10"/>
      <text:p text:style-name="P10"/>
      <text:p text:style-name="P10">Do</text:p>
      <text:p text:style-name="P10"/>
      <text:p text:style-name="P10"/>
      <text:p text:style-name="P10"><text:s/>'Get mouse info</text:p>
      <text:p text:style-name="P10"/>
      <text:p text:style-name="P10"><text:soft-page-break/></text:p>
      <text:p text:style-name="P10"><text:s/>Getmouse mx, my, mwheel, mbuttons</text:p>
      <text:p text:style-name="P10"/>
      <text:p text:style-name="P10"/>
      <text:p text:style-name="P10"><text:s/>'Zero based so add 1</text:p>
      <text:p text:style-name="P10"/>
      <text:p text:style-name="P10"/>
      <text:p text:style-name="P10"><text:s/>mx += 1</text:p>
      <text:p text:style-name="P10"/>
      <text:p text:style-name="P10"/>
      <text:p text:style-name="P10"><text:s/>my += 1</text:p>
      <text:p text:style-name="P10"/>
      <text:p text:style-name="P10"/>
      <text:p text:style-name="P10"><text:s/>'Check to see if we have new information</text:p>
      <text:p text:style-name="P10"/>
      <text:p text:style-name="P10"/>
      <text:p text:style-name="P10"><text:s/>If (mx &gt; 0) And (my &gt; 0) then</text:p>
      <text:p text:style-name="P10"/>
      <text:p text:style-name="P10"/>
      <text:p text:style-name="P10"><text:s/>Locate 1, 1</text:p>
      <text:p text:style-name="P10"/>
      <text:p text:style-name="P10"/>
      <text:p text:style-name="P10"><text:s/>'Print current row, column and wheel setting</text:p>
      <text:p text:style-name="P10"/>
      <text:p text:style-name="P10"/>
      <text:p text:style-name="P10"><text:s/>Print "Row:";my;" Col:";mx;" W:";mwheel;" BT:";</text:p>
      <text:p text:style-name="P10"/>
      <text:p text:style-name="P10"/>
      <text:p text:style-name="P10"><text:s/>'Check for button press</text:p>
      <text:p text:style-name="P10"/>
      <text:p text:style-name="P10"/>
      <text:p text:style-name="P10"><text:s/>If mbuttons And 1 Then Print "L";</text:p>
      <text:p text:style-name="P10"/>
      <text:p text:style-name="P10"/>
      <text:p text:style-name="P10"><text:s/>If mbuttons And 2 Then Print "R";</text:p>
      <text:p text:style-name="P10"/>
      <text:p text:style-name="P10"/>
      <text:p text:style-name="P10"><text:s/>If mbuttons And 4 Then Print "M";</text:p>
      <text:p text:style-name="P10"/>
      <text:p text:style-name="P10"/>
      <text:p text:style-name="P10"><text:s/>Print " "</text:p>
      <text:p text:style-name="P10"/>
      <text:p text:style-name="P10"/>
      <text:p text:style-name="P10"><text:s/>'Clear old cursor</text:p>
      <text:p text:style-name="P10"/>
      <text:p text:style-name="P10"/>
      <text:p text:style-name="P10"><text:s/>Locate oldmy, oldmx</text:p>
      <text:p text:style-name="P10"/>
      <text:p text:style-name="P10"/>
      <text:p text:style-name="P10"><text:s/>Print chr(32);</text:p>
      <text:p text:style-name="P10"><text:soft-page-break/></text:p>
      <text:p text:style-name="P10"/>
      <text:p text:style-name="P10"><text:s/>'Print new cursor</text:p>
      <text:p text:style-name="P10"/>
      <text:p text:style-name="P10"/>
      <text:p text:style-name="P10"><text:s/>Locate my, mx</text:p>
      <text:p text:style-name="P10"/>
      <text:p text:style-name="P10"/>
      <text:p text:style-name="P10"><text:s/>Print Chr(15);</text:p>
      <text:p text:style-name="P10"/>
      <text:p text:style-name="P10"/>
      <text:p text:style-name="P10"><text:s/>'Save the old values</text:p>
      <text:p text:style-name="P10"/>
      <text:p text:style-name="P10"/>
      <text:p text:style-name="P10"><text:s/>oldmx = mx</text:p>
      <text:p text:style-name="P10"/>
      <text:p text:style-name="P10"/>
      <text:p text:style-name="P10"><text:s/>oldmy = my</text:p>
      <text:p text:style-name="P10"/>
      <text:p text:style-name="P10"/>
      <text:p text:style-name="P10"><text:s/>End If</text:p>
      <text:p text:style-name="P10"/>
      <text:p text:style-name="P10"/>
      <text:p text:style-name="P10"><text:s/>Sleep 10 </text:p>
      <text:p text:style-name="P10">Loop Until Inkey$&lt;&gt;"" </text:p>
      <text:p text:style-name="P10">'Turn on cursor </text:p>
      <text:p text:style-name="P10">Locate ,, 1 </text:p>
      <text:p text:style-name="P10"/>
      <text:p text:style-name="P10"/>
      <text:p text:style-name="P10">End </text:p>
      <text:p text:style-name="P10"/>
      <text:p text:style-name="P10"/>
      <text:p text:style-name="P10">Listing 15.4: con-mouse.bas </text:p>
      <text:p text:style-name="P10"/>
      <text:p text:style-name="P10"><text:tab/>Analysis: Line 4 creates the mouse parameter working variables. Mx and my arethe current column and row returned by the Getmouse function. Oldmx and oldmy arethe old column and row settings that are used to erase the mouse cursor character that isdisplayed on the screen. Mwheel is the current mouse wheel setting while mbuttons isthe current button state. Line 7 uses the Locate statement to turn off the text cursor. Line </text:p>
      <text:p text:style-name="P10">8 through 35 are the mouse input loop that polls the mouse. Line 10 uses the Getmousefunction to return the current mouse state information. Since Getmouse returns the row </text:p>
      <text:p text:style-name="P10">and column as a zero-based value, lines 12 and 13 add 1 to the value to map the returnvalue to the actual screen coordinates. Line 15 checks to see if the mouse is still within </text:p>
      <text:p text:style-name="P10">the console screen. If the mouse is outside the console screen, Getmouse will return -1 </text:p>
      <text:p text:style-name="P10">for the row and column values. Since the program added 1 to these values, if the mouse </text:p>
      <text:p text:style-name="P10"><text:soft-page-break/></text:p>
      <text:p text:style-name="P10"/>
      <text:p text:style-name="P10">is outside the console window, the mx and my values will be 0; that is, -1 + 1 = 0. Youshould always check to make sure the mouse is still inside the console window beforeinteracting with the mouse. </text:p>
      <text:p text:style-name="P10"/>
      <text:p text:style-name="P10">Lines 16 and 18 prints the current row, column and wheel settings to the consolescreen. Lines 20 through 22 check to see what mouse button, if any, has been pressedand prints the mouse button id to the screen. L is the left mouse button, R is the rightmouse button and M is the middle button. Lines 25 and 26 erase the old mouse location </text:p>
      <text:p text:style-name="P10">indicator, an asterisk that will follow the mouse cursor on the screen. Lines 28 and 29 </text:p>
      <text:p text:style-name="P10">then print the asterisk at the new mouse location. Lines 31 and 32 save the current mxand my values in oldmx and oldmy, to use in the next loop iteration. </text:p>
      <text:p text:style-name="P10"/>
      <text:p text:style-name="P10">The Do-Loop is exited in line 35 when any key is pressed. Line 27 turned the textcursor back on and the program is closed with the End statement in line 39. </text:p>
      <text:p text:style-name="P10"/>
      <text:p text:style-name="P10">When you run the program you should see something similar to the following. </text:p>
      <text:p text:style-name="P10"/>
      <text:p text:style-name="P10">Row: 2 Col: 4 W: 2 BT:L </text:p>
      <text:p text:style-name="P10"/>
      <text:p text:style-name="P10"/>
      <text:p text:style-name="P10">¤ </text:p>
      <text:p text:style-name="P10"/>
      <text:p text:style-name="P10"/>
      <text:p text:style-name="P10">Output 15.5: Output of con-mouse.bas </text:p>
      <text:p text:style-name="P10"/>
      <text:p text:style-name="P10">If the mouse does not work in the console window, then you will need to turn offthe Quick Edit mode of the console. Right click the title bar and select Properties. UnderEdit Options, uncheck the QuickEdit mode. If a pop-up window appears, select SaveProperties for Future Windows with Same Title, then click the OK button. The mouseshould not work in the console window. </text:p>
      <text:p text:style-name="P10"/>
      <text:p text:style-name="P10">Creating a Text View Port </text:p>
      <text:p text:style-name="P10"/>
      <text:p text:style-name="P10">You can create a text view port using the View Print statement. A text view portcan be thought of as a window -within-a-window, where all text operations occur. Youdefine a view by passing the beginning row and ending row to the View Print command.</text:p>
      <text:p text:style-name="P10">Once the command has been issued, all subsequent text operations occur within the view </text:p>
      <text:p text:style-name="P10">port. </text:p>
      <text:p text:style-name="P10"/>
      <text:p text:style-name="P10">The following program creates a 10 line view port and prints some text within theview, which can be scrolled using the mouse wheel. If the mouse does not work withinthe console window, you will need to turn off the QuickEdit mode as described above. </text:p>
      <text:p text:style-name="P10"/>
      <text:p text:style-name="P10">1 </text:p>
      <text:p text:style-name="P10">Option Explicit </text:p>
      <text:p text:style-name="P10"><text:soft-page-break/>2 </text:p>
      <text:p text:style-name="P10">3 </text:p>
      <text:p text:style-name="P10">'Create paragraph </text:p>
      <text:p text:style-name="P10">4 </text:p>
      <text:p text:style-name="P10">Dim Shared As String * 80 myText(1 To 19) =&gt; { _ </text:p>
      <text:p text:style-name="P10">5 </text:p>
      <text:p text:style-name="P10">" Lorem ipsum dolor sit amet consectetuer id a ut magna Vestibulum.", _ </text:p>
      <text:p text:style-name="P10">6 </text:p>
      <text:p text:style-name="P10">"Id elit justo pretium commodo vitae convallis urna magnis mattis ", _ </text:p>
      <text:p text:style-name="P10">7 </text:p>
      <text:p text:style-name="P10">"tempor. Duis vitae id semper euismod dolor wisi turpis leo dolor in. ", _ </text:p>
      <text:p text:style-name="P10">8 </text:p>
      <text:p text:style-name="P10">"Neque non Vivamus ac eget nunc sagittis ut mauris at orci. Tincidunt ", _ </text:p>
      <text:p text:style-name="P10">9 </text:p>
      <text:p text:style-name="P10">"ipsum habitasse accumsan leo iaculis et vitae congue vitae malesuada. ", _ </text:p>
      <text:p text:style-name="P10"/>
      <text:p text:style-name="P10"/>
      <text:p text:style-name="P10"/>
      <text:p text:style-name="P10">"Wisi sem Curabitur id ut ipsum adipiscing facilisi elit In id. Et urna.", _ </text:p>
      <text:p text:style-name="P10">11 </text:p>
      <text:p text:style-name="P10">" Lorem ipsum dolor sit amet consectetuer eleifend Suspendisse sem ", _ </text:p>
      <text:p text:style-name="P10">12 </text:p>
      <text:p text:style-name="P10">"lacus iaculis. Wisi feugiat mus augue parturient et felis Pellentesque ", _ </text:p>
      <text:p text:style-name="P10">13 </text:p>
      <text:p text:style-name="P10">"wisi et nec. Vitae metus senectus a dolor Nullam amet accumsan integue ", _ </text:p>
      <text:p text:style-name="P10">14 </text:p>
      <text:p text:style-name="P10">"nonummy id. Sed justo in fames turpis justo platea ultrices est ", _ </text:p>
      <text:p text:style-name="P10">15 </text:p>
      <text:p text:style-name="P10">"convallis vel. Interdum ut Morbi enim ut Vestibulum senectus lacinia", _ </text:p>
      <text:p text:style-name="P10">16 </text:p>
      <text:p text:style-name="P10">"Sed congue metus.", _ </text:p>
      <text:p text:style-name="P10">17 </text:p>
      <text:p text:style-name="P10">" Lorem ipsum dolor sit amet consectetuer lacinia molestie wisi", _ </text:p>
      <text:p text:style-name="P10">18 </text:p>
      <text:p text:style-name="P10">"semper pretium. Et gravida congue volutpat ac Maecenas elit Nunc ", _ </text:p>
      <text:p text:style-name="P10">19 </text:p>
      <text:p text:style-name="P10">"orci Curabitur lobortis. Felis tincidunt nonummy vitae at ut et ", _ </text:p>
      <text:p text:style-name="P10">"et montes pellentesque Donec. Vitae elit habitant nunc cursus ", _ </text:p>
      <text:p text:style-name="P10">21 </text:p>
      <text:p text:style-name="P10">"ullamcorper risus sagittis tempus consectetuer velit. Est ", _ </text:p>
      <text:p text:style-name="P10">22 </text:p>
      <text:p text:style-name="P10">"Vestibulum non id pulvinar Nam vitae metus id congue massa. ", _ </text:p>
      <text:p text:style-name="P10">23 </text:p>
      <text:p text:style-name="P10">"Phasellus."} </text:p>
      <text:p text:style-name="P10">24 </text:p>
      <text:p text:style-name="P10">25 </text:p>
      <text:p text:style-name="P10">Dim As Integer idx = 1, mx, my, oldwheel, mwheel, delta </text:p>
      <text:p text:style-name="P10">26 </text:p>
      <text:p text:style-name="P10">Dim As Integer vtop = 10, vbot = 20 </text:p>
      <text:p text:style-name="P10">27 </text:p>
      <text:p text:style-name="P10"><text:soft-page-break/>28 </text:p>
      <text:p text:style-name="P10">Sub PrintText(tidx As Integer)</text:p>
      <text:p text:style-name="P10">29 </text:p>
      <text:p text:style-name="P10">Dim As Integer i, tbot31 </text:p>
      <text:p text:style-name="P10">'Clear view port to black32 </text:p>
      <text:p text:style-name="P10">Color , 033 </text:p>
      <text:p text:style-name="P10">Cls34 </text:p>
      <text:p text:style-name="P10">'Calc text that will fit into view port35 </text:p>
      <text:p text:style-name="P10">tbot = tidx + 1036 </text:p>
      <text:p text:style-name="P10">If tbot &gt; 19 Then tbot = 1937 </text:p>
      <text:p text:style-name="P10">For i = tidx To tbot38 </text:p>
      <text:p text:style-name="P10">Print Rtrim(myText(i))</text:p>
      <text:p text:style-name="P10">39 </text:p>
      <text:p text:style-name="P10">Next </text:p>
      <text:p text:style-name="P10">End Sub </text:p>
      <text:p text:style-name="P10">41 </text:p>
      <text:p text:style-name="P10">42 </text:p>
      <text:p text:style-name="P10">'Set the console size </text:p>
      <text:p text:style-name="P10">43 </text:p>
      <text:p text:style-name="P10">Width 80, 25 </text:p>
      <text:p text:style-name="P10">44 </text:p>
      <text:p text:style-name="P10">'Turn off text cursor </text:p>
      <text:p text:style-name="P10">45 </text:p>
      <text:p text:style-name="P10">Locate ,,0 </text:p>
      <text:p text:style-name="P10">46 </text:p>
      <text:p text:style-name="P10">'Clear screen to blue </text:p>
      <text:p text:style-name="P10">47 </text:p>
      <text:p text:style-name="P10">Color , 1 </text:p>
      <text:p text:style-name="P10">48 </text:p>
      <text:p text:style-name="P10">Cls </text:p>
      <text:p text:style-name="P10">49 </text:p>
      <text:p text:style-name="P10">'Create view port </text:p>
      <text:p text:style-name="P10">View Print vtop To vbot </text:p>
      <text:p text:style-name="P10">51 </text:p>
      <text:p text:style-name="P10">'Print the current text </text:p>
      <text:p text:style-name="P10">52 </text:p>
      <text:p text:style-name="P10">PrintText idx </text:p>
      <text:p text:style-name="P10">53 </text:p>
      <text:p text:style-name="P10">'Get the current wheel setting </text:p>
      <text:p text:style-name="P10">54 </text:p>
      <text:p text:style-name="P10">Getmouse mx, my, oldwheel </text:p>
      <text:p text:style-name="P10"/>
      <text:p text:style-name="P10"/>
      <text:p text:style-name="P10"/>
      <text:p text:style-name="P10">55 </text:p>
      <text:p text:style-name="P10">56 </text:p>
      <text:p text:style-name="P10">57 </text:p>
      <text:p text:style-name="P10">58 </text:p>
      <text:p text:style-name="P10">59 </text:p>
      <text:p text:style-name="P10">60 </text:p>
      <text:p text:style-name="P10"><text:soft-page-break/>61 </text:p>
      <text:p text:style-name="P10">62 </text:p>
      <text:p text:style-name="P10">63 </text:p>
      <text:p text:style-name="P10">64 </text:p>
      <text:p text:style-name="P10">65 </text:p>
      <text:p text:style-name="P10">66 </text:p>
      <text:p text:style-name="P10">67 </text:p>
      <text:p text:style-name="P10">68 </text:p>
      <text:p text:style-name="P10">69 </text:p>
      <text:p text:style-name="P10">70 </text:p>
      <text:p text:style-name="P10">71 </text:p>
      <text:p text:style-name="P10">72 </text:p>
      <text:p text:style-name="P10">73 </text:p>
      <text:p text:style-name="P10">74 </text:p>
      <text:p text:style-name="P10">75 </text:p>
      <text:p text:style-name="P10">76 </text:p>
      <text:p text:style-name="P10"/>
      <text:p text:style-name="P10"/>
      <text:p text:style-name="P10">Do </text:p>
      <text:p text:style-name="P10">'Get mouse wheel info </text:p>
      <text:p text:style-name="P10">Getmouse mx, my, mwheel </text:p>
      <text:p text:style-name="P10">If mwheel &lt;&gt; oldwheel Then</text:p>
      <text:p text:style-name="P10"/>
      <text:p text:style-name="P10"/>
      <text:p text:style-name="P10"><text:s/>'Get delta amount </text:p>
      <text:p text:style-name="P10">delta = oldwheel mwheel </text:p>
      <text:p text:style-name="P10">'Use delta amount to adjust text index </text:p>
      <text:p text:style-name="P10">idx = idx + delta </text:p>
      <text:p text:style-name="P10">'Make sure text isn't out of bouns </text:p>
      <text:p text:style-name="P10">If idx &gt; 19 Then idx = 19 </text:p>
      <text:p text:style-name="P10">If idx &lt; 1 Then idx = 1 </text:p>
      <text:p text:style-name="P10">'Print text </text:p>
      <text:p text:style-name="P10">PrintText idx </text:p>
      <text:p text:style-name="P10">'Save the current mouse wheel value </text:p>
      <text:p text:style-name="P10">oldwheel = mwheel</text:p>
      <text:p text:style-name="P10"/>
      <text:p text:style-name="P10"/>
      <text:p text:style-name="P10"><text:s/>End If</text:p>
      <text:p text:style-name="P10"/>
      <text:p text:style-name="P10"/>
      <text:p text:style-name="P10"><text:s/>Sleep 10 </text:p>
      <text:p text:style-name="P10">Loop Until Inkey&lt;&gt;"" </text:p>
      <text:p text:style-name="P10">'Turn on text cursor </text:p>
      <text:p text:style-name="P10">Locate ,,1 </text:p>
      <text:p text:style-name="P10"/>
      <text:p text:style-name="P10"/>
      <text:p text:style-name="P10">End </text:p>
      <text:p text:style-name="P10"/>
      <text:p text:style-name="P10"/>
      <text:p text:style-name="P10">Listing 15.5: view-print.bas </text:p>
      <text:p text:style-name="P10"><text:soft-page-break/></text:p>
      <text:p text:style-name="P10"><text:tab/>Analysis: Line 4 creates a single-dimension array that initialized to some randomtext. The text will be printed in the view port created later in the program. Line 25 and 26creates the working variables. Idx is the current line index into the myText array. Mx andmy are the mouse column and rows, which are not used in the program, but are neededfor the Getmouse function. Oldwheel and mwheel are the last and current wheel positionvariables. Delta is the difference between the old wheel position and the current wheelposition. Delta is used to calculate the offset for the idx variable. Line 26 dimensions twovariables, vtop and vbot which are the top and bottom of the view port. </text:p>
      <text:p text:style-name="P10"/>
      <text:p text:style-name="P10">Line 28 through 40 define the PrintText subroutine which will print the array text tothe view port. The tidx parameter, is the current value contained within the idx variable,</text:p>
      <text:p text:style-name="P10">and points to the current line position in the text array. Line 29 creates two variables, iwhich is used in the following For-Next block and tbot which is used to calculate howmany rows of text to print. Line 32 and 33 clear the view port. Line 35 calculates thenumber of lines to display. Tidx contains the start line in the text array, and tbot containsthe end line in the text array. Line 36 checks to make sure that the end line containedwithin tbot does not point past the end of the array. Line 37 through 39 print the text tothe view port. Since the view port is 10 lines, the code prints a 10 line “window” from thearray to the view port. </text:p>
      <text:p text:style-name="P10"/>
      <text:p text:style-name="P10">Line 43 sets the width of the console, and lines 45 through 48 clear the mainconsole window to a blue color. At the point the view port has not be created so thesecommands apply to the console widow as a whole. Line 505 creates a view port that </text:p>
      <text:p text:style-name="P10"/>
      <text:p text:style-name="P10"/>
      <text:p text:style-name="P10">starts at vtop and extends to vbot, inclusive. All text commands issued after the ViewPrint command will go now to the view port. Line 52 prints the initial 10 lines of text. Line54 gets the initial value of the mouse wheel, for use later to calculate the delta value. </text:p>
      <text:p text:style-name="P10"/>
      <text:p text:style-name="P10">Line 55 through 71 define the mouse input loop. Line 57 gets the current mousewheel value. Line 58 checks to see if the new value is different than the old value, and if </text:p>
      <text:p text:style-name="P10">they are different, this means the mouse wheel has been moved. Line 60 calculates the </text:p>
      <text:p text:style-name="P10">delta, or changed value, between the old mouse wheel setting and the new mouse wheelsettings. Using this technique, you can calculate how to scroll the text, because the valuewill be either positive or negative depending on whether the mouse wheel is movedforward or backward. </text:p>
      <text:p text:style-name="P10"/>
      <text:p text:style-name="P10">Line 62 uses the delta value, to update the idx variable, which is the pointer to thecurrent top line in the text array. If delta is positive, idx will move toward the end of thearray, which means that the text will scroll up. If delta is negative, idx will move towardthe beginning of the array, so the text will scroll down. Line 64 and 65 make sure that idxdoes not point past the beginning and end of the array. The current text block is thenprinted in line 67. Line 69 then saves the current wheel value in the oldwheel variable, tobe used in the next delta calculation. </text:p>
      <text:p text:style-name="P10"/>
      <text:p text:style-name="P10">If a key pressed the loop is exited in line 72 and then program is closed with anEnd statement. </text:p>
      <text:p text:style-name="P10"><text:soft-page-break/></text:p>
      <text:p text:style-name="P10">When you run the program you should see output similar to that shown below. </text:p>
      <text:p text:style-name="P10"/>
      <text:p text:style-name="P10"/>
      <text:p text:style-name="P10">Sed congue metus.</text:p>
      <text:p text:style-name="P10"/>
      <text:p text:style-name="P10"/>
      <text:p text:style-name="P10"><text:s/>Lorem ipsum dolor sit amet consectetuer lacinia molestie wisi </text:p>
      <text:p text:style-name="P10">semper pretium. Et gravida congue volutpat ac Maecenas elit Nunc </text:p>
      <text:p text:style-name="P10">orci Curabitur lobortis. Felis tincidunt nonummy vitae at ut et </text:p>
      <text:p text:style-name="P10">et montes pellentesque Donec. Vitae elit habitant nunc cursus </text:p>
      <text:p text:style-name="P10">ullamcorper risus sagittis tempus consectetuer velit. Est </text:p>
      <text:p text:style-name="P10">Vestibulum non id pulvinar Nam vitae metus id congue massa. </text:p>
      <text:p text:style-name="P10">Phasellus. </text:p>
      <text:p text:style-name="P10"/>
      <text:p text:style-name="P10"/>
      <text:p text:style-name="P10"/>
      <text:p text:style-name="P10">Output 15.6: Output of view-print.bas </text:p>
      <text:p text:style-name="P10"/>
      <text:p text:style-name="P10">When you run the program you will see a blue screen with a black view port in themiddle with some text. Scroll the mouse wheel, and the text will scroll. Move the mouse </text:p>
      <text:p text:style-name="P10">wheel forward and the text will scroll down, move the mouse backward and the text will </text:p>
      <text:p text:style-name="P10">scroll up. The text will stop scrolling when the beginning or the end of the text is reached.</text:p>
      <text:p text:style-name="P10">As you can see, using the view port command along with the Getmouse function is asimple way to add a great deal of functionality to your text-based programs. </text:p>
      <text:p text:style-name="P10"/>
      <text:h text:style-name="Heading_20_2" text:outline-level="2">A Look Ahead </text:h>
      <text:p text:style-name="P10"/>
      <text:p text:style-name="P10">Now that you can create variables and gather input, you need to see how to buildcontrol structures to act on this data. In the next chapter you will see the various controlstructures that are available in FreeBasic. </text:p>
      <text:p text:style-name="P10"/>
      <text:p text:style-name="P10"/>
      <text:h text:style-name="P57" text:outline-level="1"/>
      <text:h text:style-name="P59" text:outline-level="1">Chapter 16 Control Structures </text:h>
      <text:p text:style-name="P10"/>
      <text:p text:style-name="P10">Controls structures allow you to change the flow of your program, to executedifferent parts of your program based on certain criteria and to iterate through codeblocks. Control structures fall into two categories; decision-making structures such as theIf and Select Case statements, and looping structures such as the For-Next and Do-Loop </text:p>
      <text:p text:style-name="P10">statements. </text:p>
      <text:p text:style-name="P10"/>
      <text:p text:style-name="P10">The decision-making, or branching structures, allow you define criteria based ondata values, and then execute code based on those data values. If a variable is less than </text:p>
      <text:p text:style-name="P10">5, you can execute one code block, and if the variable is greater than 5, you can executea different code block, and if the variable is equal to 5, you can execute yet another codeblock. Being able to make decisions within your program is crucial for implementing thelogic that your program describes. </text:p>
      <text:p text:style-name="P10"/>
      <text:p text:style-name="P10">The looping structures are also necessary elements to any program, since you willoften need to process groups of information in a loop, such as reading a disk file orgetting input from the user. Data manipulation almost always involves looping, since youwill need to iterate through data structures to gather specific information that you willneed in your program. FreeBasic has a rich set of both decision-making and looping </text:p>
      <text:p text:style-name="P10">structures. </text:p>
      <text:p text:style-name="P10"/>
      <text:p text:style-name="P10">A Program is a State Machine </text:p>
      <text:p text:style-name="P10"/>
      <text:p text:style-name="P10">You can think of a program as a state machine, where at any given moment, theprogram is in a particular state, or condition, which changes over time. This may sound abit cryptic, so an example may help illustrate what this means. Suppose it is getting closeto evening and you realize that you are getting hungry. Call this the hungry state. Yourstomach is empty, and your brain is telling you to get some food. You run down to thelocal hamburger joint, get a nice juicy double cheeseburger and consume it. You are nowfull, so call this the satisfied state. This is basically how a state machine operates. At onemoment, your stomach is empty and the state is hungry and at the next moment, yourstomach is full and the state is satisfied. You started in one state (hungry), executed abranching action (drove to the burger joint) and ended in another state (satisfied).</text:p>
      <text:p text:style-name="P10">Programs do much the same thing. </text:p>
      <text:p text:style-name="P10"/>
      <text:p text:style-name="P10">A variable is like your stomach. If the variable is empty, the program is in theempty state; that is, there is no meaningful data within the variable, so the programcannot do any meaningful work with that data. Programs are designed to do something,</text:p>
      <text:p text:style-name="P10">so you need to transition from the empty state to the satisfied state, by executing abranching statement (driving down to the burger joint) in order to initialize the variablewith data. Once the variable is initialized (you ate the hamburger) the program changesstate and now you can do something meaningful, since you now have meaningful data. </text:p>
      <text:p text:style-name="P10"/>
      <text:p text:style-name="P10">Control structures are the transition mechanisms that enable you to change thestate of your program. If you are writing a game, you can use a Do-Loop to wait on userinput. <text:soft-page-break/>Once the user presses a key, you can then use an If or Select Case statement blockto act on this key press. The program moves from a waiting state, to an action state, andthen back to a waiting state, until another key is pressed or the program terminates. Toeffectively use control structures within your program, you must keep in mind the variousstates of your program, both before and after state transitions. </text:p>
      <text:p text:style-name="P10"/>
      <text:p text:style-name="P10"/>
      <text:p text:style-name="P10">The If Statement Block </text:p>
      <text:p text:style-name="P10"/>
      <text:p text:style-name="P10">You can think of the If statement block as a question that requires a True or Falseanswer. The answer determines which section of code your program will execute. Sincecomputers only work with numbers, you frame the question as a conditional equationthat will result in either 0 for False or non-zero for True. The following table lists theconditional operators that you can use within an If statement. </text:p>
      <text:p text:style-name="P10"/>
      <text:p text:style-name="P10">Operator Syntax Comment </text:p>
      <text:p text:style-name="P10">Equal If var = 5 Then If operand on both sides ofthe = are equal, thenexecute code after Then </text:p>
      <text:p text:style-name="P10">statement. </text:p>
      <text:p text:style-name="P10">Inequality If var &lt;&gt; 5 Then If operands on both sides ofthe &lt;&gt; are not equal, thenexecute code after Then. </text:p>
      <text:p text:style-name="P10">Less Than If var &lt; 5 Then If first operand is less thansecond operand thenexecute code after Then. </text:p>
      <text:p text:style-name="P10">Less Than or Equal If var &lt;= 5 Then If first operand is less thanor equal to second operand,</text:p>
      <text:p text:style-name="P10">then execute code after </text:p>
      <text:p text:style-name="P10">Then. </text:p>
      <text:p text:style-name="P10">Greater Than If var &gt; 5 Then If first operand is greaterthan second operand, thenexecute code after Then. </text:p>
      <text:p text:style-name="P10">Greater Than or Equal If var &gt;= 5 Then If first operand is greaterthan or equal to secondoperand then execute codefollowing Then. </text:p>
      <text:p text:style-name="P10"/>
      <text:p text:style-name="P10">Table 16.1: Logical Operators </text:p>
      <text:p text:style-name="P10"/>
      <text:p text:style-name="P10">You can mix arithmetic, logical and conditional operators, as well as parenthesis,</text:p>
      <text:p text:style-name="P10">within an If statement. The compiler evaluates the conditional statements from left toright, taking into account the precedence of the operators. For example, all of the </text:p>
      <text:p text:style-name="P10">following code snippets are legal If statement constructs. </text:p>
      <text:p text:style-name="P10"/>
      <text:p text:style-name="P10">If var1 = 5 Then </text:p>
      <text:p text:style-name="P10">If (var1 = 5) And (var2 &lt; 3) Then </text:p>
      <text:p text:style-name="P10">If var1 + 6 &gt; 10 Then </text:p>
      <text:p text:style-name="P10"/>
      <text:p text:style-name="P10"/>
      <text:p text:style-name="P10">All of these conditional expressions are valid constructs, and if they evaluate toTrue, or non-zero, then the code following the Then clause will be executed. </text:p>
      <text:p text:style-name="P10"/>
      <text:p text:style-name="P10"/>
      <text:p text:style-name="P10">Using Bitwise Operators in an If Statement </text:p>
      <text:p text:style-name="P10"/>
      <text:p text:style-name="P10"><text:soft-page-break/>Remember that the operators And, Or and Not are bitwise operators. That is, theyreturn a value based on the bitwise operation that they perform. You should take carewhen using bitwise operators within an If statement to make sure that the result willevaluate correctly. Take the second code snippet listed above. If var1 = 5, the compilerwill return True, or -1 for the expression. If var2 is less than 3 then the compiler will returnTrue or -1 for this expression. The compiler will then evaluate the And operator with -1And -1 returning -1. Since -1 is non-zero, or True, the code following the Then will beexecuted. If either of the statements within the parenthesis evaluate to 0, then And willreturn 0, which is False, and the code following the Then clause will be skipped. Whenusing bitwise operators you should frame the conditional expressions on either side ofthe bitwise operator so that they return either True or False. This will give you consistentresults in your evaluations. </text:p>
      <text:p text:style-name="P10"/>
      <text:p text:style-name="P10">The Not Problem </text:p>
      <text:p text:style-name="P10"/>
      <text:p text:style-name="P10">The Not bitwise operator can be a problem in an If statement. You may be used towriting If Not var Then, with Not performing a logical, rather than a bitwise operation.</text:p>
      <text:p text:style-name="P10">In FreeBasic Not performs a bitwise operation, not a logical operation. If var were tocontain the value of 3, then Not 3 is -4, which will be regarded as a True result and thecode following the Then will be executed, which is probably not what you wanted. Insteadof writing If Not var Then, you should write If var &lt;&gt; 0 Then. </text:p>
      <text:p text:style-name="P10"/>
      <text:p text:style-name="P10">The Single-Line If Statement </text:p>
      <text:p text:style-name="P10"/>
      <text:p text:style-name="P10">The basic form of the If statement will execute a single statement if the conditionalexpression evaluates to True. </text:p>
      <text:p text:style-name="P10"/>
      <text:p text:style-name="P10">If &lt;expression&gt; Then &lt;statement&gt;:&lt;statement&gt;... </text:p>
      <text:p text:style-name="P10"/>
      <text:p text:style-name="P10"/>
      <text:p text:style-name="P10">In this form, &lt;expression&gt; can be a single or compound expression and&lt;statement&gt; can be more than one statement separated with : or colons. The followingprogram demonstrates the syntax of the single-line If. </text:p>
      <text:p text:style-name="P10"/>
      <text:p text:style-name="P10">1 </text:p>
      <text:p text:style-name="P10">Option Explicit </text:p>
      <text:p text:style-name="P10">2 </text:p>
      <text:p text:style-name="P10">3 </text:p>
      <text:p text:style-name="P10">Dim As Integer myInt = 1 </text:p>
      <text:p text:style-name="P10">4 </text:p>
      <text:p text:style-name="P10">5 </text:p>
      <text:p text:style-name="P10">If myInt Then Print "This is the first statement." _</text:p>
      <text:p text:style-name="P10">6 </text:p>
      <text:p text:style-name="P10">:Print "This is the second statement." </text:p>
      <text:p text:style-name="P10">7 </text:p>
      <text:p text:style-name="P10">8 </text:p>
      <text:p text:style-name="P10">myint = 0 </text:p>
      <text:p text:style-name="P10">9 </text:p>
      <text:p text:style-name="P10">If myInt Then Print "This is the first statement." _</text:p>
      <text:p text:style-name="P10">10 </text:p>
      <text:p text:style-name="P10"><text:soft-page-break/>:Print "This is the second statement." </text:p>
      <text:p text:style-name="P10">11 </text:p>
      <text:p text:style-name="P10">12 </text:p>
      <text:p text:style-name="P10">Sleep </text:p>
      <text:p text:style-name="P10">13 </text:p>
      <text:p text:style-name="P10">End </text:p>
      <text:p text:style-name="P10"/>
      <text:p text:style-name="P10"/>
      <text:p text:style-name="P10">Listing 16.1: if-single.bas </text:p>
      <text:p text:style-name="P10"/>
      <text:p text:style-name="P10"/>
      <text:p text:style-name="P10"><text:tab/>Analysis: Line 3 creates an integer value and initializes the variable to 1. Line 5uses a single-line If to evaluate the variable. Since myInt is one, which evaluates to True,</text:p>
      <text:p text:style-name="P10">the compound statement following the Then clause if executed. In line 8, myInt is set to</text:p>
      <text:p text:style-name="P10"/>
      <text:p text:style-name="P10">0. The If statement in line 9 evaluates the variable, which is now 0 or False, so the </text:p>
      <text:p text:style-name="P10">compound statement following the Then clause is not executed. </text:p>
      <text:p text:style-name="P10">When you run the program you should see the following output. </text:p>
      <text:p text:style-name="P10"/>
      <text:p text:style-name="P10">This is the first statement. </text:p>
      <text:p text:style-name="P10">This is the second statement. </text:p>
      <text:p text:style-name="P10"/>
      <text:p text:style-name="P10"/>
      <text:p text:style-name="P10">Output 16.1: Output of if_single.bas </text:p>
      <text:p text:style-name="P10"/>
      <text:p text:style-name="P10">You will notice that there is only one set of print lines in the output, since thesecond If evaluated to False and the print statements were never executed. </text:p>
      <text:p text:style-name="P10"/>
      <text:p text:style-name="P10">The If Code Block </text:p>
      <text:p text:style-name="P10"/>
      <text:p text:style-name="P10">A better way to group multiple statements within an If is to use the If-End If code </text:p>
      <text:p text:style-name="P10">block. By separating the statements inside a code block, it is much easier to read and todebug if necessary. </text:p>
      <text:p text:style-name="P10"/>
      <text:p text:style-name="P10">If &lt;expression&gt; Then </text:p>
      <text:p text:style-name="P10">&lt;statement&gt; </text:p>
      <text:p text:style-name="P10">&lt;statement&gt; </text:p>
      <text:p text:style-name="P10">... </text:p>
      <text:p text:style-name="P10"/>
      <text:p text:style-name="P10"/>
      <text:p text:style-name="P10">End If </text:p>
      <text:p text:style-name="P10"/>
      <text:p text:style-name="P10"/>
      <text:p text:style-name="P10">The block If statement operates in the same manner as the single-line If. If&lt;expression&gt; evaluates to True, then the statements between the If and End If areexecuted. </text:p>
      <text:p text:style-name="P10"/>
      <text:p text:style-name="P10">Nested If Statements </text:p>
      <text:p text:style-name="P10"><text:soft-page-break/></text:p>
      <text:p text:style-name="P10">At times it may become necessary to nest If statements in order to better describethe decision making process of the evaluation. While the If statement can handle multiplearguments within an expression, there are times when you may want to incrementallycheck for certain ranges of values which you can do using a nested If block. </text:p>
      <text:p text:style-name="P10"/>
      <text:p text:style-name="P10">If &lt;expression&gt; Then </text:p>
      <text:p text:style-name="P10">&lt;statement&gt; </text:p>
      <text:p text:style-name="P10">... </text:p>
      <text:p text:style-name="P10">If &lt;expression&gt; Then </text:p>
      <text:p text:style-name="P10"/>
      <text:p text:style-name="P10"/>
      <text:p text:style-name="P10">&lt;statement&gt; </text:p>
      <text:p text:style-name="P10">&lt;statement&gt; </text:p>
      <text:p text:style-name="P10">... </text:p>
      <text:p text:style-name="P10"/>
      <text:p text:style-name="P10"/>
      <text:p text:style-name="P10"/>
      <text:p text:style-name="P10">End If </text:p>
      <text:p text:style-name="P10"/>
      <text:p text:style-name="P10"/>
      <text:p text:style-name="P10">End If </text:p>
      <text:p text:style-name="P10"/>
      <text:p text:style-name="P10"/>
      <text:p text:style-name="P10">It is important to close each block properly when opened by an If to avoid compileror logical errors. Compiler errors are fairly easy to fix, while logical errors can be tricky totrack down and correct. The best way to make sure you are closing the blocks properly isto indent the nested If statements and then indent the matching End If statements at thesame level. In the example above, the indentation tells you at a glance which End If goeswith which If. </text:p>
      <text:p text:style-name="P10"/>
      <text:p text:style-name="P10">The Else Statement </text:p>
      <text:p text:style-name="P10"/>
      <text:p text:style-name="P10">When an If expression evaluates to True, the statements following the Then willexecute. If the expression evaluates to False, then the statements following the If willexecute. However, there are times when you will want to execute a different set ofinstructions if the If evaluates to False, rather than just continuing on with the program.</text:p>
      <text:p text:style-name="P10">The Else statement allows you code one or more statements to handle the False case ofan If evaluation. </text:p>
      <text:p text:style-name="P10"/>
      <text:p text:style-name="P10">If &lt;expression&gt; Then </text:p>
      <text:p text:style-name="P10"/>
      <text:p text:style-name="P10"/>
      <text:p text:style-name="P10">&lt;statement&gt; </text:p>
      <text:p text:style-name="P10"/>
      <text:p text:style-name="P10"/>
      <text:p text:style-name="P10">&lt;statement&gt; </text:p>
      <text:p text:style-name="P10"/>
      <text:p text:style-name="P10"/>
      <text:p text:style-name="P10">... </text:p>
      <text:p text:style-name="P10"><text:soft-page-break/></text:p>
      <text:p text:style-name="P10"/>
      <text:p text:style-name="P10">Else </text:p>
      <text:p text:style-name="P10"/>
      <text:p text:style-name="P10"/>
      <text:p text:style-name="P10">&lt;statement&gt; </text:p>
      <text:p text:style-name="P10"/>
      <text:p text:style-name="P10"/>
      <text:p text:style-name="P10">&lt;statement&gt; </text:p>
      <text:p text:style-name="P10"/>
      <text:p text:style-name="P10"/>
      <text:p text:style-name="P10">... </text:p>
      <text:p text:style-name="P10"/>
      <text:p text:style-name="P10"/>
      <text:p text:style-name="P10">End If </text:p>
      <text:p text:style-name="P10"/>
      <text:p text:style-name="P10"/>
      <text:p text:style-name="P10">The If-Else-End If construct allows you to handle both the True and False cases ofan If evaluation. One example of using this format is when you try to open a file. If theOpen succeeds, then you can process the file in the statements following the Thenclause. If the Open fails, you can display an error message to the user in the Else block,</text:p>
      <text:p text:style-name="P10">set a flag that indicates the file could not be opened or End the program at this point.</text:p>
      <text:p text:style-name="P10">How you handle the exception depends on the needs of your program, but the Elsestatement allows you handle these types of program exceptions. </text:p>
      <text:p text:style-name="P10"/>
      <text:p text:style-name="P10">The ElseIf Statement </text:p>
      <text:p text:style-name="P10"/>
      <text:p text:style-name="P10">The ElseIf statement enables you to create an “If Ladder” construct, where you cantest a series of conditions much like the rungs of a ladder. FreeBasic will evaluate theexpressions in order, from top to bottom, and then execute the first series of statementsthat evaluate to True, skipping the rest of the ElseIf tests. Elseif can be used inconjunction with a final Else statement to execute a default set of statements if none ofthe expressions in the ladder evaluate to True. </text:p>
      <text:p text:style-name="P10"/>
      <text:p text:style-name="P10">If &lt;expression&gt; Then </text:p>
      <text:p text:style-name="P10">&lt;statement&gt; </text:p>
      <text:p text:style-name="P10">&lt;statement&gt; </text:p>
      <text:p text:style-name="P10"/>
      <text:p text:style-name="P10"/>
      <text:p text:style-name="P10"/>
      <text:p text:style-name="P10">... </text:p>
      <text:p text:style-name="P10"/>
      <text:p text:style-name="P10"/>
      <text:p text:style-name="P10">ElseIf &lt;expression&gt; Then </text:p>
      <text:p text:style-name="P10">&lt;statement&gt; </text:p>
      <text:p text:style-name="P10">&lt;statement&gt; </text:p>
      <text:p text:style-name="P10">... </text:p>
      <text:p text:style-name="P10"/>
      <text:p text:style-name="P10"/>
      <text:p text:style-name="P10">Else </text:p>
      <text:p text:style-name="P10"><text:soft-page-break/>&lt;statement&gt; </text:p>
      <text:p text:style-name="P10">&lt;statement&gt; </text:p>
      <text:p text:style-name="P10">... </text:p>
      <text:p text:style-name="P10"/>
      <text:p text:style-name="P10"/>
      <text:p text:style-name="P10">End If </text:p>
      <text:p text:style-name="P10"/>
      <text:p text:style-name="P10"/>
      <text:p text:style-name="P10">You start the block with a standard If statement, then add any additional ElseIfstatements as necessary, and optionally, as in the example, you can add an Elsestatement as a default handler. The order of an If-ElseIf block can be important. Thecompiler will evaluate the first If statement, and if the expression is False, it will then dropdown to the next ElseIf and evaluate that expression, and continue on down the ladderuntil an End If or Else is encountered. If your expressions are range values or compoundstatements then you need to make sure that the expression ranges don't overlapotherwise you may execute the wrong set of Then statements. The following programshows an example of using the ElseIf statement. </text:p>
      <text:p text:style-name="P10"/>
      <text:p text:style-name="P10">1 </text:p>
      <text:p text:style-name="P10">Option Explicit </text:p>
      <text:p text:style-name="P10">2 </text:p>
      <text:p text:style-name="P10">3 </text:p>
      <text:p text:style-name="P10">Randomize Timer </text:p>
      <text:p text:style-name="P10">4 </text:p>
      <text:p text:style-name="P10">5 </text:p>
      <text:p text:style-name="P10">Dim As Integer myNumber, i </text:p>
      <text:p text:style-name="P10">6 </text:p>
      <text:p text:style-name="P10">7 </text:p>
      <text:p text:style-name="P10">For i = 1 to 10</text:p>
      <text:p text:style-name="P10">8 </text:p>
      <text:p text:style-name="P10">myNumber = Int(Rnd * 10) + 1</text:p>
      <text:p text:style-name="P10">9 </text:p>
      <text:p text:style-name="P10">'Build an if ladder</text:p>
      <text:p text:style-name="P10">10 </text:p>
      <text:p text:style-name="P10">If (myNumber &gt; 0) And (myNumber &lt; 4) Then</text:p>
      <text:p text:style-name="P10">11 </text:p>
      <text:p text:style-name="P10">Print "Number is between 1 and 3:";myNumber</text:p>
      <text:p text:style-name="P10">12 </text:p>
      <text:p text:style-name="P10">Elseif (myNumber &gt; 3) And (myNumber &lt; 8) Then</text:p>
      <text:p text:style-name="P10">13 </text:p>
      <text:p text:style-name="P10">Print "Number is between 4 and 7:";myNumber</text:p>
      <text:p text:style-name="P10">14 </text:p>
      <text:p text:style-name="P10">Else</text:p>
      <text:p text:style-name="P10">15 </text:p>
      <text:p text:style-name="P10">Print "Number is greater than 7:";myNumber</text:p>
      <text:p text:style-name="P10">16 </text:p>
      <text:p text:style-name="P10">End If </text:p>
      <text:p text:style-name="P10">17 </text:p>
      <text:p text:style-name="P10">Next </text:p>
      <text:p text:style-name="P10">18 </text:p>
      <text:p text:style-name="P10"><text:soft-page-break/>19 </text:p>
      <text:p text:style-name="P10">Sleep </text:p>
      <text:p text:style-name="P10">20 </text:p>
      <text:p text:style-name="P10">End </text:p>
      <text:p text:style-name="P10"/>
      <text:p text:style-name="P10"/>
      <text:p text:style-name="P10">Listing 16.2: elseif.bas </text:p>
      <text:p text:style-name="P10"/>
      <text:p text:style-name="P10"><text:tab/>Analysis: Line 3 initializes the random number generator with the Timer statement.</text:p>
      <text:p text:style-name="P10">Line 5 creates two integer variables, myNumber which will hold a random integer </text:p>
      <text:p text:style-name="P10"/>
      <text:p text:style-name="P10"/>
      <text:p text:style-name="P10">between 1 and 10 and i, which will be used in the For-Next statement. Line 7 opens theFor-Next block which will execute the code between the For and Next 10 times. Line 8 </text:p>
      <text:p text:style-name="P10">uses the Rnd function to generate a random number in the rand 1 to 9. Since Rnd returnsa double precision number, the Int function is used to convert the value to an integer.</text:p>
      <text:p text:style-name="P10">Line 10 through 16 define the If ladder. Line 10 checks to see if the random number isbetween 1 and 3; that is, if the number is 1 it will be greater than 0 and less than 4.</text:p>
      <text:p text:style-name="P10">Using &gt; and &lt; in this manner defines a range of values to test. Line 12 uses an ElseIf totest for the next range of values between 4 and 7 inclusive. Line 14 defines the defaultcode handler using an Else statement. If the If and ElseIf evaluate to False, then the Elsestatement will execute. Line 17 closes the For-Next block. </text:p>
      <text:p text:style-name="P10"/>
      <text:p text:style-name="P10">When you run the program you should see output similar to the following. </text:p>
      <text:p text:style-name="P10"/>
      <text:p text:style-name="P10">Number is between 1 and 3: 3 </text:p>
      <text:p text:style-name="P10">Number is between 4 and 7: 7 </text:p>
      <text:p text:style-name="P10">Number is between 1 and 3: 1 </text:p>
      <text:p text:style-name="P10">Number is between 4 and 7: 5 </text:p>
      <text:p text:style-name="P10">Number is between 1 and 3: 2 </text:p>
      <text:p text:style-name="P10">Number is between 4 and 7: 7 </text:p>
      <text:p text:style-name="P10">Number is between 4 and 7: 4 </text:p>
      <text:p text:style-name="P10">Number is greater than 7: 10 </text:p>
      <text:p text:style-name="P10">Number is greater than 7: 9 </text:p>
      <text:p text:style-name="P10">Number is between 4 and 7: 6 </text:p>
      <text:p text:style-name="P10"/>
      <text:p text:style-name="P10"/>
      <text:p text:style-name="P10">Output 16.2: Output of elseif.bas </text:p>
      <text:p text:style-name="P10"/>
      <text:p text:style-name="P10">This example program is a case where you must be careful not to overlap therange values, otherwise you will get results you did not expect. Using the &gt; and &lt;</text:p>
      <text:p text:style-name="P10">operators create a range that is 1 more than the second operand of &gt; and 1 less than thesecond operand of &lt;. If you were to incorrectly overlap the 4 value for example, then theElseIf statement would execute for a value of 4, which is not the intention of the program. </text:p>
      <text:p text:style-name="P10"/>
      <text:p text:style-name="P10">The IIF Function </text:p>
      <text:p text:style-name="P10"/>
      <text:p text:style-name="P10">The Iif, or “immediate If” function returns one of two numeric values based on an </text:p>
      <text:p text:style-name="P10"><text:soft-page-break/>expression. You can think if the Iif function as an in-line If statement that acts as afunction call. </text:p>
      <text:p text:style-name="P10"/>
      <text:p text:style-name="P10">Value = Iif(&lt;expression&gt;, numeric_value_if_true, numeric_value_if_false) </text:p>
      <text:p text:style-name="P10"/>
      <text:p text:style-name="P10"/>
      <text:p text:style-name="P10">Iif can be as a standalone function or inside other expressions where you do notwant to split the expression to insert an If statement. The numeric values can be literalvalues, variables or numeric function calls. The limitation of the function is that it will onlyreturn a numeric value, not a string value, however you can work around this limitationby using pointers. </text:p>
      <text:p text:style-name="P10"/>
      <text:p text:style-name="P10"/>
      <text:p text:style-name="P10">Unlike the Visual Basic version of this function, FreeBasic does evaluate both of the </text:p>
      <text:p text:style-name="P10">return statements. </text:p>
      <text:p text:style-name="P10"/>
      <text:p text:style-name="P10">The following program shows the different ways to use the Iif function. </text:p>
      <text:p text:style-name="P10">1 </text:p>
      <text:p text:style-name="P10">Option Explicit </text:p>
      <text:p text:style-name="P10">2 </text:p>
      <text:p text:style-name="P10">3 </text:p>
      <text:p text:style-name="P10">#define False 0 </text:p>
      <text:p text:style-name="P10">4 </text:p>
      <text:p text:style-name="P10">#define True Not False </text:p>
      <text:p text:style-name="P10">5 </text:p>
      <text:p text:style-name="P10">#define Null 0 </text:p>
      <text:p text:style-name="P10">6 </text:p>
      <text:p text:style-name="P10">7 </text:p>
      <text:p text:style-name="P10">Dim As Integer iresult, a, b, c, d </text:p>
      <text:p text:style-name="P10">8 </text:p>
      <text:p text:style-name="P10">Dim As Zstring Ptr myZString </text:p>
      <text:p text:style-name="P10">9 </text:p>
      <text:p text:style-name="P10">10 </text:p>
      <text:p text:style-name="P10">Function ResultTrue As Integer11 </text:p>
      <text:p text:style-name="P10">Print "&lt;In function ResultTrue.&gt;"</text:p>
      <text:p text:style-name="P10">12 </text:p>
      <text:p text:style-name="P10">Return True </text:p>
      <text:p text:style-name="P10">13 </text:p>
      <text:p text:style-name="P10">End Function </text:p>
      <text:p text:style-name="P10">14 </text:p>
      <text:p text:style-name="P10">15 </text:p>
      <text:p text:style-name="P10">Function ResultFalse As Integer16 </text:p>
      <text:p text:style-name="P10">Print "&lt;In function ResultFalse.&gt;"</text:p>
      <text:p text:style-name="P10">17 </text:p>
      <text:p text:style-name="P10">Return False </text:p>
      <text:p text:style-name="P10">18 </text:p>
      <text:p text:style-name="P10">End Function </text:p>
      <text:p text:style-name="P10">19 </text:p>
      <text:p text:style-name="P10">20 </text:p>
      <text:p text:style-name="P10">Function GetString As Zstring Ptr21 </text:p>
      <text:p text:style-name="P10"><text:soft-page-break/>Dim As Zstring Ptr zp22 </text:p>
      <text:p text:style-name="P10">23 </text:p>
      <text:p text:style-name="P10">Print "&lt;In function GetString.&gt;"</text:p>
      <text:p text:style-name="P10">24 </text:p>
      <text:p text:style-name="P10">'Need to add 1 for the terminating Null character25 </text:p>
      <text:p text:style-name="P10">zp = Callocate(Len("Here is a string.") + 1)</text:p>
      <text:p text:style-name="P10">26 </text:p>
      <text:p text:style-name="P10">*zp = "Here is a string."</text:p>
      <text:p text:style-name="P10">27 </text:p>
      <text:p text:style-name="P10">Return zp </text:p>
      <text:p text:style-name="P10">28 </text:p>
      <text:p text:style-name="P10">End Function </text:p>
      <text:p text:style-name="P10">29 </text:p>
      <text:p text:style-name="P10">30 </text:p>
      <text:p text:style-name="P10">a = 5 </text:p>
      <text:p text:style-name="P10">31 </text:p>
      <text:p text:style-name="P10">b = 6 </text:p>
      <text:p text:style-name="P10">32 </text:p>
      <text:p text:style-name="P10">c = True </text:p>
      <text:p text:style-name="P10">33 </text:p>
      <text:p text:style-name="P10">d = False </text:p>
      <text:p text:style-name="P10">34 </text:p>
      <text:p text:style-name="P10">35 </text:p>
      <text:p text:style-name="P10">'Return literal values via the define </text:p>
      <text:p text:style-name="P10">36 </text:p>
      <text:p text:style-name="P10">iresult = Iif(a &gt; b, True, False) </text:p>
      <text:p text:style-name="P10">37 </text:p>
      <text:p text:style-name="P10">Print "IIF with values:";iresult </text:p>
      <text:p text:style-name="P10">38 </text:p>
      <text:p text:style-name="P10">39 </text:p>
      <text:p text:style-name="P10">'Return variable values </text:p>
      <text:p text:style-name="P10"/>
      <text:p text:style-name="P10"/>
      <text:p text:style-name="P10"/>
      <text:p text:style-name="P10">40 </text:p>
      <text:p text:style-name="P10">iresult = Iif(a = b, c, d) </text:p>
      <text:p text:style-name="P10">41 </text:p>
      <text:p text:style-name="P10">Print "IIF with variables:";iresult </text:p>
      <text:p text:style-name="P10">42 </text:p>
      <text:p text:style-name="P10">43 </text:p>
      <text:p text:style-name="P10">'Return results from numeric function calls </text:p>
      <text:p text:style-name="P10">44 </text:p>
      <text:p text:style-name="P10">iresult = Iif(a &lt; b, ResultTrue, ResultFalse) </text:p>
      <text:p text:style-name="P10">45 </text:p>
      <text:p text:style-name="P10">Print "IIF with functions:";iresult </text:p>
      <text:p text:style-name="P10">46 </text:p>
      <text:p text:style-name="P10">47 </text:p>
      <text:p text:style-name="P10">'Return a pointer to a string </text:p>
      <text:p text:style-name="P10">48 </text:p>
      <text:p text:style-name="P10">myZString = Iif(a &lt; b, GetString, Null) </text:p>
      <text:p text:style-name="P10"><text:soft-page-break/>49 </text:p>
      <text:p text:style-name="P10">If myZString &lt;&gt; Null Then50 </text:p>
      <text:p text:style-name="P10">Print myZString[0]</text:p>
      <text:p text:style-name="P10">51 </text:p>
      <text:p text:style-name="P10">Deallocate myZString </text:p>
      <text:p text:style-name="P10">52 </text:p>
      <text:p text:style-name="P10">End If </text:p>
      <text:p text:style-name="P10">53 </text:p>
      <text:p text:style-name="P10">54 </text:p>
      <text:p text:style-name="P10">Sleep </text:p>
      <text:p text:style-name="P10">55 </text:p>
      <text:p text:style-name="P10">End </text:p>
      <text:p text:style-name="P10"/>
      <text:p text:style-name="P10"/>
      <text:p text:style-name="P10">Listing 16.3: iif.bas </text:p>
      <text:p text:style-name="P10"/>
      <text:p text:style-name="P10"><text:tab/>Analysis: Lines 3 thorough 5 define the constant values that will be used in theprogram. False is defined as 0, and True is defined as Not False which will evaluate to -1.</text:p>
      <text:p text:style-name="P10">Null is defined as 0, which will be used as a check for the pointer variable declared laterin the program. Lines 7 and 8 create the working variables for the program. The iresultvariable is used as the return value for the Iif function, while the rest of the variables are </text:p>
      <text:p text:style-name="P10">used as expression and return variables. The pointer variable myZString, is used as the </text:p>
      <text:p text:style-name="P10">return value from the function GetString. </text:p>
      <text:p text:style-name="P10"/>
      <text:p text:style-name="P10">Lines 10 through 13 and 15 through 18 define two functions that will be used forthe True and False return values of the Iif function. Each function prints a string to thescreen to indicate that the function was called, and returns either True or False. Lines 20 </text:p>
      <text:p text:style-name="P10">through 28 define the GetString function that will allocate a memory segment (line 25),</text:p>
      <text:p text:style-name="P10">initialze the memory segment to a string value (line 26), and return a pointer to thismemory segment (line 27). The function also prints a string to the screen in line 23 toindicate that the function was called. </text:p>
      <text:p text:style-name="P10"/>
      <text:p text:style-name="P10">Lines 30 through 33 set the variables to their default values. Line 36 shows how toreturn a literal value from the Iif function. Since the #define statement will replace theTrue and False with the defined literal values, this works in the same manner as typing in-1 and 0 into the Iif function. Line 40 shows the Iif function using variables as the returnvalues. Line 44 illustarates using Iif with function calls for the return values. Line 48illustrates how to return a pointer to a string. Notice that Null is returned in the False partof the Iif function; this is to prevent using a null pointer in the program, since you cancheck the return value against the Null to be sure that the pointer was properlyinitialized. Lines Lines 49 through 52 check to see if myZString contains a valid pointerassignment and then prints the string value using the pointer index method in line 50.</text:p>
      <text:p text:style-name="P10">Line 51 deallocates the memory segment, although in this instance it isn't reallynecessary, as the memory segment will automatically be deallocated when the programends. However, it is a good reminder that if you were using this function within <text:soft-page-break/>aprogram, such as a loop, you would want to deallocate the memory segment when youfinished using it. Good memory management is a good habit that you cultivate. </text:p>
      <text:p text:style-name="P10"/>
      <text:p text:style-name="P10"/>
      <text:p text:style-name="P10">When you run the program you should see the following output. </text:p>
      <text:p text:style-name="P10"/>
      <text:p text:style-name="P10">IIF with values: 0 </text:p>
      <text:p text:style-name="P10">IIF with variables: 0 </text:p>
      <text:p text:style-name="P10">&lt;In function ResultTrue.&gt; </text:p>
      <text:p text:style-name="P10">IIF with functions:1 </text:p>
      <text:p text:style-name="P10">&lt;In function GetString.&gt; </text:p>
      <text:p text:style-name="P10">Here is a string. </text:p>
      <text:p text:style-name="P10"/>
      <text:p text:style-name="P10"/>
      <text:p text:style-name="P10">Output 16.3: Output of iif.bas </text:p>
      <text:p text:style-name="P10"/>
      <text:p text:style-name="P10">As you can see from the example program, the Iif function has a lot of flexibility.</text:p>
      <text:p text:style-name="P10">Being able to return a function value allows you to extend the functionality to strings andcomposite types, which you cannot do with the basic format of the function. </text:p>
      <text:p text:style-name="P10"/>
      <text:p text:style-name="P10">The Select Case Statement Block </text:p>
      <text:p text:style-name="P10"/>
      <text:p text:style-name="P10">The Select Case block can be viewed as an optimized if ladder, and works in muchthe same way. The standard Select Case can use any of the standard data types for </text:p>
      <text:p text:style-name="P10">&lt;expression&gt; and the specialized Select Case As Const format is optimized for integer </text:p>
      <text:p text:style-name="P10">values. </text:p>
      <text:p text:style-name="P10"/>
      <text:p text:style-name="P10">Select Case &lt;expression&gt; </text:p>
      <text:p text:style-name="P10"/>
      <text:p text:style-name="P10"/>
      <text:p text:style-name="P10">Case &lt;list&gt; </text:p>
      <text:p text:style-name="P10">&lt;statement&gt; </text:p>
      <text:p text:style-name="P10">&lt;statement&gt; </text:p>
      <text:p text:style-name="P10">... </text:p>
      <text:p text:style-name="P10"/>
      <text:p text:style-name="P10"/>
      <text:p text:style-name="P10">Case Else </text:p>
      <text:p text:style-name="P10">&lt;statement&gt; </text:p>
      <text:p text:style-name="P10">&lt;statement&gt; </text:p>
      <text:p text:style-name="P10">... </text:p>
      <text:p text:style-name="P10"/>
      <text:p text:style-name="P10"/>
      <text:p text:style-name="P10">End Select </text:p>
      <text:p text:style-name="P10"/>
      <text:p text:style-name="P10"/>
      <text:p text:style-name="P10">This code snippet shows the syntax of the standard select case. Expression isusually a variable which can be of any of the standard data types, or individual elementsof a Type or array. The &lt;list&gt; clause of the Case statement can be any of the followingformats. </text:p>
      <text:p text:style-name="P10"><text:soft-page-break/></text:p>
      <text:p text:style-name="P10">. </text:p>
      <text:p text:style-name="P10">Case &lt;value&gt;: Value is one of the supported data types or an enumeration. </text:p>
      <text:p text:style-name="P10">. </text:p>
      <text:p text:style-name="P10">Case &lt;value&gt; To &lt;value&gt;: Specifies a range of values. </text:p>
      <text:p text:style-name="P10">. </text:p>
      <text:p text:style-name="P10">Case Is &lt;operator&gt; &lt;value&gt;: Operator is any of the logical operators listed inTable 17.1. </text:p>
      <text:p text:style-name="P10">. </text:p>
      <text:p text:style-name="P10">Case &lt;value&gt;, &lt;value&gt;, ...: List of values separated with commas. </text:p>
      <text:p text:style-name="P10"/>
      <text:p text:style-name="P10">. </text:p>
      <text:p text:style-name="P10">Case &lt;variable&gt;: A variable that contains a value. </text:p>
      <text:p text:style-name="P10">Select Case As Const &lt;integer_expression&gt; </text:p>
      <text:p text:style-name="P10"/>
      <text:p text:style-name="P10"/>
      <text:p text:style-name="P10">Case &lt;list&gt; </text:p>
      <text:p text:style-name="P10">&lt;statement&gt; </text:p>
      <text:p text:style-name="P10">&lt;statement&gt; </text:p>
      <text:p text:style-name="P10">... </text:p>
      <text:p text:style-name="P10"/>
      <text:p text:style-name="P10"/>
      <text:p text:style-name="P10">Case Else </text:p>
      <text:p text:style-name="P10">&lt;statement&gt; </text:p>
      <text:p text:style-name="P10">&lt;statement&gt; </text:p>
      <text:p text:style-name="P10">... </text:p>
      <text:p text:style-name="P10"/>
      <text:p text:style-name="P10"/>
      <text:p text:style-name="P10">End Select </text:p>
      <text:p text:style-name="P10"/>
      <text:p text:style-name="P10"/>
      <text:p text:style-name="P10">The Select Case As Const is a faster version of the Select statement designed towork with integer expressions in the range of 0 to 4097. The &lt;list&gt; statement formats forthe Select Case As Const are limited to values or enumerations of values. That is, the </text:p>
      <text:p text:style-name="P10">operator expressions are not allowed within a Case As Const. </text:p>
      <text:p text:style-name="P10"/>
      <text:p text:style-name="P10">When a Case block is executed, the statements following the Case keyword up tothe next Case keyword (o End Select) will be executed. Only one block of statementswithin a Case will execute at any one time. If a Case Else is present, then the statementswithin the Else block will execute if no Case matches the &lt;expression&gt; portion of theSelect statement. The following program illustrates using the Select Case statementblock. </text:p>
      <text:p text:style-name="P10"/>
      <text:p text:style-name="P10">1 </text:p>
      <text:p text:style-name="P10">Option Explicit </text:p>
      <text:p text:style-name="P10">2 </text:p>
      <text:p text:style-name="P10">3 </text:p>
      <text:p text:style-name="P10">'Ascii code of key press </text:p>
      <text:p text:style-name="P10">4 </text:p>
      <text:p text:style-name="P10">Dim As Integer keycode </text:p>
      <text:p text:style-name="P10">5 </text:p>
      <text:p text:style-name="P10"><text:soft-page-break/>6 </text:p>
      <text:p text:style-name="P10">'Loop until esc key is pressed </text:p>
      <text:p text:style-name="P10"/>
      <text:p text:style-name="P10"/>
      <text:p text:style-name="P10">7 </text:p>
      <text:p text:style-name="P10">Do8 </text:p>
      <text:p text:style-name="P10">keycode = Asc(Inkey)</text:p>
      <text:p text:style-name="P10">9 </text:p>
      <text:p text:style-name="P10">Select Case As Const keycode10 </text:p>
      <text:p text:style-name="P10">Case 48 To 5711 </text:p>
      <text:p text:style-name="P10">Print "You pressed a number key."</text:p>
      <text:p text:style-name="P10">12 </text:p>
      <text:p text:style-name="P10">Case 65 To 9013 </text:p>
      <text:p text:style-name="P10">Print "You pressed an upper case letter key."</text:p>
      <text:p text:style-name="P10">14 </text:p>
      <text:p text:style-name="P10">Case 97 To 12215 </text:p>
      <text:p text:style-name="P10">Print "You pressed a lower case key."</text:p>
      <text:p text:style-name="P10">16 </text:p>
      <text:p text:style-name="P10">End Select17 </text:p>
      <text:p text:style-name="P10">Sleep 1 </text:p>
      <text:p text:style-name="P10"/>
      <text:p text:style-name="P10"/>
      <text:p text:style-name="P10">18 </text:p>
      <text:p text:style-name="P10">Loop Until keycode = 27 '27 is the ascii code for Escape </text:p>
      <text:p text:style-name="P10">19 </text:p>
      <text:p text:style-name="P10">20 </text:p>
      <text:p text:style-name="P10">End </text:p>
      <text:p text:style-name="P10"/>
      <text:p text:style-name="P10"/>
      <text:p text:style-name="P10">Listing 16.4: selectcase.bas </text:p>
      <text:p text:style-name="P10"/>
      <text:p text:style-name="P10"/>
      <text:p text:style-name="P20"/>
      <text:p text:style-name="P10"><text:tab/>Analysis: Line 4 declares an integer value that will be used to capture the asciicodes in the Do-Loop block. Line 7 opens the Do-Loop block. Line 8 uses the Inkey andAsc functions to return the ascii code of a key press. Lines 9 through 16 define the SelectCase As Const block. Line 9 uses the variable keycode as the expression for the selectcase. Line 10 checks to see if the keycode variable is between 48 and 57 inclusive, and ifTrue will execute the code in line 11. Line 12 checks to see if the ascii code falls in the </text:p>
      <text:p text:style-name="P10">upper case letter range and if True, will execute line 13. Line 14 checks the lower caseletter range and executes line 15 if True. Line 16 closes the Select Case block. </text:p>
      <text:p text:style-name="P10"/>
      <text:p text:style-name="P10">Sleep is used in line 17 to allow other process to run while this program is running.</text:p>
      <text:p text:style-name="P10">Line 18 checks to see if the keycode variable contains 27, the ascii code for the Escapekey, and exits the loop if True. The program is then closed in the usual way. </text:p>
      <text:p text:style-name="P10"/>
      <text:p text:style-name="P10">When you run the program you should see something similar to the following. </text:p>
      <text:p text:style-name="P10"/>
      <text:p text:style-name="P10">You pressed an upper case letter key. </text:p>
      <text:p text:style-name="P10"/>
      <text:p text:style-name="P10"/>
      <text:p text:style-name="P10">You pressed an upper case letter key. </text:p>
      <text:p text:style-name="P10"/>
      <text:p text:style-name="P10"/>
      <text:p text:style-name="P10">You pressed a lower case key. </text:p>
      <text:p text:style-name="P10"/>
      <text:p text:style-name="P10"/>
      <text:p text:style-name="P10">You pressed a lower case key. </text:p>
      <text:p text:style-name="P10"/>
      <text:p text:style-name="P10"/>
      <text:p text:style-name="P10">You pressed a number key. </text:p>
      <text:p text:style-name="P10"/>
      <text:p text:style-name="P10"/>
      <text:p text:style-name="P10">You pressed a number key. </text:p>
      <text:p text:style-name="P10"/>
      <text:p text:style-name="P10"/>
      <text:p text:style-name="P10">Listing 16.5: Output of selectcase.bas </text:p>
      <text:p text:style-name="P10"/>
      <text:p text:style-name="P10">You wil notice that when the program runs, only one Case statement is executed atany one time. If you have used C, then the Select Case is like the Switch statement, butwith implicit break statements within each Case block. Since only one Case block willexecute, you cannot have fall-through situations like you have in C. </text:p>
      <text:p text:style-name="P10"/>
      <text:p text:style-name="P10"/>
      <text:h text:style-name="P57" text:outline-level="1"/>
      <text:h text:style-name="P59" text:outline-level="1">Appendix A: GNU Free Documentation License</text:h>
      <text:p text:style-name="P10"/>
      <text:p text:style-name="P10"><text:s/>GNU Free Documentation License Version 1.2, November 2002</text:p>
      <text:p text:style-name="P10"/>
      <text:p text:style-name="P10"/>
      <text:p text:style-name="P10"><text:s/>Copyright (C) 2000,2001,2002 Free Software Foundation, Inc.</text:p>
      <text:p text:style-name="P10"/>
      <text:p text:style-name="P10"/>
      <text:p text:style-name="P10"><text:s/>51 Franklin St, Fifth Floor, Boston, MA 021101301 </text:p>
      <text:p text:style-name="P10">USA</text:p>
      <text:p text:style-name="P10"/>
      <text:p text:style-name="P10"/>
      <text:p text:style-name="P10"><text:s/>Everyone is permitted to copy and distribute verbatim copies</text:p>
      <text:p text:style-name="P10"/>
      <text:p text:style-name="P10"/>
      <text:p text:style-name="P10"><text:s/>of this license document, but changing it is not allowed. </text:p>
      <text:p text:style-name="P10"/>
      <text:p text:style-name="P10"/>
      <text:p text:style-name="P10">0. PREAMBLE </text:p>
      <text:p text:style-name="P10">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10"/>
      <text:p text:style-name="P10"/>
      <text:p text:style-name="P10">This License is a kind of "copyleft", which means that derivative works of the document must themselves be free in the same sense. It complements the GNU General Public License, which is a copyleft license designed for free software. </text:p>
      <text:p text:style-name="P10"/>
      <text:p text:style-name="P10"/>
      <text:p text:style-name="P10">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10"/>
      <text:p text:style-name="P10"/>
      <text:p text:style-name="P10">1. APPLICABILITY AND DEFINITIONS </text:p>
      <text:p text:style-name="P10">This License applies to any manual or other work, in any medium, that contains a notice placed by the copyright holder saying it can be distributed under the terms of this License. Such a notice grants a worldwide, </text:p>
      <text:p text:style-name="P10">royaltyfree </text:p>
      <text:p text:style-name="P10">license, unlimited in duration, to use that </text:p>
      <text:p text:style-name="P10">work under the conditions stated herein. The "Document", below, refers to any such manual or work. Any member of the public is a licensee, and is addressed as "you". You <text:soft-page-break/>accept the license if you copy, modify or distribute the work in a way requiring permission <text:s/>under copyright law. </text:p>
      <text:p text:style-name="P10"/>
      <text:p text:style-name="P10"/>
      <text:p text:style-name="P10">A "Modified Version" of the Document means any work containing the Document or a portion of it, either copied verbatim, or with modifications and/or translated into another language. </text:p>
      <text:p text:style-name="P10"/>
      <text:p text:style-name="P10"/>
      <text:p text:style-name="P10">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10"/>
      <text:p text:style-name="P10"/>
      <text:p text:style-name="P10">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10"/>
      <text:p text:style-name="P10"/>
      <text:p text:style-name="P10">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10"/>
      <text:p text:style-name="P10"/>
      <text:p text:style-name="P10">A "Transparent" copy of the Document means a machine 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10"/>
      <text:p text:style-name="P10"/>
      <text:p text:style-name="P10">Examples of suitable formats for Transparent copies include plain ASCII without markup, Texinfo input format, LaTeX input format, SGML or XML using a publicly available DTD, and standard 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text:soft-page-break/>available, and the machine generated HTML, PostScript or PDF produced by some word processors for output purposes only. </text:p>
      <text:p text:style-name="P10"/>
      <text:p text:style-name="P10"/>
      <text:p text:style-name="P10">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10"/>
      <text:p text:style-name="P10"/>
      <text:p text:style-name="P10">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10"/>
      <text:p text:style-name="P10"/>
      <text:p text:style-name="P10">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10"/>
      <text:p text:style-name="P10"/>
      <text:p text:style-name="P10">2. VERBATIM COPYING </text:p>
      <text:p text:style-name="P10">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s/>You may also lend copies, under the same conditions stated above, and </text:p>
      <text:p text:style-name="P10">you may publicly display copies. </text:p>
      <text:p text:style-name="P10"/>
      <text:p text:style-name="P10"/>
      <text:p text:style-name="P10">3. COPYING IN QUANTITY </text:p>
      <text:p text:style-name="P10">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10"/>
      <text:p text:style-name="P10"/>
      <text:p text:style-name="P10"><text:soft-page-break/>If the required texts for either cover are too voluminous to fit legibly, you should put the first ones listed (as many as fit reasonably) on the actual cover, and continue the rest onto adjacent pages. </text:p>
      <text:p text:style-name="P10"/>
      <text:p text:style-name="P10"/>
      <text:p text:style-name="P10">If you publish or distribute Opaque copies of the Document numbering more than 100, you must either include a machine 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10"/>
      <text:p text:style-name="P10"/>
      <text:p text:style-name="P10">It is requested, but not required, that you contact the authors of the Document well before redistributing any large number of copies, to give them a chance to provide you with an updated version of the Document. </text:p>
      <text:p text:style-name="P10"/>
      <text:p text:style-name="P10">4. MODIFICATIONS </text:p>
      <text:p text:style-name="P10">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text:p>
      <text:p text:style-name="P10"/>
      <text:p text:style-name="P10"/>
      <text:p text:style-name="P10">of it. In addition, you must do these things in the Modified Version: </text:p>
      <text:p text:style-name="P10"/>
      <text:p text:style-name="P10"/>
      <text:p text:style-name="P10">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10"/>
      <text:p text:style-name="P10">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10"/>
      <text:p text:style-name="P10">C. State on the Title page the name of the publisher of the </text:p>
      <text:p text:style-name="P10">Modified Version, as the publisher. </text:p>
      <text:p text:style-name="P10"/>
      <text:p text:style-name="P10">D. Preserve all the copyright notices of the Document. </text:p>
      <text:p text:style-name="P10"/>
      <text:p text:style-name="P10">E. Add an appropriate copyright notice for your modifications adjacent to the other copyright notices. </text:p>
      <text:p text:style-name="P10"/>
      <text:p text:style-name="P10"><text:soft-page-break/>F. Include, immediately after the copyright notices, a license notice giving the public permission to use the Modified Version under the terms of this License, in the form shown in the Addendum below. </text:p>
      <text:p text:style-name="P10"/>
      <text:p text:style-name="P10">G. Preserve in that license notice the full lists of Invariant Sections and required Cover Texts given in the Document's license notice. </text:p>
      <text:p text:style-name="P10"/>
      <text:p text:style-name="P10">H. Include an unaltered copy of this License. </text:p>
      <text:p text:style-name="P10"/>
      <text:p text:style-name="P10">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10"/>
      <text:p text:style-name="P10">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10"/>
      <text:p text:style-name="P10">K. For any section Entitled "Acknowledgements" or "Dedications", Preserve the Title of the section, and preserve in the section all the substance and tone of each of the contributor acknowledgements and/or dedications given therein. </text:p>
      <text:p text:style-name="P10"/>
      <text:p text:style-name="P10">L. Preserve all the Invariant Sections of the Document, unaltered in their text and in their titles. Section numbers or the equivalent are not considered part of the section titles. </text:p>
      <text:p text:style-name="P10">M. Delete any section Entitled "Endorsements". Such a section may not be included in the Modified Version. </text:p>
      <text:p text:style-name="P10"/>
      <text:p text:style-name="P10">N. Do not retitle an existing section to be Entitled "Endorsements" or to conflict in title with any Invariant Section. </text:p>
      <text:p text:style-name="P10"/>
      <text:p text:style-name="P10">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10"/>
      <text:p text:style-name="P10"/>
      <text:p text:style-name="P10">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10"/>
      <text:p text:style-name="P10"/>
      <text:p text:style-name="P10"><text:soft-page-break/>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10"/>
      <text:p text:style-name="P10"/>
      <text:p text:style-name="P10">The author(s) and publisher(s) of the Document do not by this License give permission to use their names for publicity for or to assert or imply endorsement of any Modified Version. </text:p>
      <text:p text:style-name="P10"/>
      <text:p text:style-name="P10"/>
      <text:p text:style-name="P10">5. COMBINING DOCUMENTS </text:p>
      <text:p text:style-name="P10">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10"/>
      <text:p text:style-name="P10"/>
      <text:p text:style-name="P10">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10"/>
      <text:p text:style-name="P10"/>
      <text:p text:style-name="P10">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10"/>
      <text:p text:style-name="P10"/>
      <text:p text:style-name="P10">6. COLLECTIONS OF DOCUMENTS </text:p>
      <text:p text:style-name="P10">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10"/>
      <text:p text:style-name="P10"/>
      <text:p text:style-name="P10">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10"/>
      <text:p text:style-name="P10"><text:soft-page-break/></text:p>
      <text:p text:style-name="P10">7. AGGREGATION WITH INDEPENDENT WORKS </text:p>
      <text:p text:style-name="P10">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text:p>
      <text:p text:style-name="P10"/>
      <text:p text:style-name="P10">When the Document is included in an aggregate, this License does not apply to the other works in the aggregate which are not themselves derivative works of the Document. </text:p>
      <text:p text:style-name="P10"/>
      <text:p text:style-name="P10"/>
      <text:p text:style-name="P10">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10"/>
      <text:p text:style-name="P10"/>
      <text:p text:style-name="P10">8. TRANSLATION </text:p>
      <text:p text:style-name="P10">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10"/>
      <text:p text:style-name="P10">If a section in the Document is Entitled "Acknowledgements", "Dedications", or "History", the requirement (section 4) to Preserve its Title (section 1) will typically require changing the actual title. </text:p>
      <text:p text:style-name="P10"/>
      <text:p text:style-name="P10"/>
      <text:p text:style-name="P10">9. TERMINATION </text:p>
      <text:p text:style-name="P10">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10"/>
      <text:p text:style-name="P10"/>
      <text:p text:style-name="P10">10. FUTURE REVISIONS OF THIS LICENSE </text:p>
      <text:p text:style-name="P10">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10"/>
      <text:p text:style-name="P10"><text:soft-page-break/></text:p>
      <text:p text:style-name="P10">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10"/>
      <text:p text:style-name="P10">ADDENDUM: How to use this License for your documents </text:p>
      <text:p text:style-name="P10"/>
      <text:p text:style-name="P10"/>
      <text:p text:style-name="P10">To use this License in a document you have written, include a copy of the License in the document and put the following copyright and license notices just after the title page:</text:p>
      <text:p text:style-name="P10"/>
      <text:p text:style-name="P10"/>
      <text:p text:style-name="P10"><text:s/>Copyright (c) YEAR YOUR NAME. </text:p>
      <text:p text:style-name="P1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10"/>
      <text:p text:style-name="P10"/>
      <text:p text:style-name="P10">If you have Invariant Sections, FrontCover Texts and BackCover Texts, replace the "with...Texts." line with this:</text:p>
      <text:p text:style-name="P10"/>
      <text:p text:style-name="P10"/>
      <text:p text:style-name="P10"><text:s/>with the Invariant Sections being LIST THEIR TITLES, with the FrontCover Texts being LIST, and with the BackCover Texts being LIST. </text:p>
      <text:p text:style-name="P10"/>
      <text:p text:style-name="P10"/>
      <text:p text:style-name="P10">If you have Invariant Sections without Cover Texts, or some other combination of the three, merge those two alternatives to suit the situation. </text:p>
      <text:p text:style-name="P10"/>
      <text:p text:style-name="P10"/>
      <text:p text:style-name="P10">If your document contains nontrivial examples of program code, we recommend releasing these examples in parallel under your choice of free software license, such as the GNU General Public License, to permit their use in free software. </text:p>
      <text:p text:style-name="P9"/>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 fo:font-family="'DejaVu Sans'" style:font-family-generic="swiss" style:font-pitch="variable"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family-generic="swiss" style:font-pitch="variable"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output" style:family="paragraph" style:parent-style-name="supplemental" style:class="text">
      <style:paragraph-properties fo:padding="0in" fo:border="none" style:shadow="none"/>
      <style:text-properties style:font-name="Courier New1" fo:font-family="'Courier New'" style:font-style-name="Regular" style:font-family-generic="modern" style:font-pitch="fixe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1" fo:font-family="'Courier New'" style:font-style-name="Regular" style:font-family-generic="modern" style:font-pitch="fixed"/>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style-name="Oblique" style:font-family-generic="swiss" style:font-pitch="variable" fo:font-size="11pt"/>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6T16:34:01.581424069</dc:date>
    <meta:generator>LibreOffice/6.0.7.3$Linux_X86_64 LibreOffice_project/00m0$Build-3</meta:generator>
    <meta:editing-duration>PT21H40M33S</meta:editing-duration>
    <meta:editing-cycles>14</meta:editing-cycles>
    <meta:document-statistic meta:table-count="2" meta:image-count="0" meta:object-count="0" meta:page-count="286" meta:paragraph-count="7486" meta:word-count="68824" meta:character-count="400785" meta:non-whitespace-character-count="332421"/>
  </office:meta>
</office:document-meta>
</file>